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32pt" svg:height="243.35pt" svg:x="544.11pt" svg:y="59.3pt">
            <draw:object draw:notify-on-update-of-ranges="data.C1:data.C1000 data.B1:data.B100 data.C1:data.C1000 data.D1:data.D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2.037949" calcext:value-type="float">
            <text:p>2.037949</text:p>
          </table:table-cell>
          <table:table-cell office:value-type="float" office:value="0.4906894" calcext:value-type="float">
            <text:p>0.4906894</text:p>
          </table:table-cell>
          <table:table-cell table:formula="of:=[.B1]-1.25" office:value-type="float" office:value="-0.7593106" calcext:value-type="float">
            <text:p>-0.75931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803006" calcext:value-type="float">
            <text:p>0.7803006</text:p>
          </table:table-cell>
          <table:table-cell office:value-type="float" office:value="1.2815573" calcext:value-type="float">
            <text:p>1.2815573</text:p>
          </table:table-cell>
          <table:table-cell table:formula="of:=[.C1]+[.A2]" office:value-type="float" office:value="0.02099" calcext:value-type="float">
            <text:p>0.02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94255" calcext:value-type="float">
            <text:p>0.294255</text:p>
          </table:table-cell>
          <table:table-cell office:value-type="float" office:value="3.3984132" calcext:value-type="float">
            <text:p>3.3984132</text:p>
          </table:table-cell>
          <table:table-cell table:formula="of:=[.C2]+[.A3]" office:value-type="float" office:value="0.315245" calcext:value-type="float">
            <text:p>0.3152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9131762" calcext:value-type="float">
            <text:p>0.19131762</text:p>
          </table:table-cell>
          <table:table-cell office:value-type="float" office:value="5.22691" calcext:value-type="float">
            <text:p>5.22691</text:p>
          </table:table-cell>
          <table:table-cell table:formula="of:=[.C3]+[.A4]" office:value-type="float" office:value="0.50656262" calcext:value-type="float">
            <text:p>0.50656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4581521" calcext:value-type="float">
            <text:p>0.14581521</text:p>
          </table:table-cell>
          <table:table-cell office:value-type="float" office:value="6.857995" calcext:value-type="float">
            <text:p>6.857995</text:p>
          </table:table-cell>
          <table:table-cell table:formula="of:=[.C4]+[.A5]" office:value-type="float" office:value="0.65237783" calcext:value-type="float">
            <text:p>0.652377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2896165" calcext:value-type="float">
            <text:p>0.122896165</text:p>
          </table:table-cell>
          <table:table-cell office:value-type="float" office:value="8.1369505" calcext:value-type="float">
            <text:p>8.1369505</text:p>
          </table:table-cell>
          <table:table-cell table:formula="of:=[.C5]+[.A6]" office:value-type="float" office:value="0.775273995" calcext:value-type="float">
            <text:p>0.7752739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6273746" calcext:value-type="float">
            <text:p>0.116273746</text:p>
          </table:table-cell>
          <table:table-cell office:value-type="float" office:value="8.600394" calcext:value-type="float">
            <text:p>8.600394</text:p>
          </table:table-cell>
          <table:table-cell table:formula="of:=[.C6]+[.A7]" office:value-type="float" office:value="0.891547741" calcext:value-type="float">
            <text:p>0.8915477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790646" calcext:value-type="float">
            <text:p>0.11790646</text:p>
          </table:table-cell>
          <table:table-cell office:value-type="float" office:value="8.481299" calcext:value-type="float">
            <text:p>8.481299</text:p>
          </table:table-cell>
          <table:table-cell table:formula="of:=[.C7]+[.A8]" office:value-type="float" office:value="1.009454201" calcext:value-type="float">
            <text:p>1.009454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9707026" calcext:value-type="float">
            <text:p>0.119707026</text:p>
          </table:table-cell>
          <table:table-cell office:value-type="float" office:value="8.353728" calcext:value-type="float">
            <text:p>8.353728</text:p>
          </table:table-cell>
          <table:table-cell table:formula="of:=[.C8]+[.A9]" office:value-type="float" office:value="1.129161227" calcext:value-type="float">
            <text:p>1.129161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144656" calcext:value-type="float">
            <text:p>0.12144656</text:p>
          </table:table-cell>
          <table:table-cell office:value-type="float" office:value="8.234075" calcext:value-type="float">
            <text:p>8.234075</text:p>
          </table:table-cell>
          <table:table-cell table:formula="of:=[.C9]+[.A10]" office:value-type="float" office:value="1.250607787" calcext:value-type="float">
            <text:p>1.2506077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3262376" calcext:value-type="float">
            <text:p>0.123262376</text:p>
          </table:table-cell>
          <table:table-cell office:value-type="float" office:value="8.112776" calcext:value-type="float">
            <text:p>8.112776</text:p>
          </table:table-cell>
          <table:table-cell table:formula="of:=[.C10]+[.A11]" office:value-type="float" office:value="1.373870163" calcext:value-type="float">
            <text:p>1.3738701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492561" calcext:value-type="float">
            <text:p>0.12492561</text:p>
          </table:table-cell>
          <table:table-cell office:value-type="float" office:value="8.004764" calcext:value-type="float">
            <text:p>8.004764</text:p>
          </table:table-cell>
          <table:table-cell table:formula="of:=[.C11]+[.A12]" office:value-type="float" office:value="1.498795773" calcext:value-type="float">
            <text:p>1.4987957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591745" calcext:value-type="float">
            <text:p>0.12591745</text:p>
          </table:table-cell>
          <table:table-cell office:value-type="float" office:value="7.941711" calcext:value-type="float">
            <text:p>7.941711</text:p>
          </table:table-cell>
          <table:table-cell table:formula="of:=[.C12]+[.A13]" office:value-type="float" office:value="1.624713223" calcext:value-type="float">
            <text:p>1.624713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465095" calcext:value-type="float">
            <text:p>0.12465095</text:p>
          </table:table-cell>
          <table:table-cell office:value-type="float" office:value="8.022402" calcext:value-type="float">
            <text:p>8.022402</text:p>
          </table:table-cell>
          <table:table-cell table:formula="of:=[.C13]+[.A14]" office:value-type="float" office:value="1.749364173" calcext:value-type="float">
            <text:p>1.749364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002747" calcext:value-type="float">
            <text:p>0.12002747</text:p>
          </table:table-cell>
          <table:table-cell office:value-type="float" office:value="8.331427" calcext:value-type="float">
            <text:p>8.331427</text:p>
          </table:table-cell>
          <table:table-cell table:formula="of:=[.C14]+[.A15]" office:value-type="float" office:value="1.869391643" calcext:value-type="float">
            <text:p>1.8693916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7645" calcext:value-type="float">
            <text:p>0.11407645</text:p>
          </table:table-cell>
          <table:table-cell office:value-type="float" office:value="8.76605" calcext:value-type="float">
            <text:p>8.76605</text:p>
          </table:table-cell>
          <table:table-cell table:formula="of:=[.C15]+[.A16]" office:value-type="float" office:value="1.983468093" calcext:value-type="float">
            <text:p>1.9834680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36635" calcext:value-type="float">
            <text:p>0.111436635</text:p>
          </table:table-cell>
          <table:table-cell office:value-type="float" office:value="8.973709" calcext:value-type="float">
            <text:p>8.973709</text:p>
          </table:table-cell>
          <table:table-cell table:formula="of:=[.C16]+[.A17]" office:value-type="float" office:value="2.094904728" calcext:value-type="float">
            <text:p>2.0949047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8241" calcext:value-type="float">
            <text:p>0.11148241</text:p>
          </table:table-cell>
          <table:table-cell office:value-type="float" office:value="8.970025" calcext:value-type="float">
            <text:p>8.970025</text:p>
          </table:table-cell>
          <table:table-cell table:formula="of:=[.C17]+[.A18]" office:value-type="float" office:value="2.206387138" calcext:value-type="float">
            <text:p>2.206387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245366" calcext:value-type="float">
            <text:p>0.112245366</text:p>
          </table:table-cell>
          <table:table-cell office:value-type="float" office:value="8.909054" calcext:value-type="float">
            <text:p>8.909054</text:p>
          </table:table-cell>
          <table:table-cell table:formula="of:=[.C18]+[.A19]" office:value-type="float" office:value="2.318632504" calcext:value-type="float">
            <text:p>2.3186325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74891" calcext:value-type="float">
            <text:p>0.11274891</text:p>
          </table:table-cell>
          <table:table-cell office:value-type="float" office:value="8.869266" calcext:value-type="float">
            <text:p>8.869266</text:p>
          </table:table-cell>
          <table:table-cell table:formula="of:=[.C19]+[.A20]" office:value-type="float" office:value="2.431381414" calcext:value-type="float">
            <text:p>2.4313814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260625" calcext:value-type="float">
            <text:p>0.112260625</text:p>
          </table:table-cell>
          <table:table-cell office:value-type="float" office:value="8.907844" calcext:value-type="float">
            <text:p>8.907844</text:p>
          </table:table-cell>
          <table:table-cell table:formula="of:=[.C20]+[.A21]" office:value-type="float" office:value="2.543642039" calcext:value-type="float">
            <text:p>2.543642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54345" calcext:value-type="float">
            <text:p>0.11154345</text:p>
          </table:table-cell>
          <table:table-cell office:value-type="float" office:value="8.9651165" calcext:value-type="float">
            <text:p>8.9651165</text:p>
          </table:table-cell>
          <table:table-cell table:formula="of:=[.C21]+[.A22]" office:value-type="float" office:value="2.655185489" calcext:value-type="float">
            <text:p>2.6551854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4182" calcext:value-type="float">
            <text:p>0.11174182</text:p>
          </table:table-cell>
          <table:table-cell office:value-type="float" office:value="8.949201" calcext:value-type="float">
            <text:p>8.949201</text:p>
          </table:table-cell>
          <table:table-cell table:formula="of:=[.C22]+[.A23]" office:value-type="float" office:value="2.766927309" calcext:value-type="float">
            <text:p>2.7669273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23]+[.A24]" office:value-type="float" office:value="2.878806459" calcext:value-type="float">
            <text:p>2.878806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9767" calcext:value-type="float">
            <text:p>0.11149767</text:p>
          </table:table-cell>
          <table:table-cell office:value-type="float" office:value="8.968798" calcext:value-type="float">
            <text:p>8.968798</text:p>
          </table:table-cell>
          <table:table-cell table:formula="of:=[.C24]+[.A25]" office:value-type="float" office:value="2.990304129" calcext:value-type="float">
            <text:p>2.990304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0399" calcext:value-type="float">
            <text:p>0.1110399</text:p>
          </table:table-cell>
          <table:table-cell office:value-type="float" office:value="9.005772" calcext:value-type="float">
            <text:p>9.005772</text:p>
          </table:table-cell>
          <table:table-cell table:formula="of:=[.C25]+[.A26]" office:value-type="float" office:value="3.101344029" calcext:value-type="float">
            <text:p>3.1013440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26]+[.A27]" office:value-type="float" office:value="3.212155049" calcext:value-type="float">
            <text:p>3.212155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27]+[.A28]" office:value-type="float" office:value="3.323027099" calcext:value-type="float">
            <text:p>3.323027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805" calcext:value-type="float">
            <text:p>0.1107805</text:p>
          </table:table-cell>
          <table:table-cell office:value-type="float" office:value="9.026859" calcext:value-type="float">
            <text:p>9.026859</text:p>
          </table:table-cell>
          <table:table-cell table:formula="of:=[.C28]+[.A29]" office:value-type="float" office:value="3.433807599" calcext:value-type="float">
            <text:p>3.4338075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6687" calcext:value-type="float">
            <text:p>0.11056687</text:p>
          </table:table-cell>
          <table:table-cell office:value-type="float" office:value="9.0443" calcext:value-type="float">
            <text:p>9.0443</text:p>
          </table:table-cell>
          <table:table-cell table:formula="of:=[.C29]+[.A30]" office:value-type="float" office:value="3.544374469" calcext:value-type="float">
            <text:p>3.5443744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67369" calcext:value-type="float">
            <text:p>0.11067369</text:p>
          </table:table-cell>
          <table:table-cell office:value-type="float" office:value="9.035571" calcext:value-type="float">
            <text:p>9.035571</text:p>
          </table:table-cell>
          <table:table-cell table:formula="of:=[.C30]+[.A31]" office:value-type="float" office:value="3.655048159" calcext:value-type="float">
            <text:p>3.655048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31]+[.A32]" office:value-type="float" office:value="3.765859179" calcext:value-type="float">
            <text:p>3.7658591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32]+[.A33]" office:value-type="float" office:value="3.876670199" calcext:value-type="float">
            <text:p>3.8766701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368505" calcext:value-type="float">
            <text:p>0.110368505</text:p>
          </table:table-cell>
          <table:table-cell office:value-type="float" office:value="9.060555" calcext:value-type="float">
            <text:p>9.060555</text:p>
          </table:table-cell>
          <table:table-cell table:formula="of:=[.C33]+[.A34]" office:value-type="float" office:value="3.987038704" calcext:value-type="float">
            <text:p>3.9870387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4806" calcext:value-type="float">
            <text:p>0.11004806</text:p>
          </table:table-cell>
          <table:table-cell office:value-type="float" office:value="9.086939" calcext:value-type="float">
            <text:p>9.086939</text:p>
          </table:table-cell>
          <table:table-cell table:formula="of:=[.C34]+[.A35]" office:value-type="float" office:value="4.097086764" calcext:value-type="float">
            <text:p>4.0970867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35]+[.A36]" office:value-type="float" office:value="4.207226384" calcext:value-type="float">
            <text:p>4.2072263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8866" calcext:value-type="float">
            <text:p>0.10978866</text:p>
          </table:table-cell>
          <table:table-cell office:value-type="float" office:value="9.108408" calcext:value-type="float">
            <text:p>9.108408</text:p>
          </table:table-cell>
          <table:table-cell table:formula="of:=[.C36]+[.A37]" office:value-type="float" office:value="4.317015044" calcext:value-type="float">
            <text:p>4.3170150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37]+[.A38]" office:value-type="float" office:value="4.426498524" calcext:value-type="float">
            <text:p>4.4264985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38]+[.A39]" office:value-type="float" office:value="4.536058298" calcext:value-type="float">
            <text:p>4.536058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39]+[.A40]" office:value-type="float" office:value="4.645801188" calcext:value-type="float">
            <text:p>4.645801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81918" calcext:value-type="float">
            <text:p>0.10981918</text:p>
          </table:table-cell>
          <table:table-cell office:value-type="float" office:value="9.105877" calcext:value-type="float">
            <text:p>9.105877</text:p>
          </table:table-cell>
          <table:table-cell table:formula="of:=[.C40]+[.A41]" office:value-type="float" office:value="4.755620368" calcext:value-type="float">
            <text:p>4.7556203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41]+[.A42]" office:value-type="float" office:value="4.865653172" calcext:value-type="float">
            <text:p>4.865653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30747" calcext:value-type="float">
            <text:p>0.11030747</text:p>
          </table:table-cell>
          <table:table-cell office:value-type="float" office:value="9.065569" calcext:value-type="float">
            <text:p>9.065569</text:p>
          </table:table-cell>
          <table:table-cell table:formula="of:=[.C42]+[.A43]" office:value-type="float" office:value="4.975960642" calcext:value-type="float">
            <text:p>4.9759606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2109" calcext:value-type="float">
            <text:p>0.11052109</text:p>
          </table:table-cell>
          <table:table-cell office:value-type="float" office:value="9.048046" calcext:value-type="float">
            <text:p>9.048046</text:p>
          </table:table-cell>
          <table:table-cell table:formula="of:=[.C43]+[.A44]" office:value-type="float" office:value="5.086481732" calcext:value-type="float">
            <text:p>5.0864817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02464" calcext:value-type="float">
            <text:p>0.11102464</text:p>
          </table:table-cell>
          <table:table-cell office:value-type="float" office:value="9.0070095" calcext:value-type="float">
            <text:p>9.0070095</text:p>
          </table:table-cell>
          <table:table-cell table:formula="of:=[.C44]+[.A45]" office:value-type="float" office:value="5.197506372" calcext:value-type="float">
            <text:p>5.1975063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2656" calcext:value-type="float">
            <text:p>0.11172656</text:p>
          </table:table-cell>
          <table:table-cell office:value-type="float" office:value="8.950423" calcext:value-type="float">
            <text:p>8.950423</text:p>
          </table:table-cell>
          <table:table-cell table:formula="of:=[.C45]+[.A46]" office:value-type="float" office:value="5.309232932" calcext:value-type="float">
            <text:p>5.309232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46]+[.A47]" office:value-type="float" office:value="5.421615627" calcext:value-type="float">
            <text:p>5.4216156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611584" calcext:value-type="float">
            <text:p>0.112611584</text:p>
          </table:table-cell>
          <table:table-cell office:value-type="float" office:value="8.880081" calcext:value-type="float">
            <text:p>8.880081</text:p>
          </table:table-cell>
          <table:table-cell table:formula="of:=[.C47]+[.A48]" office:value-type="float" office:value="5.534227211" calcext:value-type="float">
            <text:p>5.534227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48]+[.A49]" office:value-type="float" office:value="5.646609906" calcext:value-type="float">
            <text:p>5.6466099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49]+[.A50]" office:value-type="float" office:value="5.759160456" calcext:value-type="float">
            <text:p>5.7591604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11513" calcext:value-type="float">
            <text:p>0.11311513</text:p>
          </table:table-cell>
          <table:table-cell office:value-type="float" office:value="8.84055" calcext:value-type="float">
            <text:p>8.84055</text:p>
          </table:table-cell>
          <table:table-cell table:formula="of:=[.C50]+[.A51]" office:value-type="float" office:value="5.872275586" calcext:value-type="float">
            <text:p>5.872275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2031" calcext:value-type="float">
            <text:p>0.11342031</text:p>
          </table:table-cell>
          <table:table-cell office:value-type="float" office:value="8.816763" calcext:value-type="float">
            <text:p>8.816763</text:p>
          </table:table-cell>
          <table:table-cell table:formula="of:=[.C51]+[.A52]" office:value-type="float" office:value="5.985695896" calcext:value-type="float">
            <text:p>5.9856958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52]+[.A53]" office:value-type="float" office:value="6.098948356" calcext:value-type="float">
            <text:p>6.0989483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16091" calcext:value-type="float">
            <text:p>0.11316091</text:p>
          </table:table-cell>
          <table:table-cell office:value-type="float" office:value="8.836974" calcext:value-type="float">
            <text:p>8.836974</text:p>
          </table:table-cell>
          <table:table-cell table:formula="of:=[.C53]+[.A54]" office:value-type="float" office:value="6.212109266" calcext:value-type="float">
            <text:p>6.2121092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50825" calcext:value-type="float">
            <text:p>0.113450825</text:p>
          </table:table-cell>
          <table:table-cell office:value-type="float" office:value="8.814391" calcext:value-type="float">
            <text:p>8.814391</text:p>
          </table:table-cell>
          <table:table-cell table:formula="of:=[.C54]+[.A55]" office:value-type="float" office:value="6.325560091" calcext:value-type="float">
            <text:p>6.3255600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55]+[.A56]" office:value-type="float" office:value="6.438965141" calcext:value-type="float">
            <text:p>6.438965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56]+[.A57]" office:value-type="float" office:value="6.551271541" calcext:value-type="float">
            <text:p>6.5512715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36034" calcext:value-type="float">
            <text:p>0.11136034</text:p>
          </table:table-cell>
          <table:table-cell office:value-type="float" office:value="8.979857" calcext:value-type="float">
            <text:p>8.979857</text:p>
          </table:table-cell>
          <table:table-cell table:formula="of:=[.C57]+[.A58]" office:value-type="float" office:value="6.662631881" calcext:value-type="float">
            <text:p>6.6626318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54345" calcext:value-type="float">
            <text:p>0.11154345</text:p>
          </table:table-cell>
          <table:table-cell office:value-type="float" office:value="8.9651165" calcext:value-type="float">
            <text:p>8.9651165</text:p>
          </table:table-cell>
          <table:table-cell table:formula="of:=[.C58]+[.A59]" office:value-type="float" office:value="6.774175331" calcext:value-type="float">
            <text:p>6.774175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09278" calcext:value-type="float">
            <text:p>0.11209278</text:p>
          </table:table-cell>
          <table:table-cell office:value-type="float" office:value="8.921182" calcext:value-type="float">
            <text:p>8.921182</text:p>
          </table:table-cell>
          <table:table-cell table:formula="of:=[.C59]+[.A60]" office:value-type="float" office:value="6.886268111" calcext:value-type="float">
            <text:p>6.886268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329824" calcext:value-type="float">
            <text:p>0.111329824</text:p>
          </table:table-cell>
          <table:table-cell office:value-type="float" office:value="8.982319" calcext:value-type="float">
            <text:p>8.982319</text:p>
          </table:table-cell>
          <table:table-cell table:formula="of:=[.C60]+[.A61]" office:value-type="float" office:value="6.997597935" calcext:value-type="float">
            <text:p>6.9975979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61]+[.A62]" office:value-type="float" office:value="7.107157709" calcext:value-type="float">
            <text:p>7.1071577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34615" calcext:value-type="float">
            <text:p>0.10934615</text:p>
          </table:table-cell>
          <table:table-cell office:value-type="float" office:value="9.145269" calcext:value-type="float">
            <text:p>9.145269</text:p>
          </table:table-cell>
          <table:table-cell table:formula="of:=[.C62]+[.A63]" office:value-type="float" office:value="7.216503859" calcext:value-type="float">
            <text:p>7.2165038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8497" calcext:value-type="float">
            <text:p>0.1098497</text:p>
          </table:table-cell>
          <table:table-cell office:value-type="float" office:value="9.103348" calcext:value-type="float">
            <text:p>9.103348</text:p>
          </table:table-cell>
          <table:table-cell table:formula="of:=[.C63]+[.A64]" office:value-type="float" office:value="7.326353559" calcext:value-type="float">
            <text:p>7.3263535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64]+[.A65]" office:value-type="float" office:value="7.436538959" calcext:value-type="float">
            <text:p>7.4365389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32273" calcext:value-type="float">
            <text:p>0.11032273</text:p>
          </table:table-cell>
          <table:table-cell office:value-type="float" office:value="9.064315" calcext:value-type="float">
            <text:p>9.064315</text:p>
          </table:table-cell>
          <table:table-cell table:formula="of:=[.C65]+[.A66]" office:value-type="float" office:value="7.546861689" calcext:value-type="float">
            <text:p>7.5468616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66]+[.A67]" office:value-type="float" office:value="7.657413299" calcext:value-type="float">
            <text:p>7.6574132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05516" calcext:value-type="float">
            <text:p>0.11105516</text:p>
          </table:table-cell>
          <table:table-cell office:value-type="float" office:value="9.004535" calcext:value-type="float">
            <text:p>9.004535</text:p>
          </table:table-cell>
          <table:table-cell table:formula="of:=[.C67]+[.A68]" office:value-type="float" office:value="7.768468459" calcext:value-type="float">
            <text:p>7.768468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5708" calcext:value-type="float">
            <text:p>0.11175708</text:p>
          </table:table-cell>
          <table:table-cell office:value-type="float" office:value="8.947979" calcext:value-type="float">
            <text:p>8.947979</text:p>
          </table:table-cell>
          <table:table-cell table:formula="of:=[.C68]+[.A69]" office:value-type="float" office:value="7.880225539" calcext:value-type="float">
            <text:p>7.8802255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69]+[.A70]" office:value-type="float" office:value="7.992608234" calcext:value-type="float">
            <text:p>7.9926082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93202" calcext:value-type="float">
            <text:p>0.11293202</text:p>
          </table:table-cell>
          <table:table-cell office:value-type="float" office:value="8.854885" calcext:value-type="float">
            <text:p>8.854885</text:p>
          </table:table-cell>
          <table:table-cell table:formula="of:=[.C70]+[.A71]" office:value-type="float" office:value="8.105540254" calcext:value-type="float">
            <text:p>8.1055402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71]+[.A72]" office:value-type="float" office:value="8.219143674" calcext:value-type="float">
            <text:p>8.2191436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72]+[.A73]" office:value-type="float" office:value="8.333311674" calcext:value-type="float">
            <text:p>8.3333116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47318" calcext:value-type="float">
            <text:p>0.11447318</text:p>
          </table:table-cell>
          <table:table-cell office:value-type="float" office:value="8.73567" calcext:value-type="float">
            <text:p>8.73567</text:p>
          </table:table-cell>
          <table:table-cell table:formula="of:=[.C73]+[.A74]" office:value-type="float" office:value="8.447784854" calcext:value-type="float">
            <text:p>8.4477848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68681" calcext:value-type="float">
            <text:p>0.11468681</text:p>
          </table:table-cell>
          <table:table-cell office:value-type="float" office:value="8.7193985" calcext:value-type="float">
            <text:p>8.7193985</text:p>
          </table:table-cell>
          <table:table-cell table:formula="of:=[.C74]+[.A75]" office:value-type="float" office:value="8.562471664" calcext:value-type="float">
            <text:p>8.5624716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5984" calcext:value-type="float">
            <text:p>0.11515984</text:p>
          </table:table-cell>
          <table:table-cell office:value-type="float" office:value="8.683583" calcext:value-type="float">
            <text:p>8.683583</text:p>
          </table:table-cell>
          <table:table-cell table:formula="of:=[.C75]+[.A76]" office:value-type="float" office:value="8.677631504" calcext:value-type="float">
            <text:p>8.6776315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49554" calcext:value-type="float">
            <text:p>0.11549554</text:p>
          </table:table-cell>
          <table:table-cell office:value-type="float" office:value="8.658342" calcext:value-type="float">
            <text:p>8.658342</text:p>
          </table:table-cell>
          <table:table-cell table:formula="of:=[.C76]+[.A77]" office:value-type="float" office:value="8.793127044" calcext:value-type="float">
            <text:p>8.7931270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3287" calcext:value-type="float">
            <text:p>0.11563287</text:p>
          </table:table-cell>
          <table:table-cell office:value-type="float" office:value="8.64806" calcext:value-type="float">
            <text:p>8.64806</text:p>
          </table:table-cell>
          <table:table-cell table:formula="of:=[.C77]+[.A78]" office:value-type="float" office:value="8.908759914" calcext:value-type="float">
            <text:p>8.9087599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54132" calcext:value-type="float">
            <text:p>0.11554132</text:p>
          </table:table-cell>
          <table:table-cell office:value-type="float" office:value="8.654912" calcext:value-type="float">
            <text:p>8.654912</text:p>
          </table:table-cell>
          <table:table-cell table:formula="of:=[.C78]+[.A79]" office:value-type="float" office:value="9.024301234" calcext:value-type="float">
            <text:p>9.0243012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58709" calcext:value-type="float">
            <text:p>0.11558709</text:p>
          </table:table-cell>
          <table:table-cell office:value-type="float" office:value="8.6514845" calcext:value-type="float">
            <text:p>8.6514845</text:p>
          </table:table-cell>
          <table:table-cell table:formula="of:=[.C79]+[.A80]" office:value-type="float" office:value="9.139888324" calcext:value-type="float">
            <text:p>9.1398883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84649" calcext:value-type="float">
            <text:p>0.11584649</text:p>
          </table:table-cell>
          <table:table-cell office:value-type="float" office:value="8.6321125" calcext:value-type="float">
            <text:p>8.6321125</text:p>
          </table:table-cell>
          <table:table-cell table:formula="of:=[.C80]+[.A81]" office:value-type="float" office:value="9.255734814" calcext:value-type="float">
            <text:p>9.2557348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89227" calcext:value-type="float">
            <text:p>0.11589227</text:p>
          </table:table-cell>
          <table:table-cell office:value-type="float" office:value="8.628703" calcext:value-type="float">
            <text:p>8.628703</text:p>
          </table:table-cell>
          <table:table-cell table:formula="of:=[.C81]+[.A82]" office:value-type="float" office:value="9.371627084" calcext:value-type="float">
            <text:p>9.3716270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93904" calcext:value-type="float">
            <text:p>0.115693904</text:p>
          </table:table-cell>
          <table:table-cell office:value-type="float" office:value="8.643497" calcext:value-type="float">
            <text:p>8.643497</text:p>
          </table:table-cell>
          <table:table-cell table:formula="of:=[.C82]+[.A83]" office:value-type="float" office:value="9.487320988" calcext:value-type="float">
            <text:p>9.4873209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78546" calcext:value-type="float">
            <text:p>0.11578546</text:p>
          </table:table-cell>
          <table:table-cell office:value-type="float" office:value="8.636663" calcext:value-type="float">
            <text:p>8.636663</text:p>
          </table:table-cell>
          <table:table-cell table:formula="of:=[.C83]+[.A84]" office:value-type="float" office:value="9.603106448" calcext:value-type="float">
            <text:p>9.603106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938045" calcext:value-type="float">
            <text:p>0.115938045</text:p>
          </table:table-cell>
          <table:table-cell office:value-type="float" office:value="8.625297" calcext:value-type="float">
            <text:p>8.625297</text:p>
          </table:table-cell>
          <table:table-cell table:formula="of:=[.C84]+[.A85]" office:value-type="float" office:value="9.719044493" calcext:value-type="float">
            <text:p>9.7190444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465015" calcext:value-type="float">
            <text:p>0.115465015</text:p>
          </table:table-cell>
          <table:table-cell office:value-type="float" office:value="8.660632" calcext:value-type="float">
            <text:p>8.660632</text:p>
          </table:table-cell>
          <table:table-cell table:formula="of:=[.C85]+[.A86]" office:value-type="float" office:value="9.834509508" calcext:value-type="float">
            <text:p>9.8345095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29717" calcext:value-type="float">
            <text:p>0.11529717</text:p>
          </table:table-cell>
          <table:table-cell office:value-type="float" office:value="8.67324" calcext:value-type="float">
            <text:p>8.67324</text:p>
          </table:table-cell>
          <table:table-cell table:formula="of:=[.C86]+[.A87]" office:value-type="float" office:value="9.949806678" calcext:value-type="float">
            <text:p>9.9498066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800716" calcext:value-type="float">
            <text:p>0.115800716</text:p>
          </table:table-cell>
          <table:table-cell office:value-type="float" office:value="8.635525" calcext:value-type="float">
            <text:p>8.635525</text:p>
          </table:table-cell>
          <table:table-cell table:formula="of:=[.C87]+[.A88]" office:value-type="float" office:value="10.065607394" calcext:value-type="float">
            <text:p>10.0656073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601435" calcext:value-type="float">
            <text:p>0.11601435</text:p>
          </table:table-cell>
          <table:table-cell office:value-type="float" office:value="8.619624" calcext:value-type="float">
            <text:p>8.619624</text:p>
          </table:table-cell>
          <table:table-cell table:formula="of:=[.C88]+[.A89]" office:value-type="float" office:value="10.181621744" calcext:value-type="float">
            <text:p>10.1816217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41924" calcext:value-type="float">
            <text:p>0.11541924</text:p>
          </table:table-cell>
          <table:table-cell office:value-type="float" office:value="8.664067" calcext:value-type="float">
            <text:p>8.664067</text:p>
          </table:table-cell>
          <table:table-cell table:formula="of:=[.C89]+[.A90]" office:value-type="float" office:value="10.297040984" calcext:value-type="float">
            <text:p>10.2970409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083545" calcext:value-type="float">
            <text:p>0.115083545</text:p>
          </table:table-cell>
          <table:table-cell office:value-type="float" office:value="8.68934" calcext:value-type="float">
            <text:p>8.68934</text:p>
          </table:table-cell>
          <table:table-cell table:formula="of:=[.C90]+[.A91]" office:value-type="float" office:value="10.412124529" calcext:value-type="float">
            <text:p>10.4121245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44976" calcext:value-type="float">
            <text:p>0.11544976</text:p>
          </table:table-cell>
          <table:table-cell office:value-type="float" office:value="8.661777" calcext:value-type="float">
            <text:p>8.661777</text:p>
          </table:table-cell>
          <table:table-cell table:formula="of:=[.C91]+[.A92]" office:value-type="float" office:value="10.527574289" calcext:value-type="float">
            <text:p>10.527574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87701" calcext:value-type="float">
            <text:p>0.11587701</text:p>
          </table:table-cell>
          <table:table-cell office:value-type="float" office:value="8.629839" calcext:value-type="float">
            <text:p>8.629839</text:p>
          </table:table-cell>
          <table:table-cell table:formula="of:=[.C92]+[.A93]" office:value-type="float" office:value="10.643451299" calcext:value-type="float">
            <text:p>10.6434512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205616" calcext:value-type="float">
            <text:p>0.115205616</text:p>
          </table:table-cell>
          <table:table-cell office:value-type="float" office:value="8.680133" calcext:value-type="float">
            <text:p>8.680133</text:p>
          </table:table-cell>
          <table:table-cell table:formula="of:=[.C93]+[.A94]" office:value-type="float" office:value="10.758656915" calcext:value-type="float">
            <text:p>10.7586569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94]+[.A95]" office:value-type="float" office:value="10.87293173" calcext:value-type="float">
            <text:p>10.87293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631" calcext:value-type="float">
            <text:p>0.1147631</text:p>
          </table:table-cell>
          <table:table-cell office:value-type="float" office:value="8.713602" calcext:value-type="float">
            <text:p>8.713602</text:p>
          </table:table-cell>
          <table:table-cell table:formula="of:=[.C95]+[.A96]" office:value-type="float" office:value="10.98769483" calcext:value-type="float">
            <text:p>10.987694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0235" calcext:value-type="float">
            <text:p>0.11560235</text:p>
          </table:table-cell>
          <table:table-cell office:value-type="float" office:value="8.650343" calcext:value-type="float">
            <text:p>8.650343</text:p>
          </table:table-cell>
          <table:table-cell table:formula="of:=[.C96]+[.A97]" office:value-type="float" office:value="11.10329718" calcext:value-type="float">
            <text:p>11.103297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342945" calcext:value-type="float">
            <text:p>0.115342945</text:p>
          </table:table-cell>
          <table:table-cell office:value-type="float" office:value="8.669798" calcext:value-type="float">
            <text:p>8.669798</text:p>
          </table:table-cell>
          <table:table-cell table:formula="of:=[.C97]+[.A98]" office:value-type="float" office:value="11.218640125" calcext:value-type="float">
            <text:p>11.218640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84756" calcext:value-type="float">
            <text:p>0.11384756</text:p>
          </table:table-cell>
          <table:table-cell office:value-type="float" office:value="8.783675" calcext:value-type="float">
            <text:p>8.783675</text:p>
          </table:table-cell>
          <table:table-cell table:formula="of:=[.C98]+[.A99]" office:value-type="float" office:value="11.332487685" calcext:value-type="float">
            <text:p>11.3324876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74075" calcext:value-type="float">
            <text:p>0.11374075</text:p>
          </table:table-cell>
          <table:table-cell office:value-type="float" office:value="8.7919235" calcext:value-type="float">
            <text:p>8.7919235</text:p>
          </table:table-cell>
          <table:table-cell table:formula="of:=[.C99]+[.A100]" office:value-type="float" office:value="11.446228435" calcext:value-type="float">
            <text:p>11.4462284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1896" calcext:value-type="float">
            <text:p>0.11451896</text:p>
          </table:table-cell>
          <table:table-cell office:value-type="float" office:value="8.732179" calcext:value-type="float">
            <text:p>8.732179</text:p>
          </table:table-cell>
          <table:table-cell table:formula="of:=[.C100]+[.A101]" office:value-type="float" office:value="11.560747395" calcext:value-type="float">
            <text:p>11.5607473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3095" calcext:value-type="float">
            <text:p>0.11493095</text:p>
          </table:table-cell>
          <table:table-cell office:value-type="float" office:value="8.700876" calcext:value-type="float">
            <text:p>8.700876</text:p>
          </table:table-cell>
          <table:table-cell table:formula="of:=[.C101]+[.A102]" office:value-type="float" office:value="11.675678345" calcext:value-type="float">
            <text:p>11.675678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89334" calcext:value-type="float">
            <text:p>0.11389334</text:p>
          </table:table-cell>
          <table:table-cell office:value-type="float" office:value="8.780145" calcext:value-type="float">
            <text:p>8.780145</text:p>
          </table:table-cell>
          <table:table-cell table:formula="of:=[.C102]+[.A103]" office:value-type="float" office:value="11.789571685" calcext:value-type="float">
            <text:p>11.7895716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97954" calcext:value-type="float">
            <text:p>0.112397954</text:p>
          </table:table-cell>
          <table:table-cell office:value-type="float" office:value="8.896959" calcext:value-type="float">
            <text:p>8.896959</text:p>
          </table:table-cell>
          <table:table-cell table:formula="of:=[.C103]+[.A104]" office:value-type="float" office:value="11.901969639" calcext:value-type="float">
            <text:p>11.9019696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8951" calcext:value-type="float">
            <text:p>0.11248951</text:p>
          </table:table-cell>
          <table:table-cell office:value-type="float" office:value="8.889718" calcext:value-type="float">
            <text:p>8.889718</text:p>
          </table:table-cell>
          <table:table-cell table:formula="of:=[.C104]+[.A105]" office:value-type="float" office:value="12.014459149" calcext:value-type="float">
            <text:p>12.014459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191426" calcext:value-type="float">
            <text:p>0.113191426</text:p>
          </table:table-cell>
          <table:table-cell office:value-type="float" office:value="8.834592" calcext:value-type="float">
            <text:p>8.834592</text:p>
          </table:table-cell>
          <table:table-cell table:formula="of:=[.C105]+[.A106]" office:value-type="float" office:value="12.127650575" calcext:value-type="float">
            <text:p>12.1276505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17617" calcext:value-type="float">
            <text:p>0.11317617</text:p>
          </table:table-cell>
          <table:table-cell office:value-type="float" office:value="8.835783" calcext:value-type="float">
            <text:p>8.835783</text:p>
          </table:table-cell>
          <table:table-cell table:formula="of:=[.C106]+[.A107]" office:value-type="float" office:value="12.240826745" calcext:value-type="float">
            <text:p>12.2408267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38554" calcext:value-type="float">
            <text:p>0.112138554</text:p>
          </table:table-cell>
          <table:table-cell office:value-type="float" office:value="8.91754" calcext:value-type="float">
            <text:p>8.91754</text:p>
          </table:table-cell>
          <table:table-cell table:formula="of:=[.C107]+[.A108]" office:value-type="float" office:value="12.352965299" calcext:value-type="float">
            <text:p>12.3529652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108]+[.A109]" office:value-type="float" office:value="12.464844449" calcext:value-type="float">
            <text:p>12.4648444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260625" calcext:value-type="float">
            <text:p>0.112260625</text:p>
          </table:table-cell>
          <table:table-cell office:value-type="float" office:value="8.907844" calcext:value-type="float">
            <text:p>8.907844</text:p>
          </table:table-cell>
          <table:table-cell table:formula="of:=[.C109]+[.A110]" office:value-type="float" office:value="12.577105074" calcext:value-type="float">
            <text:p>12.5771050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01648" calcext:value-type="float">
            <text:p>0.11201648</text:p>
          </table:table-cell>
          <table:table-cell office:value-type="float" office:value="8.927258" calcext:value-type="float">
            <text:p>8.927258</text:p>
          </table:table-cell>
          <table:table-cell table:formula="of:=[.C110]+[.A111]" office:value-type="float" office:value="12.689121554" calcext:value-type="float">
            <text:p>12.6891215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111]+[.A112]" office:value-type="float" office:value="12.79994783" calcext:value-type="float">
            <text:p>12.799947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112]+[.A113]" office:value-type="float" office:value="12.91010271" calcext:value-type="float">
            <text:p>12.910102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30747" calcext:value-type="float">
            <text:p>0.11030747</text:p>
          </table:table-cell>
          <table:table-cell office:value-type="float" office:value="9.065569" calcext:value-type="float">
            <text:p>9.065569</text:p>
          </table:table-cell>
          <table:table-cell table:formula="of:=[.C113]+[.A114]" office:value-type="float" office:value="13.02041018" calcext:value-type="float">
            <text:p>13.020410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114]+[.A115]" office:value-type="float" office:value="13.13061084" calcext:value-type="float">
            <text:p>13.130610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115]+[.A116]" office:value-type="float" office:value="13.2408115" calcext:value-type="float">
            <text:p>13.2408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67369" calcext:value-type="float">
            <text:p>0.11067369</text:p>
          </table:table-cell>
          <table:table-cell office:value-type="float" office:value="9.035571" calcext:value-type="float">
            <text:p>9.035571</text:p>
          </table:table-cell>
          <table:table-cell table:formula="of:=[.C116]+[.A117]" office:value-type="float" office:value="13.35148519" calcext:value-type="float">
            <text:p>13.351485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0094" calcext:value-type="float">
            <text:p>0.11110094</text:p>
          </table:table-cell>
          <table:table-cell office:value-type="float" office:value="9.000824" calcext:value-type="float">
            <text:p>9.000824</text:p>
          </table:table-cell>
          <table:table-cell table:formula="of:=[.C117]+[.A118]" office:value-type="float" office:value="13.46258613" calcext:value-type="float">
            <text:p>13.462586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61975" calcext:value-type="float">
            <text:p>0.11161975</text:p>
          </table:table-cell>
          <table:table-cell office:value-type="float" office:value="8.958988" calcext:value-type="float">
            <text:p>8.958988</text:p>
          </table:table-cell>
          <table:table-cell table:formula="of:=[.C118]+[.A119]" office:value-type="float" office:value="13.57420588" calcext:value-type="float">
            <text:p>13.574205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23011" calcext:value-type="float">
            <text:p>0.11223011</text:p>
          </table:table-cell>
          <table:table-cell office:value-type="float" office:value="8.910265" calcext:value-type="float">
            <text:p>8.910265</text:p>
          </table:table-cell>
          <table:table-cell table:formula="of:=[.C119]+[.A120]" office:value-type="float" office:value="13.68643599" calcext:value-type="float">
            <text:p>13.686435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67262" calcext:value-type="float">
            <text:p>0.11267262</text:p>
          </table:table-cell>
          <table:table-cell office:value-type="float" office:value="8.875271" calcext:value-type="float">
            <text:p>8.875271</text:p>
          </table:table-cell>
          <table:table-cell table:formula="of:=[.C120]+[.A121]" office:value-type="float" office:value="13.79910861" calcext:value-type="float">
            <text:p>13.799108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121]+[.A122]" office:value-type="float" office:value="13.91251366" calcext:value-type="float">
            <text:p>13.91251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8326" calcext:value-type="float">
            <text:p>0.11418326</text:p>
          </table:table-cell>
          <table:table-cell office:value-type="float" office:value="8.757851" calcext:value-type="float">
            <text:p>8.757851</text:p>
          </table:table-cell>
          <table:table-cell table:formula="of:=[.C122]+[.A123]" office:value-type="float" office:value="14.02669692" calcext:value-type="float">
            <text:p>14.026696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82414" calcext:value-type="float">
            <text:p>0.11482414</text:p>
          </table:table-cell>
          <table:table-cell office:value-type="float" office:value="8.70897" calcext:value-type="float">
            <text:p>8.70897</text:p>
          </table:table-cell>
          <table:table-cell table:formula="of:=[.C123]+[.A124]" office:value-type="float" office:value="14.14152106" calcext:value-type="float">
            <text:p>14.141521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751" calcext:value-type="float">
            <text:p>0.1151751</text:p>
          </table:table-cell>
          <table:table-cell office:value-type="float" office:value="8.682432" calcext:value-type="float">
            <text:p>8.682432</text:p>
          </table:table-cell>
          <table:table-cell table:formula="of:=[.C124]+[.A125]" office:value-type="float" office:value="14.25669616" calcext:value-type="float">
            <text:p>14.256696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41924" calcext:value-type="float">
            <text:p>0.11541924</text:p>
          </table:table-cell>
          <table:table-cell office:value-type="float" office:value="8.664067" calcext:value-type="float">
            <text:p>8.664067</text:p>
          </table:table-cell>
          <table:table-cell table:formula="of:=[.C125]+[.A126]" office:value-type="float" office:value="14.3721154" calcext:value-type="float">
            <text:p>14.37211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556575" calcext:value-type="float">
            <text:p>0.115556575</text:p>
          </table:table-cell>
          <table:table-cell office:value-type="float" office:value="8.6537695" calcext:value-type="float">
            <text:p>8.6537695</text:p>
          </table:table-cell>
          <table:table-cell table:formula="of:=[.C126]+[.A127]" office:value-type="float" office:value="14.487671975" calcext:value-type="float">
            <text:p>14.4876719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72442" calcext:value-type="float">
            <text:p>0.11572442</text:p>
          </table:table-cell>
          <table:table-cell office:value-type="float" office:value="8.641218" calcext:value-type="float">
            <text:p>8.641218</text:p>
          </table:table-cell>
          <table:table-cell table:formula="of:=[.C127]+[.A128]" office:value-type="float" office:value="14.603396395" calcext:value-type="float">
            <text:p>14.6033963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73968" calcext:value-type="float">
            <text:p>0.11573968</text:p>
          </table:table-cell>
          <table:table-cell office:value-type="float" office:value="8.640079" calcext:value-type="float">
            <text:p>8.640079</text:p>
          </table:table-cell>
          <table:table-cell table:formula="of:=[.C128]+[.A129]" office:value-type="float" office:value="14.719136075" calcext:value-type="float">
            <text:p>14.7191360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70916" calcext:value-type="float">
            <text:p>0.11570916</text:p>
          </table:table-cell>
          <table:table-cell office:value-type="float" office:value="8.642358" calcext:value-type="float">
            <text:p>8.642358</text:p>
          </table:table-cell>
          <table:table-cell table:formula="of:=[.C129]+[.A130]" office:value-type="float" office:value="14.834845235" calcext:value-type="float">
            <text:p>14.8348452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90753" calcext:value-type="float">
            <text:p>0.11590753</text:p>
          </table:table-cell>
          <table:table-cell office:value-type="float" office:value="8.627567" calcext:value-type="float">
            <text:p>8.627567</text:p>
          </table:table-cell>
          <table:table-cell table:formula="of:=[.C130]+[.A131]" office:value-type="float" office:value="14.950752765" calcext:value-type="float">
            <text:p>14.9507527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815975" calcext:value-type="float">
            <text:p>0.115815975</text:p>
          </table:table-cell>
          <table:table-cell office:value-type="float" office:value="8.634387" calcext:value-type="float">
            <text:p>8.634387</text:p>
          </table:table-cell>
          <table:table-cell table:formula="of:=[.C131]+[.A132]" office:value-type="float" office:value="15.06656874" calcext:value-type="float">
            <text:p>15.066568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6339" calcext:value-type="float">
            <text:p>0.11566339</text:p>
          </table:table-cell>
          <table:table-cell office:value-type="float" office:value="8.645778" calcext:value-type="float">
            <text:p>8.645778</text:p>
          </table:table-cell>
          <table:table-cell table:formula="of:=[.C132]+[.A133]" office:value-type="float" office:value="15.18223213" calcext:value-type="float">
            <text:p>15.182232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78646" calcext:value-type="float">
            <text:p>0.115678646</text:p>
          </table:table-cell>
          <table:table-cell office:value-type="float" office:value="8.644638" calcext:value-type="float">
            <text:p>8.644638</text:p>
          </table:table-cell>
          <table:table-cell table:formula="of:=[.C133]+[.A134]" office:value-type="float" office:value="15.297910776" calcext:value-type="float">
            <text:p>15.2979107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84649" calcext:value-type="float">
            <text:p>0.11584649</text:p>
          </table:table-cell>
          <table:table-cell office:value-type="float" office:value="8.6321125" calcext:value-type="float">
            <text:p>8.6321125</text:p>
          </table:table-cell>
          <table:table-cell table:formula="of:=[.C134]+[.A135]" office:value-type="float" office:value="15.413757266" calcext:value-type="float">
            <text:p>15.4137572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70916" calcext:value-type="float">
            <text:p>0.11570916</text:p>
          </table:table-cell>
          <table:table-cell office:value-type="float" office:value="8.642358" calcext:value-type="float">
            <text:p>8.642358</text:p>
          </table:table-cell>
          <table:table-cell table:formula="of:=[.C135]+[.A136]" office:value-type="float" office:value="15.529466426" calcext:value-type="float">
            <text:p>15.5294664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52606" calcext:value-type="float">
            <text:p>0.11552606</text:p>
          </table:table-cell>
          <table:table-cell office:value-type="float" office:value="8.656055" calcext:value-type="float">
            <text:p>8.656055</text:p>
          </table:table-cell>
          <table:table-cell table:formula="of:=[.C136]+[.A137]" office:value-type="float" office:value="15.644992486" calcext:value-type="float">
            <text:p>15.6449924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4813" calcext:value-type="float">
            <text:p>0.11564813</text:p>
          </table:table-cell>
          <table:table-cell office:value-type="float" office:value="8.646919" calcext:value-type="float">
            <text:p>8.646919</text:p>
          </table:table-cell>
          <table:table-cell table:formula="of:=[.C137]+[.A138]" office:value-type="float" office:value="15.760640616" calcext:value-type="float">
            <text:p>15.7606406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48028" calcext:value-type="float">
            <text:p>0.11548028</text:p>
          </table:table-cell>
          <table:table-cell office:value-type="float" office:value="8.659487" calcext:value-type="float">
            <text:p>8.659487</text:p>
          </table:table-cell>
          <table:table-cell table:formula="of:=[.C138]+[.A139]" office:value-type="float" office:value="15.876120896" calcext:value-type="float">
            <text:p>15.8761208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1569" calcext:value-type="float">
            <text:p>0.11491569</text:p>
          </table:table-cell>
          <table:table-cell office:value-type="float" office:value="8.702032" calcext:value-type="float">
            <text:p>8.702032</text:p>
          </table:table-cell>
          <table:table-cell table:formula="of:=[.C139]+[.A140]" office:value-type="float" office:value="15.991036586" calcext:value-type="float">
            <text:p>15.991036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1569" calcext:value-type="float">
            <text:p>0.11491569</text:p>
          </table:table-cell>
          <table:table-cell office:value-type="float" office:value="8.702032" calcext:value-type="float">
            <text:p>8.702032</text:p>
          </table:table-cell>
          <table:table-cell table:formula="of:=[.C140]+[.A141]" office:value-type="float" office:value="16.105952276" calcext:value-type="float">
            <text:p>16.1059522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751" calcext:value-type="float">
            <text:p>0.1151751</text:p>
          </table:table-cell>
          <table:table-cell office:value-type="float" office:value="8.682432" calcext:value-type="float">
            <text:p>8.682432</text:p>
          </table:table-cell>
          <table:table-cell table:formula="of:=[.C141]+[.A142]" office:value-type="float" office:value="16.221127376" calcext:value-type="float">
            <text:p>16.2211273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82414" calcext:value-type="float">
            <text:p>0.11482414</text:p>
          </table:table-cell>
          <table:table-cell office:value-type="float" office:value="8.70897" calcext:value-type="float">
            <text:p>8.70897</text:p>
          </table:table-cell>
          <table:table-cell table:formula="of:=[.C142]+[.A143]" office:value-type="float" office:value="16.335951516" calcext:value-type="float">
            <text:p>16.3359515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86282" calcext:value-type="float">
            <text:p>0.11386282</text:p>
          </table:table-cell>
          <table:table-cell office:value-type="float" office:value="8.782498" calcext:value-type="float">
            <text:p>8.782498</text:p>
          </table:table-cell>
          <table:table-cell table:formula="of:=[.C143]+[.A144]" office:value-type="float" office:value="16.449814336" calcext:value-type="float">
            <text:p>16.449814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89334" calcext:value-type="float">
            <text:p>0.11389334</text:p>
          </table:table-cell>
          <table:table-cell office:value-type="float" office:value="8.780145" calcext:value-type="float">
            <text:p>8.780145</text:p>
          </table:table-cell>
          <table:table-cell table:formula="of:=[.C144]+[.A145]" office:value-type="float" office:value="16.563707676" calcext:value-type="float">
            <text:p>16.5637076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1896" calcext:value-type="float">
            <text:p>0.11451896</text:p>
          </table:table-cell>
          <table:table-cell office:value-type="float" office:value="8.732179" calcext:value-type="float">
            <text:p>8.732179</text:p>
          </table:table-cell>
          <table:table-cell table:formula="of:=[.C145]+[.A146]" office:value-type="float" office:value="16.678226636" calcext:value-type="float">
            <text:p>16.6782266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52744" calcext:value-type="float">
            <text:p>0.114152744</text:p>
          </table:table-cell>
          <table:table-cell office:value-type="float" office:value="8.760192" calcext:value-type="float">
            <text:p>8.760192</text:p>
          </table:table-cell>
          <table:table-cell table:formula="of:=[.C146]+[.A147]" office:value-type="float" office:value="16.79237938" calcext:value-type="float">
            <text:p>16.792379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147]+[.A148]" office:value-type="float" office:value="16.90485363" calcext:value-type="float">
            <text:p>16.904853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63501" calcext:value-type="float">
            <text:p>0.11163501</text:p>
          </table:table-cell>
          <table:table-cell office:value-type="float" office:value="8.957764" calcext:value-type="float">
            <text:p>8.957764</text:p>
          </table:table-cell>
          <table:table-cell table:formula="of:=[.C148]+[.A149]" office:value-type="float" office:value="17.01648864" calcext:value-type="float">
            <text:p>17.016488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924924" calcext:value-type="float">
            <text:p>0.111924924</text:p>
          </table:table-cell>
          <table:table-cell office:value-type="float" office:value="8.93456" calcext:value-type="float">
            <text:p>8.93456</text:p>
          </table:table-cell>
          <table:table-cell table:formula="of:=[.C149]+[.A150]" office:value-type="float" office:value="17.128413564" calcext:value-type="float">
            <text:p>17.1284135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95544" calcext:value-type="float">
            <text:p>0.11195544</text:p>
          </table:table-cell>
          <table:table-cell office:value-type="float" office:value="8.932125" calcext:value-type="float">
            <text:p>8.932125</text:p>
          </table:table-cell>
          <table:table-cell table:formula="of:=[.C150]+[.A151]" office:value-type="float" office:value="17.240369004" calcext:value-type="float">
            <text:p>17.2403690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0094" calcext:value-type="float">
            <text:p>0.11110094</text:p>
          </table:table-cell>
          <table:table-cell office:value-type="float" office:value="9.000824" calcext:value-type="float">
            <text:p>9.000824</text:p>
          </table:table-cell>
          <table:table-cell table:formula="of:=[.C151]+[.A152]" office:value-type="float" office:value="17.351469944" calcext:value-type="float">
            <text:p>17.351469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04206" calcext:value-type="float">
            <text:p>0.110704206</text:p>
          </table:table-cell>
          <table:table-cell office:value-type="float" office:value="9.033081" calcext:value-type="float">
            <text:p>9.033081</text:p>
          </table:table-cell>
          <table:table-cell table:formula="of:=[.C152]+[.A153]" office:value-type="float" office:value="17.46217415" calcext:value-type="float">
            <text:p>17.462174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153]+[.A154]" office:value-type="float" office:value="17.573000426" calcext:value-type="float">
            <text:p>17.5730004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6524" calcext:value-type="float">
            <text:p>0.11076524</text:p>
          </table:table-cell>
          <table:table-cell office:value-type="float" office:value="9.028103" calcext:value-type="float">
            <text:p>9.028103</text:p>
          </table:table-cell>
          <table:table-cell table:formula="of:=[.C154]+[.A155]" office:value-type="float" office:value="17.683765666" calcext:value-type="float">
            <text:p>17.6837656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80392" calcext:value-type="float">
            <text:p>0.10980392</text:p>
          </table:table-cell>
          <table:table-cell office:value-type="float" office:value="9.107142" calcext:value-type="float">
            <text:p>9.107142</text:p>
          </table:table-cell>
          <table:table-cell table:formula="of:=[.C155]+[.A156]" office:value-type="float" office:value="17.793569586" calcext:value-type="float">
            <text:p>17.793569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23934" calcext:value-type="float">
            <text:p>0.10923934</text:p>
          </table:table-cell>
          <table:table-cell office:value-type="float" office:value="9.154211" calcext:value-type="float">
            <text:p>9.154211</text:p>
          </table:table-cell>
          <table:table-cell table:formula="of:=[.C156]+[.A157]" office:value-type="float" office:value="17.902808926" calcext:value-type="float">
            <text:p>17.9028089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636076" calcext:value-type="float">
            <text:p>0.109636076</text:p>
          </table:table-cell>
          <table:table-cell office:value-type="float" office:value="9.121085" calcext:value-type="float">
            <text:p>9.121085</text:p>
          </table:table-cell>
          <table:table-cell table:formula="of:=[.C157]+[.A158]" office:value-type="float" office:value="18.012445002" calcext:value-type="float">
            <text:p>18.012445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158]+[.A159]" office:value-type="float" office:value="18.122645662" calcext:value-type="float">
            <text:p>18.1226456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159]+[.A160]" office:value-type="float" office:value="18.233120982" calcext:value-type="float">
            <text:p>18.2331209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41535" calcext:value-type="float">
            <text:p>0.110841535</text:p>
          </table:table-cell>
          <table:table-cell office:value-type="float" office:value="9.021889" calcext:value-type="float">
            <text:p>9.021889</text:p>
          </table:table-cell>
          <table:table-cell table:formula="of:=[.C160]+[.A161]" office:value-type="float" office:value="18.343962517" calcext:value-type="float">
            <text:p>18.3439625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20775" calcext:value-type="float">
            <text:p>0.11120775</text:p>
          </table:table-cell>
          <table:table-cell office:value-type="float" office:value="8.992179" calcext:value-type="float">
            <text:p>8.992179</text:p>
          </table:table-cell>
          <table:table-cell table:formula="of:=[.C161]+[.A162]" office:value-type="float" office:value="18.455170267" calcext:value-type="float">
            <text:p>18.4551702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72336" calcext:value-type="float">
            <text:p>0.111772336</text:p>
          </table:table-cell>
          <table:table-cell office:value-type="float" office:value="8.946757" calcext:value-type="float">
            <text:p>8.946757</text:p>
          </table:table-cell>
          <table:table-cell table:formula="of:=[.C162]+[.A163]" office:value-type="float" office:value="18.566942603" calcext:value-type="float">
            <text:p>18.566942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01648" calcext:value-type="float">
            <text:p>0.11201648</text:p>
          </table:table-cell>
          <table:table-cell office:value-type="float" office:value="8.927258" calcext:value-type="float">
            <text:p>8.927258</text:p>
          </table:table-cell>
          <table:table-cell table:formula="of:=[.C163]+[.A164]" office:value-type="float" office:value="18.678959083" calcext:value-type="float">
            <text:p>18.678959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2166" calcext:value-type="float">
            <text:p>0.11232166</text:p>
          </table:table-cell>
          <table:table-cell office:value-type="float" office:value="8.903003" calcext:value-type="float">
            <text:p>8.903003</text:p>
          </table:table-cell>
          <table:table-cell table:formula="of:=[.C164]+[.A165]" office:value-type="float" office:value="18.791280743" calcext:value-type="float">
            <text:p>18.7912807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62684" calcext:value-type="float">
            <text:p>0.11262684</text:p>
          </table:table-cell>
          <table:table-cell office:value-type="float" office:value="8.878879" calcext:value-type="float">
            <text:p>8.878879</text:p>
          </table:table-cell>
          <table:table-cell table:formula="of:=[.C165]+[.A166]" office:value-type="float" office:value="18.903907583" calcext:value-type="float">
            <text:p>18.9039075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93202" calcext:value-type="float">
            <text:p>0.11293202</text:p>
          </table:table-cell>
          <table:table-cell office:value-type="float" office:value="8.854885" calcext:value-type="float">
            <text:p>8.854885</text:p>
          </table:table-cell>
          <table:table-cell table:formula="of:=[.C166]+[.A167]" office:value-type="float" office:value="19.016839603" calcext:value-type="float">
            <text:p>19.016839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372" calcext:value-type="float">
            <text:p>0.1132372</text:p>
          </table:table-cell>
          <table:table-cell office:value-type="float" office:value="8.83102" calcext:value-type="float">
            <text:p>8.83102</text:p>
          </table:table-cell>
          <table:table-cell table:formula="of:=[.C167]+[.A168]" office:value-type="float" office:value="19.130076803" calcext:value-type="float">
            <text:p>19.1300768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50825" calcext:value-type="float">
            <text:p>0.113450825</text:p>
          </table:table-cell>
          <table:table-cell office:value-type="float" office:value="8.814391" calcext:value-type="float">
            <text:p>8.814391</text:p>
          </table:table-cell>
          <table:table-cell table:formula="of:=[.C168]+[.A169]" office:value-type="float" office:value="19.243527628" calcext:value-type="float">
            <text:p>19.2435276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557644" calcext:value-type="float">
            <text:p>0.113557644</text:p>
          </table:table-cell>
          <table:table-cell office:value-type="float" office:value="8.8061" calcext:value-type="float">
            <text:p>8.8061</text:p>
          </table:table-cell>
          <table:table-cell table:formula="of:=[.C169]+[.A170]" office:value-type="float" office:value="19.357085272" calcext:value-type="float">
            <text:p>19.357085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557644" calcext:value-type="float">
            <text:p>0.113557644</text:p>
          </table:table-cell>
          <table:table-cell office:value-type="float" office:value="8.8061" calcext:value-type="float">
            <text:p>8.8061</text:p>
          </table:table-cell>
          <table:table-cell table:formula="of:=[.C170]+[.A171]" office:value-type="float" office:value="19.470642916" calcext:value-type="float">
            <text:p>19.4706429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37453" calcext:value-type="float">
            <text:p>0.11337453</text:p>
          </table:table-cell>
          <table:table-cell office:value-type="float" office:value="8.820323" calcext:value-type="float">
            <text:p>8.820323</text:p>
          </table:table-cell>
          <table:table-cell table:formula="of:=[.C171]+[.A172]" office:value-type="float" office:value="19.584017446" calcext:value-type="float">
            <text:p>19.584017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84614" calcext:value-type="float">
            <text:p>0.113084614</text:p>
          </table:table-cell>
          <table:table-cell office:value-type="float" office:value="8.842936" calcext:value-type="float">
            <text:p>8.842936</text:p>
          </table:table-cell>
          <table:table-cell table:formula="of:=[.C172]+[.A173]" office:value-type="float" office:value="19.69710206" calcext:value-type="float">
            <text:p>19.697102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718396" calcext:value-type="float">
            <text:p>0.112718396</text:p>
          </table:table-cell>
          <table:table-cell office:value-type="float" office:value="8.871667" calcext:value-type="float">
            <text:p>8.871667</text:p>
          </table:table-cell>
          <table:table-cell table:formula="of:=[.C173]+[.A174]" office:value-type="float" office:value="19.809820456" calcext:value-type="float">
            <text:p>19.8098204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520024" calcext:value-type="float">
            <text:p>0.112520024</text:p>
          </table:table-cell>
          <table:table-cell office:value-type="float" office:value="8.887307" calcext:value-type="float">
            <text:p>8.887307</text:p>
          </table:table-cell>
          <table:table-cell table:formula="of:=[.C174]+[.A175]" office:value-type="float" office:value="19.92234048" calcext:value-type="float">
            <text:p>19.922340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4373" calcext:value-type="float">
            <text:p>0.11244373</text:p>
          </table:table-cell>
          <table:table-cell office:value-type="float" office:value="8.893337" calcext:value-type="float">
            <text:p>8.893337</text:p>
          </table:table-cell>
          <table:table-cell table:formula="of:=[.C175]+[.A176]" office:value-type="float" office:value="20.03478421" calcext:value-type="float">
            <text:p>20.034784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38554" calcext:value-type="float">
            <text:p>0.112138554</text:p>
          </table:table-cell>
          <table:table-cell office:value-type="float" office:value="8.91754" calcext:value-type="float">
            <text:p>8.91754</text:p>
          </table:table-cell>
          <table:table-cell table:formula="of:=[.C176]+[.A177]" office:value-type="float" office:value="20.146922764" calcext:value-type="float">
            <text:p>20.1469227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89441" calcext:value-type="float">
            <text:p>0.11189441</text:p>
          </table:table-cell>
          <table:table-cell office:value-type="float" office:value="8.936997" calcext:value-type="float">
            <text:p>8.936997</text:p>
          </table:table-cell>
          <table:table-cell table:formula="of:=[.C177]+[.A178]" office:value-type="float" office:value="20.258817174" calcext:value-type="float">
            <text:p>20.258817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98596" calcext:value-type="float">
            <text:p>0.11198596</text:p>
          </table:table-cell>
          <table:table-cell office:value-type="float" office:value="8.92969" calcext:value-type="float">
            <text:p>8.92969</text:p>
          </table:table-cell>
          <table:table-cell table:formula="of:=[.C178]+[.A179]" office:value-type="float" office:value="20.370803134" calcext:value-type="float">
            <text:p>20.3708031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5708" calcext:value-type="float">
            <text:p>0.11175708</text:p>
          </table:table-cell>
          <table:table-cell office:value-type="float" office:value="8.947979" calcext:value-type="float">
            <text:p>8.947979</text:p>
          </table:table-cell>
          <table:table-cell table:formula="of:=[.C179]+[.A180]" office:value-type="float" office:value="20.482560214" calcext:value-type="float">
            <text:p>20.4825602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8731" calcext:value-type="float">
            <text:p>0.11088731</text:p>
          </table:table-cell>
          <table:table-cell office:value-type="float" office:value="9.018165" calcext:value-type="float">
            <text:p>9.018165</text:p>
          </table:table-cell>
          <table:table-cell table:formula="of:=[.C180]+[.A181]" office:value-type="float" office:value="20.593447524" calcext:value-type="float">
            <text:p>20.5934475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181]+[.A182]" office:value-type="float" office:value="20.703693959" calcext:value-type="float">
            <text:p>20.7036939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182]+[.A183]" office:value-type="float" office:value="20.814169279" calcext:value-type="float">
            <text:p>20.8141692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183]+[.A184]" office:value-type="float" office:value="20.925041329" calcext:value-type="float">
            <text:p>20.9250413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19465" calcext:value-type="float">
            <text:p>0.110719465</text:p>
          </table:table-cell>
          <table:table-cell office:value-type="float" office:value="9.031836" calcext:value-type="float">
            <text:p>9.031836</text:p>
          </table:table-cell>
          <table:table-cell table:formula="of:=[.C184]+[.A185]" office:value-type="float" office:value="21.035760794" calcext:value-type="float">
            <text:p>21.0357607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30747" calcext:value-type="float">
            <text:p>0.11030747</text:p>
          </table:table-cell>
          <table:table-cell office:value-type="float" office:value="9.065569" calcext:value-type="float">
            <text:p>9.065569</text:p>
          </table:table-cell>
          <table:table-cell table:formula="of:=[.C185]+[.A186]" office:value-type="float" office:value="21.146068264" calcext:value-type="float">
            <text:p>21.1460682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383764" calcext:value-type="float">
            <text:p>0.110383764</text:p>
          </table:table-cell>
          <table:table-cell office:value-type="float" office:value="9.059303" calcext:value-type="float">
            <text:p>9.059303</text:p>
          </table:table-cell>
          <table:table-cell table:formula="of:=[.C186]+[.A187]" office:value-type="float" office:value="21.256452028" calcext:value-type="float">
            <text:p>21.256452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64317" calcext:value-type="float">
            <text:p>0.11064317</text:p>
          </table:table-cell>
          <table:table-cell office:value-type="float" office:value="9.038064" calcext:value-type="float">
            <text:p>9.038064</text:p>
          </table:table-cell>
          <table:table-cell table:formula="of:=[.C187]+[.A188]" office:value-type="float" office:value="21.367095198" calcext:value-type="float">
            <text:p>21.367095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41535" calcext:value-type="float">
            <text:p>0.110841535</text:p>
          </table:table-cell>
          <table:table-cell office:value-type="float" office:value="9.021889" calcext:value-type="float">
            <text:p>9.021889</text:p>
          </table:table-cell>
          <table:table-cell table:formula="of:=[.C188]+[.A189]" office:value-type="float" office:value="21.477936733" calcext:value-type="float">
            <text:p>21.4779367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189]+[.A190]" office:value-type="float" office:value="21.588732493" calcext:value-type="float">
            <text:p>21.5887324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190]+[.A191]" office:value-type="float" office:value="21.699604543" calcext:value-type="float">
            <text:p>21.6996045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63605" calcext:value-type="float">
            <text:p>0.110963605</text:p>
          </table:table-cell>
          <table:table-cell office:value-type="float" office:value="9.011964" calcext:value-type="float">
            <text:p>9.011964</text:p>
          </table:table-cell>
          <table:table-cell table:formula="of:=[.C191]+[.A192]" office:value-type="float" office:value="21.810568148" calcext:value-type="float">
            <text:p>21.8105681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07042" calcext:value-type="float">
            <text:p>0.11107042</text:p>
          </table:table-cell>
          <table:table-cell office:value-type="float" office:value="9.003298" calcext:value-type="float">
            <text:p>9.003298</text:p>
          </table:table-cell>
          <table:table-cell table:formula="of:=[.C192]+[.A193]" office:value-type="float" office:value="21.921638568" calcext:value-type="float">
            <text:p>21.9216385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6198" calcext:value-type="float">
            <text:p>0.11116198</text:p>
          </table:table-cell>
          <table:table-cell office:value-type="float" office:value="8.995882" calcext:value-type="float">
            <text:p>8.995882</text:p>
          </table:table-cell>
          <table:table-cell table:formula="of:=[.C193]+[.A194]" office:value-type="float" office:value="22.032800548" calcext:value-type="float">
            <text:p>22.0328005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329824" calcext:value-type="float">
            <text:p>0.111329824</text:p>
          </table:table-cell>
          <table:table-cell office:value-type="float" office:value="8.982319" calcext:value-type="float">
            <text:p>8.982319</text:p>
          </table:table-cell>
          <table:table-cell table:formula="of:=[.C194]+[.A195]" office:value-type="float" office:value="22.144130372" calcext:value-type="float">
            <text:p>22.1441303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6715" calcext:value-type="float">
            <text:p>0.11146715</text:p>
          </table:table-cell>
          <table:table-cell office:value-type="float" office:value="8.971252" calcext:value-type="float">
            <text:p>8.971252</text:p>
          </table:table-cell>
          <table:table-cell table:formula="of:=[.C195]+[.A196]" office:value-type="float" office:value="22.255597522" calcext:value-type="float">
            <text:p>22.2555975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558706" calcext:value-type="float">
            <text:p>0.111558706</text:p>
          </table:table-cell>
          <table:table-cell office:value-type="float" office:value="8.96389" calcext:value-type="float">
            <text:p>8.96389</text:p>
          </table:table-cell>
          <table:table-cell table:formula="of:=[.C196]+[.A197]" office:value-type="float" office:value="22.367156228" calcext:value-type="float">
            <text:p>22.3671562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68078" calcext:value-type="float">
            <text:p>0.11168078</text:p>
          </table:table-cell>
          <table:table-cell office:value-type="float" office:value="8.954092" calcext:value-type="float">
            <text:p>8.954092</text:p>
          </table:table-cell>
          <table:table-cell table:formula="of:=[.C197]+[.A198]" office:value-type="float" office:value="22.478837008" calcext:value-type="float">
            <text:p>22.4788370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198]+[.A199]" office:value-type="float" office:value="22.590716158" calcext:value-type="float">
            <text:p>22.5907161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29114" calcext:value-type="float">
            <text:p>0.11229114</text:p>
          </table:table-cell>
          <table:table-cell office:value-type="float" office:value="8.905422" calcext:value-type="float">
            <text:p>8.905422</text:p>
          </table:table-cell>
          <table:table-cell table:formula="of:=[.C199]+[.A200]" office:value-type="float" office:value="22.703007298" calcext:value-type="float">
            <text:p>22.703007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58107" calcext:value-type="float">
            <text:p>0.11258107</text:p>
          </table:table-cell>
          <table:table-cell office:value-type="float" office:value="8.882488" calcext:value-type="float">
            <text:p>8.882488</text:p>
          </table:table-cell>
          <table:table-cell table:formula="of:=[.C200]+[.A201]" office:value-type="float" office:value="22.815588368" calcext:value-type="float">
            <text:p>22.8155883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88624" calcext:value-type="float">
            <text:p>0.11288624</text:p>
          </table:table-cell>
          <table:table-cell office:value-type="float" office:value="8.858476" calcext:value-type="float">
            <text:p>8.858476</text:p>
          </table:table-cell>
          <table:table-cell table:formula="of:=[.C201]+[.A202]" office:value-type="float" office:value="22.928474608" calcext:value-type="float">
            <text:p>22.9284746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06685" calcext:value-type="float">
            <text:p>0.113206685</text:p>
          </table:table-cell>
          <table:table-cell office:value-type="float" office:value="8.833401" calcext:value-type="float">
            <text:p>8.833401</text:p>
          </table:table-cell>
          <table:table-cell table:formula="of:=[.C202]+[.A203]" office:value-type="float" office:value="23.041681293" calcext:value-type="float">
            <text:p>23.0416812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203]+[.A204]" office:value-type="float" office:value="23.155284713" calcext:value-type="float">
            <text:p>23.1552847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9852" calcext:value-type="float">
            <text:p>0.11419852</text:p>
          </table:table-cell>
          <table:table-cell office:value-type="float" office:value="8.7566805" calcext:value-type="float">
            <text:p>8.7566805</text:p>
          </table:table-cell>
          <table:table-cell table:formula="of:=[.C204]+[.A205]" office:value-type="float" office:value="23.269483233" calcext:value-type="float">
            <text:p>23.2694832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8394" calcext:value-type="float">
            <text:p>0.1148394</text:p>
          </table:table-cell>
          <table:table-cell office:value-type="float" office:value="8.707813" calcext:value-type="float">
            <text:p>8.707813</text:p>
          </table:table-cell>
          <table:table-cell table:formula="of:=[.C205]+[.A206]" office:value-type="float" office:value="23.384322633" calcext:value-type="float">
            <text:p>23.3843226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098804" calcext:value-type="float">
            <text:p>0.115098804</text:p>
          </table:table-cell>
          <table:table-cell office:value-type="float" office:value="8.688188" calcext:value-type="float">
            <text:p>8.688188</text:p>
          </table:table-cell>
          <table:table-cell table:formula="of:=[.C206]+[.A207]" office:value-type="float" office:value="23.499421437" calcext:value-type="float">
            <text:p>23.4994214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4345" calcext:value-type="float">
            <text:p>0.1154345</text:p>
          </table:table-cell>
          <table:table-cell office:value-type="float" office:value="8.662922" calcext:value-type="float">
            <text:p>8.662922</text:p>
          </table:table-cell>
          <table:table-cell table:formula="of:=[.C207]+[.A208]" office:value-type="float" office:value="23.614855937" calcext:value-type="float">
            <text:p>23.6148559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54132" calcext:value-type="float">
            <text:p>0.11554132</text:p>
          </table:table-cell>
          <table:table-cell office:value-type="float" office:value="8.654912" calcext:value-type="float">
            <text:p>8.654912</text:p>
          </table:table-cell>
          <table:table-cell table:formula="of:=[.C208]+[.A209]" office:value-type="float" office:value="23.730397257" calcext:value-type="float">
            <text:p>23.7303972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26665" calcext:value-type="float">
            <text:p>0.11526665</text:p>
          </table:table-cell>
          <table:table-cell office:value-type="float" office:value="8.675536" calcext:value-type="float">
            <text:p>8.675536</text:p>
          </table:table-cell>
          <table:table-cell table:formula="of:=[.C209]+[.A210]" office:value-type="float" office:value="23.845663907" calcext:value-type="float">
            <text:p>23.8456639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3095" calcext:value-type="float">
            <text:p>0.11493095</text:p>
          </table:table-cell>
          <table:table-cell office:value-type="float" office:value="8.700876" calcext:value-type="float">
            <text:p>8.700876</text:p>
          </table:table-cell>
          <table:table-cell table:formula="of:=[.C210]+[.A211]" office:value-type="float" office:value="23.960594857" calcext:value-type="float">
            <text:p>23.9605948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9199" calcext:value-type="float">
            <text:p>0.11499199</text:p>
          </table:table-cell>
          <table:table-cell office:value-type="float" office:value="8.696258" calcext:value-type="float">
            <text:p>8.696258</text:p>
          </table:table-cell>
          <table:table-cell table:formula="of:=[.C211]+[.A212]" office:value-type="float" office:value="24.075586847" calcext:value-type="float">
            <text:p>24.075586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37346" calcext:value-type="float">
            <text:p>0.11537346</text:p>
          </table:table-cell>
          <table:table-cell office:value-type="float" office:value="8.667504" calcext:value-type="float">
            <text:p>8.667504</text:p>
          </table:table-cell>
          <table:table-cell table:formula="of:=[.C212]+[.A213]" office:value-type="float" office:value="24.190960307" calcext:value-type="float">
            <text:p>24.1909603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2932" calcext:value-type="float">
            <text:p>0.11512932</text:p>
          </table:table-cell>
          <table:table-cell office:value-type="float" office:value="8.685884" calcext:value-type="float">
            <text:p>8.685884</text:p>
          </table:table-cell>
          <table:table-cell table:formula="of:=[.C213]+[.A214]" office:value-type="float" office:value="24.306089627" calcext:value-type="float">
            <text:p>24.3060896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0533" calcext:value-type="float">
            <text:p>0.11430533</text:p>
          </table:table-cell>
          <table:table-cell office:value-type="float" office:value="8.748498" calcext:value-type="float">
            <text:p>8.748498</text:p>
          </table:table-cell>
          <table:table-cell table:formula="of:=[.C214]+[.A215]" office:value-type="float" office:value="24.420394957" calcext:value-type="float">
            <text:p>24.4203949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49554" calcext:value-type="float">
            <text:p>0.11549554</text:p>
          </table:table-cell>
          <table:table-cell office:value-type="float" office:value="8.658342" calcext:value-type="float">
            <text:p>8.658342</text:p>
          </table:table-cell>
          <table:table-cell table:formula="of:=[.C215]+[.A216]" office:value-type="float" office:value="24.535890497" calcext:value-type="float">
            <text:p>24.5358904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754025" calcext:value-type="float">
            <text:p>0.11754025</text:p>
          </table:table-cell>
          <table:table-cell office:value-type="float" office:value="8.507724" calcext:value-type="float">
            <text:p>8.507724</text:p>
          </table:table-cell>
          <table:table-cell table:formula="of:=[.C216]+[.A217]" office:value-type="float" office:value="24.653430747" calcext:value-type="float">
            <text:p>24.6534307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824216" calcext:value-type="float">
            <text:p>0.11824216</text:p>
          </table:table-cell>
          <table:table-cell office:value-type="float" office:value="8.45722" calcext:value-type="float">
            <text:p>8.45722</text:p>
          </table:table-cell>
          <table:table-cell table:formula="of:=[.C217]+[.A218]" office:value-type="float" office:value="24.771672907" calcext:value-type="float">
            <text:p>24.7716729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638056" calcext:value-type="float">
            <text:p>0.11638056</text:p>
          </table:table-cell>
          <table:table-cell office:value-type="float" office:value="8.592501" calcext:value-type="float">
            <text:p>8.592501</text:p>
          </table:table-cell>
          <table:table-cell table:formula="of:=[.C218]+[.A219]" office:value-type="float" office:value="24.888053467" calcext:value-type="float">
            <text:p>24.8880534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06685" calcext:value-type="float">
            <text:p>0.113206685</text:p>
          </table:table-cell>
          <table:table-cell office:value-type="float" office:value="8.833401" calcext:value-type="float">
            <text:p>8.833401</text:p>
          </table:table-cell>
          <table:table-cell table:formula="of:=[.C219]+[.A220]" office:value-type="float" office:value="25.001260152" calcext:value-type="float">
            <text:p>25.0012601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870984" calcext:value-type="float">
            <text:p>0.112870984</text:p>
          </table:table-cell>
          <table:table-cell office:value-type="float" office:value="8.8596735" calcext:value-type="float">
            <text:p>8.8596735</text:p>
          </table:table-cell>
          <table:table-cell table:formula="of:=[.C220]+[.A221]" office:value-type="float" office:value="25.114131136" calcext:value-type="float">
            <text:p>25.114131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5111" calcext:value-type="float">
            <text:p>0.11435111</text:p>
          </table:table-cell>
          <table:table-cell office:value-type="float" office:value="8.744996" calcext:value-type="float">
            <text:p>8.744996</text:p>
          </table:table-cell>
          <table:table-cell table:formula="of:=[.C221]+[.A222]" office:value-type="float" office:value="25.228482246" calcext:value-type="float">
            <text:p>25.228482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633478" calcext:value-type="float">
            <text:p>0.11633478</text:p>
          </table:table-cell>
          <table:table-cell office:value-type="float" office:value="8.595881" calcext:value-type="float">
            <text:p>8.595881</text:p>
          </table:table-cell>
          <table:table-cell table:formula="of:=[.C222]+[.A223]" office:value-type="float" office:value="25.344817026" calcext:value-type="float">
            <text:p>25.3448170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749447" calcext:value-type="float">
            <text:p>0.11749447</text:p>
          </table:table-cell>
          <table:table-cell office:value-type="float" office:value="8.511039" calcext:value-type="float">
            <text:p>8.511039</text:p>
          </table:table-cell>
          <table:table-cell table:formula="of:=[.C223]+[.A224]" office:value-type="float" office:value="25.462311496" calcext:value-type="float">
            <text:p>25.4623114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609064" calcext:value-type="float">
            <text:p>0.11609064</text:p>
          </table:table-cell>
          <table:table-cell office:value-type="float" office:value="8.613959" calcext:value-type="float">
            <text:p>8.613959</text:p>
          </table:table-cell>
          <table:table-cell table:formula="of:=[.C224]+[.A225]" office:value-type="float" office:value="25.578402136" calcext:value-type="float">
            <text:p>25.578402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225]+[.A226]" office:value-type="float" office:value="25.690952686" calcext:value-type="float">
            <text:p>25.690952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69604" calcext:value-type="float">
            <text:p>0.11169604</text:p>
          </table:table-cell>
          <table:table-cell office:value-type="float" office:value="8.952868" calcext:value-type="float">
            <text:p>8.952868</text:p>
          </table:table-cell>
          <table:table-cell table:formula="of:=[.C226]+[.A227]" office:value-type="float" office:value="25.802648726" calcext:value-type="float">
            <text:p>25.8026487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9987" calcext:value-type="float">
            <text:p>0.11309987</text:p>
          </table:table-cell>
          <table:table-cell office:value-type="float" office:value="8.8417425" calcext:value-type="float">
            <text:p>8.8417425</text:p>
          </table:table-cell>
          <table:table-cell table:formula="of:=[.C227]+[.A228]" office:value-type="float" office:value="25.915748596" calcext:value-type="float">
            <text:p>25.9157485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37346" calcext:value-type="float">
            <text:p>0.11537346</text:p>
          </table:table-cell>
          <table:table-cell office:value-type="float" office:value="8.667504" calcext:value-type="float">
            <text:p>8.667504</text:p>
          </table:table-cell>
          <table:table-cell table:formula="of:=[.C228]+[.A229]" office:value-type="float" office:value="26.031122056" calcext:value-type="float">
            <text:p>26.0311220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680781" calcext:value-type="float">
            <text:p>0.11680781</text:p>
          </table:table-cell>
          <table:table-cell office:value-type="float" office:value="8.561071" calcext:value-type="float">
            <text:p>8.561071</text:p>
          </table:table-cell>
          <table:table-cell table:formula="of:=[.C229]+[.A230]" office:value-type="float" office:value="26.147929866" calcext:value-type="float">
            <text:p>26.1479298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40398" calcext:value-type="float">
            <text:p>0.11540398</text:p>
          </table:table-cell>
          <table:table-cell office:value-type="float" office:value="8.665213" calcext:value-type="float">
            <text:p>8.665213</text:p>
          </table:table-cell>
          <table:table-cell table:formula="of:=[.C230]+[.A231]" office:value-type="float" office:value="26.263333846" calcext:value-type="float">
            <text:p>26.2633338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5218" calcext:value-type="float">
            <text:p>0.11235218</text:p>
          </table:table-cell>
          <table:table-cell office:value-type="float" office:value="8.900584" calcext:value-type="float">
            <text:p>8.900584</text:p>
          </table:table-cell>
          <table:table-cell table:formula="of:=[.C231]+[.A232]" office:value-type="float" office:value="26.375686026" calcext:value-type="float">
            <text:p>26.3756860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4182" calcext:value-type="float">
            <text:p>0.11174182</text:p>
          </table:table-cell>
          <table:table-cell office:value-type="float" office:value="8.949201" calcext:value-type="float">
            <text:p>8.949201</text:p>
          </table:table-cell>
          <table:table-cell table:formula="of:=[.C232]+[.A233]" office:value-type="float" office:value="26.487427846" calcext:value-type="float">
            <text:p>26.4874278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233]+[.A234]" office:value-type="float" office:value="26.600680306" calcext:value-type="float">
            <text:p>26.6006803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1761" calcext:value-type="float">
            <text:p>0.11561761</text:p>
          </table:table-cell>
          <table:table-cell office:value-type="float" office:value="8.649201" calcext:value-type="float">
            <text:p>8.649201</text:p>
          </table:table-cell>
          <table:table-cell table:formula="of:=[.C234]+[.A235]" office:value-type="float" office:value="26.716297916" calcext:value-type="float">
            <text:p>26.7162979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7235065" calcext:value-type="float">
            <text:p>0.117235065</text:p>
          </table:table-cell>
          <table:table-cell office:value-type="float" office:value="8.529871" calcext:value-type="float">
            <text:p>8.529871</text:p>
          </table:table-cell>
          <table:table-cell table:formula="of:=[.C235]+[.A236]" office:value-type="float" office:value="26.833532981" calcext:value-type="float">
            <text:p>26.8335329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63653" calcext:value-type="float">
            <text:p>0.1163653</text:p>
          </table:table-cell>
          <table:table-cell office:value-type="float" office:value="8.593628" calcext:value-type="float">
            <text:p>8.593628</text:p>
          </table:table-cell>
          <table:table-cell table:formula="of:=[.C236]+[.A237]" office:value-type="float" office:value="26.949898281" calcext:value-type="float">
            <text:p>26.9498982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77127" calcext:value-type="float">
            <text:p>0.11377127</text:p>
          </table:table-cell>
          <table:table-cell office:value-type="float" office:value="8.789565" calcext:value-type="float">
            <text:p>8.789565</text:p>
          </table:table-cell>
          <table:table-cell table:formula="of:=[.C237]+[.A238]" office:value-type="float" office:value="27.063669551" calcext:value-type="float">
            <text:p>27.063669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238]+[.A239]" office:value-type="float" office:value="27.177074601" calcext:value-type="float">
            <text:p>27.1770746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083545" calcext:value-type="float">
            <text:p>0.115083545</text:p>
          </table:table-cell>
          <table:table-cell office:value-type="float" office:value="8.68934" calcext:value-type="float">
            <text:p>8.68934</text:p>
          </table:table-cell>
          <table:table-cell table:formula="of:=[.C239]+[.A240]" office:value-type="float" office:value="27.292158146" calcext:value-type="float">
            <text:p>27.2921581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6639964" calcext:value-type="float">
            <text:p>0.116639964</text:p>
          </table:table-cell>
          <table:table-cell office:value-type="float" office:value="8.573391" calcext:value-type="float">
            <text:p>8.573391</text:p>
          </table:table-cell>
          <table:table-cell table:formula="of:=[.C240]+[.A241]" office:value-type="float" office:value="27.40879811" calcext:value-type="float">
            <text:p>27.408798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1761" calcext:value-type="float">
            <text:p>0.11561761</text:p>
          </table:table-cell>
          <table:table-cell office:value-type="float" office:value="8.649201" calcext:value-type="float">
            <text:p>8.649201</text:p>
          </table:table-cell>
          <table:table-cell table:formula="of:=[.C241]+[.A242]" office:value-type="float" office:value="27.52441572" calcext:value-type="float">
            <text:p>27.524415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855725" calcext:value-type="float">
            <text:p>0.112855725</text:p>
          </table:table-cell>
          <table:table-cell office:value-type="float" office:value="8.860871" calcext:value-type="float">
            <text:p>8.860871</text:p>
          </table:table-cell>
          <table:table-cell table:formula="of:=[.C242]+[.A243]" office:value-type="float" office:value="27.637271445" calcext:value-type="float">
            <text:p>27.6372714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29114" calcext:value-type="float">
            <text:p>0.11229114</text:p>
          </table:table-cell>
          <table:table-cell office:value-type="float" office:value="8.905422" calcext:value-type="float">
            <text:p>8.905422</text:p>
          </table:table-cell>
          <table:table-cell table:formula="of:=[.C243]+[.A244]" office:value-type="float" office:value="27.749562585" calcext:value-type="float">
            <text:p>27.7495625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244]+[.A245]" office:value-type="float" office:value="27.863730585" calcext:value-type="float">
            <text:p>27.8637305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4813" calcext:value-type="float">
            <text:p>0.11564813</text:p>
          </table:table-cell>
          <table:table-cell office:value-type="float" office:value="8.646919" calcext:value-type="float">
            <text:p>8.646919</text:p>
          </table:table-cell>
          <table:table-cell table:formula="of:=[.C245]+[.A246]" office:value-type="float" office:value="27.979378715" calcext:value-type="float">
            <text:p>27.9793787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96885" calcext:value-type="float">
            <text:p>0.114396885</text:p>
          </table:table-cell>
          <table:table-cell office:value-type="float" office:value="8.741496" calcext:value-type="float">
            <text:p>8.741496</text:p>
          </table:table-cell>
          <table:table-cell table:formula="of:=[.C246]+[.A247]" office:value-type="float" office:value="28.0937756" calcext:value-type="float">
            <text:p>28.09377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68078" calcext:value-type="float">
            <text:p>0.11168078</text:p>
          </table:table-cell>
          <table:table-cell office:value-type="float" office:value="8.954092" calcext:value-type="float">
            <text:p>8.954092</text:p>
          </table:table-cell>
          <table:table-cell table:formula="of:=[.C247]+[.A248]" office:value-type="float" office:value="28.20545638" calcext:value-type="float">
            <text:p>28.20545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34508" calcext:value-type="float">
            <text:p>0.11134508</text:p>
          </table:table-cell>
          <table:table-cell office:value-type="float" office:value="8.981088" calcext:value-type="float">
            <text:p>8.981088</text:p>
          </table:table-cell>
          <table:table-cell table:formula="of:=[.C248]+[.A249]" office:value-type="float" office:value="28.31680146" calcext:value-type="float">
            <text:p>28.316801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16091" calcext:value-type="float">
            <text:p>0.11316091</text:p>
          </table:table-cell>
          <table:table-cell office:value-type="float" office:value="8.836974" calcext:value-type="float">
            <text:p>8.836974</text:p>
          </table:table-cell>
          <table:table-cell table:formula="of:=[.C249]+[.A250]" office:value-type="float" office:value="28.42996237" calcext:value-type="float">
            <text:p>28.429962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815975" calcext:value-type="float">
            <text:p>0.115815975</text:p>
          </table:table-cell>
          <table:table-cell office:value-type="float" office:value="8.634387" calcext:value-type="float">
            <text:p>8.634387</text:p>
          </table:table-cell>
          <table:table-cell table:formula="of:=[.C250]+[.A251]" office:value-type="float" office:value="28.545778345" calcext:value-type="float">
            <text:p>28.545778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6639964" calcext:value-type="float">
            <text:p>0.116639964</text:p>
          </table:table-cell>
          <table:table-cell office:value-type="float" office:value="8.573391" calcext:value-type="float">
            <text:p>8.573391</text:p>
          </table:table-cell>
          <table:table-cell table:formula="of:=[.C251]+[.A252]" office:value-type="float" office:value="28.662418309" calcext:value-type="float">
            <text:p>28.6624183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252]+[.A253]" office:value-type="float" office:value="28.776586309" calcext:value-type="float">
            <text:p>28.7765863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253]+[.A254]" office:value-type="float" office:value="28.887504139" calcext:value-type="float">
            <text:p>28.887504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178305" calcext:value-type="float">
            <text:p>0.109178305</text:p>
          </table:table-cell>
          <table:table-cell office:value-type="float" office:value="9.159328" calcext:value-type="float">
            <text:p>9.159328</text:p>
          </table:table-cell>
          <table:table-cell table:formula="of:=[.C254]+[.A255]" office:value-type="float" office:value="28.996682444" calcext:value-type="float">
            <text:p>28.9966824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3472" calcext:value-type="float">
            <text:p>0.11073472</text:p>
          </table:table-cell>
          <table:table-cell office:value-type="float" office:value="9.030591" calcext:value-type="float">
            <text:p>9.030591</text:p>
          </table:table-cell>
          <table:table-cell table:formula="of:=[.C255]+[.A256]" office:value-type="float" office:value="29.107417164" calcext:value-type="float">
            <text:p>29.107417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9086" calcext:value-type="float">
            <text:p>0.1139086</text:p>
          </table:table-cell>
          <table:table-cell office:value-type="float" office:value="8.778969" calcext:value-type="float">
            <text:p>8.778969</text:p>
          </table:table-cell>
          <table:table-cell table:formula="of:=[.C256]+[.A257]" office:value-type="float" office:value="29.221325764" calcext:value-type="float">
            <text:p>29.2213257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556575" calcext:value-type="float">
            <text:p>0.115556575</text:p>
          </table:table-cell>
          <table:table-cell office:value-type="float" office:value="8.6537695" calcext:value-type="float">
            <text:p>8.6537695</text:p>
          </table:table-cell>
          <table:table-cell table:formula="of:=[.C257]+[.A258]" office:value-type="float" office:value="29.336882339" calcext:value-type="float">
            <text:p>29.3368823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0043" calcext:value-type="float">
            <text:p>0.11490043</text:p>
          </table:table-cell>
          <table:table-cell office:value-type="float" office:value="8.703188" calcext:value-type="float">
            <text:p>8.703188</text:p>
          </table:table-cell>
          <table:table-cell table:formula="of:=[.C258]+[.A259]" office:value-type="float" office:value="29.451782769" calcext:value-type="float">
            <text:p>29.4517827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47845" calcext:value-type="float">
            <text:p>0.114747845</text:p>
          </table:table-cell>
          <table:table-cell office:value-type="float" office:value="8.714761" calcext:value-type="float">
            <text:p>8.714761</text:p>
          </table:table-cell>
          <table:table-cell table:formula="of:=[.C259]+[.A260]" office:value-type="float" office:value="29.566530614" calcext:value-type="float">
            <text:p>29.5665306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7708094" calcext:value-type="float">
            <text:p>0.117708094</text:p>
          </table:table-cell>
          <table:table-cell office:value-type="float" office:value="8.495592" calcext:value-type="float">
            <text:p>8.495592</text:p>
          </table:table-cell>
          <table:table-cell table:formula="of:=[.C260]+[.A261]" office:value-type="float" office:value="29.684238708" calcext:value-type="float">
            <text:p>29.6842387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158389" calcext:value-type="float">
            <text:p>0.12158389</text:p>
          </table:table-cell>
          <table:table-cell office:value-type="float" office:value="8.224774" calcext:value-type="float">
            <text:p>8.224774</text:p>
          </table:table-cell>
          <table:table-cell table:formula="of:=[.C261]+[.A262]" office:value-type="float" office:value="29.805822598" calcext:value-type="float">
            <text:p>29.8058225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210269" calcext:value-type="float">
            <text:p>0.12210269</text:p>
          </table:table-cell>
          <table:table-cell office:value-type="float" office:value="8.189827" calcext:value-type="float">
            <text:p>8.189827</text:p>
          </table:table-cell>
          <table:table-cell table:formula="of:=[.C262]+[.A263]" office:value-type="float" office:value="29.927925288" calcext:value-type="float">
            <text:p>29.9279252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0881975" calcext:value-type="float">
            <text:p>0.120881975</text:p>
          </table:table-cell>
          <table:table-cell office:value-type="float" office:value="8.2725315" calcext:value-type="float">
            <text:p>8.2725315</text:p>
          </table:table-cell>
          <table:table-cell table:formula="of:=[.C263]+[.A264]" office:value-type="float" office:value="30.048807263" calcext:value-type="float">
            <text:p>30.0488072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938659" calcext:value-type="float">
            <text:p>0.11938659</text:p>
          </table:table-cell>
          <table:table-cell office:value-type="float" office:value="8.37615" calcext:value-type="float">
            <text:p>8.37615</text:p>
          </table:table-cell>
          <table:table-cell table:formula="of:=[.C264]+[.A265]" office:value-type="float" office:value="30.168193853" calcext:value-type="float">
            <text:p>30.1681938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8181124" calcext:value-type="float">
            <text:p>0.118181124</text:p>
          </table:table-cell>
          <table:table-cell office:value-type="float" office:value="8.461588" calcext:value-type="float">
            <text:p>8.461588</text:p>
          </table:table-cell>
          <table:table-cell table:formula="of:=[.C265]+[.A266]" office:value-type="float" office:value="30.286374977" calcext:value-type="float">
            <text:p>30.2863749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99054" calcext:value-type="float">
            <text:p>0.1199054</text:p>
          </table:table-cell>
          <table:table-cell office:value-type="float" office:value="8.339909" calcext:value-type="float">
            <text:p>8.339909</text:p>
          </table:table-cell>
          <table:table-cell table:formula="of:=[.C266]+[.A267]" office:value-type="float" office:value="30.406280377" calcext:value-type="float">
            <text:p>30.4062803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3476006" calcext:value-type="float">
            <text:p>0.123476006</text:p>
          </table:table-cell>
          <table:table-cell office:value-type="float" office:value="8.09874" calcext:value-type="float">
            <text:p>8.09874</text:p>
          </table:table-cell>
          <table:table-cell table:formula="of:=[.C267]+[.A268]" office:value-type="float" office:value="30.529756383" calcext:value-type="float">
            <text:p>30.5297563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399481" calcext:value-type="float">
            <text:p>0.12399481</text:p>
          </table:table-cell>
          <table:table-cell office:value-type="float" office:value="8.064854" calcext:value-type="float">
            <text:p>8.064854</text:p>
          </table:table-cell>
          <table:table-cell table:formula="of:=[.C268]+[.A269]" office:value-type="float" office:value="30.653751193" calcext:value-type="float">
            <text:p>30.653751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2545205" calcext:value-type="float">
            <text:p>0.122545205</text:p>
          </table:table-cell>
          <table:table-cell office:value-type="float" office:value="8.1602545" calcext:value-type="float">
            <text:p>8.1602545</text:p>
          </table:table-cell>
          <table:table-cell table:formula="of:=[.C269]+[.A270]" office:value-type="float" office:value="30.776296398" calcext:value-type="float">
            <text:p>30.776296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021057" calcext:value-type="float">
            <text:p>0.12021057</text:p>
          </table:table-cell>
          <table:table-cell office:value-type="float" office:value="8.318736" calcext:value-type="float">
            <text:p>8.318736</text:p>
          </table:table-cell>
          <table:table-cell table:formula="of:=[.C270]+[.A271]" office:value-type="float" office:value="30.896506968" calcext:value-type="float">
            <text:p>30.896506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869993" calcext:value-type="float">
            <text:p>0.11869993</text:p>
          </table:table-cell>
          <table:table-cell office:value-type="float" office:value="8.424605" calcext:value-type="float">
            <text:p>8.424605</text:p>
          </table:table-cell>
          <table:table-cell table:formula="of:=[.C271]+[.A272]" office:value-type="float" office:value="31.015206898" calcext:value-type="float">
            <text:p>31.0152068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821164" calcext:value-type="float">
            <text:p>0.11821164</text:p>
          </table:table-cell>
          <table:table-cell office:value-type="float" office:value="8.459403" calcext:value-type="float">
            <text:p>8.459403</text:p>
          </table:table-cell>
          <table:table-cell table:formula="of:=[.C272]+[.A273]" office:value-type="float" office:value="31.133418538" calcext:value-type="float">
            <text:p>31.1334185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985961" calcext:value-type="float">
            <text:p>0.11985961</text:p>
          </table:table-cell>
          <table:table-cell office:value-type="float" office:value="8.343094" calcext:value-type="float">
            <text:p>8.343094</text:p>
          </table:table-cell>
          <table:table-cell table:formula="of:=[.C273]+[.A274]" office:value-type="float" office:value="31.253278148" calcext:value-type="float">
            <text:p>31.2532781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0057985" calcext:value-type="float">
            <text:p>0.120057985</text:p>
          </table:table-cell>
          <table:table-cell office:value-type="float" office:value="8.3293085" calcext:value-type="float">
            <text:p>8.3293085</text:p>
          </table:table-cell>
          <table:table-cell table:formula="of:=[.C274]+[.A275]" office:value-type="float" office:value="31.373336133" calcext:value-type="float">
            <text:p>31.373336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950866" calcext:value-type="float">
            <text:p>0.11950866</text:p>
          </table:table-cell>
          <table:table-cell office:value-type="float" office:value="8.367594" calcext:value-type="float">
            <text:p>8.367594</text:p>
          </table:table-cell>
          <table:table-cell table:formula="of:=[.C275]+[.A276]" office:value-type="float" office:value="31.492844793" calcext:value-type="float">
            <text:p>31.4928447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905089" calcext:value-type="float">
            <text:p>0.11905089</text:p>
          </table:table-cell>
          <table:table-cell office:value-type="float" office:value="8.399769" calcext:value-type="float">
            <text:p>8.399769</text:p>
          </table:table-cell>
          <table:table-cell table:formula="of:=[.C276]+[.A277]" office:value-type="float" office:value="31.611895683" calcext:value-type="float">
            <text:p>31.6118956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9584955" calcext:value-type="float">
            <text:p>0.119584955</text:p>
          </table:table-cell>
          <table:table-cell office:value-type="float" office:value="8.362256" calcext:value-type="float">
            <text:p>8.362256</text:p>
          </table:table-cell>
          <table:table-cell table:formula="of:=[.C277]+[.A278]" office:value-type="float" office:value="31.731480638" calcext:value-type="float">
            <text:p>31.731480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9707026" calcext:value-type="float">
            <text:p>0.119707026</text:p>
          </table:table-cell>
          <table:table-cell office:value-type="float" office:value="8.353728" calcext:value-type="float">
            <text:p>8.353728</text:p>
          </table:table-cell>
          <table:table-cell table:formula="of:=[.C278]+[.A279]" office:value-type="float" office:value="31.851187664" calcext:value-type="float">
            <text:p>31.8511876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8303195" calcext:value-type="float">
            <text:p>0.118303195</text:p>
          </table:table-cell>
          <table:table-cell office:value-type="float" office:value="8.452857" calcext:value-type="float">
            <text:p>8.452857</text:p>
          </table:table-cell>
          <table:table-cell table:formula="of:=[.C279]+[.A280]" office:value-type="float" office:value="31.969490859" calcext:value-type="float">
            <text:p>31.9694908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764706" calcext:value-type="float">
            <text:p>0.11764706</text:p>
          </table:table-cell>
          <table:table-cell office:value-type="float" office:value="8.5" calcext:value-type="float">
            <text:p>8.5</text:p>
          </table:table-cell>
          <table:table-cell table:formula="of:=[.C280]+[.A281]" office:value-type="float" office:value="32.087137919" calcext:value-type="float">
            <text:p>32.0871379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873045" calcext:value-type="float">
            <text:p>0.11873045</text:p>
          </table:table-cell>
          <table:table-cell office:value-type="float" office:value="8.42244" calcext:value-type="float">
            <text:p>8.42244</text:p>
          </table:table-cell>
          <table:table-cell table:formula="of:=[.C281]+[.A282]" office:value-type="float" office:value="32.205868369" calcext:value-type="float">
            <text:p>32.2058683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0393686" calcext:value-type="float">
            <text:p>0.120393686</text:p>
          </table:table-cell>
          <table:table-cell office:value-type="float" office:value="8.306084" calcext:value-type="float">
            <text:p>8.306084</text:p>
          </table:table-cell>
          <table:table-cell table:formula="of:=[.C282]+[.A283]" office:value-type="float" office:value="32.326262055" calcext:value-type="float">
            <text:p>32.3262620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089723" calcext:value-type="float">
            <text:p>0.12089723</text:p>
          </table:table-cell>
          <table:table-cell office:value-type="float" office:value="8.271488" calcext:value-type="float">
            <text:p>8.271488</text:p>
          </table:table-cell>
          <table:table-cell table:formula="of:=[.C283]+[.A284]" office:value-type="float" office:value="32.447159285" calcext:value-type="float">
            <text:p>32.447159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920348" calcext:value-type="float">
            <text:p>0.11920348</text:p>
          </table:table-cell>
          <table:table-cell office:value-type="float" office:value="8.389017" calcext:value-type="float">
            <text:p>8.389017</text:p>
          </table:table-cell>
          <table:table-cell table:formula="of:=[.C284]+[.A285]" office:value-type="float" office:value="32.566362765" calcext:value-type="float">
            <text:p>32.5663627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795224" calcext:value-type="float">
            <text:p>0.11795224</text:p>
          </table:table-cell>
          <table:table-cell office:value-type="float" office:value="8.478007" calcext:value-type="float">
            <text:p>8.478007</text:p>
          </table:table-cell>
          <table:table-cell table:formula="of:=[.C285]+[.A286]" office:value-type="float" office:value="32.684315005" calcext:value-type="float">
            <text:p>32.684315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961547" calcext:value-type="float">
            <text:p>0.11961547</text:p>
          </table:table-cell>
          <table:table-cell office:value-type="float" office:value="8.360123" calcext:value-type="float">
            <text:p>8.360123</text:p>
          </table:table-cell>
          <table:table-cell table:formula="of:=[.C286]+[.A287]" office:value-type="float" office:value="32.803930475" calcext:value-type="float">
            <text:p>32.803930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298772" calcext:value-type="float">
            <text:p>0.12298772</text:p>
          </table:table-cell>
          <table:table-cell office:value-type="float" office:value="8.130894" calcext:value-type="float">
            <text:p>8.130894</text:p>
          </table:table-cell>
          <table:table-cell table:formula="of:=[.C287]+[.A288]" office:value-type="float" office:value="32.926918195" calcext:value-type="float">
            <text:p>32.9269181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4773026" calcext:value-type="float">
            <text:p>0.124773026</text:p>
          </table:table-cell>
          <table:table-cell office:value-type="float" office:value="8.014553" calcext:value-type="float">
            <text:p>8.014553</text:p>
          </table:table-cell>
          <table:table-cell table:formula="of:=[.C288]+[.A289]" office:value-type="float" office:value="33.051691221" calcext:value-type="float">
            <text:p>33.051691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274357" calcext:value-type="float">
            <text:p>0.12274357</text:p>
          </table:table-cell>
          <table:table-cell office:value-type="float" office:value="8.147066" calcext:value-type="float">
            <text:p>8.147066</text:p>
          </table:table-cell>
          <table:table-cell table:formula="of:=[.C289]+[.A290]" office:value-type="float" office:value="33.174434791" calcext:value-type="float">
            <text:p>33.1744347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9478144" calcext:value-type="float">
            <text:p>0.119478144</text:p>
          </table:table-cell>
          <table:table-cell office:value-type="float" office:value="8.369732" calcext:value-type="float">
            <text:p>8.369732</text:p>
          </table:table-cell>
          <table:table-cell table:formula="of:=[.C290]+[.A291]" office:value-type="float" office:value="33.293912935" calcext:value-type="float">
            <text:p>33.2939129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873045" calcext:value-type="float">
            <text:p>0.11873045</text:p>
          </table:table-cell>
          <table:table-cell office:value-type="float" office:value="8.42244" calcext:value-type="float">
            <text:p>8.42244</text:p>
          </table:table-cell>
          <table:table-cell table:formula="of:=[.C291]+[.A292]" office:value-type="float" office:value="33.412643385" calcext:value-type="float">
            <text:p>33.412643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1950105" calcext:value-type="float">
            <text:p>0.121950105</text:p>
          </table:table-cell>
          <table:table-cell office:value-type="float" office:value="8.200074" calcext:value-type="float">
            <text:p>8.200074</text:p>
          </table:table-cell>
          <table:table-cell table:formula="of:=[.C292]+[.A293]" office:value-type="float" office:value="33.53459349" calcext:value-type="float">
            <text:p>33.534593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651256" calcext:value-type="float">
            <text:p>0.12651256</text:p>
          </table:table-cell>
          <table:table-cell office:value-type="float" office:value="7.9043536" calcext:value-type="float">
            <text:p>7.9043536</text:p>
          </table:table-cell>
          <table:table-cell table:formula="of:=[.C293]+[.A294]" office:value-type="float" office:value="33.66110605" calcext:value-type="float">
            <text:p>33.66110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784009" calcext:value-type="float">
            <text:p>0.12784009</text:p>
          </table:table-cell>
          <table:table-cell office:value-type="float" office:value="7.822273" calcext:value-type="float">
            <text:p>7.822273</text:p>
          </table:table-cell>
          <table:table-cell table:formula="of:=[.C294]+[.A295]" office:value-type="float" office:value="33.78894614" calcext:value-type="float">
            <text:p>33.788946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62684" calcext:value-type="float">
            <text:p>0.1262684</text:p>
          </table:table-cell>
          <table:table-cell office:value-type="float" office:value="7.919637" calcext:value-type="float">
            <text:p>7.919637</text:p>
          </table:table-cell>
          <table:table-cell table:formula="of:=[.C295]+[.A296]" office:value-type="float" office:value="33.91521454" calcext:value-type="float">
            <text:p>33.915214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3735406" calcext:value-type="float">
            <text:p>0.123735406</text:p>
          </table:table-cell>
          <table:table-cell office:value-type="float" office:value="8.081761" calcext:value-type="float">
            <text:p>8.081761</text:p>
          </table:table-cell>
          <table:table-cell table:formula="of:=[.C296]+[.A297]" office:value-type="float" office:value="34.038949946" calcext:value-type="float">
            <text:p>34.0389499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320134" calcext:value-type="float">
            <text:p>0.12320134</text:p>
          </table:table-cell>
          <table:table-cell office:value-type="float" office:value="8.116795" calcext:value-type="float">
            <text:p>8.116795</text:p>
          </table:table-cell>
          <table:table-cell table:formula="of:=[.C297]+[.A298]" office:value-type="float" office:value="34.162151286" calcext:value-type="float">
            <text:p>34.1621512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53376" calcext:value-type="float">
            <text:p>0.1253376</text:p>
          </table:table-cell>
          <table:table-cell office:value-type="float" office:value="7.9784517" calcext:value-type="float">
            <text:p>7.9784517</text:p>
          </table:table-cell>
          <table:table-cell table:formula="of:=[.C298]+[.A299]" office:value-type="float" office:value="34.287488886" calcext:value-type="float">
            <text:p>34.2874888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697032" calcext:value-type="float">
            <text:p>0.12697032</text:p>
          </table:table-cell>
          <table:table-cell office:value-type="float" office:value="7.8758564" calcext:value-type="float">
            <text:p>7.8758564</text:p>
          </table:table-cell>
          <table:table-cell table:formula="of:=[.C299]+[.A300]" office:value-type="float" office:value="34.414459206" calcext:value-type="float">
            <text:p>34.4144592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639047" calcext:value-type="float">
            <text:p>0.12639047</text:p>
          </table:table-cell>
          <table:table-cell office:value-type="float" office:value="7.9119883" calcext:value-type="float">
            <text:p>7.9119883</text:p>
          </table:table-cell>
          <table:table-cell table:formula="of:=[.C300]+[.A301]" office:value-type="float" office:value="34.540849676" calcext:value-type="float">
            <text:p>34.5408496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4422066" calcext:value-type="float">
            <text:p>0.124422066</text:p>
          </table:table-cell>
          <table:table-cell office:value-type="float" office:value="8.03716" calcext:value-type="float">
            <text:p>8.03716</text:p>
          </table:table-cell>
          <table:table-cell table:formula="of:=[.C301]+[.A302]" office:value-type="float" office:value="34.665271742" calcext:value-type="float">
            <text:p>34.6652717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364385" calcext:value-type="float">
            <text:p>0.12364385</text:p>
          </table:table-cell>
          <table:table-cell office:value-type="float" office:value="8.087746" calcext:value-type="float">
            <text:p>8.087746</text:p>
          </table:table-cell>
          <table:table-cell table:formula="of:=[.C302]+[.A303]" office:value-type="float" office:value="34.788915592" calcext:value-type="float">
            <text:p>34.7889155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425421" calcext:value-type="float">
            <text:p>0.12425421</text:p>
          </table:table-cell>
          <table:table-cell office:value-type="float" office:value="8.0480175" calcext:value-type="float">
            <text:p>8.0480175</text:p>
          </table:table-cell>
          <table:table-cell table:formula="of:=[.C303]+[.A304]" office:value-type="float" office:value="34.913169802" calcext:value-type="float">
            <text:p>34.9131698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452888" calcext:value-type="float">
            <text:p>0.12452888</text:p>
          </table:table-cell>
          <table:table-cell office:value-type="float" office:value="8.030266" calcext:value-type="float">
            <text:p>8.030266</text:p>
          </table:table-cell>
          <table:table-cell table:formula="of:=[.C304]+[.A305]" office:value-type="float" office:value="35.037698682" calcext:value-type="float">
            <text:p>35.0376986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2560464" calcext:value-type="float">
            <text:p>0.122560464</text:p>
          </table:table-cell>
          <table:table-cell office:value-type="float" office:value="8.159238" calcext:value-type="float">
            <text:p>8.159238</text:p>
          </table:table-cell>
          <table:table-cell table:formula="of:=[.C305]+[.A306]" office:value-type="float" office:value="35.160259146" calcext:value-type="float">
            <text:p>35.1602591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1828035" calcext:value-type="float">
            <text:p>0.121828035</text:p>
          </table:table-cell>
          <table:table-cell office:value-type="float" office:value="8.208291" calcext:value-type="float">
            <text:p>8.208291</text:p>
          </table:table-cell>
          <table:table-cell table:formula="of:=[.C306]+[.A307]" office:value-type="float" office:value="35.282087181" calcext:value-type="float">
            <text:p>35.282087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52613" calcext:value-type="float">
            <text:p>0.1252613</text:p>
          </table:table-cell>
          <table:table-cell office:value-type="float" office:value="7.983311" calcext:value-type="float">
            <text:p>7.983311</text:p>
          </table:table-cell>
          <table:table-cell table:formula="of:=[.C307]+[.A308]" office:value-type="float" office:value="35.407348481" calcext:value-type="float">
            <text:p>35.4073484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3151751" calcext:value-type="float">
            <text:p>0.13151751</text:p>
          </table:table-cell>
          <table:table-cell office:value-type="float" office:value="7.6035504" calcext:value-type="float">
            <text:p>7.6035504</text:p>
          </table:table-cell>
          <table:table-cell table:formula="of:=[.C308]+[.A309]" office:value-type="float" office:value="35.538865991" calcext:value-type="float">
            <text:p>35.5388659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3501182" calcext:value-type="float">
            <text:p>0.13501182</text:p>
          </table:table-cell>
          <table:table-cell office:value-type="float" office:value="7.406759" calcext:value-type="float">
            <text:p>7.406759</text:p>
          </table:table-cell>
          <table:table-cell table:formula="of:=[.C309]+[.A310]" office:value-type="float" office:value="35.673877811" calcext:value-type="float">
            <text:p>35.6738778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3366903" calcext:value-type="float">
            <text:p>0.13366903</text:p>
          </table:table-cell>
          <table:table-cell office:value-type="float" office:value="7.481164" calcext:value-type="float">
            <text:p>7.481164</text:p>
          </table:table-cell>
          <table:table-cell table:formula="of:=[.C310]+[.A311]" office:value-type="float" office:value="35.807546841" calcext:value-type="float">
            <text:p>35.8075468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918288" calcext:value-type="float">
            <text:p>0.12918288</text:p>
          </table:table-cell>
          <table:table-cell office:value-type="float" office:value="7.740964" calcext:value-type="float">
            <text:p>7.740964</text:p>
          </table:table-cell>
          <table:table-cell table:formula="of:=[.C311]+[.A312]" office:value-type="float" office:value="35.936729721" calcext:value-type="float">
            <text:p>35.9367297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249943" calcext:value-type="float">
            <text:p>0.12249943</text:p>
          </table:table-cell>
          <table:table-cell office:value-type="float" office:value="8.163303" calcext:value-type="float">
            <text:p>8.163303</text:p>
          </table:table-cell>
          <table:table-cell table:formula="of:=[.C312]+[.A313]" office:value-type="float" office:value="36.059229151" calcext:value-type="float">
            <text:p>36.059229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004273" calcext:value-type="float">
            <text:p>0.12004273</text:p>
          </table:table-cell>
          <table:table-cell office:value-type="float" office:value="8.330368" calcext:value-type="float">
            <text:p>8.330368</text:p>
          </table:table-cell>
          <table:table-cell table:formula="of:=[.C313]+[.A314]" office:value-type="float" office:value="36.179271881" calcext:value-type="float">
            <text:p>36.1792718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108034" calcext:value-type="float">
            <text:p>0.12108034</text:p>
          </table:table-cell>
          <table:table-cell office:value-type="float" office:value="8.258979" calcext:value-type="float">
            <text:p>8.258979</text:p>
          </table:table-cell>
          <table:table-cell table:formula="of:=[.C314]+[.A315]" office:value-type="float" office:value="36.300352221" calcext:value-type="float">
            <text:p>36.300352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48188" calcext:value-type="float">
            <text:p>0.1248188</text:p>
          </table:table-cell>
          <table:table-cell office:value-type="float" office:value="8.011614" calcext:value-type="float">
            <text:p>8.011614</text:p>
          </table:table-cell>
          <table:table-cell table:formula="of:=[.C315]+[.A316]" office:value-type="float" office:value="36.425171021" calcext:value-type="float">
            <text:p>36.425171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3101396" calcext:value-type="float">
            <text:p>0.13101396</text:p>
          </table:table-cell>
          <table:table-cell office:value-type="float" office:value="7.6327744" calcext:value-type="float">
            <text:p>7.6327744</text:p>
          </table:table-cell>
          <table:table-cell table:formula="of:=[.C316]+[.A317]" office:value-type="float" office:value="36.556184981" calcext:value-type="float">
            <text:p>36.5561849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3636988" calcext:value-type="float">
            <text:p>0.13636988</text:p>
          </table:table-cell>
          <table:table-cell office:value-type="float" office:value="7.3329973" calcext:value-type="float">
            <text:p>7.3329973</text:p>
          </table:table-cell>
          <table:table-cell table:formula="of:=[.C317]+[.A318]" office:value-type="float" office:value="36.692554861" calcext:value-type="float">
            <text:p>36.6925548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3864347" calcext:value-type="float">
            <text:p>0.13864347</text:p>
          </table:table-cell>
          <table:table-cell office:value-type="float" office:value="7.2127447" calcext:value-type="float">
            <text:p>7.2127447</text:p>
          </table:table-cell>
          <table:table-cell table:formula="of:=[.C318]+[.A319]" office:value-type="float" office:value="36.831198331" calcext:value-type="float">
            <text:p>36.831198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3609521" calcext:value-type="float">
            <text:p>0.13609521</text:p>
          </table:table-cell>
          <table:table-cell office:value-type="float" office:value="7.3477974" calcext:value-type="float">
            <text:p>7.3477974</text:p>
          </table:table-cell>
          <table:table-cell table:formula="of:=[.C319]+[.A320]" office:value-type="float" office:value="36.967293541" calcext:value-type="float">
            <text:p>36.9672935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86183" calcext:value-type="float">
            <text:p>0.1286183</text:p>
          </table:table-cell>
          <table:table-cell office:value-type="float" office:value="7.7749434" calcext:value-type="float">
            <text:p>7.7749434</text:p>
          </table:table-cell>
          <table:table-cell table:formula="of:=[.C320]+[.A321]" office:value-type="float" office:value="37.095911841" calcext:value-type="float">
            <text:p>37.0959118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0302126" calcext:value-type="float">
            <text:p>0.120302126</text:p>
          </table:table-cell>
          <table:table-cell office:value-type="float" office:value="8.312406" calcext:value-type="float">
            <text:p>8.312406</text:p>
          </table:table-cell>
          <table:table-cell table:formula="of:=[.C321]+[.A322]" office:value-type="float" office:value="37.216213967" calcext:value-type="float">
            <text:p>37.2162139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938045" calcext:value-type="float">
            <text:p>0.115938045</text:p>
          </table:table-cell>
          <table:table-cell office:value-type="float" office:value="8.625297" calcext:value-type="float">
            <text:p>8.625297</text:p>
          </table:table-cell>
          <table:table-cell table:formula="of:=[.C322]+[.A323]" office:value-type="float" office:value="37.332152012" calcext:value-type="float">
            <text:p>37.3321520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1406" calcext:value-type="float">
            <text:p>0.11511406</text:p>
          </table:table-cell>
          <table:table-cell office:value-type="float" office:value="8.687036" calcext:value-type="float">
            <text:p>8.687036</text:p>
          </table:table-cell>
          <table:table-cell table:formula="of:=[.C323]+[.A324]" office:value-type="float" office:value="37.447266072" calcext:value-type="float">
            <text:p>37.4472660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793698" calcext:value-type="float">
            <text:p>0.11793698</text:p>
          </table:table-cell>
          <table:table-cell office:value-type="float" office:value="8.479104" calcext:value-type="float">
            <text:p>8.479104</text:p>
          </table:table-cell>
          <table:table-cell table:formula="of:=[.C324]+[.A325]" office:value-type="float" office:value="37.565203052" calcext:value-type="float">
            <text:p>37.5652030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249943" calcext:value-type="float">
            <text:p>0.12249943</text:p>
          </table:table-cell>
          <table:table-cell office:value-type="float" office:value="8.163303" calcext:value-type="float">
            <text:p>8.163303</text:p>
          </table:table-cell>
          <table:table-cell table:formula="of:=[.C325]+[.A326]" office:value-type="float" office:value="37.687702482" calcext:value-type="float">
            <text:p>37.687702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686351" calcext:value-type="float">
            <text:p>0.12686351</text:p>
          </table:table-cell>
          <table:table-cell office:value-type="float" office:value="7.8824873" calcext:value-type="float">
            <text:p>7.8824873</text:p>
          </table:table-cell>
          <table:table-cell table:formula="of:=[.C326]+[.A327]" office:value-type="float" office:value="37.814565992" calcext:value-type="float">
            <text:p>37.8145659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767224" calcext:value-type="float">
            <text:p>0.12767224</text:p>
          </table:table-cell>
          <table:table-cell office:value-type="float" office:value="7.8325567" calcext:value-type="float">
            <text:p>7.8325567</text:p>
          </table:table-cell>
          <table:table-cell table:formula="of:=[.C327]+[.A328]" office:value-type="float" office:value="37.942238232" calcext:value-type="float">
            <text:p>37.942238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433051" calcext:value-type="float">
            <text:p>0.12433051</text:p>
          </table:table-cell>
          <table:table-cell office:value-type="float" office:value="8.043078" calcext:value-type="float">
            <text:p>8.043078</text:p>
          </table:table-cell>
          <table:table-cell table:formula="of:=[.C328]+[.A329]" office:value-type="float" office:value="38.066568742" calcext:value-type="float">
            <text:p>38.0665687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05005" calcext:value-type="float">
            <text:p>0.1205005</text:p>
          </table:table-cell>
          <table:table-cell office:value-type="float" office:value="8.298721" calcext:value-type="float">
            <text:p>8.298721</text:p>
          </table:table-cell>
          <table:table-cell table:formula="of:=[.C329]+[.A330]" office:value-type="float" office:value="38.187069242" calcext:value-type="float">
            <text:p>38.1870692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108034" calcext:value-type="float">
            <text:p>0.12108034</text:p>
          </table:table-cell>
          <table:table-cell office:value-type="float" office:value="8.258979" calcext:value-type="float">
            <text:p>8.258979</text:p>
          </table:table-cell>
          <table:table-cell table:formula="of:=[.C330]+[.A331]" office:value-type="float" office:value="38.308149582" calcext:value-type="float">
            <text:p>38.3081495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41474" calcext:value-type="float">
            <text:p>0.1241474</text:p>
          </table:table-cell>
          <table:table-cell office:value-type="float" office:value="8.054941" calcext:value-type="float">
            <text:p>8.054941</text:p>
          </table:table-cell>
          <table:table-cell table:formula="of:=[.C331]+[.A332]" office:value-type="float" office:value="38.432296982" calcext:value-type="float">
            <text:p>38.4322969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181277" calcext:value-type="float">
            <text:p>0.12181277</text:p>
          </table:table-cell>
          <table:table-cell office:value-type="float" office:value="8.20932" calcext:value-type="float">
            <text:p>8.20932</text:p>
          </table:table-cell>
          <table:table-cell table:formula="of:=[.C332]+[.A333]" office:value-type="float" office:value="38.554109752" calcext:value-type="float">
            <text:p>38.5541097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071486" calcext:value-type="float">
            <text:p>0.109071486</text:p>
          </table:table-cell>
          <table:table-cell office:value-type="float" office:value="9.1683" calcext:value-type="float">
            <text:p>9.1683</text:p>
          </table:table-cell>
          <table:table-cell table:formula="of:=[.C333]+[.A334]" office:value-type="float" office:value="38.663181238" calcext:value-type="float">
            <text:p>38.663181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95155" calcext:value-type="float">
            <text:p>0.10495155</text:p>
          </table:table-cell>
          <table:table-cell office:value-type="float" office:value="9.528206" calcext:value-type="float">
            <text:p>9.528206</text:p>
          </table:table-cell>
          <table:table-cell table:formula="of:=[.C334]+[.A335]" office:value-type="float" office:value="38.768132788" calcext:value-type="float">
            <text:p>38.7681327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14175" calcext:value-type="float">
            <text:p>0.10614175</text:p>
          </table:table-cell>
          <table:table-cell office:value-type="float" office:value="9.421363" calcext:value-type="float">
            <text:p>9.421363</text:p>
          </table:table-cell>
          <table:table-cell table:formula="of:=[.C335]+[.A336]" office:value-type="float" office:value="38.874274538" calcext:value-type="float">
            <text:p>38.8742745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749981" calcext:value-type="float">
            <text:p>0.10749981</text:p>
          </table:table-cell>
          <table:table-cell office:value-type="float" office:value="9.302342" calcext:value-type="float">
            <text:p>9.302342</text:p>
          </table:table-cell>
          <table:table-cell table:formula="of:=[.C336]+[.A337]" office:value-type="float" office:value="38.981774348" calcext:value-type="float">
            <text:p>38.9817743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81209" calcext:value-type="float">
            <text:p>0.10881209</text:p>
          </table:table-cell>
          <table:table-cell office:value-type="float" office:value="9.190156" calcext:value-type="float">
            <text:p>9.190156</text:p>
          </table:table-cell>
          <table:table-cell table:formula="of:=[.C337]+[.A338]" office:value-type="float" office:value="39.090586438" calcext:value-type="float">
            <text:p>39.0905864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338]+[.A339]" office:value-type="float" office:value="39.200771838" calcext:value-type="float">
            <text:p>39.2007718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57397" calcext:value-type="float">
            <text:p>0.11157397</text:p>
          </table:table-cell>
          <table:table-cell office:value-type="float" office:value="8.962664" calcext:value-type="float">
            <text:p>8.962664</text:p>
          </table:table-cell>
          <table:table-cell table:formula="of:=[.C339]+[.A340]" office:value-type="float" office:value="39.312345808" calcext:value-type="float">
            <text:p>39.312345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9015" calcext:value-type="float">
            <text:p>0.1129015</text:p>
          </table:table-cell>
          <table:table-cell office:value-type="float" office:value="8.857278" calcext:value-type="float">
            <text:p>8.857278</text:p>
          </table:table-cell>
          <table:table-cell table:formula="of:=[.C340]+[.A341]" office:value-type="float" office:value="39.425247308" calcext:value-type="float">
            <text:p>39.425247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2223" calcext:value-type="float">
            <text:p>0.11412223</text:p>
          </table:table-cell>
          <table:table-cell office:value-type="float" office:value="8.762534" calcext:value-type="float">
            <text:p>8.762534</text:p>
          </table:table-cell>
          <table:table-cell table:formula="of:=[.C341]+[.A342]" office:value-type="float" office:value="39.539369538" calcext:value-type="float">
            <text:p>39.5393695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9199" calcext:value-type="float">
            <text:p>0.11499199</text:p>
          </table:table-cell>
          <table:table-cell office:value-type="float" office:value="8.696258" calcext:value-type="float">
            <text:p>8.696258</text:p>
          </table:table-cell>
          <table:table-cell table:formula="of:=[.C342]+[.A343]" office:value-type="float" office:value="39.654361528" calcext:value-type="float">
            <text:p>39.6543615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82414" calcext:value-type="float">
            <text:p>0.11482414</text:p>
          </table:table-cell>
          <table:table-cell office:value-type="float" office:value="8.70897" calcext:value-type="float">
            <text:p>8.70897</text:p>
          </table:table-cell>
          <table:table-cell table:formula="of:=[.C343]+[.A344]" office:value-type="float" office:value="39.769185668" calcext:value-type="float">
            <text:p>39.7691856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81626" calcext:value-type="float">
            <text:p>0.114381626</text:p>
          </table:table-cell>
          <table:table-cell office:value-type="float" office:value="8.742662" calcext:value-type="float">
            <text:p>8.742662</text:p>
          </table:table-cell>
          <table:table-cell table:formula="of:=[.C344]+[.A345]" office:value-type="float" office:value="39.883567294" calcext:value-type="float">
            <text:p>39.883567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7836" calcext:value-type="float">
            <text:p>0.11477836</text:p>
          </table:table-cell>
          <table:table-cell office:value-type="float" office:value="8.712443" calcext:value-type="float">
            <text:p>8.712443</text:p>
          </table:table-cell>
          <table:table-cell table:formula="of:=[.C345]+[.A346]" office:value-type="float" office:value="39.998345654" calcext:value-type="float">
            <text:p>39.9983456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37346" calcext:value-type="float">
            <text:p>0.11537346</text:p>
          </table:table-cell>
          <table:table-cell office:value-type="float" office:value="8.667504" calcext:value-type="float">
            <text:p>8.667504</text:p>
          </table:table-cell>
          <table:table-cell table:formula="of:=[.C346]+[.A347]" office:value-type="float" office:value="40.113719114" calcext:value-type="float">
            <text:p>40.1137191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220875" calcext:value-type="float">
            <text:p>0.115220875</text:p>
          </table:table-cell>
          <table:table-cell office:value-type="float" office:value="8.678983" calcext:value-type="float">
            <text:p>8.678983</text:p>
          </table:table-cell>
          <table:table-cell table:formula="of:=[.C347]+[.A348]" office:value-type="float" office:value="40.228939989" calcext:value-type="float">
            <text:p>40.228939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81626" calcext:value-type="float">
            <text:p>0.114381626</text:p>
          </table:table-cell>
          <table:table-cell office:value-type="float" office:value="8.742662" calcext:value-type="float">
            <text:p>8.742662</text:p>
          </table:table-cell>
          <table:table-cell table:formula="of:=[.C348]+[.A349]" office:value-type="float" office:value="40.343321615" calcext:value-type="float">
            <text:p>40.343321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4274" calcext:value-type="float">
            <text:p>0.1144274</text:p>
          </table:table-cell>
          <table:table-cell office:value-type="float" office:value="8.739165" calcext:value-type="float">
            <text:p>8.739165</text:p>
          </table:table-cell>
          <table:table-cell table:formula="of:=[.C349]+[.A350]" office:value-type="float" office:value="40.457749015" calcext:value-type="float">
            <text:p>40.457749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80888" calcext:value-type="float">
            <text:p>0.11480888</text:p>
          </table:table-cell>
          <table:table-cell office:value-type="float" office:value="8.710128" calcext:value-type="float">
            <text:p>8.710128</text:p>
          </table:table-cell>
          <table:table-cell table:formula="of:=[.C350]+[.A351]" office:value-type="float" office:value="40.572557895" calcext:value-type="float">
            <text:p>40.5725578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58816" calcext:value-type="float">
            <text:p>0.11358816</text:p>
          </table:table-cell>
          <table:table-cell office:value-type="float" office:value="8.803734" calcext:value-type="float">
            <text:p>8.803734</text:p>
          </table:table-cell>
          <table:table-cell table:formula="of:=[.C351]+[.A352]" office:value-type="float" office:value="40.686146055" calcext:value-type="float">
            <text:p>40.6861460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352]+[.A353]" office:value-type="float" office:value="40.797063885" calcext:value-type="float">
            <text:p>40.7970638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5651" calcext:value-type="float">
            <text:p>0.10995651</text:p>
          </table:table-cell>
          <table:table-cell office:value-type="float" office:value="9.094504" calcext:value-type="float">
            <text:p>9.094504</text:p>
          </table:table-cell>
          <table:table-cell table:formula="of:=[.C353]+[.A354]" office:value-type="float" office:value="40.907020395" calcext:value-type="float">
            <text:p>40.9070203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354]+[.A355]" office:value-type="float" office:value="41.017312605" calcext:value-type="float">
            <text:p>41.017312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05834" calcext:value-type="float">
            <text:p>0.110505834</text:p>
          </table:table-cell>
          <table:table-cell office:value-type="float" office:value="9.049295" calcext:value-type="float">
            <text:p>9.049295</text:p>
          </table:table-cell>
          <table:table-cell table:formula="of:=[.C355]+[.A356]" office:value-type="float" office:value="41.127818439" calcext:value-type="float">
            <text:p>41.1278184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8866" calcext:value-type="float">
            <text:p>0.10978866</text:p>
          </table:table-cell>
          <table:table-cell office:value-type="float" office:value="9.108408" calcext:value-type="float">
            <text:p>9.108408</text:p>
          </table:table-cell>
          <table:table-cell table:formula="of:=[.C356]+[.A357]" office:value-type="float" office:value="41.237607099" calcext:value-type="float">
            <text:p>41.237607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357]+[.A358]" office:value-type="float" office:value="41.347075319" calcext:value-type="float">
            <text:p>41.3470753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358]+[.A359]" office:value-type="float" office:value="41.457092865" calcext:value-type="float">
            <text:p>41.4570928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97394" calcext:value-type="float">
            <text:p>0.110597394</text:p>
          </table:table-cell>
          <table:table-cell office:value-type="float" office:value="9.041804" calcext:value-type="float">
            <text:p>9.041804</text:p>
          </table:table-cell>
          <table:table-cell table:formula="of:=[.C359]+[.A360]" office:value-type="float" office:value="41.567690259" calcext:value-type="float">
            <text:p>41.5676902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00938" calcext:value-type="float">
            <text:p>0.11100938</text:p>
          </table:table-cell>
          <table:table-cell office:value-type="float" office:value="9.008247" calcext:value-type="float">
            <text:p>9.008247</text:p>
          </table:table-cell>
          <table:table-cell table:formula="of:=[.C360]+[.A361]" office:value-type="float" office:value="41.678699639" calcext:value-type="float">
            <text:p>41.6786996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68078" calcext:value-type="float">
            <text:p>0.11168078</text:p>
          </table:table-cell>
          <table:table-cell office:value-type="float" office:value="8.954092" calcext:value-type="float">
            <text:p>8.954092</text:p>
          </table:table-cell>
          <table:table-cell table:formula="of:=[.C361]+[.A362]" office:value-type="float" office:value="41.790380419" calcext:value-type="float">
            <text:p>41.7903804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97954" calcext:value-type="float">
            <text:p>0.112397954</text:p>
          </table:table-cell>
          <table:table-cell office:value-type="float" office:value="8.896959" calcext:value-type="float">
            <text:p>8.896959</text:p>
          </table:table-cell>
          <table:table-cell table:formula="of:=[.C362]+[.A363]" office:value-type="float" office:value="41.902778373" calcext:value-type="float">
            <text:p>41.9027783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37453" calcext:value-type="float">
            <text:p>0.11337453</text:p>
          </table:table-cell>
          <table:table-cell office:value-type="float" office:value="8.820323" calcext:value-type="float">
            <text:p>8.820323</text:p>
          </table:table-cell>
          <table:table-cell table:formula="of:=[.C363]+[.A364]" office:value-type="float" office:value="42.016152903" calcext:value-type="float">
            <text:p>42.0161529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364]+[.A365]" office:value-type="float" office:value="42.130427718" calcext:value-type="float">
            <text:p>42.1304277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9362" calcext:value-type="float">
            <text:p>0.11479362</text:p>
          </table:table-cell>
          <table:table-cell office:value-type="float" office:value="8.711286" calcext:value-type="float">
            <text:p>8.711286</text:p>
          </table:table-cell>
          <table:table-cell table:formula="of:=[.C365]+[.A366]" office:value-type="float" office:value="42.245221338" calcext:value-type="float">
            <text:p>42.2452213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6474" calcext:value-type="float">
            <text:p>0.11456474</text:p>
          </table:table-cell>
          <table:table-cell office:value-type="float" office:value="8.728689" calcext:value-type="float">
            <text:p>8.728689</text:p>
          </table:table-cell>
          <table:table-cell table:formula="of:=[.C366]+[.A367]" office:value-type="float" office:value="42.359786078" calcext:value-type="float">
            <text:p>42.359786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6119" calcext:value-type="float">
            <text:p>0.11406119</text:p>
          </table:table-cell>
          <table:table-cell office:value-type="float" office:value="8.767223" calcext:value-type="float">
            <text:p>8.767223</text:p>
          </table:table-cell>
          <table:table-cell table:formula="of:=[.C367]+[.A368]" office:value-type="float" office:value="42.473847268" calcext:value-type="float">
            <text:p>42.4738472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81626" calcext:value-type="float">
            <text:p>0.114381626</text:p>
          </table:table-cell>
          <table:table-cell office:value-type="float" office:value="8.742662" calcext:value-type="float">
            <text:p>8.742662</text:p>
          </table:table-cell>
          <table:table-cell table:formula="of:=[.C368]+[.A369]" office:value-type="float" office:value="42.588228894" calcext:value-type="float">
            <text:p>42.5882288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68681" calcext:value-type="float">
            <text:p>0.11468681</text:p>
          </table:table-cell>
          <table:table-cell office:value-type="float" office:value="8.7193985" calcext:value-type="float">
            <text:p>8.7193985</text:p>
          </table:table-cell>
          <table:table-cell table:formula="of:=[.C369]+[.A370]" office:value-type="float" office:value="42.702915704" calcext:value-type="float">
            <text:p>42.7029157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2031" calcext:value-type="float">
            <text:p>0.11342031</text:p>
          </table:table-cell>
          <table:table-cell office:value-type="float" office:value="8.816763" calcext:value-type="float">
            <text:p>8.816763</text:p>
          </table:table-cell>
          <table:table-cell table:formula="of:=[.C370]+[.A371]" office:value-type="float" office:value="42.816336014" calcext:value-type="float">
            <text:p>42.8163360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58923" calcext:value-type="float">
            <text:p>0.11158923</text:p>
          </table:table-cell>
          <table:table-cell office:value-type="float" office:value="8.961438" calcext:value-type="float">
            <text:p>8.961438</text:p>
          </table:table-cell>
          <table:table-cell table:formula="of:=[.C371]+[.A372]" office:value-type="float" office:value="42.927925244" calcext:value-type="float">
            <text:p>42.927925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36635" calcext:value-type="float">
            <text:p>0.111436635</text:p>
          </table:table-cell>
          <table:table-cell office:value-type="float" office:value="8.973709" calcext:value-type="float">
            <text:p>8.973709</text:p>
          </table:table-cell>
          <table:table-cell table:formula="of:=[.C372]+[.A373]" office:value-type="float" office:value="43.039361879" calcext:value-type="float">
            <text:p>43.039361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373]+[.A374]" office:value-type="float" office:value="43.151668279" calcext:value-type="float">
            <text:p>43.1516682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74891" calcext:value-type="float">
            <text:p>0.11274891</text:p>
          </table:table-cell>
          <table:table-cell office:value-type="float" office:value="8.869266" calcext:value-type="float">
            <text:p>8.869266</text:p>
          </table:table-cell>
          <table:table-cell table:formula="of:=[.C374]+[.A375]" office:value-type="float" office:value="43.264417189" calcext:value-type="float">
            <text:p>43.264417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84863" calcext:value-type="float">
            <text:p>0.11184863</text:p>
          </table:table-cell>
          <table:table-cell office:value-type="float" office:value="8.940655" calcext:value-type="float">
            <text:p>8.940655</text:p>
          </table:table-cell>
          <table:table-cell table:formula="of:=[.C375]+[.A376]" office:value-type="float" office:value="43.376265819" calcext:value-type="float">
            <text:p>43.376265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61265" calcext:value-type="float">
            <text:p>0.11061265</text:p>
          </table:table-cell>
          <table:table-cell office:value-type="float" office:value="9.040557" calcext:value-type="float">
            <text:p>9.040557</text:p>
          </table:table-cell>
          <table:table-cell table:formula="of:=[.C376]+[.A377]" office:value-type="float" office:value="43.486878469" calcext:value-type="float">
            <text:p>43.4868784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61265" calcext:value-type="float">
            <text:p>0.11061265</text:p>
          </table:table-cell>
          <table:table-cell office:value-type="float" office:value="9.040557" calcext:value-type="float">
            <text:p>9.040557</text:p>
          </table:table-cell>
          <table:table-cell table:formula="of:=[.C377]+[.A378]" office:value-type="float" office:value="43.597491119" calcext:value-type="float">
            <text:p>43.597491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378]+[.A379]" office:value-type="float" office:value="43.708408949" calcext:value-type="float">
            <text:p>43.7084089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33799" calcext:value-type="float">
            <text:p>0.11033799</text:p>
          </table:table-cell>
          <table:table-cell office:value-type="float" office:value="9.063062" calcext:value-type="float">
            <text:p>9.063062</text:p>
          </table:table-cell>
          <table:table-cell table:formula="of:=[.C379]+[.A380]" office:value-type="float" office:value="43.818746939" calcext:value-type="float">
            <text:p>43.8187469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34615" calcext:value-type="float">
            <text:p>0.10934615</text:p>
          </table:table-cell>
          <table:table-cell office:value-type="float" office:value="9.145269" calcext:value-type="float">
            <text:p>9.145269</text:p>
          </table:table-cell>
          <table:table-cell table:formula="of:=[.C380]+[.A381]" office:value-type="float" office:value="43.928093089" calcext:value-type="float">
            <text:p>43.9280930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40719" calcext:value-type="float">
            <text:p>0.10940719</text:p>
          </table:table-cell>
          <table:table-cell office:value-type="float" office:value="9.140167" calcext:value-type="float">
            <text:p>9.140167</text:p>
          </table:table-cell>
          <table:table-cell table:formula="of:=[.C381]+[.A382]" office:value-type="float" office:value="44.037500279" calcext:value-type="float">
            <text:p>44.0375002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4806" calcext:value-type="float">
            <text:p>0.11004806</text:p>
          </table:table-cell>
          <table:table-cell office:value-type="float" office:value="9.086939" calcext:value-type="float">
            <text:p>9.086939</text:p>
          </table:table-cell>
          <table:table-cell table:formula="of:=[.C382]+[.A383]" office:value-type="float" office:value="44.147548339" calcext:value-type="float">
            <text:p>44.1475483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30747" calcext:value-type="float">
            <text:p>0.11030747</text:p>
          </table:table-cell>
          <table:table-cell office:value-type="float" office:value="9.065569" calcext:value-type="float">
            <text:p>9.065569</text:p>
          </table:table-cell>
          <table:table-cell table:formula="of:=[.C383]+[.A384]" office:value-type="float" office:value="44.257855809" calcext:value-type="float">
            <text:p>44.2578558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384]+[.A385]" office:value-type="float" office:value="44.368331129" calcext:value-type="float">
            <text:p>44.368331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385]+[.A386]" office:value-type="float" office:value="44.479157405" calcext:value-type="float">
            <text:p>44.4791574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36034" calcext:value-type="float">
            <text:p>0.11136034</text:p>
          </table:table-cell>
          <table:table-cell office:value-type="float" office:value="8.979857" calcext:value-type="float">
            <text:p>8.979857</text:p>
          </table:table-cell>
          <table:table-cell table:formula="of:=[.C386]+[.A387]" office:value-type="float" office:value="44.590517745" calcext:value-type="float">
            <text:p>44.5905177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80285" calcext:value-type="float">
            <text:p>0.11180285</text:p>
          </table:table-cell>
          <table:table-cell office:value-type="float" office:value="8.944315" calcext:value-type="float">
            <text:p>8.944315</text:p>
          </table:table-cell>
          <table:table-cell table:formula="of:=[.C387]+[.A388]" office:value-type="float" office:value="44.702320595" calcext:value-type="float">
            <text:p>44.7023205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23296" calcext:value-type="float">
            <text:p>0.112123296</text:p>
          </table:table-cell>
          <table:table-cell office:value-type="float" office:value="8.918754" calcext:value-type="float">
            <text:p>8.918754</text:p>
          </table:table-cell>
          <table:table-cell table:formula="of:=[.C388]+[.A389]" office:value-type="float" office:value="44.814443891" calcext:value-type="float">
            <text:p>44.8144438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56581" calcext:value-type="float">
            <text:p>0.11256581</text:p>
          </table:table-cell>
          <table:table-cell office:value-type="float" office:value="8.883693" calcext:value-type="float">
            <text:p>8.883693</text:p>
          </table:table-cell>
          <table:table-cell table:formula="of:=[.C389]+[.A390]" office:value-type="float" office:value="44.927009701" calcext:value-type="float">
            <text:p>44.9270097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2194" calcext:value-type="float">
            <text:p>0.11322194</text:p>
          </table:table-cell>
          <table:table-cell office:value-type="float" office:value="8.832211" calcext:value-type="float">
            <text:p>8.832211</text:p>
          </table:table-cell>
          <table:table-cell table:formula="of:=[.C390]+[.A391]" office:value-type="float" office:value="45.040231641" calcext:value-type="float">
            <text:p>45.040231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96963" calcext:value-type="float">
            <text:p>0.11396963</text:p>
          </table:table-cell>
          <table:table-cell office:value-type="float" office:value="8.774267" calcext:value-type="float">
            <text:p>8.774267</text:p>
          </table:table-cell>
          <table:table-cell table:formula="of:=[.C391]+[.A392]" office:value-type="float" office:value="45.154201271" calcext:value-type="float">
            <text:p>45.1542012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64103" calcext:value-type="float">
            <text:p>0.11464103</text:p>
          </table:table-cell>
          <table:table-cell office:value-type="float" office:value="8.72288" calcext:value-type="float">
            <text:p>8.72288</text:p>
          </table:table-cell>
          <table:table-cell table:formula="of:=[.C392]+[.A393]" office:value-type="float" office:value="45.268842301" calcext:value-type="float">
            <text:p>45.2688423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751" calcext:value-type="float">
            <text:p>0.1151751</text:p>
          </table:table-cell>
          <table:table-cell office:value-type="float" office:value="8.682432" calcext:value-type="float">
            <text:p>8.682432</text:p>
          </table:table-cell>
          <table:table-cell table:formula="of:=[.C393]+[.A394]" office:value-type="float" office:value="45.384017401" calcext:value-type="float">
            <text:p>45.384017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31243" calcext:value-type="float">
            <text:p>0.11531243</text:p>
          </table:table-cell>
          <table:table-cell office:value-type="float" office:value="8.672092" calcext:value-type="float">
            <text:p>8.672092</text:p>
          </table:table-cell>
          <table:table-cell table:formula="of:=[.C394]+[.A395]" office:value-type="float" office:value="45.499329831" calcext:value-type="float">
            <text:p>45.4993298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342945" calcext:value-type="float">
            <text:p>0.115342945</text:p>
          </table:table-cell>
          <table:table-cell office:value-type="float" office:value="8.669798" calcext:value-type="float">
            <text:p>8.669798</text:p>
          </table:table-cell>
          <table:table-cell table:formula="of:=[.C395]+[.A396]" office:value-type="float" office:value="45.614672776" calcext:value-type="float">
            <text:p>45.6146727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23613" calcext:value-type="float">
            <text:p>0.11523613</text:p>
          </table:table-cell>
          <table:table-cell office:value-type="float" office:value="8.677834" calcext:value-type="float">
            <text:p>8.677834</text:p>
          </table:table-cell>
          <table:table-cell table:formula="of:=[.C396]+[.A397]" office:value-type="float" office:value="45.729908906" calcext:value-type="float">
            <text:p>45.7299089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68681" calcext:value-type="float">
            <text:p>0.11468681</text:p>
          </table:table-cell>
          <table:table-cell office:value-type="float" office:value="8.7193985" calcext:value-type="float">
            <text:p>8.7193985</text:p>
          </table:table-cell>
          <table:table-cell table:formula="of:=[.C397]+[.A398]" office:value-type="float" office:value="45.844595716" calcext:value-type="float">
            <text:p>45.8445957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2223" calcext:value-type="float">
            <text:p>0.11412223</text:p>
          </table:table-cell>
          <table:table-cell office:value-type="float" office:value="8.762534" calcext:value-type="float">
            <text:p>8.762534</text:p>
          </table:table-cell>
          <table:table-cell table:formula="of:=[.C398]+[.A399]" office:value-type="float" office:value="45.958717946" calcext:value-type="float">
            <text:p>45.9587179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2223" calcext:value-type="float">
            <text:p>0.11412223</text:p>
          </table:table-cell>
          <table:table-cell office:value-type="float" office:value="8.762534" calcext:value-type="float">
            <text:p>8.762534</text:p>
          </table:table-cell>
          <table:table-cell table:formula="of:=[.C399]+[.A400]" office:value-type="float" office:value="46.072840176" calcext:value-type="float">
            <text:p>46.0728401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96963" calcext:value-type="float">
            <text:p>0.11396963</text:p>
          </table:table-cell>
          <table:table-cell office:value-type="float" office:value="8.774267" calcext:value-type="float">
            <text:p>8.774267</text:p>
          </table:table-cell>
          <table:table-cell table:formula="of:=[.C400]+[.A401]" office:value-type="float" office:value="46.186809806" calcext:value-type="float">
            <text:p>46.1868098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993054" calcext:value-type="float">
            <text:p>0.112993054</text:p>
          </table:table-cell>
          <table:table-cell office:value-type="float" office:value="8.850101" calcext:value-type="float">
            <text:p>8.850101</text:p>
          </table:table-cell>
          <table:table-cell table:formula="of:=[.C401]+[.A402]" office:value-type="float" office:value="46.29980286" calcext:value-type="float">
            <text:p>46.299802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402]+[.A403]" office:value-type="float" office:value="46.412185555" calcext:value-type="float">
            <text:p>46.4121855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403]+[.A404]" office:value-type="float" office:value="46.524659805" calcext:value-type="float">
            <text:p>46.524659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01648" calcext:value-type="float">
            <text:p>0.11201648</text:p>
          </table:table-cell>
          <table:table-cell office:value-type="float" office:value="8.927258" calcext:value-type="float">
            <text:p>8.927258</text:p>
          </table:table-cell>
          <table:table-cell table:formula="of:=[.C404]+[.A405]" office:value-type="float" office:value="46.636676285" calcext:value-type="float">
            <text:p>46.636676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1592" calcext:value-type="float">
            <text:p>0.11021592</text:p>
          </table:table-cell>
          <table:table-cell office:value-type="float" office:value="9.073099" calcext:value-type="float">
            <text:p>9.073099</text:p>
          </table:table-cell>
          <table:table-cell table:formula="of:=[.C405]+[.A406]" office:value-type="float" office:value="46.746892205" calcext:value-type="float">
            <text:p>46.746892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23934" calcext:value-type="float">
            <text:p>0.10923934</text:p>
          </table:table-cell>
          <table:table-cell office:value-type="float" office:value="9.154211" calcext:value-type="float">
            <text:p>9.154211</text:p>
          </table:table-cell>
          <table:table-cell table:formula="of:=[.C406]+[.A407]" office:value-type="float" office:value="46.856131545" calcext:value-type="float">
            <text:p>46.856131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39193" calcext:value-type="float">
            <text:p>0.10939193</text:p>
          </table:table-cell>
          <table:table-cell office:value-type="float" office:value="9.141442" calcext:value-type="float">
            <text:p>9.141442</text:p>
          </table:table-cell>
          <table:table-cell table:formula="of:=[.C407]+[.A408]" office:value-type="float" office:value="46.965523475" calcext:value-type="float">
            <text:p>46.965523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5651" calcext:value-type="float">
            <text:p>0.10995651</text:p>
          </table:table-cell>
          <table:table-cell office:value-type="float" office:value="9.094504" calcext:value-type="float">
            <text:p>9.094504</text:p>
          </table:table-cell>
          <table:table-cell table:formula="of:=[.C408]+[.A409]" office:value-type="float" office:value="47.075479985" calcext:value-type="float">
            <text:p>47.075479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10734" calcext:value-type="float">
            <text:p>0.109910734</text:p>
          </table:table-cell>
          <table:table-cell office:value-type="float" office:value="9.098292" calcext:value-type="float">
            <text:p>9.098292</text:p>
          </table:table-cell>
          <table:table-cell table:formula="of:=[.C409]+[.A410]" office:value-type="float" office:value="47.185390719" calcext:value-type="float">
            <text:p>47.1853907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410]+[.A411]" office:value-type="float" office:value="47.294981009" calcext:value-type="float">
            <text:p>47.294981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88022" calcext:value-type="float">
            <text:p>0.10988022</text:p>
          </table:table-cell>
          <table:table-cell office:value-type="float" office:value="9.10082" calcext:value-type="float">
            <text:p>9.10082</text:p>
          </table:table-cell>
          <table:table-cell table:formula="of:=[.C411]+[.A412]" office:value-type="float" office:value="47.404861229" calcext:value-type="float">
            <text:p>47.4048612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10734" calcext:value-type="float">
            <text:p>0.109910734</text:p>
          </table:table-cell>
          <table:table-cell office:value-type="float" office:value="9.098292" calcext:value-type="float">
            <text:p>9.098292</text:p>
          </table:table-cell>
          <table:table-cell table:formula="of:=[.C412]+[.A413]" office:value-type="float" office:value="47.514771963" calcext:value-type="float">
            <text:p>47.514771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413]+[.A414]" office:value-type="float" office:value="47.624301223" calcext:value-type="float">
            <text:p>47.624301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34615" calcext:value-type="float">
            <text:p>0.10934615</text:p>
          </table:table-cell>
          <table:table-cell office:value-type="float" office:value="9.145269" calcext:value-type="float">
            <text:p>9.145269</text:p>
          </table:table-cell>
          <table:table-cell table:formula="of:=[.C414]+[.A415]" office:value-type="float" office:value="47.733647373" calcext:value-type="float">
            <text:p>47.7336473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68185" calcext:value-type="float">
            <text:p>0.10968185</text:p>
          </table:table-cell>
          <table:table-cell office:value-type="float" office:value="9.117278" calcext:value-type="float">
            <text:p>9.117278</text:p>
          </table:table-cell>
          <table:table-cell table:formula="of:=[.C415]+[.A416]" office:value-type="float" office:value="47.843329223" calcext:value-type="float">
            <text:p>47.843329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2763" calcext:value-type="float">
            <text:p>0.10972763</text:p>
          </table:table-cell>
          <table:table-cell office:value-type="float" office:value="9.113475" calcext:value-type="float">
            <text:p>9.113475</text:p>
          </table:table-cell>
          <table:table-cell table:formula="of:=[.C416]+[.A417]" office:value-type="float" office:value="47.953056853" calcext:value-type="float">
            <text:p>47.9530568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437704" calcext:value-type="float">
            <text:p>0.109437704</text:p>
          </table:table-cell>
          <table:table-cell office:value-type="float" office:value="9.137619" calcext:value-type="float">
            <text:p>9.137619</text:p>
          </table:table-cell>
          <table:table-cell table:formula="of:=[.C417]+[.A418]" office:value-type="float" office:value="48.062494557" calcext:value-type="float">
            <text:p>48.0624945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418]+[.A419]" office:value-type="float" office:value="48.171917002" calcext:value-type="float">
            <text:p>48.171917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419]+[.A420]" office:value-type="float" office:value="48.281537822" calcext:value-type="float">
            <text:p>48.2815378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420]+[.A421]" office:value-type="float" office:value="48.391128112" calcext:value-type="float">
            <text:p>48.391128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421]+[.A422]" office:value-type="float" office:value="48.500550557" calcext:value-type="float">
            <text:p>48.5005505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422]+[.A423]" office:value-type="float" office:value="48.610125587" calcext:value-type="float">
            <text:p>48.6101255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10734" calcext:value-type="float">
            <text:p>0.109910734</text:p>
          </table:table-cell>
          <table:table-cell office:value-type="float" office:value="9.098292" calcext:value-type="float">
            <text:p>9.098292</text:p>
          </table:table-cell>
          <table:table-cell table:formula="of:=[.C423]+[.A424]" office:value-type="float" office:value="48.720036321" calcext:value-type="float">
            <text:p>48.7200363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424]+[.A425]" office:value-type="float" office:value="48.830130161" calcext:value-type="float">
            <text:p>48.8301301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425]+[.A426]" office:value-type="float" office:value="48.940422371" calcext:value-type="float">
            <text:p>48.940422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426]+[.A427]" office:value-type="float" office:value="49.051294421" calcext:value-type="float">
            <text:p>49.0512944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3756" calcext:value-type="float">
            <text:p>0.1113756</text:p>
          </table:table-cell>
          <table:table-cell office:value-type="float" office:value="8.978627" calcext:value-type="float">
            <text:p>8.978627</text:p>
          </table:table-cell>
          <table:table-cell table:formula="of:=[.C427]+[.A428]" office:value-type="float" office:value="49.162670021" calcext:value-type="float">
            <text:p>49.162670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89441" calcext:value-type="float">
            <text:p>0.11189441</text:p>
          </table:table-cell>
          <table:table-cell office:value-type="float" office:value="8.936997" calcext:value-type="float">
            <text:p>8.936997</text:p>
          </table:table-cell>
          <table:table-cell table:formula="of:=[.C428]+[.A429]" office:value-type="float" office:value="49.274564431" calcext:value-type="float">
            <text:p>49.2745644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9959" calcext:value-type="float">
            <text:p>0.11219959</text:p>
          </table:table-cell>
          <table:table-cell office:value-type="float" office:value="8.912689" calcext:value-type="float">
            <text:p>8.912689</text:p>
          </table:table-cell>
          <table:table-cell table:formula="of:=[.C429]+[.A430]" office:value-type="float" office:value="49.386764021" calcext:value-type="float">
            <text:p>49.386764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67262" calcext:value-type="float">
            <text:p>0.11267262</text:p>
          </table:table-cell>
          <table:table-cell office:value-type="float" office:value="8.875271" calcext:value-type="float">
            <text:p>8.875271</text:p>
          </table:table-cell>
          <table:table-cell table:formula="of:=[.C430]+[.A431]" office:value-type="float" office:value="49.499436641" calcext:value-type="float">
            <text:p>49.499436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8298" calcext:value-type="float">
            <text:p>0.11328298</text:p>
          </table:table-cell>
          <table:table-cell office:value-type="float" office:value="8.827452" calcext:value-type="float">
            <text:p>8.827452</text:p>
          </table:table-cell>
          <table:table-cell table:formula="of:=[.C431]+[.A432]" office:value-type="float" office:value="49.612719621" calcext:value-type="float">
            <text:p>49.6127196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801785" calcext:value-type="float">
            <text:p>0.113801785</text:p>
          </table:table-cell>
          <table:table-cell office:value-type="float" office:value="8.787209" calcext:value-type="float">
            <text:p>8.787209</text:p>
          </table:table-cell>
          <table:table-cell table:formula="of:=[.C432]+[.A433]" office:value-type="float" office:value="49.726521406" calcext:value-type="float">
            <text:p>49.7265214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2904" calcext:value-type="float">
            <text:p>0.11422904</text:p>
          </table:table-cell>
          <table:table-cell office:value-type="float" office:value="8.754341" calcext:value-type="float">
            <text:p>8.754341</text:p>
          </table:table-cell>
          <table:table-cell table:formula="of:=[.C433]+[.A434]" office:value-type="float" office:value="49.840750446" calcext:value-type="float">
            <text:p>49.840750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47845" calcext:value-type="float">
            <text:p>0.114747845</text:p>
          </table:table-cell>
          <table:table-cell office:value-type="float" office:value="8.714761" calcext:value-type="float">
            <text:p>8.714761</text:p>
          </table:table-cell>
          <table:table-cell table:formula="of:=[.C434]+[.A435]" office:value-type="float" office:value="49.955498291" calcext:value-type="float">
            <text:p>49.9554982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9036" calcext:value-type="float">
            <text:p>0.11519036</text:p>
          </table:table-cell>
          <table:table-cell office:value-type="float" office:value="8.681282" calcext:value-type="float">
            <text:p>8.681282</text:p>
          </table:table-cell>
          <table:table-cell table:formula="of:=[.C435]+[.A436]" office:value-type="float" office:value="50.070688651" calcext:value-type="float">
            <text:p>50.0706886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4345" calcext:value-type="float">
            <text:p>0.1154345</text:p>
          </table:table-cell>
          <table:table-cell office:value-type="float" office:value="8.662922" calcext:value-type="float">
            <text:p>8.662922</text:p>
          </table:table-cell>
          <table:table-cell table:formula="of:=[.C436]+[.A437]" office:value-type="float" office:value="50.186123151" calcext:value-type="float">
            <text:p>50.186123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52606" calcext:value-type="float">
            <text:p>0.11552606</text:p>
          </table:table-cell>
          <table:table-cell office:value-type="float" office:value="8.656055" calcext:value-type="float">
            <text:p>8.656055</text:p>
          </table:table-cell>
          <table:table-cell table:formula="of:=[.C437]+[.A438]" office:value-type="float" office:value="50.301649211" calcext:value-type="float">
            <text:p>50.301649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70916" calcext:value-type="float">
            <text:p>0.11570916</text:p>
          </table:table-cell>
          <table:table-cell office:value-type="float" office:value="8.642358" calcext:value-type="float">
            <text:p>8.642358</text:p>
          </table:table-cell>
          <table:table-cell table:formula="of:=[.C438]+[.A439]" office:value-type="float" office:value="50.417358371" calcext:value-type="float">
            <text:p>50.417358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4813" calcext:value-type="float">
            <text:p>0.11564813</text:p>
          </table:table-cell>
          <table:table-cell office:value-type="float" office:value="8.646919" calcext:value-type="float">
            <text:p>8.646919</text:p>
          </table:table-cell>
          <table:table-cell table:formula="of:=[.C439]+[.A440]" office:value-type="float" office:value="50.533006501" calcext:value-type="float">
            <text:p>50.5330065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37346" calcext:value-type="float">
            <text:p>0.11537346</text:p>
          </table:table-cell>
          <table:table-cell office:value-type="float" office:value="8.667504" calcext:value-type="float">
            <text:p>8.667504</text:p>
          </table:table-cell>
          <table:table-cell table:formula="of:=[.C440]+[.A441]" office:value-type="float" office:value="50.648379961" calcext:value-type="float">
            <text:p>50.6483799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37346" calcext:value-type="float">
            <text:p>0.11537346</text:p>
          </table:table-cell>
          <table:table-cell office:value-type="float" office:value="8.667504" calcext:value-type="float">
            <text:p>8.667504</text:p>
          </table:table-cell>
          <table:table-cell table:formula="of:=[.C441]+[.A442]" office:value-type="float" office:value="50.763753421" calcext:value-type="float">
            <text:p>50.7637534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9036" calcext:value-type="float">
            <text:p>0.11519036</text:p>
          </table:table-cell>
          <table:table-cell office:value-type="float" office:value="8.681282" calcext:value-type="float">
            <text:p>8.681282</text:p>
          </table:table-cell>
          <table:table-cell table:formula="of:=[.C442]+[.A443]" office:value-type="float" office:value="50.878943781" calcext:value-type="float">
            <text:p>50.8789437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9171" calcext:value-type="float">
            <text:p>0.11409171</text:p>
          </table:table-cell>
          <table:table-cell office:value-type="float" office:value="8.764878" calcext:value-type="float">
            <text:p>8.764878</text:p>
          </table:table-cell>
          <table:table-cell table:formula="of:=[.C443]+[.A444]" office:value-type="float" office:value="50.993035491" calcext:value-type="float">
            <text:p>50.9930354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2357" calcext:value-type="float">
            <text:p>0.11302357</text:p>
          </table:table-cell>
          <table:table-cell office:value-type="float" office:value="8.8477125" calcext:value-type="float">
            <text:p>8.8477125</text:p>
          </table:table-cell>
          <table:table-cell table:formula="of:=[.C444]+[.A445]" office:value-type="float" office:value="51.106059061" calcext:value-type="float">
            <text:p>51.1060590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06685" calcext:value-type="float">
            <text:p>0.113206685</text:p>
          </table:table-cell>
          <table:table-cell office:value-type="float" office:value="8.833401" calcext:value-type="float">
            <text:p>8.833401</text:p>
          </table:table-cell>
          <table:table-cell table:formula="of:=[.C445]+[.A446]" office:value-type="float" office:value="51.219265746" calcext:value-type="float">
            <text:p>51.2192657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786526" calcext:value-type="float">
            <text:p>0.113786526</text:p>
          </table:table-cell>
          <table:table-cell office:value-type="float" office:value="8.788386" calcext:value-type="float">
            <text:p>8.788386</text:p>
          </table:table-cell>
          <table:table-cell table:formula="of:=[.C446]+[.A447]" office:value-type="float" office:value="51.333052272" calcext:value-type="float">
            <text:p>51.333052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91676" calcext:value-type="float">
            <text:p>0.11291676</text:p>
          </table:table-cell>
          <table:table-cell office:value-type="float" office:value="8.856081" calcext:value-type="float">
            <text:p>8.856081</text:p>
          </table:table-cell>
          <table:table-cell table:formula="of:=[.C447]+[.A448]" office:value-type="float" office:value="51.445969032" calcext:value-type="float">
            <text:p>51.4459690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3309" calcext:value-type="float">
            <text:p>0.11093309</text:p>
          </table:table-cell>
          <table:table-cell office:value-type="float" office:value="9.014443" calcext:value-type="float">
            <text:p>9.014443</text:p>
          </table:table-cell>
          <table:table-cell table:formula="of:=[.C448]+[.A449]" office:value-type="float" office:value="51.556902122" calcext:value-type="float">
            <text:p>51.5569021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449]+[.A450]" office:value-type="float" office:value="51.667377442" calcext:value-type="float">
            <text:p>51.667377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4835" calcext:value-type="float">
            <text:p>0.11094835</text:p>
          </table:table-cell>
          <table:table-cell office:value-type="float" office:value="9.013204" calcext:value-type="float">
            <text:p>9.013204</text:p>
          </table:table-cell>
          <table:table-cell table:formula="of:=[.C450]+[.A451]" office:value-type="float" office:value="51.778325792" calcext:value-type="float">
            <text:p>51.778325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0094" calcext:value-type="float">
            <text:p>0.11110094</text:p>
          </table:table-cell>
          <table:table-cell office:value-type="float" office:value="9.000824" calcext:value-type="float">
            <text:p>9.000824</text:p>
          </table:table-cell>
          <table:table-cell table:formula="of:=[.C451]+[.A452]" office:value-type="float" office:value="51.889426732" calcext:value-type="float">
            <text:p>51.8894267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452]+[.A453]" office:value-type="float" office:value="51.999429022" calcext:value-type="float">
            <text:p>51.9994290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76631" calcext:value-type="float">
            <text:p>0.10876631</text:p>
          </table:table-cell>
          <table:table-cell office:value-type="float" office:value="9.194024" calcext:value-type="float">
            <text:p>9.194024</text:p>
          </table:table-cell>
          <table:table-cell table:formula="of:=[.C453]+[.A454]" office:value-type="float" office:value="52.108195332" calcext:value-type="float">
            <text:p>52.1081953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93416" calcext:value-type="float">
            <text:p>0.10893416</text:p>
          </table:table-cell>
          <table:table-cell office:value-type="float" office:value="9.179857" calcext:value-type="float">
            <text:p>9.179857</text:p>
          </table:table-cell>
          <table:table-cell table:formula="of:=[.C454]+[.A455]" office:value-type="float" office:value="52.217129492" calcext:value-type="float">
            <text:p>52.2171294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455]+[.A456]" office:value-type="float" office:value="52.326872382" calcext:value-type="float">
            <text:p>52.326872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17014" calcext:value-type="float">
            <text:p>0.11017014</text:p>
          </table:table-cell>
          <table:table-cell office:value-type="float" office:value="9.076869" calcext:value-type="float">
            <text:p>9.076869</text:p>
          </table:table-cell>
          <table:table-cell table:formula="of:=[.C456]+[.A457]" office:value-type="float" office:value="52.437042522" calcext:value-type="float">
            <text:p>52.4370425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17014" calcext:value-type="float">
            <text:p>0.11017014</text:p>
          </table:table-cell>
          <table:table-cell office:value-type="float" office:value="9.076869" calcext:value-type="float">
            <text:p>9.076869</text:p>
          </table:table-cell>
          <table:table-cell table:formula="of:=[.C457]+[.A458]" office:value-type="float" office:value="52.547212662" calcext:value-type="float">
            <text:p>52.5472126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31176" calcext:value-type="float">
            <text:p>0.110231176</text:p>
          </table:table-cell>
          <table:table-cell office:value-type="float" office:value="9.071843" calcext:value-type="float">
            <text:p>9.071843</text:p>
          </table:table-cell>
          <table:table-cell table:formula="of:=[.C458]+[.A459]" office:value-type="float" office:value="52.657443838" calcext:value-type="float">
            <text:p>52.6574438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459]+[.A460]" office:value-type="float" office:value="52.767995448" calcext:value-type="float">
            <text:p>52.76799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78864" calcext:value-type="float">
            <text:p>0.110978864</text:p>
          </table:table-cell>
          <table:table-cell office:value-type="float" office:value="9.010725" calcext:value-type="float">
            <text:p>9.010725</text:p>
          </table:table-cell>
          <table:table-cell table:formula="of:=[.C460]+[.A461]" office:value-type="float" office:value="52.878974312" calcext:value-type="float">
            <text:p>52.8789743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314565" calcext:value-type="float">
            <text:p>0.111314565</text:p>
          </table:table-cell>
          <table:table-cell office:value-type="float" office:value="8.98355" calcext:value-type="float">
            <text:p>8.98355</text:p>
          </table:table-cell>
          <table:table-cell table:formula="of:=[.C461]+[.A462]" office:value-type="float" office:value="52.990288877" calcext:value-type="float">
            <text:p>52.9902888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68078" calcext:value-type="float">
            <text:p>0.11168078</text:p>
          </table:table-cell>
          <table:table-cell office:value-type="float" office:value="8.954092" calcext:value-type="float">
            <text:p>8.954092</text:p>
          </table:table-cell>
          <table:table-cell table:formula="of:=[.C462]+[.A463]" office:value-type="float" office:value="53.101969657" calcext:value-type="float">
            <text:p>53.1019696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6907" calcext:value-type="float">
            <text:p>0.11216907</text:p>
          </table:table-cell>
          <table:table-cell office:value-type="float" office:value="8.915113" calcext:value-type="float">
            <text:p>8.915113</text:p>
          </table:table-cell>
          <table:table-cell table:formula="of:=[.C463]+[.A464]" office:value-type="float" office:value="53.214138727" calcext:value-type="float">
            <text:p>53.2141387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77943" calcext:value-type="float">
            <text:p>0.11277943</text:p>
          </table:table-cell>
          <table:table-cell office:value-type="float" office:value="8.866865" calcext:value-type="float">
            <text:p>8.866865</text:p>
          </table:table-cell>
          <table:table-cell table:formula="of:=[.C464]+[.A465]" office:value-type="float" office:value="53.326918157" calcext:value-type="float">
            <text:p>53.326918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557644" calcext:value-type="float">
            <text:p>0.113557644</text:p>
          </table:table-cell>
          <table:table-cell office:value-type="float" office:value="8.8061" calcext:value-type="float">
            <text:p>8.8061</text:p>
          </table:table-cell>
          <table:table-cell table:formula="of:=[.C465]+[.A466]" office:value-type="float" office:value="53.440475801" calcext:value-type="float">
            <text:p>53.4404758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81626" calcext:value-type="float">
            <text:p>0.114381626</text:p>
          </table:table-cell>
          <table:table-cell office:value-type="float" office:value="8.742662" calcext:value-type="float">
            <text:p>8.742662</text:p>
          </table:table-cell>
          <table:table-cell table:formula="of:=[.C466]+[.A467]" office:value-type="float" office:value="53.554857427" calcext:value-type="float">
            <text:p>53.5548574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4621" calcext:value-type="float">
            <text:p>0.11494621</text:p>
          </table:table-cell>
          <table:table-cell office:value-type="float" office:value="8.699721" calcext:value-type="float">
            <text:p>8.699721</text:p>
          </table:table-cell>
          <table:table-cell table:formula="of:=[.C467]+[.A468]" office:value-type="float" office:value="53.669803637" calcext:value-type="float">
            <text:p>53.6698036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47845" calcext:value-type="float">
            <text:p>0.114747845</text:p>
          </table:table-cell>
          <table:table-cell office:value-type="float" office:value="8.714761" calcext:value-type="float">
            <text:p>8.714761</text:p>
          </table:table-cell>
          <table:table-cell table:formula="of:=[.C468]+[.A469]" office:value-type="float" office:value="53.784551482" calcext:value-type="float">
            <text:p>53.78455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469]+[.A470]" office:value-type="float" office:value="53.898551632" calcext:value-type="float">
            <text:p>53.8985516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470]+[.A471]" office:value-type="float" office:value="54.012551782" calcext:value-type="float">
            <text:p>54.0125517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44266" calcext:value-type="float">
            <text:p>0.11444266</text:p>
          </table:table-cell>
          <table:table-cell office:value-type="float" office:value="8.738" calcext:value-type="float">
            <text:p>8.738</text:p>
          </table:table-cell>
          <table:table-cell table:formula="of:=[.C471]+[.A472]" office:value-type="float" office:value="54.126994442" calcext:value-type="float">
            <text:p>54.126994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2059" calcext:value-type="float">
            <text:p>0.11432059</text:p>
          </table:table-cell>
          <table:table-cell office:value-type="float" office:value="8.74733" calcext:value-type="float">
            <text:p>8.74733</text:p>
          </table:table-cell>
          <table:table-cell table:formula="of:=[.C472]+[.A473]" office:value-type="float" office:value="54.241315032" calcext:value-type="float">
            <text:p>54.2413150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372" calcext:value-type="float">
            <text:p>0.1132372</text:p>
          </table:table-cell>
          <table:table-cell office:value-type="float" office:value="8.83102" calcext:value-type="float">
            <text:p>8.83102</text:p>
          </table:table-cell>
          <table:table-cell table:formula="of:=[.C473]+[.A474]" office:value-type="float" office:value="54.354552232" calcext:value-type="float">
            <text:p>54.354552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82521" calcext:value-type="float">
            <text:p>0.11282521</text:p>
          </table:table-cell>
          <table:table-cell office:value-type="float" office:value="8.863268" calcext:value-type="float">
            <text:p>8.863268</text:p>
          </table:table-cell>
          <table:table-cell table:formula="of:=[.C474]+[.A475]" office:value-type="float" office:value="54.467377442" calcext:value-type="float">
            <text:p>54.467377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34401" calcext:value-type="float">
            <text:p>0.11334401</text:p>
          </table:table-cell>
          <table:table-cell office:value-type="float" office:value="8.822698" calcext:value-type="float">
            <text:p>8.822698</text:p>
          </table:table-cell>
          <table:table-cell table:formula="of:=[.C475]+[.A476]" office:value-type="float" office:value="54.580721452" calcext:value-type="float">
            <text:p>54.5807214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476]+[.A477]" office:value-type="float" office:value="54.694721602" calcext:value-type="float">
            <text:p>54.6947216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801785" calcext:value-type="float">
            <text:p>0.113801785</text:p>
          </table:table-cell>
          <table:table-cell office:value-type="float" office:value="8.787209" calcext:value-type="float">
            <text:p>8.787209</text:p>
          </table:table-cell>
          <table:table-cell table:formula="of:=[.C477]+[.A478]" office:value-type="float" office:value="54.808523387" calcext:value-type="float">
            <text:p>54.808523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79469" calcext:value-type="float">
            <text:p>0.11279469</text:p>
          </table:table-cell>
          <table:table-cell office:value-type="float" office:value="8.865665" calcext:value-type="float">
            <text:p>8.865665</text:p>
          </table:table-cell>
          <table:table-cell table:formula="of:=[.C478]+[.A479]" office:value-type="float" office:value="54.921318077" calcext:value-type="float">
            <text:p>54.9213180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479]+[.A480]" office:value-type="float" office:value="55.033792327" calcext:value-type="float">
            <text:p>55.033792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480]+[.A481]" office:value-type="float" office:value="55.146098727" calcext:value-type="float">
            <text:p>55.1460987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162" calcext:value-type="float">
            <text:p>0.1111162</text:p>
          </table:table-cell>
          <table:table-cell office:value-type="float" office:value="8.999588" calcext:value-type="float">
            <text:p>8.999588</text:p>
          </table:table-cell>
          <table:table-cell table:formula="of:=[.C481]+[.A482]" office:value-type="float" office:value="55.257214927" calcext:value-type="float">
            <text:p>55.2572149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482]+[.A483]" office:value-type="float" office:value="55.366805217" calcext:value-type="float">
            <text:p>55.3668052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483]+[.A484]" office:value-type="float" office:value="55.476364991" calcext:value-type="float">
            <text:p>55.4763649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109106" calcext:value-type="float">
            <text:p>0.110109106</text:p>
          </table:table-cell>
          <table:table-cell office:value-type="float" office:value="9.081901" calcext:value-type="float">
            <text:p>9.081901</text:p>
          </table:table-cell>
          <table:table-cell table:formula="of:=[.C484]+[.A485]" office:value-type="float" office:value="55.586474097" calcext:value-type="float">
            <text:p>55.586474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46006" calcext:value-type="float">
            <text:p>0.11046006</text:p>
          </table:table-cell>
          <table:table-cell office:value-type="float" office:value="9.053045" calcext:value-type="float">
            <text:p>9.053045</text:p>
          </table:table-cell>
          <table:table-cell table:formula="of:=[.C485]+[.A486]" office:value-type="float" office:value="55.696934157" calcext:value-type="float">
            <text:p>55.696934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486]+[.A487]" office:value-type="float" office:value="55.807226367" calcext:value-type="float">
            <text:p>55.8072263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487]+[.A488]" office:value-type="float" office:value="55.917701687" calcext:value-type="float">
            <text:p>55.917701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4998" calcext:value-type="float">
            <text:p>0.11074998</text:p>
          </table:table-cell>
          <table:table-cell office:value-type="float" office:value="9.029347" calcext:value-type="float">
            <text:p>9.029347</text:p>
          </table:table-cell>
          <table:table-cell table:formula="of:=[.C488]+[.A489]" office:value-type="float" office:value="56.028451667" calcext:value-type="float">
            <text:p>56.0284516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6198" calcext:value-type="float">
            <text:p>0.11116198</text:p>
          </table:table-cell>
          <table:table-cell office:value-type="float" office:value="8.995882" calcext:value-type="float">
            <text:p>8.995882</text:p>
          </table:table-cell>
          <table:table-cell table:formula="of:=[.C489]+[.A490]" office:value-type="float" office:value="56.139613647" calcext:value-type="float">
            <text:p>56.1396136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8241" calcext:value-type="float">
            <text:p>0.11148241</text:p>
          </table:table-cell>
          <table:table-cell office:value-type="float" office:value="8.970025" calcext:value-type="float">
            <text:p>8.970025</text:p>
          </table:table-cell>
          <table:table-cell table:formula="of:=[.C490]+[.A491]" office:value-type="float" office:value="56.251096057" calcext:value-type="float">
            <text:p>56.2510960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87595" calcext:value-type="float">
            <text:p>0.111787595</text:p>
          </table:table-cell>
          <table:table-cell office:value-type="float" office:value="8.945537" calcext:value-type="float">
            <text:p>8.945537</text:p>
          </table:table-cell>
          <table:table-cell table:formula="of:=[.C491]+[.A492]" office:value-type="float" office:value="56.362883652" calcext:value-type="float">
            <text:p>56.3628836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6907" calcext:value-type="float">
            <text:p>0.11216907</text:p>
          </table:table-cell>
          <table:table-cell office:value-type="float" office:value="8.915113" calcext:value-type="float">
            <text:p>8.915113</text:p>
          </table:table-cell>
          <table:table-cell table:formula="of:=[.C492]+[.A493]" office:value-type="float" office:value="56.475052722" calcext:value-type="float">
            <text:p>56.4750527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6744" calcext:value-type="float">
            <text:p>0.11236744</text:p>
          </table:table-cell>
          <table:table-cell office:value-type="float" office:value="8.899376" calcext:value-type="float">
            <text:p>8.899376</text:p>
          </table:table-cell>
          <table:table-cell table:formula="of:=[.C493]+[.A494]" office:value-type="float" office:value="56.587420162" calcext:value-type="float">
            <text:p>56.5874201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494]+[.A495]" office:value-type="float" office:value="56.699970712" calcext:value-type="float">
            <text:p>56.6999707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88624" calcext:value-type="float">
            <text:p>0.11288624</text:p>
          </table:table-cell>
          <table:table-cell office:value-type="float" office:value="8.858476" calcext:value-type="float">
            <text:p>8.858476</text:p>
          </table:table-cell>
          <table:table-cell table:formula="of:=[.C495]+[.A496]" office:value-type="float" office:value="56.812856952" calcext:value-type="float">
            <text:p>56.8128569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664456" calcext:value-type="float">
            <text:p>0.113664456</text:p>
          </table:table-cell>
          <table:table-cell office:value-type="float" office:value="8.797825" calcext:value-type="float">
            <text:p>8.797825</text:p>
          </table:table-cell>
          <table:table-cell table:formula="of:=[.C496]+[.A497]" office:value-type="float" office:value="56.926521408" calcext:value-type="float">
            <text:p>56.9265214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412144" calcext:value-type="float">
            <text:p>0.114412144</text:p>
          </table:table-cell>
          <table:table-cell office:value-type="float" office:value="8.740331" calcext:value-type="float">
            <text:p>8.740331</text:p>
          </table:table-cell>
          <table:table-cell table:formula="of:=[.C497]+[.A498]" office:value-type="float" office:value="57.040933552" calcext:value-type="float">
            <text:p>57.040933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1569" calcext:value-type="float">
            <text:p>0.11491569</text:p>
          </table:table-cell>
          <table:table-cell office:value-type="float" office:value="8.702032" calcext:value-type="float">
            <text:p>8.702032</text:p>
          </table:table-cell>
          <table:table-cell table:formula="of:=[.C498]+[.A499]" office:value-type="float" office:value="57.155849242" calcext:value-type="float">
            <text:p>57.1558492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9036" calcext:value-type="float">
            <text:p>0.11519036</text:p>
          </table:table-cell>
          <table:table-cell office:value-type="float" office:value="8.681282" calcext:value-type="float">
            <text:p>8.681282</text:p>
          </table:table-cell>
          <table:table-cell table:formula="of:=[.C499]+[.A500]" office:value-type="float" office:value="57.271039602" calcext:value-type="float">
            <text:p>57.2710396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38872" calcext:value-type="float">
            <text:p>0.11538872</text:p>
          </table:table-cell>
          <table:table-cell office:value-type="float" office:value="8.666358" calcext:value-type="float">
            <text:p>8.666358</text:p>
          </table:table-cell>
          <table:table-cell table:formula="of:=[.C500]+[.A501]" office:value-type="float" office:value="57.386428322" calcext:value-type="float">
            <text:p>57.386428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28191" calcext:value-type="float">
            <text:p>0.11528191</text:p>
          </table:table-cell>
          <table:table-cell office:value-type="float" office:value="8.674388" calcext:value-type="float">
            <text:p>8.674388</text:p>
          </table:table-cell>
          <table:table-cell table:formula="of:=[.C501]+[.A502]" office:value-type="float" office:value="57.501710232" calcext:value-type="float">
            <text:p>57.501710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869915" calcext:value-type="float">
            <text:p>0.114869915</text:p>
          </table:table-cell>
          <table:table-cell office:value-type="float" office:value="8.7055" calcext:value-type="float">
            <text:p>8.7055</text:p>
          </table:table-cell>
          <table:table-cell table:formula="of:=[.C502]+[.A503]" office:value-type="float" office:value="57.616580147" calcext:value-type="float">
            <text:p>57.616580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6474" calcext:value-type="float">
            <text:p>0.11456474</text:p>
          </table:table-cell>
          <table:table-cell office:value-type="float" office:value="8.728689" calcext:value-type="float">
            <text:p>8.728689</text:p>
          </table:table-cell>
          <table:table-cell table:formula="of:=[.C503]+[.A504]" office:value-type="float" office:value="57.731144887" calcext:value-type="float">
            <text:p>57.7311448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6474" calcext:value-type="float">
            <text:p>0.11456474</text:p>
          </table:table-cell>
          <table:table-cell office:value-type="float" office:value="8.728689" calcext:value-type="float">
            <text:p>8.728689</text:p>
          </table:table-cell>
          <table:table-cell table:formula="of:=[.C504]+[.A505]" office:value-type="float" office:value="57.845709627" calcext:value-type="float">
            <text:p>57.8457096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5111" calcext:value-type="float">
            <text:p>0.11435111</text:p>
          </table:table-cell>
          <table:table-cell office:value-type="float" office:value="8.744996" calcext:value-type="float">
            <text:p>8.744996</text:p>
          </table:table-cell>
          <table:table-cell table:formula="of:=[.C505]+[.A506]" office:value-type="float" office:value="57.960060737" calcext:value-type="float">
            <text:p>57.9600607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66084" calcext:value-type="float">
            <text:p>0.113466084</text:p>
          </table:table-cell>
          <table:table-cell office:value-type="float" office:value="8.813207" calcext:value-type="float">
            <text:p>8.813207</text:p>
          </table:table-cell>
          <table:table-cell table:formula="of:=[.C506]+[.A507]" office:value-type="float" office:value="58.073526821" calcext:value-type="float">
            <text:p>58.0735268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56581" calcext:value-type="float">
            <text:p>0.11256581</text:p>
          </table:table-cell>
          <table:table-cell office:value-type="float" office:value="8.883693" calcext:value-type="float">
            <text:p>8.883693</text:p>
          </table:table-cell>
          <table:table-cell table:formula="of:=[.C507]+[.A508]" office:value-type="float" office:value="58.186092631" calcext:value-type="float">
            <text:p>58.1860926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5218" calcext:value-type="float">
            <text:p>0.11235218</text:p>
          </table:table-cell>
          <table:table-cell office:value-type="float" office:value="8.900584" calcext:value-type="float">
            <text:p>8.900584</text:p>
          </table:table-cell>
          <table:table-cell table:formula="of:=[.C508]+[.A509]" office:value-type="float" office:value="58.298444811" calcext:value-type="float">
            <text:p>58.2984448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23011" calcext:value-type="float">
            <text:p>0.11223011</text:p>
          </table:table-cell>
          <table:table-cell office:value-type="float" office:value="8.910265" calcext:value-type="float">
            <text:p>8.910265</text:p>
          </table:table-cell>
          <table:table-cell table:formula="of:=[.C509]+[.A510]" office:value-type="float" office:value="58.410674921" calcext:value-type="float">
            <text:p>58.4106749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97394" calcext:value-type="float">
            <text:p>0.110597394</text:p>
          </table:table-cell>
          <table:table-cell office:value-type="float" office:value="9.041804" calcext:value-type="float">
            <text:p>9.041804</text:p>
          </table:table-cell>
          <table:table-cell table:formula="of:=[.C510]+[.A511]" office:value-type="float" office:value="58.521272315" calcext:value-type="float">
            <text:p>58.5212723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85786" calcext:value-type="float">
            <text:p>0.10885786</text:p>
          </table:table-cell>
          <table:table-cell office:value-type="float" office:value="9.186291" calcext:value-type="float">
            <text:p>9.186291</text:p>
          </table:table-cell>
          <table:table-cell table:formula="of:=[.C511]+[.A512]" office:value-type="float" office:value="58.630130175" calcext:value-type="float">
            <text:p>58.630130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67476" calcext:value-type="float">
            <text:p>0.10867476</text:p>
          </table:table-cell>
          <table:table-cell office:value-type="float" office:value="9.201769" calcext:value-type="float">
            <text:p>9.201769</text:p>
          </table:table-cell>
          <table:table-cell table:formula="of:=[.C512]+[.A513]" office:value-type="float" office:value="58.738804935" calcext:value-type="float">
            <text:p>58.7388049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513]+[.A514]" office:value-type="float" office:value="58.848349451" calcext:value-type="float">
            <text:p>58.8483494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490575" calcext:value-type="float">
            <text:p>0.110490575</text:p>
          </table:table-cell>
          <table:table-cell office:value-type="float" office:value="9.050546" calcext:value-type="float">
            <text:p>9.050546</text:p>
          </table:table-cell>
          <table:table-cell table:formula="of:=[.C514]+[.A515]" office:value-type="float" office:value="58.958840026" calcext:value-type="float">
            <text:p>58.9588400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4672" calcext:value-type="float">
            <text:p>0.11114672</text:p>
          </table:table-cell>
          <table:table-cell office:value-type="float" office:value="8.997117" calcext:value-type="float">
            <text:p>8.997117</text:p>
          </table:table-cell>
          <table:table-cell table:formula="of:=[.C515]+[.A516]" office:value-type="float" office:value="59.069986746" calcext:value-type="float">
            <text:p>59.0699867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924924" calcext:value-type="float">
            <text:p>0.111924924</text:p>
          </table:table-cell>
          <table:table-cell office:value-type="float" office:value="8.93456" calcext:value-type="float">
            <text:p>8.93456</text:p>
          </table:table-cell>
          <table:table-cell table:formula="of:=[.C516]+[.A517]" office:value-type="float" office:value="59.18191167" calcext:value-type="float">
            <text:p>59.18191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733655" calcext:value-type="float">
            <text:p>0.112733655</text:p>
          </table:table-cell>
          <table:table-cell office:value-type="float" office:value="8.870465" calcext:value-type="float">
            <text:p>8.870465</text:p>
          </table:table-cell>
          <table:table-cell table:formula="of:=[.C517]+[.A518]" office:value-type="float" office:value="59.294645325" calcext:value-type="float">
            <text:p>59.2946453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966" calcext:value-type="float">
            <text:p>0.1134966</text:p>
          </table:table-cell>
          <table:table-cell office:value-type="float" office:value="8.810837" calcext:value-type="float">
            <text:p>8.810837</text:p>
          </table:table-cell>
          <table:table-cell table:formula="of:=[.C518]+[.A519]" office:value-type="float" office:value="59.408141925" calcext:value-type="float">
            <text:p>59.4081419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2904" calcext:value-type="float">
            <text:p>0.11422904</text:p>
          </table:table-cell>
          <table:table-cell office:value-type="float" office:value="8.754341" calcext:value-type="float">
            <text:p>8.754341</text:p>
          </table:table-cell>
          <table:table-cell table:formula="of:=[.C519]+[.A520]" office:value-type="float" office:value="59.522370965" calcext:value-type="float">
            <text:p>59.522370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412144" calcext:value-type="float">
            <text:p>0.114412144</text:p>
          </table:table-cell>
          <table:table-cell office:value-type="float" office:value="8.740331" calcext:value-type="float">
            <text:p>8.740331</text:p>
          </table:table-cell>
          <table:table-cell table:formula="of:=[.C520]+[.A521]" office:value-type="float" office:value="59.636783109" calcext:value-type="float">
            <text:p>59.636783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03704" calcext:value-type="float">
            <text:p>0.114503704</text:p>
          </table:table-cell>
          <table:table-cell office:value-type="float" office:value="8.733342" calcext:value-type="float">
            <text:p>8.733342</text:p>
          </table:table-cell>
          <table:table-cell table:formula="of:=[.C521]+[.A522]" office:value-type="float" office:value="59.751286813" calcext:value-type="float">
            <text:p>59.7512868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9362" calcext:value-type="float">
            <text:p>0.11479362</text:p>
          </table:table-cell>
          <table:table-cell office:value-type="float" office:value="8.711286" calcext:value-type="float">
            <text:p>8.711286</text:p>
          </table:table-cell>
          <table:table-cell table:formula="of:=[.C522]+[.A523]" office:value-type="float" office:value="59.866080433" calcext:value-type="float">
            <text:p>59.8660804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31243" calcext:value-type="float">
            <text:p>0.11531243</text:p>
          </table:table-cell>
          <table:table-cell office:value-type="float" office:value="8.672092" calcext:value-type="float">
            <text:p>8.672092</text:p>
          </table:table-cell>
          <table:table-cell table:formula="of:=[.C523]+[.A524]" office:value-type="float" office:value="59.981392863" calcext:value-type="float">
            <text:p>59.9813928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1761" calcext:value-type="float">
            <text:p>0.11561761</text:p>
          </table:table-cell>
          <table:table-cell office:value-type="float" office:value="8.649201" calcext:value-type="float">
            <text:p>8.649201</text:p>
          </table:table-cell>
          <table:table-cell table:formula="of:=[.C524]+[.A525]" office:value-type="float" office:value="60.097010473" calcext:value-type="float">
            <text:p>60.0970104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58709" calcext:value-type="float">
            <text:p>0.11558709</text:p>
          </table:table-cell>
          <table:table-cell office:value-type="float" office:value="8.6514845" calcext:value-type="float">
            <text:p>8.6514845</text:p>
          </table:table-cell>
          <table:table-cell table:formula="of:=[.C525]+[.A526]" office:value-type="float" office:value="60.212597563" calcext:value-type="float">
            <text:p>60.2125975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78646" calcext:value-type="float">
            <text:p>0.115678646</text:p>
          </table:table-cell>
          <table:table-cell office:value-type="float" office:value="8.644638" calcext:value-type="float">
            <text:p>8.644638</text:p>
          </table:table-cell>
          <table:table-cell table:formula="of:=[.C526]+[.A527]" office:value-type="float" office:value="60.328276209" calcext:value-type="float">
            <text:p>60.328276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84649" calcext:value-type="float">
            <text:p>0.11584649</text:p>
          </table:table-cell>
          <table:table-cell office:value-type="float" office:value="8.6321125" calcext:value-type="float">
            <text:p>8.6321125</text:p>
          </table:table-cell>
          <table:table-cell table:formula="of:=[.C527]+[.A528]" office:value-type="float" office:value="60.444122699" calcext:value-type="float">
            <text:p>60.4441226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4813" calcext:value-type="float">
            <text:p>0.11564813</text:p>
          </table:table-cell>
          <table:table-cell office:value-type="float" office:value="8.646919" calcext:value-type="float">
            <text:p>8.646919</text:p>
          </table:table-cell>
          <table:table-cell table:formula="of:=[.C528]+[.A529]" office:value-type="float" office:value="60.559770829" calcext:value-type="float">
            <text:p>60.5597708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0043" calcext:value-type="float">
            <text:p>0.11490043</text:p>
          </table:table-cell>
          <table:table-cell office:value-type="float" office:value="8.703188" calcext:value-type="float">
            <text:p>8.703188</text:p>
          </table:table-cell>
          <table:table-cell table:formula="of:=[.C529]+[.A530]" office:value-type="float" office:value="60.674671259" calcext:value-type="float">
            <text:p>60.6746712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48844" calcext:value-type="float">
            <text:p>0.11448844</text:p>
          </table:table-cell>
          <table:table-cell office:value-type="float" office:value="8.734506" calcext:value-type="float">
            <text:p>8.734506</text:p>
          </table:table-cell>
          <table:table-cell table:formula="of:=[.C530]+[.A531]" office:value-type="float" office:value="60.789159699" calcext:value-type="float">
            <text:p>60.7891596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610516" calcext:value-type="float">
            <text:p>0.114610516</text:p>
          </table:table-cell>
          <table:table-cell office:value-type="float" office:value="8.7252035" calcext:value-type="float">
            <text:p>8.7252035</text:p>
          </table:table-cell>
          <table:table-cell table:formula="of:=[.C531]+[.A532]" office:value-type="float" office:value="60.903770215" calcext:value-type="float">
            <text:p>60.903770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75601" calcext:value-type="float">
            <text:p>0.11375601</text:p>
          </table:table-cell>
          <table:table-cell office:value-type="float" office:value="8.790744" calcext:value-type="float">
            <text:p>8.790744</text:p>
          </table:table-cell>
          <table:table-cell table:formula="of:=[.C532]+[.A533]" office:value-type="float" office:value="61.017526225" calcext:value-type="float">
            <text:p>61.0175262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80285" calcext:value-type="float">
            <text:p>0.11180285</text:p>
          </table:table-cell>
          <table:table-cell office:value-type="float" office:value="8.944315" calcext:value-type="float">
            <text:p>8.944315</text:p>
          </table:table-cell>
          <table:table-cell table:formula="of:=[.C533]+[.A534]" office:value-type="float" office:value="61.129329075" calcext:value-type="float">
            <text:p>61.1293290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05516" calcext:value-type="float">
            <text:p>0.11105516</text:p>
          </table:table-cell>
          <table:table-cell office:value-type="float" office:value="9.004535" calcext:value-type="float">
            <text:p>9.004535</text:p>
          </table:table-cell>
          <table:table-cell table:formula="of:=[.C534]+[.A535]" office:value-type="float" office:value="61.240384235" calcext:value-type="float">
            <text:p>61.2403842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00938" calcext:value-type="float">
            <text:p>0.11100938</text:p>
          </table:table-cell>
          <table:table-cell office:value-type="float" office:value="9.008247" calcext:value-type="float">
            <text:p>9.008247</text:p>
          </table:table-cell>
          <table:table-cell table:formula="of:=[.C535]+[.A536]" office:value-type="float" office:value="61.351393615" calcext:value-type="float">
            <text:p>61.351393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46006" calcext:value-type="float">
            <text:p>0.11046006</text:p>
          </table:table-cell>
          <table:table-cell office:value-type="float" office:value="9.053045" calcext:value-type="float">
            <text:p>9.053045</text:p>
          </table:table-cell>
          <table:table-cell table:formula="of:=[.C536]+[.A537]" office:value-type="float" office:value="61.461853675" calcext:value-type="float">
            <text:p>61.4618536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895475" calcext:value-type="float">
            <text:p>0.109895475</text:p>
          </table:table-cell>
          <table:table-cell office:value-type="float" office:value="9.099556" calcext:value-type="float">
            <text:p>9.099556</text:p>
          </table:table-cell>
          <table:table-cell table:formula="of:=[.C537]+[.A538]" office:value-type="float" office:value="61.57174915" calcext:value-type="float">
            <text:p>61.571749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538]+[.A539]" office:value-type="float" office:value="61.681995585" calcext:value-type="float">
            <text:p>61.6819955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539]+[.A540]" office:value-type="float" office:value="61.792867635" calcext:value-type="float">
            <text:p>61.7928676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51894" calcext:value-type="float">
            <text:p>0.111451894</text:p>
          </table:table-cell>
          <table:table-cell office:value-type="float" office:value="8.972481" calcext:value-type="float">
            <text:p>8.972481</text:p>
          </table:table-cell>
          <table:table-cell table:formula="of:=[.C540]+[.A541]" office:value-type="float" office:value="61.904319529" calcext:value-type="float">
            <text:p>61.9043195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541]+[.A542]" office:value-type="float" office:value="62.016625929" calcext:value-type="float">
            <text:p>62.0166259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17617" calcext:value-type="float">
            <text:p>0.11317617</text:p>
          </table:table-cell>
          <table:table-cell office:value-type="float" office:value="8.835783" calcext:value-type="float">
            <text:p>8.835783</text:p>
          </table:table-cell>
          <table:table-cell table:formula="of:=[.C542]+[.A543]" office:value-type="float" office:value="62.129802099" calcext:value-type="float">
            <text:p>62.129802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9852" calcext:value-type="float">
            <text:p>0.11419852</text:p>
          </table:table-cell>
          <table:table-cell office:value-type="float" office:value="8.7566805" calcext:value-type="float">
            <text:p>8.7566805</text:p>
          </table:table-cell>
          <table:table-cell table:formula="of:=[.C543]+[.A544]" office:value-type="float" office:value="62.244000619" calcext:value-type="float">
            <text:p>62.2440006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32586" calcext:value-type="float">
            <text:p>0.114732586</text:p>
          </table:table-cell>
          <table:table-cell office:value-type="float" office:value="8.7159195" calcext:value-type="float">
            <text:p>8.7159195</text:p>
          </table:table-cell>
          <table:table-cell table:formula="of:=[.C544]+[.A545]" office:value-type="float" office:value="62.358733205" calcext:value-type="float">
            <text:p>62.358733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6637" calcext:value-type="float">
            <text:p>0.11436637</text:p>
          </table:table-cell>
          <table:table-cell office:value-type="float" office:value="8.743829" calcext:value-type="float">
            <text:p>8.743829</text:p>
          </table:table-cell>
          <table:table-cell table:formula="of:=[.C545]+[.A546]" office:value-type="float" office:value="62.473099575" calcext:value-type="float">
            <text:p>62.4730995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66084" calcext:value-type="float">
            <text:p>0.113466084</text:p>
          </table:table-cell>
          <table:table-cell office:value-type="float" office:value="8.813207" calcext:value-type="float">
            <text:p>8.813207</text:p>
          </table:table-cell>
          <table:table-cell table:formula="of:=[.C546]+[.A547]" office:value-type="float" office:value="62.586565659" calcext:value-type="float">
            <text:p>62.5865656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9824" calcext:value-type="float">
            <text:p>0.11329824</text:p>
          </table:table-cell>
          <table:table-cell office:value-type="float" office:value="8.826262" calcext:value-type="float">
            <text:p>8.826262</text:p>
          </table:table-cell>
          <table:table-cell table:formula="of:=[.C547]+[.A548]" office:value-type="float" office:value="62.699863899" calcext:value-type="float">
            <text:p>62.6998638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34401" calcext:value-type="float">
            <text:p>0.11334401</text:p>
          </table:table-cell>
          <table:table-cell office:value-type="float" office:value="8.822698" calcext:value-type="float">
            <text:p>8.822698</text:p>
          </table:table-cell>
          <table:table-cell table:formula="of:=[.C548]+[.A549]" office:value-type="float" office:value="62.813207909" calcext:value-type="float">
            <text:p>62.8132079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549]+[.A550]" office:value-type="float" office:value="62.925682159" calcext:value-type="float">
            <text:p>62.925682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36034" calcext:value-type="float">
            <text:p>0.11136034</text:p>
          </table:table-cell>
          <table:table-cell office:value-type="float" office:value="8.979857" calcext:value-type="float">
            <text:p>8.979857</text:p>
          </table:table-cell>
          <table:table-cell table:formula="of:=[.C550]+[.A551]" office:value-type="float" office:value="63.037042499" calcext:value-type="float">
            <text:p>63.0370424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8241" calcext:value-type="float">
            <text:p>0.11148241</text:p>
          </table:table-cell>
          <table:table-cell office:value-type="float" office:value="8.970025" calcext:value-type="float">
            <text:p>8.970025</text:p>
          </table:table-cell>
          <table:table-cell table:formula="of:=[.C551]+[.A552]" office:value-type="float" office:value="63.148524909" calcext:value-type="float">
            <text:p>63.1485249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9959" calcext:value-type="float">
            <text:p>0.11219959</text:p>
          </table:table-cell>
          <table:table-cell office:value-type="float" office:value="8.912689" calcext:value-type="float">
            <text:p>8.912689</text:p>
          </table:table-cell>
          <table:table-cell table:formula="of:=[.C552]+[.A553]" office:value-type="float" office:value="63.260724499" calcext:value-type="float">
            <text:p>63.2607244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553]+[.A554]" office:value-type="float" office:value="63.373030899" calcext:value-type="float">
            <text:p>63.3730308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58923" calcext:value-type="float">
            <text:p>0.11158923</text:p>
          </table:table-cell>
          <table:table-cell office:value-type="float" office:value="8.961438" calcext:value-type="float">
            <text:p>8.961438</text:p>
          </table:table-cell>
          <table:table-cell table:formula="of:=[.C554]+[.A555]" office:value-type="float" office:value="63.484620129" calcext:value-type="float">
            <text:p>63.484620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329824" calcext:value-type="float">
            <text:p>0.111329824</text:p>
          </table:table-cell>
          <table:table-cell office:value-type="float" office:value="8.982319" calcext:value-type="float">
            <text:p>8.982319</text:p>
          </table:table-cell>
          <table:table-cell table:formula="of:=[.C555]+[.A556]" office:value-type="float" office:value="63.595949953" calcext:value-type="float">
            <text:p>63.5959499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72336" calcext:value-type="float">
            <text:p>0.111772336</text:p>
          </table:table-cell>
          <table:table-cell office:value-type="float" office:value="8.946757" calcext:value-type="float">
            <text:p>8.946757</text:p>
          </table:table-cell>
          <table:table-cell table:formula="of:=[.C556]+[.A557]" office:value-type="float" office:value="63.707722289" calcext:value-type="float">
            <text:p>63.707722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07752" calcext:value-type="float">
            <text:p>0.11207752</text:p>
          </table:table-cell>
          <table:table-cell office:value-type="float" office:value="8.922397" calcext:value-type="float">
            <text:p>8.922397</text:p>
          </table:table-cell>
          <table:table-cell table:formula="of:=[.C557]+[.A558]" office:value-type="float" office:value="63.819799809" calcext:value-type="float">
            <text:p>63.8197998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8241" calcext:value-type="float">
            <text:p>0.11148241</text:p>
          </table:table-cell>
          <table:table-cell office:value-type="float" office:value="8.970025" calcext:value-type="float">
            <text:p>8.970025</text:p>
          </table:table-cell>
          <table:table-cell table:formula="of:=[.C558]+[.A559]" office:value-type="float" office:value="63.931282219" calcext:value-type="float">
            <text:p>63.9312822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41535" calcext:value-type="float">
            <text:p>0.110841535</text:p>
          </table:table-cell>
          <table:table-cell office:value-type="float" office:value="9.021889" calcext:value-type="float">
            <text:p>9.021889</text:p>
          </table:table-cell>
          <table:table-cell table:formula="of:=[.C559]+[.A560]" office:value-type="float" office:value="64.042123754" calcext:value-type="float">
            <text:p>64.0421237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560]+[.A561]" office:value-type="float" office:value="64.153041584" calcext:value-type="float">
            <text:p>64.1530415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6524" calcext:value-type="float">
            <text:p>0.11076524</text:p>
          </table:table-cell>
          <table:table-cell office:value-type="float" office:value="9.028103" calcext:value-type="float">
            <text:p>9.028103</text:p>
          </table:table-cell>
          <table:table-cell table:formula="of:=[.C561]+[.A562]" office:value-type="float" office:value="64.263806824" calcext:value-type="float">
            <text:p>64.2638068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8866" calcext:value-type="float">
            <text:p>0.10978866</text:p>
          </table:table-cell>
          <table:table-cell office:value-type="float" office:value="9.108408" calcext:value-type="float">
            <text:p>9.108408</text:p>
          </table:table-cell>
          <table:table-cell table:formula="of:=[.C562]+[.A563]" office:value-type="float" office:value="64.373595484" calcext:value-type="float">
            <text:p>64.3735954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300375" calcext:value-type="float">
            <text:p>0.109300375</text:p>
          </table:table-cell>
          <table:table-cell office:value-type="float" office:value="9.149099" calcext:value-type="float">
            <text:p>9.149099</text:p>
          </table:table-cell>
          <table:table-cell table:formula="of:=[.C563]+[.A564]" office:value-type="float" office:value="64.482895859" calcext:value-type="float">
            <text:p>64.4828958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1237" calcext:value-type="float">
            <text:p>0.10971237</text:p>
          </table:table-cell>
          <table:table-cell office:value-type="float" office:value="9.114742" calcext:value-type="float">
            <text:p>9.114742</text:p>
          </table:table-cell>
          <table:table-cell table:formula="of:=[.C564]+[.A565]" office:value-type="float" office:value="64.592608229" calcext:value-type="float">
            <text:p>64.5926082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6332" calcext:value-type="float">
            <text:p>0.11006332</text:p>
          </table:table-cell>
          <table:table-cell office:value-type="float" office:value="9.085679" calcext:value-type="float">
            <text:p>9.085679</text:p>
          </table:table-cell>
          <table:table-cell table:formula="of:=[.C565]+[.A566]" office:value-type="float" office:value="64.702671549" calcext:value-type="float">
            <text:p>64.702671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566]+[.A567]" office:value-type="float" office:value="64.812704353" calcext:value-type="float">
            <text:p>64.812704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31176" calcext:value-type="float">
            <text:p>0.110231176</text:p>
          </table:table-cell>
          <table:table-cell office:value-type="float" office:value="9.071843" calcext:value-type="float">
            <text:p>9.071843</text:p>
          </table:table-cell>
          <table:table-cell table:formula="of:=[.C567]+[.A568]" office:value-type="float" office:value="64.922935529" calcext:value-type="float">
            <text:p>64.9229355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8213" calcext:value-type="float">
            <text:p>0.11058213</text:p>
          </table:table-cell>
          <table:table-cell office:value-type="float" office:value="9.043052" calcext:value-type="float">
            <text:p>9.043052</text:p>
          </table:table-cell>
          <table:table-cell table:formula="of:=[.C568]+[.A569]" office:value-type="float" office:value="65.033517659" calcext:value-type="float">
            <text:p>65.0335176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05516" calcext:value-type="float">
            <text:p>0.11105516</text:p>
          </table:table-cell>
          <table:table-cell office:value-type="float" office:value="9.004535" calcext:value-type="float">
            <text:p>9.004535</text:p>
          </table:table-cell>
          <table:table-cell table:formula="of:=[.C569]+[.A570]" office:value-type="float" office:value="65.144572819" calcext:value-type="float">
            <text:p>65.144572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9767" calcext:value-type="float">
            <text:p>0.11149767</text:p>
          </table:table-cell>
          <table:table-cell office:value-type="float" office:value="8.968798" calcext:value-type="float">
            <text:p>8.968798</text:p>
          </table:table-cell>
          <table:table-cell table:formula="of:=[.C570]+[.A571]" office:value-type="float" office:value="65.256070489" calcext:value-type="float">
            <text:p>65.2560704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01648" calcext:value-type="float">
            <text:p>0.11201648</text:p>
          </table:table-cell>
          <table:table-cell office:value-type="float" office:value="8.927258" calcext:value-type="float">
            <text:p>8.927258</text:p>
          </table:table-cell>
          <table:table-cell table:formula="of:=[.C571]+[.A572]" office:value-type="float" office:value="65.368086969" calcext:value-type="float">
            <text:p>65.3680869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27588" calcext:value-type="float">
            <text:p>0.11227588</text:p>
          </table:table-cell>
          <table:table-cell office:value-type="float" office:value="8.906632" calcext:value-type="float">
            <text:p>8.906632</text:p>
          </table:table-cell>
          <table:table-cell table:formula="of:=[.C572]+[.A573]" office:value-type="float" office:value="65.480362849" calcext:value-type="float">
            <text:p>65.4803628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21485" calcext:value-type="float">
            <text:p>0.11221485</text:p>
          </table:table-cell>
          <table:table-cell office:value-type="float" office:value="8.911477" calcext:value-type="float">
            <text:p>8.911477</text:p>
          </table:table-cell>
          <table:table-cell table:formula="of:=[.C573]+[.A574]" office:value-type="float" office:value="65.592577699" calcext:value-type="float">
            <text:p>65.5925776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94018" calcext:value-type="float">
            <text:p>0.11194018</text:p>
          </table:table-cell>
          <table:table-cell office:value-type="float" office:value="8.933342" calcext:value-type="float">
            <text:p>8.933342</text:p>
          </table:table-cell>
          <table:table-cell table:formula="of:=[.C574]+[.A575]" office:value-type="float" office:value="65.704517879" calcext:value-type="float">
            <text:p>65.704517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83337" calcext:value-type="float">
            <text:p>0.11183337</text:p>
          </table:table-cell>
          <table:table-cell office:value-type="float" office:value="8.9418745" calcext:value-type="float">
            <text:p>8.9418745</text:p>
          </table:table-cell>
          <table:table-cell table:formula="of:=[.C575]+[.A576]" office:value-type="float" office:value="65.816351249" calcext:value-type="float">
            <text:p>65.8163512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00122" calcext:value-type="float">
            <text:p>0.11200122</text:p>
          </table:table-cell>
          <table:table-cell office:value-type="float" office:value="8.928474" calcext:value-type="float">
            <text:p>8.928474</text:p>
          </table:table-cell>
          <table:table-cell table:formula="of:=[.C576]+[.A577]" office:value-type="float" office:value="65.928352469" calcext:value-type="float">
            <text:p>65.9283524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23296" calcext:value-type="float">
            <text:p>0.112123296</text:p>
          </table:table-cell>
          <table:table-cell office:value-type="float" office:value="8.918754" calcext:value-type="float">
            <text:p>8.918754</text:p>
          </table:table-cell>
          <table:table-cell table:formula="of:=[.C577]+[.A578]" office:value-type="float" office:value="66.040475765" calcext:value-type="float">
            <text:p>66.0404757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9959" calcext:value-type="float">
            <text:p>0.11219959</text:p>
          </table:table-cell>
          <table:table-cell office:value-type="float" office:value="8.912689" calcext:value-type="float">
            <text:p>8.912689</text:p>
          </table:table-cell>
          <table:table-cell table:formula="of:=[.C578]+[.A579]" office:value-type="float" office:value="66.152675355" calcext:value-type="float">
            <text:p>66.1526753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5381" calcext:value-type="float">
            <text:p>0.11215381</text:p>
          </table:table-cell>
          <table:table-cell office:value-type="float" office:value="8.9163265" calcext:value-type="float">
            <text:p>8.9163265</text:p>
          </table:table-cell>
          <table:table-cell table:formula="of:=[.C579]+[.A580]" office:value-type="float" office:value="66.264829165" calcext:value-type="float">
            <text:p>66.2648291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3692" calcext:value-type="float">
            <text:p>0.11233692</text:p>
          </table:table-cell>
          <table:table-cell office:value-type="float" office:value="8.9017935" calcext:value-type="float">
            <text:p>8.9017935</text:p>
          </table:table-cell>
          <table:table-cell table:formula="of:=[.C580]+[.A581]" office:value-type="float" office:value="66.377166085" calcext:value-type="float">
            <text:p>66.3771660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611584" calcext:value-type="float">
            <text:p>0.112611584</text:p>
          </table:table-cell>
          <table:table-cell office:value-type="float" office:value="8.880081" calcext:value-type="float">
            <text:p>8.880081</text:p>
          </table:table-cell>
          <table:table-cell table:formula="of:=[.C581]+[.A582]" office:value-type="float" office:value="66.489777669" calcext:value-type="float">
            <text:p>66.4897776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9015" calcext:value-type="float">
            <text:p>0.1129015</text:p>
          </table:table-cell>
          <table:table-cell office:value-type="float" office:value="8.857278" calcext:value-type="float">
            <text:p>8.857278</text:p>
          </table:table-cell>
          <table:table-cell table:formula="of:=[.C582]+[.A583]" office:value-type="float" office:value="66.602679169" calcext:value-type="float">
            <text:p>66.602679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8298" calcext:value-type="float">
            <text:p>0.11328298</text:p>
          </table:table-cell>
          <table:table-cell office:value-type="float" office:value="8.827452" calcext:value-type="float">
            <text:p>8.827452</text:p>
          </table:table-cell>
          <table:table-cell table:formula="of:=[.C583]+[.A584]" office:value-type="float" office:value="66.715962149" calcext:value-type="float">
            <text:p>66.715962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664456" calcext:value-type="float">
            <text:p>0.113664456</text:p>
          </table:table-cell>
          <table:table-cell office:value-type="float" office:value="8.797825" calcext:value-type="float">
            <text:p>8.797825</text:p>
          </table:table-cell>
          <table:table-cell table:formula="of:=[.C584]+[.A585]" office:value-type="float" office:value="66.829626605" calcext:value-type="float">
            <text:p>66.829626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6119" calcext:value-type="float">
            <text:p>0.11406119</text:p>
          </table:table-cell>
          <table:table-cell office:value-type="float" office:value="8.767223" calcext:value-type="float">
            <text:p>8.767223</text:p>
          </table:table-cell>
          <table:table-cell table:formula="of:=[.C585]+[.A586]" office:value-type="float" office:value="66.943687795" calcext:value-type="float">
            <text:p>66.9436877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68681" calcext:value-type="float">
            <text:p>0.11468681</text:p>
          </table:table-cell>
          <table:table-cell office:value-type="float" office:value="8.7193985" calcext:value-type="float">
            <text:p>8.7193985</text:p>
          </table:table-cell>
          <table:table-cell table:formula="of:=[.C586]+[.A587]" office:value-type="float" office:value="67.058374605" calcext:value-type="float">
            <text:p>67.058374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28191" calcext:value-type="float">
            <text:p>0.11528191</text:p>
          </table:table-cell>
          <table:table-cell office:value-type="float" office:value="8.674388" calcext:value-type="float">
            <text:p>8.674388</text:p>
          </table:table-cell>
          <table:table-cell table:formula="of:=[.C587]+[.A588]" office:value-type="float" office:value="67.173656515" calcext:value-type="float">
            <text:p>67.173656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751" calcext:value-type="float">
            <text:p>0.1151751</text:p>
          </table:table-cell>
          <table:table-cell office:value-type="float" office:value="8.682432" calcext:value-type="float">
            <text:p>8.682432</text:p>
          </table:table-cell>
          <table:table-cell table:formula="of:=[.C588]+[.A589]" office:value-type="float" office:value="67.288831615" calcext:value-type="float">
            <text:p>67.288831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2059" calcext:value-type="float">
            <text:p>0.11432059</text:p>
          </table:table-cell>
          <table:table-cell office:value-type="float" office:value="8.74733" calcext:value-type="float">
            <text:p>8.74733</text:p>
          </table:table-cell>
          <table:table-cell table:formula="of:=[.C589]+[.A590]" office:value-type="float" office:value="67.403152205" calcext:value-type="float">
            <text:p>67.403152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5729" calcext:value-type="float">
            <text:p>0.1135729</text:p>
          </table:table-cell>
          <table:table-cell office:value-type="float" office:value="8.804917" calcext:value-type="float">
            <text:p>8.804917</text:p>
          </table:table-cell>
          <table:table-cell table:formula="of:=[.C590]+[.A591]" office:value-type="float" office:value="67.516725105" calcext:value-type="float">
            <text:p>67.516725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966" calcext:value-type="float">
            <text:p>0.1134966</text:p>
          </table:table-cell>
          <table:table-cell office:value-type="float" office:value="8.810837" calcext:value-type="float">
            <text:p>8.810837</text:p>
          </table:table-cell>
          <table:table-cell table:formula="of:=[.C591]+[.A592]" office:value-type="float" office:value="67.630221705" calcext:value-type="float">
            <text:p>67.6302217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840466" calcext:value-type="float">
            <text:p>0.112840466</text:p>
          </table:table-cell>
          <table:table-cell office:value-type="float" office:value="8.862069" calcext:value-type="float">
            <text:p>8.862069</text:p>
          </table:table-cell>
          <table:table-cell table:formula="of:=[.C592]+[.A593]" office:value-type="float" office:value="67.743062171" calcext:value-type="float">
            <text:p>67.743062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56794" calcext:value-type="float">
            <text:p>0.110856794</text:p>
          </table:table-cell>
          <table:table-cell office:value-type="float" office:value="9.020647" calcext:value-type="float">
            <text:p>9.020647</text:p>
          </table:table-cell>
          <table:table-cell table:formula="of:=[.C593]+[.A594]" office:value-type="float" office:value="67.853918965" calcext:value-type="float">
            <text:p>67.85391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594]+[.A595]" office:value-type="float" office:value="67.963402445" calcext:value-type="float">
            <text:p>67.9634024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45296" calcext:value-type="float">
            <text:p>0.10945296</text:p>
          </table:table-cell>
          <table:table-cell office:value-type="float" office:value="9.136345" calcext:value-type="float">
            <text:p>9.136345</text:p>
          </table:table-cell>
          <table:table-cell table:formula="of:=[.C595]+[.A596]" office:value-type="float" office:value="68.072855405" calcext:value-type="float">
            <text:p>68.0728554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596]+[.A597]" office:value-type="float" office:value="68.182995025" calcext:value-type="float">
            <text:p>68.1829950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8213" calcext:value-type="float">
            <text:p>0.11058213</text:p>
          </table:table-cell>
          <table:table-cell office:value-type="float" office:value="9.043052" calcext:value-type="float">
            <text:p>9.043052</text:p>
          </table:table-cell>
          <table:table-cell table:formula="of:=[.C597]+[.A598]" office:value-type="float" office:value="68.293577155" calcext:value-type="float">
            <text:p>68.293577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598]+[.A599]" office:value-type="float" office:value="68.404494985" calcext:value-type="float">
            <text:p>68.404494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0612" calcext:value-type="float">
            <text:p>0.11140612</text:p>
          </table:table-cell>
          <table:table-cell office:value-type="float" office:value="8.976168" calcext:value-type="float">
            <text:p>8.976168</text:p>
          </table:table-cell>
          <table:table-cell table:formula="of:=[.C599]+[.A600]" office:value-type="float" office:value="68.515901105" calcext:value-type="float">
            <text:p>68.515901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600]+[.A601]" office:value-type="float" office:value="68.627780255" calcext:value-type="float">
            <text:p>68.6277802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245366" calcext:value-type="float">
            <text:p>0.112245366</text:p>
          </table:table-cell>
          <table:table-cell office:value-type="float" office:value="8.909054" calcext:value-type="float">
            <text:p>8.909054</text:p>
          </table:table-cell>
          <table:table-cell table:formula="of:=[.C601]+[.A602]" office:value-type="float" office:value="68.740025621" calcext:value-type="float">
            <text:p>68.7400256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62684" calcext:value-type="float">
            <text:p>0.11262684</text:p>
          </table:table-cell>
          <table:table-cell office:value-type="float" office:value="8.878879" calcext:value-type="float">
            <text:p>8.878879</text:p>
          </table:table-cell>
          <table:table-cell table:formula="of:=[.C602]+[.A603]" office:value-type="float" office:value="68.852652461" calcext:value-type="float">
            <text:p>68.8526524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541" calcext:value-type="float">
            <text:p>0.1130541</text:p>
          </table:table-cell>
          <table:table-cell office:value-type="float" office:value="8.845323" calcext:value-type="float">
            <text:p>8.845323</text:p>
          </table:table-cell>
          <table:table-cell table:formula="of:=[.C603]+[.A604]" office:value-type="float" office:value="68.965706561" calcext:value-type="float">
            <text:p>68.9657065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71023" calcext:value-type="float">
            <text:p>0.11371023</text:p>
          </table:table-cell>
          <table:table-cell office:value-type="float" office:value="8.794283" calcext:value-type="float">
            <text:p>8.794283</text:p>
          </table:table-cell>
          <table:table-cell table:formula="of:=[.C604]+[.A605]" office:value-type="float" office:value="69.079416791" calcext:value-type="float">
            <text:p>69.0794167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2904" calcext:value-type="float">
            <text:p>0.11422904</text:p>
          </table:table-cell>
          <table:table-cell office:value-type="float" office:value="8.754341" calcext:value-type="float">
            <text:p>8.754341</text:p>
          </table:table-cell>
          <table:table-cell table:formula="of:=[.C605]+[.A606]" office:value-type="float" office:value="69.193645831" calcext:value-type="float">
            <text:p>69.1936458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885174" calcext:value-type="float">
            <text:p>0.114885174</text:p>
          </table:table-cell>
          <table:table-cell office:value-type="float" office:value="8.704344" calcext:value-type="float">
            <text:p>8.704344</text:p>
          </table:table-cell>
          <table:table-cell table:formula="of:=[.C606]+[.A607]" office:value-type="float" office:value="69.308531005" calcext:value-type="float">
            <text:p>69.308531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3582" calcext:value-type="float">
            <text:p>0.1153582</text:p>
          </table:table-cell>
          <table:table-cell office:value-type="float" office:value="8.668651" calcext:value-type="float">
            <text:p>8.668651</text:p>
          </table:table-cell>
          <table:table-cell table:formula="of:=[.C607]+[.A608]" office:value-type="float" office:value="69.423889205" calcext:value-type="float">
            <text:p>69.423889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31243" calcext:value-type="float">
            <text:p>0.11531243</text:p>
          </table:table-cell>
          <table:table-cell office:value-type="float" office:value="8.672092" calcext:value-type="float">
            <text:p>8.672092</text:p>
          </table:table-cell>
          <table:table-cell table:formula="of:=[.C608]+[.A609]" office:value-type="float" office:value="69.539201635" calcext:value-type="float">
            <text:p>69.5392016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220875" calcext:value-type="float">
            <text:p>0.115220875</text:p>
          </table:table-cell>
          <table:table-cell office:value-type="float" office:value="8.678983" calcext:value-type="float">
            <text:p>8.678983</text:p>
          </table:table-cell>
          <table:table-cell table:formula="of:=[.C609]+[.A610]" office:value-type="float" office:value="69.65442251" calcext:value-type="float">
            <text:p>69.65442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31243" calcext:value-type="float">
            <text:p>0.11531243</text:p>
          </table:table-cell>
          <table:table-cell office:value-type="float" office:value="8.672092" calcext:value-type="float">
            <text:p>8.672092</text:p>
          </table:table-cell>
          <table:table-cell table:formula="of:=[.C610]+[.A611]" office:value-type="float" office:value="69.76973494" calcext:value-type="float">
            <text:p>69.769734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6147" calcext:value-type="float">
            <text:p>0.11496147</text:p>
          </table:table-cell>
          <table:table-cell office:value-type="float" office:value="8.698567" calcext:value-type="float">
            <text:p>8.698567</text:p>
          </table:table-cell>
          <table:table-cell table:formula="of:=[.C611]+[.A612]" office:value-type="float" office:value="69.88469641" calcext:value-type="float">
            <text:p>69.88469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0533" calcext:value-type="float">
            <text:p>0.11430533</text:p>
          </table:table-cell>
          <table:table-cell office:value-type="float" office:value="8.748498" calcext:value-type="float">
            <text:p>8.748498</text:p>
          </table:table-cell>
          <table:table-cell table:formula="of:=[.C612]+[.A613]" office:value-type="float" office:value="69.99900174" calcext:value-type="float">
            <text:p>69.99900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98489" calcext:value-type="float">
            <text:p>0.11398489</text:p>
          </table:table-cell>
          <table:table-cell office:value-type="float" office:value="8.773092" calcext:value-type="float">
            <text:p>8.773092</text:p>
          </table:table-cell>
          <table:table-cell table:formula="of:=[.C613]+[.A614]" office:value-type="float" office:value="70.11298663" calcext:value-type="float">
            <text:p>70.112986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71023" calcext:value-type="float">
            <text:p>0.11371023</text:p>
          </table:table-cell>
          <table:table-cell office:value-type="float" office:value="8.794283" calcext:value-type="float">
            <text:p>8.794283</text:p>
          </table:table-cell>
          <table:table-cell table:formula="of:=[.C614]+[.A615]" office:value-type="float" office:value="70.22669686" calcext:value-type="float">
            <text:p>70.22669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993054" calcext:value-type="float">
            <text:p>0.112993054</text:p>
          </table:table-cell>
          <table:table-cell office:value-type="float" office:value="8.850101" calcext:value-type="float">
            <text:p>8.850101</text:p>
          </table:table-cell>
          <table:table-cell table:formula="of:=[.C615]+[.A616]" office:value-type="float" office:value="70.339689914" calcext:value-type="float">
            <text:p>70.3396899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5218" calcext:value-type="float">
            <text:p>0.11235218</text:p>
          </table:table-cell>
          <table:table-cell office:value-type="float" office:value="8.900584" calcext:value-type="float">
            <text:p>8.900584</text:p>
          </table:table-cell>
          <table:table-cell table:formula="of:=[.C616]+[.A617]" office:value-type="float" office:value="70.452042094" calcext:value-type="float">
            <text:p>70.4520420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4373" calcext:value-type="float">
            <text:p>0.11244373</text:p>
          </table:table-cell>
          <table:table-cell office:value-type="float" office:value="8.893337" calcext:value-type="float">
            <text:p>8.893337</text:p>
          </table:table-cell>
          <table:table-cell table:formula="of:=[.C617]+[.A618]" office:value-type="float" office:value="70.564485824" calcext:value-type="float">
            <text:p>70.5644858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260625" calcext:value-type="float">
            <text:p>0.112260625</text:p>
          </table:table-cell>
          <table:table-cell office:value-type="float" office:value="8.907844" calcext:value-type="float">
            <text:p>8.907844</text:p>
          </table:table-cell>
          <table:table-cell table:formula="of:=[.C618]+[.A619]" office:value-type="float" office:value="70.676746449" calcext:value-type="float">
            <text:p>70.6767464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619]+[.A620]" office:value-type="float" office:value="70.787298059" calcext:value-type="float">
            <text:p>70.787298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73579" calcext:value-type="float">
            <text:p>0.10873579</text:p>
          </table:table-cell>
          <table:table-cell office:value-type="float" office:value="9.196604" calcext:value-type="float">
            <text:p>9.196604</text:p>
          </table:table-cell>
          <table:table-cell table:formula="of:=[.C620]+[.A621]" office:value-type="float" office:value="70.896033849" calcext:value-type="float">
            <text:p>70.8960338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690016" calcext:value-type="float">
            <text:p>0.108690016</text:p>
          </table:table-cell>
          <table:table-cell office:value-type="float" office:value="9.200478" calcext:value-type="float">
            <text:p>9.200478</text:p>
          </table:table-cell>
          <table:table-cell table:formula="of:=[.C621]+[.A622]" office:value-type="float" office:value="71.004723865" calcext:value-type="float">
            <text:p>71.0047238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622]+[.A623]" office:value-type="float" office:value="71.114222605" calcext:value-type="float">
            <text:p>71.114222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42954" calcext:value-type="float">
            <text:p>0.11042954</text:p>
          </table:table-cell>
          <table:table-cell office:value-type="float" office:value="9.055548" calcext:value-type="float">
            <text:p>9.055548</text:p>
          </table:table-cell>
          <table:table-cell table:formula="of:=[.C623]+[.A624]" office:value-type="float" office:value="71.224652145" calcext:value-type="float">
            <text:p>71.224652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6198" calcext:value-type="float">
            <text:p>0.11116198</text:p>
          </table:table-cell>
          <table:table-cell office:value-type="float" office:value="8.995882" calcext:value-type="float">
            <text:p>8.995882</text:p>
          </table:table-cell>
          <table:table-cell table:formula="of:=[.C624]+[.A625]" office:value-type="float" office:value="71.335814125" calcext:value-type="float">
            <text:p>71.335814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87595" calcext:value-type="float">
            <text:p>0.111787595</text:p>
          </table:table-cell>
          <table:table-cell office:value-type="float" office:value="8.945537" calcext:value-type="float">
            <text:p>8.945537</text:p>
          </table:table-cell>
          <table:table-cell table:formula="of:=[.C625]+[.A626]" office:value-type="float" office:value="71.44760172" calcext:value-type="float">
            <text:p>71.44760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596326" calcext:value-type="float">
            <text:p>0.112596326</text:p>
          </table:table-cell>
          <table:table-cell office:value-type="float" office:value="8.881285" calcext:value-type="float">
            <text:p>8.881285</text:p>
          </table:table-cell>
          <table:table-cell table:formula="of:=[.C626]+[.A627]" office:value-type="float" office:value="71.560198046" calcext:value-type="float">
            <text:p>71.5601980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627]+[.A628]" office:value-type="float" office:value="71.673603096" calcext:value-type="float">
            <text:p>71.6736030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628]+[.A629]" office:value-type="float" office:value="71.787603246" calcext:value-type="float">
            <text:p>71.787603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7836" calcext:value-type="float">
            <text:p>0.11477836</text:p>
          </table:table-cell>
          <table:table-cell office:value-type="float" office:value="8.712443" calcext:value-type="float">
            <text:p>8.712443</text:p>
          </table:table-cell>
          <table:table-cell table:formula="of:=[.C629]+[.A630]" office:value-type="float" office:value="71.902381606" calcext:value-type="float">
            <text:p>71.9023816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28191" calcext:value-type="float">
            <text:p>0.11528191</text:p>
          </table:table-cell>
          <table:table-cell office:value-type="float" office:value="8.674388" calcext:value-type="float">
            <text:p>8.674388</text:p>
          </table:table-cell>
          <table:table-cell table:formula="of:=[.C630]+[.A631]" office:value-type="float" office:value="72.017663516" calcext:value-type="float">
            <text:p>72.0176635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6147" calcext:value-type="float">
            <text:p>0.11496147</text:p>
          </table:table-cell>
          <table:table-cell office:value-type="float" office:value="8.698567" calcext:value-type="float">
            <text:p>8.698567</text:p>
          </table:table-cell>
          <table:table-cell table:formula="of:=[.C631]+[.A632]" office:value-type="float" office:value="72.132624986" calcext:value-type="float">
            <text:p>72.1326249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5111" calcext:value-type="float">
            <text:p>0.11435111</text:p>
          </table:table-cell>
          <table:table-cell office:value-type="float" office:value="8.744996" calcext:value-type="float">
            <text:p>8.744996</text:p>
          </table:table-cell>
          <table:table-cell table:formula="of:=[.C632]+[.A633]" office:value-type="float" office:value="72.246976096" calcext:value-type="float">
            <text:p>72.2469760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2904" calcext:value-type="float">
            <text:p>0.11422904</text:p>
          </table:table-cell>
          <table:table-cell office:value-type="float" office:value="8.754341" calcext:value-type="float">
            <text:p>8.754341</text:p>
          </table:table-cell>
          <table:table-cell table:formula="of:=[.C633]+[.A634]" office:value-type="float" office:value="72.361205136" calcext:value-type="float">
            <text:p>72.361205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15415" calcext:value-type="float">
            <text:p>0.114015415</text:p>
          </table:table-cell>
          <table:table-cell office:value-type="float" office:value="8.770743" calcext:value-type="float">
            <text:p>8.770743</text:p>
          </table:table-cell>
          <table:table-cell table:formula="of:=[.C634]+[.A635]" office:value-type="float" office:value="72.475220551" calcext:value-type="float">
            <text:p>72.475220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733655" calcext:value-type="float">
            <text:p>0.112733655</text:p>
          </table:table-cell>
          <table:table-cell office:value-type="float" office:value="8.870465" calcext:value-type="float">
            <text:p>8.870465</text:p>
          </table:table-cell>
          <table:table-cell table:formula="of:=[.C635]+[.A636]" office:value-type="float" office:value="72.587954206" calcext:value-type="float">
            <text:p>72.5879542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54345" calcext:value-type="float">
            <text:p>0.11154345</text:p>
          </table:table-cell>
          <table:table-cell office:value-type="float" office:value="8.9651165" calcext:value-type="float">
            <text:p>8.9651165</text:p>
          </table:table-cell>
          <table:table-cell table:formula="of:=[.C636]+[.A637]" office:value-type="float" office:value="72.699497656" calcext:value-type="float">
            <text:p>72.6994976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2138" calcext:value-type="float">
            <text:p>0.11142138</text:p>
          </table:table-cell>
          <table:table-cell office:value-type="float" office:value="8.974938" calcext:value-type="float">
            <text:p>8.974938</text:p>
          </table:table-cell>
          <table:table-cell table:formula="of:=[.C637]+[.A638]" office:value-type="float" office:value="72.810919036" calcext:value-type="float">
            <text:p>72.810919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77236" calcext:value-type="float">
            <text:p>0.111177236</text:p>
          </table:table-cell>
          <table:table-cell office:value-type="float" office:value="8.994647" calcext:value-type="float">
            <text:p>8.994647</text:p>
          </table:table-cell>
          <table:table-cell table:formula="of:=[.C638]+[.A639]" office:value-type="float" office:value="72.922096272" calcext:value-type="float">
            <text:p>72.922096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639]+[.A640]" office:value-type="float" office:value="73.032190112" calcext:value-type="float">
            <text:p>73.032190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640]+[.A641]" office:value-type="float" office:value="73.141658332" calcext:value-type="float">
            <text:p>73.1416583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641]+[.A642]" office:value-type="float" office:value="73.251630102" calcext:value-type="float">
            <text:p>73.251630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68895" calcext:value-type="float">
            <text:p>0.11068895</text:p>
          </table:table-cell>
          <table:table-cell office:value-type="float" office:value="9.034326" calcext:value-type="float">
            <text:p>9.034326</text:p>
          </table:table-cell>
          <table:table-cell table:formula="of:=[.C642]+[.A643]" office:value-type="float" office:value="73.362319052" calcext:value-type="float">
            <text:p>73.3623190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08568" calcext:value-type="float">
            <text:p>0.11108568</text:p>
          </table:table-cell>
          <table:table-cell office:value-type="float" office:value="9.00206" calcext:value-type="float">
            <text:p>9.00206</text:p>
          </table:table-cell>
          <table:table-cell table:formula="of:=[.C643]+[.A644]" office:value-type="float" office:value="73.473404732" calcext:value-type="float">
            <text:p>73.4734047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2656" calcext:value-type="float">
            <text:p>0.11172656</text:p>
          </table:table-cell>
          <table:table-cell office:value-type="float" office:value="8.950423" calcext:value-type="float">
            <text:p>8.950423</text:p>
          </table:table-cell>
          <table:table-cell table:formula="of:=[.C644]+[.A645]" office:value-type="float" office:value="73.585131292" calcext:value-type="float">
            <text:p>73.5851312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53528" calcext:value-type="float">
            <text:p>0.11253528</text:p>
          </table:table-cell>
          <table:table-cell office:value-type="float" office:value="8.886103" calcext:value-type="float">
            <text:p>8.886103</text:p>
          </table:table-cell>
          <table:table-cell table:formula="of:=[.C645]+[.A646]" office:value-type="float" office:value="73.697666572" calcext:value-type="float">
            <text:p>73.6976665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2031" calcext:value-type="float">
            <text:p>0.11342031</text:p>
          </table:table-cell>
          <table:table-cell office:value-type="float" office:value="8.816763" calcext:value-type="float">
            <text:p>8.816763</text:p>
          </table:table-cell>
          <table:table-cell table:formula="of:=[.C646]+[.A647]" office:value-type="float" office:value="73.811086882" calcext:value-type="float">
            <text:p>73.8110868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5111" calcext:value-type="float">
            <text:p>0.11435111</text:p>
          </table:table-cell>
          <table:table-cell office:value-type="float" office:value="8.744996" calcext:value-type="float">
            <text:p>8.744996</text:p>
          </table:table-cell>
          <table:table-cell table:formula="of:=[.C647]+[.A648]" office:value-type="float" office:value="73.925437992" calcext:value-type="float">
            <text:p>73.9254379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9526" calcext:value-type="float">
            <text:p>0.11459526</text:p>
          </table:table-cell>
          <table:table-cell office:value-type="float" office:value="8.726365" calcext:value-type="float">
            <text:p>8.726365</text:p>
          </table:table-cell>
          <table:table-cell table:formula="of:=[.C648]+[.A649]" office:value-type="float" office:value="74.040033252" calcext:value-type="float">
            <text:p>74.0400332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96963" calcext:value-type="float">
            <text:p>0.11396963</text:p>
          </table:table-cell>
          <table:table-cell office:value-type="float" office:value="8.774267" calcext:value-type="float">
            <text:p>8.774267</text:p>
          </table:table-cell>
          <table:table-cell table:formula="of:=[.C649]+[.A650]" office:value-type="float" office:value="74.154002882" calcext:value-type="float">
            <text:p>74.1540028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35927" calcext:value-type="float">
            <text:p>0.11335927</text:p>
          </table:table-cell>
          <table:table-cell office:value-type="float" office:value="8.82151" calcext:value-type="float">
            <text:p>8.82151</text:p>
          </table:table-cell>
          <table:table-cell table:formula="of:=[.C650]+[.A651]" office:value-type="float" office:value="74.267362152" calcext:value-type="float">
            <text:p>74.2673621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966" calcext:value-type="float">
            <text:p>0.1134966</text:p>
          </table:table-cell>
          <table:table-cell office:value-type="float" office:value="8.810837" calcext:value-type="float">
            <text:p>8.810837</text:p>
          </table:table-cell>
          <table:table-cell table:formula="of:=[.C651]+[.A652]" office:value-type="float" office:value="74.380858752" calcext:value-type="float">
            <text:p>74.3808587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191426" calcext:value-type="float">
            <text:p>0.113191426</text:p>
          </table:table-cell>
          <table:table-cell office:value-type="float" office:value="8.834592" calcext:value-type="float">
            <text:p>8.834592</text:p>
          </table:table-cell>
          <table:table-cell table:formula="of:=[.C652]+[.A653]" office:value-type="float" office:value="74.494050178" calcext:value-type="float">
            <text:p>74.4940501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58923" calcext:value-type="float">
            <text:p>0.11158923</text:p>
          </table:table-cell>
          <table:table-cell office:value-type="float" office:value="8.961438" calcext:value-type="float">
            <text:p>8.961438</text:p>
          </table:table-cell>
          <table:table-cell table:formula="of:=[.C653]+[.A654]" office:value-type="float" office:value="74.605639408" calcext:value-type="float">
            <text:p>74.6056394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32273" calcext:value-type="float">
            <text:p>0.11032273</text:p>
          </table:table-cell>
          <table:table-cell office:value-type="float" office:value="9.064315" calcext:value-type="float">
            <text:p>9.064315</text:p>
          </table:table-cell>
          <table:table-cell table:formula="of:=[.C654]+[.A655]" office:value-type="float" office:value="74.715962138" calcext:value-type="float">
            <text:p>74.715962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655]+[.A656]" office:value-type="float" office:value="74.826208573" calcext:value-type="float">
            <text:p>74.8262085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41428" calcext:value-type="float">
            <text:p>0.11041428</text:p>
          </table:table-cell>
          <table:table-cell office:value-type="float" office:value="9.056799" calcext:value-type="float">
            <text:p>9.056799</text:p>
          </table:table-cell>
          <table:table-cell table:formula="of:=[.C656]+[.A657]" office:value-type="float" office:value="74.936622853" calcext:value-type="float">
            <text:p>74.9366228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7858" calcext:value-type="float">
            <text:p>0.11007858</text:p>
          </table:table-cell>
          <table:table-cell office:value-type="float" office:value="9.084419" calcext:value-type="float">
            <text:p>9.084419</text:p>
          </table:table-cell>
          <table:table-cell table:formula="of:=[.C657]+[.A658]" office:value-type="float" office:value="75.046701433" calcext:value-type="float">
            <text:p>75.0467014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658]+[.A659]" office:value-type="float" office:value="75.156993643" calcext:value-type="float">
            <text:p>75.1569936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9412" calcext:value-type="float">
            <text:p>0.11099412</text:p>
          </table:table-cell>
          <table:table-cell office:value-type="float" office:value="9.009486" calcext:value-type="float">
            <text:p>9.009486</text:p>
          </table:table-cell>
          <table:table-cell table:formula="of:=[.C659]+[.A660]" office:value-type="float" office:value="75.267987763" calcext:value-type="float">
            <text:p>75.2679877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2656" calcext:value-type="float">
            <text:p>0.11172656</text:p>
          </table:table-cell>
          <table:table-cell office:value-type="float" office:value="8.950423" calcext:value-type="float">
            <text:p>8.950423</text:p>
          </table:table-cell>
          <table:table-cell table:formula="of:=[.C660]+[.A661]" office:value-type="float" office:value="75.379714323" calcext:value-type="float">
            <text:p>75.3797143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97954" calcext:value-type="float">
            <text:p>0.112397954</text:p>
          </table:table-cell>
          <table:table-cell office:value-type="float" office:value="8.896959" calcext:value-type="float">
            <text:p>8.896959</text:p>
          </table:table-cell>
          <table:table-cell table:formula="of:=[.C661]+[.A662]" office:value-type="float" office:value="75.492112277" calcext:value-type="float">
            <text:p>75.4921122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9987" calcext:value-type="float">
            <text:p>0.11309987</text:p>
          </table:table-cell>
          <table:table-cell office:value-type="float" office:value="8.8417425" calcext:value-type="float">
            <text:p>8.8417425</text:p>
          </table:table-cell>
          <table:table-cell table:formula="of:=[.C662]+[.A663]" office:value-type="float" office:value="75.605212147" calcext:value-type="float">
            <text:p>75.605212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663]+[.A664]" office:value-type="float" office:value="75.719212297" calcext:value-type="float">
            <text:p>75.7192122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47845" calcext:value-type="float">
            <text:p>0.114747845</text:p>
          </table:table-cell>
          <table:table-cell office:value-type="float" office:value="8.714761" calcext:value-type="float">
            <text:p>8.714761</text:p>
          </table:table-cell>
          <table:table-cell table:formula="of:=[.C664]+[.A665]" office:value-type="float" office:value="75.833960142" calcext:value-type="float">
            <text:p>75.8339601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0043" calcext:value-type="float">
            <text:p>0.11490043</text:p>
          </table:table-cell>
          <table:table-cell office:value-type="float" office:value="8.703188" calcext:value-type="float">
            <text:p>8.703188</text:p>
          </table:table-cell>
          <table:table-cell table:formula="of:=[.C665]+[.A666]" office:value-type="float" office:value="75.948860572" calcext:value-type="float">
            <text:p>75.9488605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4948" calcext:value-type="float">
            <text:p>0.11454948</text:p>
          </table:table-cell>
          <table:table-cell office:value-type="float" office:value="8.729852" calcext:value-type="float">
            <text:p>8.729852</text:p>
          </table:table-cell>
          <table:table-cell table:formula="of:=[.C666]+[.A667]" office:value-type="float" office:value="76.063410052" calcext:value-type="float">
            <text:p>76.0634100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6474" calcext:value-type="float">
            <text:p>0.11456474</text:p>
          </table:table-cell>
          <table:table-cell office:value-type="float" office:value="8.728689" calcext:value-type="float">
            <text:p>8.728689</text:p>
          </table:table-cell>
          <table:table-cell table:formula="of:=[.C667]+[.A668]" office:value-type="float" office:value="76.177974792" calcext:value-type="float">
            <text:p>76.17797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3422" calcext:value-type="float">
            <text:p>0.11453422</text:p>
          </table:table-cell>
          <table:table-cell office:value-type="float" office:value="8.731015" calcext:value-type="float">
            <text:p>8.731015</text:p>
          </table:table-cell>
          <table:table-cell table:formula="of:=[.C668]+[.A669]" office:value-type="float" office:value="76.292509012" calcext:value-type="float">
            <text:p>76.2925090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669]+[.A670]" office:value-type="float" office:value="76.405761472" calcext:value-type="float">
            <text:p>76.4057614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57397" calcext:value-type="float">
            <text:p>0.11157397</text:p>
          </table:table-cell>
          <table:table-cell office:value-type="float" office:value="8.962664" calcext:value-type="float">
            <text:p>8.962664</text:p>
          </table:table-cell>
          <table:table-cell table:formula="of:=[.C670]+[.A671]" office:value-type="float" office:value="76.517335442" calcext:value-type="float">
            <text:p>76.517335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51293" calcext:value-type="float">
            <text:p>0.11151293</text:p>
          </table:table-cell>
          <table:table-cell office:value-type="float" office:value="8.96757" calcext:value-type="float">
            <text:p>8.96757</text:p>
          </table:table-cell>
          <table:table-cell table:formula="of:=[.C671]+[.A672]" office:value-type="float" office:value="76.628848372" calcext:value-type="float">
            <text:p>76.6288483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665525" calcext:value-type="float">
            <text:p>0.111665525</text:p>
          </table:table-cell>
          <table:table-cell office:value-type="float" office:value="8.955316" calcext:value-type="float">
            <text:p>8.955316</text:p>
          </table:table-cell>
          <table:table-cell table:formula="of:=[.C672]+[.A673]" office:value-type="float" office:value="76.740513897" calcext:value-type="float">
            <text:p>76.7405138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04206" calcext:value-type="float">
            <text:p>0.110704206</text:p>
          </table:table-cell>
          <table:table-cell office:value-type="float" office:value="9.033081" calcext:value-type="float">
            <text:p>9.033081</text:p>
          </table:table-cell>
          <table:table-cell table:formula="of:=[.C673]+[.A674]" office:value-type="float" office:value="76.851218103" calcext:value-type="float">
            <text:p>76.8512181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26986" calcext:value-type="float">
            <text:p>0.10926986</text:p>
          </table:table-cell>
          <table:table-cell office:value-type="float" office:value="9.151654" calcext:value-type="float">
            <text:p>9.151654</text:p>
          </table:table-cell>
          <table:table-cell table:formula="of:=[.C674]+[.A675]" office:value-type="float" office:value="76.960487963" calcext:value-type="float">
            <text:p>76.960487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37667" calcext:value-type="float">
            <text:p>0.10937667</text:p>
          </table:table-cell>
          <table:table-cell office:value-type="float" office:value="9.142717" calcext:value-type="float">
            <text:p>9.142717</text:p>
          </table:table-cell>
          <table:table-cell table:formula="of:=[.C675]+[.A676]" office:value-type="float" office:value="77.069864633" calcext:value-type="float">
            <text:p>77.0698646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676]+[.A677]" office:value-type="float" office:value="77.179958473" calcext:value-type="float">
            <text:p>77.1799584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677]+[.A678]" office:value-type="float" office:value="77.290510083" calcext:value-type="float">
            <text:p>77.290510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678]+[.A679]" office:value-type="float" office:value="77.401305843" calcext:value-type="float">
            <text:p>77.4013058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77236" calcext:value-type="float">
            <text:p>0.111177236</text:p>
          </table:table-cell>
          <table:table-cell office:value-type="float" office:value="8.994647" calcext:value-type="float">
            <text:p>8.994647</text:p>
          </table:table-cell>
          <table:table-cell table:formula="of:=[.C679]+[.A680]" office:value-type="float" office:value="77.512483079" calcext:value-type="float">
            <text:p>77.5124830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86389" calcext:value-type="float">
            <text:p>0.11186389</text:p>
          </table:table-cell>
          <table:table-cell office:value-type="float" office:value="8.939435" calcext:value-type="float">
            <text:p>8.939435</text:p>
          </table:table-cell>
          <table:table-cell table:formula="of:=[.C680]+[.A681]" office:value-type="float" office:value="77.624346969" calcext:value-type="float">
            <text:p>77.6243469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4373" calcext:value-type="float">
            <text:p>0.11244373</text:p>
          </table:table-cell>
          <table:table-cell office:value-type="float" office:value="8.893337" calcext:value-type="float">
            <text:p>8.893337</text:p>
          </table:table-cell>
          <table:table-cell table:formula="of:=[.C681]+[.A682]" office:value-type="float" office:value="77.736790699" calcext:value-type="float">
            <text:p>77.7367906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79469" calcext:value-type="float">
            <text:p>0.11279469</text:p>
          </table:table-cell>
          <table:table-cell office:value-type="float" office:value="8.865665" calcext:value-type="float">
            <text:p>8.865665</text:p>
          </table:table-cell>
          <table:table-cell table:formula="of:=[.C682]+[.A683]" office:value-type="float" office:value="77.849585389" calcext:value-type="float">
            <text:p>77.8495853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313496" calcext:value-type="float">
            <text:p>0.113313496</text:p>
          </table:table-cell>
          <table:table-cell office:value-type="float" office:value="8.825074" calcext:value-type="float">
            <text:p>8.825074</text:p>
          </table:table-cell>
          <table:table-cell table:formula="of:=[.C683]+[.A684]" office:value-type="float" office:value="77.962898885" calcext:value-type="float">
            <text:p>77.9628988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89334" calcext:value-type="float">
            <text:p>0.11389334</text:p>
          </table:table-cell>
          <table:table-cell office:value-type="float" office:value="8.780145" calcext:value-type="float">
            <text:p>8.780145</text:p>
          </table:table-cell>
          <table:table-cell table:formula="of:=[.C684]+[.A685]" office:value-type="float" office:value="78.076792225" calcext:value-type="float">
            <text:p>78.0767922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625774" calcext:value-type="float">
            <text:p>0.114625774</text:p>
          </table:table-cell>
          <table:table-cell office:value-type="float" office:value="8.724042" calcext:value-type="float">
            <text:p>8.724042</text:p>
          </table:table-cell>
          <table:table-cell table:formula="of:=[.C685]+[.A686]" office:value-type="float" office:value="78.191417999" calcext:value-type="float">
            <text:p>78.191417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05303" calcext:value-type="float">
            <text:p>0.11505303</text:p>
          </table:table-cell>
          <table:table-cell office:value-type="float" office:value="8.691645" calcext:value-type="float">
            <text:p>8.691645</text:p>
          </table:table-cell>
          <table:table-cell table:formula="of:=[.C686]+[.A687]" office:value-type="float" office:value="78.306471029" calcext:value-type="float">
            <text:p>78.3064710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4458" calcext:value-type="float">
            <text:p>0.11514458</text:p>
          </table:table-cell>
          <table:table-cell office:value-type="float" office:value="8.684733" calcext:value-type="float">
            <text:p>8.684733</text:p>
          </table:table-cell>
          <table:table-cell table:formula="of:=[.C687]+[.A688]" office:value-type="float" office:value="78.421615609" calcext:value-type="float">
            <text:p>78.4216156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4345" calcext:value-type="float">
            <text:p>0.1154345</text:p>
          </table:table-cell>
          <table:table-cell office:value-type="float" office:value="8.662922" calcext:value-type="float">
            <text:p>8.662922</text:p>
          </table:table-cell>
          <table:table-cell table:formula="of:=[.C688]+[.A689]" office:value-type="float" office:value="78.537050109" calcext:value-type="float">
            <text:p>78.537050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3287" calcext:value-type="float">
            <text:p>0.11563287</text:p>
          </table:table-cell>
          <table:table-cell office:value-type="float" office:value="8.64806" calcext:value-type="float">
            <text:p>8.64806</text:p>
          </table:table-cell>
          <table:table-cell table:formula="of:=[.C689]+[.A690]" office:value-type="float" office:value="78.652682979" calcext:value-type="float">
            <text:p>78.6526829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571834" calcext:value-type="float">
            <text:p>0.115571834</text:p>
          </table:table-cell>
          <table:table-cell office:value-type="float" office:value="8.652627" calcext:value-type="float">
            <text:p>8.652627</text:p>
          </table:table-cell>
          <table:table-cell table:formula="of:=[.C690]+[.A691]" office:value-type="float" office:value="78.768254813" calcext:value-type="float">
            <text:p>78.7682548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1569" calcext:value-type="float">
            <text:p>0.11491569</text:p>
          </table:table-cell>
          <table:table-cell office:value-type="float" office:value="8.702032" calcext:value-type="float">
            <text:p>8.702032</text:p>
          </table:table-cell>
          <table:table-cell table:formula="of:=[.C691]+[.A692]" office:value-type="float" office:value="78.883170503" calcext:value-type="float">
            <text:p>78.8831705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44266" calcext:value-type="float">
            <text:p>0.11444266</text:p>
          </table:table-cell>
          <table:table-cell office:value-type="float" office:value="8.738" calcext:value-type="float">
            <text:p>8.738</text:p>
          </table:table-cell>
          <table:table-cell table:formula="of:=[.C692]+[.A693]" office:value-type="float" office:value="78.997613163" calcext:value-type="float">
            <text:p>78.9976131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67155" calcext:value-type="float">
            <text:p>0.11467155</text:p>
          </table:table-cell>
          <table:table-cell office:value-type="float" office:value="8.720559" calcext:value-type="float">
            <text:p>8.720559</text:p>
          </table:table-cell>
          <table:table-cell table:formula="of:=[.C693]+[.A694]" office:value-type="float" office:value="79.112284713" calcext:value-type="float">
            <text:p>79.1122847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1733" calcext:value-type="float">
            <text:p>0.11471733</text:p>
          </table:table-cell>
          <table:table-cell office:value-type="float" office:value="8.717079" calcext:value-type="float">
            <text:p>8.717079</text:p>
          </table:table-cell>
          <table:table-cell table:formula="of:=[.C694]+[.A695]" office:value-type="float" office:value="79.227002043" calcext:value-type="float">
            <text:p>79.2270020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77127" calcext:value-type="float">
            <text:p>0.11377127</text:p>
          </table:table-cell>
          <table:table-cell office:value-type="float" office:value="8.789565" calcext:value-type="float">
            <text:p>8.789565</text:p>
          </table:table-cell>
          <table:table-cell table:formula="of:=[.C695]+[.A696]" office:value-type="float" office:value="79.340773313" calcext:value-type="float">
            <text:p>79.340773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840466" calcext:value-type="float">
            <text:p>0.112840466</text:p>
          </table:table-cell>
          <table:table-cell office:value-type="float" office:value="8.862069" calcext:value-type="float">
            <text:p>8.862069</text:p>
          </table:table-cell>
          <table:table-cell table:formula="of:=[.C696]+[.A697]" office:value-type="float" office:value="79.453613779" calcext:value-type="float">
            <text:p>79.4536137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84614" calcext:value-type="float">
            <text:p>0.113084614</text:p>
          </table:table-cell>
          <table:table-cell office:value-type="float" office:value="8.842936" calcext:value-type="float">
            <text:p>8.842936</text:p>
          </table:table-cell>
          <table:table-cell table:formula="of:=[.C697]+[.A698]" office:value-type="float" office:value="79.566698393" calcext:value-type="float">
            <text:p>79.5666983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698]+[.A699]" office:value-type="float" office:value="79.680103443" calcext:value-type="float">
            <text:p>79.680103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0804" calcext:value-type="float">
            <text:p>0.11210804</text:p>
          </table:table-cell>
          <table:table-cell office:value-type="float" office:value="8.919968" calcext:value-type="float">
            <text:p>8.919968</text:p>
          </table:table-cell>
          <table:table-cell table:formula="of:=[.C699]+[.A700]" office:value-type="float" office:value="79.792211483" calcext:value-type="float">
            <text:p>79.7922114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37667" calcext:value-type="float">
            <text:p>0.10937667</text:p>
          </table:table-cell>
          <table:table-cell office:value-type="float" office:value="9.142717" calcext:value-type="float">
            <text:p>9.142717</text:p>
          </table:table-cell>
          <table:table-cell table:formula="of:=[.C700]+[.A701]" office:value-type="float" office:value="79.901588153" calcext:value-type="float">
            <text:p>79.9015881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52216" calcext:value-type="float">
            <text:p>0.10852216</text:p>
          </table:table-cell>
          <table:table-cell office:value-type="float" office:value="9.214708" calcext:value-type="float">
            <text:p>9.214708</text:p>
          </table:table-cell>
          <table:table-cell table:formula="of:=[.C701]+[.A702]" office:value-type="float" office:value="80.010110313" calcext:value-type="float">
            <text:p>80.010110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102" calcext:value-type="float">
            <text:p>0.109102</text:p>
          </table:table-cell>
          <table:table-cell office:value-type="float" office:value="9.165734" calcext:value-type="float">
            <text:p>9.165734</text:p>
          </table:table-cell>
          <table:table-cell table:formula="of:=[.C702]+[.A703]" office:value-type="float" office:value="80.119212313" calcext:value-type="float">
            <text:p>80.119212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8703" calcext:value-type="float">
            <text:p>0.10998703</text:p>
          </table:table-cell>
          <table:table-cell office:value-type="float" office:value="9.091981" calcext:value-type="float">
            <text:p>9.091981</text:p>
          </table:table-cell>
          <table:table-cell table:formula="of:=[.C703]+[.A704]" office:value-type="float" office:value="80.229199343" calcext:value-type="float">
            <text:p>80.2291993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4448" calcext:value-type="float">
            <text:p>0.1104448</text:p>
          </table:table-cell>
          <table:table-cell office:value-type="float" office:value="9.0542965" calcext:value-type="float">
            <text:p>9.0542965</text:p>
          </table:table-cell>
          <table:table-cell table:formula="of:=[.C704]+[.A705]" office:value-type="float" office:value="80.339644143" calcext:value-type="float">
            <text:p>80.339644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19465" calcext:value-type="float">
            <text:p>0.110719465</text:p>
          </table:table-cell>
          <table:table-cell office:value-type="float" office:value="9.031836" calcext:value-type="float">
            <text:p>9.031836</text:p>
          </table:table-cell>
          <table:table-cell table:formula="of:=[.C705]+[.A706]" office:value-type="float" office:value="80.450363608" calcext:value-type="float">
            <text:p>80.4503636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4672" calcext:value-type="float">
            <text:p>0.11114672</text:p>
          </table:table-cell>
          <table:table-cell office:value-type="float" office:value="8.997117" calcext:value-type="float">
            <text:p>8.997117</text:p>
          </table:table-cell>
          <table:table-cell table:formula="of:=[.C706]+[.A707]" office:value-type="float" office:value="80.561510328" calcext:value-type="float">
            <text:p>80.561510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558706" calcext:value-type="float">
            <text:p>0.111558706</text:p>
          </table:table-cell>
          <table:table-cell office:value-type="float" office:value="8.96389" calcext:value-type="float">
            <text:p>8.96389</text:p>
          </table:table-cell>
          <table:table-cell table:formula="of:=[.C707]+[.A708]" office:value-type="float" office:value="80.673069034" calcext:value-type="float">
            <text:p>80.6730690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6907" calcext:value-type="float">
            <text:p>0.11216907</text:p>
          </table:table-cell>
          <table:table-cell office:value-type="float" office:value="8.915113" calcext:value-type="float">
            <text:p>8.915113</text:p>
          </table:table-cell>
          <table:table-cell table:formula="of:=[.C708]+[.A709]" office:value-type="float" office:value="80.785238104" calcext:value-type="float">
            <text:p>80.7852381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9015" calcext:value-type="float">
            <text:p>0.1129015</text:p>
          </table:table-cell>
          <table:table-cell office:value-type="float" office:value="8.857278" calcext:value-type="float">
            <text:p>8.857278</text:p>
          </table:table-cell>
          <table:table-cell table:formula="of:=[.C709]+[.A710]" office:value-type="float" office:value="80.898139604" calcext:value-type="float">
            <text:p>80.8981396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710]+[.A711]" office:value-type="float" office:value="81.011743024" calcext:value-type="float">
            <text:p>81.0117430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711]+[.A712]" office:value-type="float" office:value="81.126017839" calcext:value-type="float">
            <text:p>81.126017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7673" calcext:value-type="float">
            <text:p>0.11497673</text:p>
          </table:table-cell>
          <table:table-cell office:value-type="float" office:value="8.6974125" calcext:value-type="float">
            <text:p>8.6974125</text:p>
          </table:table-cell>
          <table:table-cell table:formula="of:=[.C712]+[.A713]" office:value-type="float" office:value="81.240994569" calcext:value-type="float">
            <text:p>81.2409945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25139" calcext:value-type="float">
            <text:p>0.11525139</text:p>
          </table:table-cell>
          <table:table-cell office:value-type="float" office:value="8.676684" calcext:value-type="float">
            <text:p>8.676684</text:p>
          </table:table-cell>
          <table:table-cell table:formula="of:=[.C713]+[.A714]" office:value-type="float" office:value="81.356245959" calcext:value-type="float">
            <text:p>81.3562459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9526" calcext:value-type="float">
            <text:p>0.11459526</text:p>
          </table:table-cell>
          <table:table-cell office:value-type="float" office:value="8.726365" calcext:value-type="float">
            <text:p>8.726365</text:p>
          </table:table-cell>
          <table:table-cell table:formula="of:=[.C714]+[.A715]" office:value-type="float" office:value="81.470841219" calcext:value-type="float">
            <text:p>81.4708412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9086" calcext:value-type="float">
            <text:p>0.1139086</text:p>
          </table:table-cell>
          <table:table-cell office:value-type="float" office:value="8.778969" calcext:value-type="float">
            <text:p>8.778969</text:p>
          </table:table-cell>
          <table:table-cell table:formula="of:=[.C715]+[.A716]" office:value-type="float" office:value="81.584749819" calcext:value-type="float">
            <text:p>81.584749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52744" calcext:value-type="float">
            <text:p>0.114152744</text:p>
          </table:table-cell>
          <table:table-cell office:value-type="float" office:value="8.760192" calcext:value-type="float">
            <text:p>8.760192</text:p>
          </table:table-cell>
          <table:table-cell table:formula="of:=[.C716]+[.A717]" office:value-type="float" office:value="81.698902563" calcext:value-type="float">
            <text:p>81.6989025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4274" calcext:value-type="float">
            <text:p>0.1144274</text:p>
          </table:table-cell>
          <table:table-cell office:value-type="float" office:value="8.739165" calcext:value-type="float">
            <text:p>8.739165</text:p>
          </table:table-cell>
          <table:table-cell table:formula="of:=[.C717]+[.A718]" office:value-type="float" office:value="81.813329963" calcext:value-type="float">
            <text:p>81.813329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3884" calcext:value-type="float">
            <text:p>0.11303884</text:p>
          </table:table-cell>
          <table:table-cell office:value-type="float" office:value="8.846517" calcext:value-type="float">
            <text:p>8.846517</text:p>
          </table:table-cell>
          <table:table-cell table:formula="of:=[.C718]+[.A719]" office:value-type="float" office:value="81.926368803" calcext:value-type="float">
            <text:p>81.9263688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6524" calcext:value-type="float">
            <text:p>0.11076524</text:p>
          </table:table-cell>
          <table:table-cell office:value-type="float" office:value="9.028103" calcext:value-type="float">
            <text:p>9.028103</text:p>
          </table:table-cell>
          <table:table-cell table:formula="of:=[.C719]+[.A720]" office:value-type="float" office:value="82.037134043" calcext:value-type="float">
            <text:p>82.0371340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368505" calcext:value-type="float">
            <text:p>0.110368505</text:p>
          </table:table-cell>
          <table:table-cell office:value-type="float" office:value="9.060555" calcext:value-type="float">
            <text:p>9.060555</text:p>
          </table:table-cell>
          <table:table-cell table:formula="of:=[.C720]+[.A721]" office:value-type="float" office:value="82.147502548" calcext:value-type="float">
            <text:p>82.1475025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63605" calcext:value-type="float">
            <text:p>0.110963605</text:p>
          </table:table-cell>
          <table:table-cell office:value-type="float" office:value="9.011964" calcext:value-type="float">
            <text:p>9.011964</text:p>
          </table:table-cell>
          <table:table-cell table:formula="of:=[.C721]+[.A722]" office:value-type="float" office:value="82.258466153" calcext:value-type="float">
            <text:p>82.2584661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4835" calcext:value-type="float">
            <text:p>0.11094835</text:p>
          </table:table-cell>
          <table:table-cell office:value-type="float" office:value="9.013204" calcext:value-type="float">
            <text:p>9.013204</text:p>
          </table:table-cell>
          <table:table-cell table:formula="of:=[.C722]+[.A723]" office:value-type="float" office:value="82.369414503" calcext:value-type="float">
            <text:p>82.3694145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73405" calcext:value-type="float">
            <text:p>0.109773405</text:p>
          </table:table-cell>
          <table:table-cell office:value-type="float" office:value="9.109674" calcext:value-type="float">
            <text:p>9.109674</text:p>
          </table:table-cell>
          <table:table-cell table:formula="of:=[.C723]+[.A724]" office:value-type="float" office:value="82.479187908" calcext:value-type="float">
            <text:p>82.4791879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90364" calcext:value-type="float">
            <text:p>0.10890364</text:p>
          </table:table-cell>
          <table:table-cell office:value-type="float" office:value="9.18243" calcext:value-type="float">
            <text:p>9.18243</text:p>
          </table:table-cell>
          <table:table-cell table:formula="of:=[.C724]+[.A725]" office:value-type="float" office:value="82.5880915479999" calcext:value-type="float">
            <text:p>82.588091547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725]+[.A726]" office:value-type="float" office:value="82.6973766639999" calcext:value-type="float">
            <text:p>82.69737666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4806" calcext:value-type="float">
            <text:p>0.11004806</text:p>
          </table:table-cell>
          <table:table-cell office:value-type="float" office:value="9.086939" calcext:value-type="float">
            <text:p>9.086939</text:p>
          </table:table-cell>
          <table:table-cell table:formula="of:=[.C726]+[.A727]" office:value-type="float" office:value="82.807424724" calcext:value-type="float">
            <text:p>82.8074247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33799" calcext:value-type="float">
            <text:p>0.11033799</text:p>
          </table:table-cell>
          <table:table-cell office:value-type="float" office:value="9.063062" calcext:value-type="float">
            <text:p>9.063062</text:p>
          </table:table-cell>
          <table:table-cell table:formula="of:=[.C727]+[.A728]" office:value-type="float" office:value="82.9177627139999" calcext:value-type="float">
            <text:p>82.91776271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8213" calcext:value-type="float">
            <text:p>0.11058213</text:p>
          </table:table-cell>
          <table:table-cell office:value-type="float" office:value="9.043052" calcext:value-type="float">
            <text:p>9.043052</text:p>
          </table:table-cell>
          <table:table-cell table:formula="of:=[.C728]+[.A729]" office:value-type="float" office:value="83.0283448439999" calcext:value-type="float">
            <text:p>83.02834484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05516" calcext:value-type="float">
            <text:p>0.11105516</text:p>
          </table:table-cell>
          <table:table-cell office:value-type="float" office:value="9.004535" calcext:value-type="float">
            <text:p>9.004535</text:p>
          </table:table-cell>
          <table:table-cell table:formula="of:=[.C729]+[.A730]" office:value-type="float" office:value="83.139400004" calcext:value-type="float">
            <text:p>83.1394000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83337" calcext:value-type="float">
            <text:p>0.11183337</text:p>
          </table:table-cell>
          <table:table-cell office:value-type="float" office:value="8.9418745" calcext:value-type="float">
            <text:p>8.9418745</text:p>
          </table:table-cell>
          <table:table-cell table:formula="of:=[.C730]+[.A731]" office:value-type="float" office:value="83.251233374" calcext:value-type="float">
            <text:p>83.2512333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6421" calcext:value-type="float">
            <text:p>0.1126421</text:p>
          </table:table-cell>
          <table:table-cell office:value-type="float" office:value="8.877675" calcext:value-type="float">
            <text:p>8.877675</text:p>
          </table:table-cell>
          <table:table-cell table:formula="of:=[.C731]+[.A732]" office:value-type="float" office:value="83.363875474" calcext:value-type="float">
            <text:p>83.3638754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3557" calcext:value-type="float">
            <text:p>0.11343557</text:p>
          </table:table-cell>
          <table:table-cell office:value-type="float" office:value="8.8155775" calcext:value-type="float">
            <text:p>8.8155775</text:p>
          </table:table-cell>
          <table:table-cell table:formula="of:=[.C732]+[.A733]" office:value-type="float" office:value="83.4773110439999" calcext:value-type="float">
            <text:p>83.47731104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443" calcext:value-type="float">
            <text:p>0.1142443</text:p>
          </table:table-cell>
          <table:table-cell office:value-type="float" office:value="8.753172" calcext:value-type="float">
            <text:p>8.753172</text:p>
          </table:table-cell>
          <table:table-cell table:formula="of:=[.C733]+[.A734]" office:value-type="float" office:value="83.5915553439999" calcext:value-type="float">
            <text:p>83.59155534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854656" calcext:value-type="float">
            <text:p>0.114854656</text:p>
          </table:table-cell>
          <table:table-cell office:value-type="float" office:value="8.706656" calcext:value-type="float">
            <text:p>8.706656</text:p>
          </table:table-cell>
          <table:table-cell table:formula="of:=[.C734]+[.A735]" office:value-type="float" office:value="83.70641" calcext:value-type="float">
            <text:p>83.70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0207" calcext:value-type="float">
            <text:p>0.11470207</text:p>
          </table:table-cell>
          <table:table-cell office:value-type="float" office:value="8.718239" calcext:value-type="float">
            <text:p>8.718239</text:p>
          </table:table-cell>
          <table:table-cell table:formula="of:=[.C735]+[.A736]" office:value-type="float" office:value="83.82111207" calcext:value-type="float">
            <text:p>83.821112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7645" calcext:value-type="float">
            <text:p>0.11407645</text:p>
          </table:table-cell>
          <table:table-cell office:value-type="float" office:value="8.76605" calcext:value-type="float">
            <text:p>8.76605</text:p>
          </table:table-cell>
          <table:table-cell table:formula="of:=[.C736]+[.A737]" office:value-type="float" office:value="83.93518852" calcext:value-type="float">
            <text:p>83.935188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30674" calcext:value-type="float">
            <text:p>0.114030674</text:p>
          </table:table-cell>
          <table:table-cell office:value-type="float" office:value="8.769569" calcext:value-type="float">
            <text:p>8.769569</text:p>
          </table:table-cell>
          <table:table-cell table:formula="of:=[.C737]+[.A738]" office:value-type="float" office:value="84.049219194" calcext:value-type="float">
            <text:p>84.049219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6119" calcext:value-type="float">
            <text:p>0.11406119</text:p>
          </table:table-cell>
          <table:table-cell office:value-type="float" office:value="8.767223" calcext:value-type="float">
            <text:p>8.767223</text:p>
          </table:table-cell>
          <table:table-cell table:formula="of:=[.C738]+[.A739]" office:value-type="float" office:value="84.163280384" calcext:value-type="float">
            <text:p>84.1632803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2357" calcext:value-type="float">
            <text:p>0.11302357</text:p>
          </table:table-cell>
          <table:table-cell office:value-type="float" office:value="8.8477125" calcext:value-type="float">
            <text:p>8.8477125</text:p>
          </table:table-cell>
          <table:table-cell table:formula="of:=[.C739]+[.A740]" office:value-type="float" office:value="84.276303954" calcext:value-type="float">
            <text:p>84.2763039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63501" calcext:value-type="float">
            <text:p>0.11163501</text:p>
          </table:table-cell>
          <table:table-cell office:value-type="float" office:value="8.957764" calcext:value-type="float">
            <text:p>8.957764</text:p>
          </table:table-cell>
          <table:table-cell table:formula="of:=[.C740]+[.A741]" office:value-type="float" office:value="84.387938964" calcext:value-type="float">
            <text:p>84.3879389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2656" calcext:value-type="float">
            <text:p>0.11172656</text:p>
          </table:table-cell>
          <table:table-cell office:value-type="float" office:value="8.950423" calcext:value-type="float">
            <text:p>8.950423</text:p>
          </table:table-cell>
          <table:table-cell table:formula="of:=[.C741]+[.A742]" office:value-type="float" office:value="84.499665524" calcext:value-type="float">
            <text:p>84.4996655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23296" calcext:value-type="float">
            <text:p>0.112123296</text:p>
          </table:table-cell>
          <table:table-cell office:value-type="float" office:value="8.918754" calcext:value-type="float">
            <text:p>8.918754</text:p>
          </table:table-cell>
          <table:table-cell table:formula="of:=[.C742]+[.A743]" office:value-type="float" office:value="84.61178882" calcext:value-type="float">
            <text:p>84.611788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162" calcext:value-type="float">
            <text:p>0.1111162</text:p>
          </table:table-cell>
          <table:table-cell office:value-type="float" office:value="8.999588" calcext:value-type="float">
            <text:p>8.999588</text:p>
          </table:table-cell>
          <table:table-cell table:formula="of:=[.C743]+[.A744]" office:value-type="float" office:value="84.7229050199999" calcext:value-type="float">
            <text:p>84.72290501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36141" calcext:value-type="float">
            <text:p>0.10936141</text:p>
          </table:table-cell>
          <table:table-cell office:value-type="float" office:value="9.143993" calcext:value-type="float">
            <text:p>9.143993</text:p>
          </table:table-cell>
          <table:table-cell table:formula="of:=[.C744]+[.A745]" office:value-type="float" office:value="84.83226643" calcext:value-type="float">
            <text:p>84.832266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22408" calcext:value-type="float">
            <text:p>0.10922408</text:p>
          </table:table-cell>
          <table:table-cell office:value-type="float" office:value="9.15549" calcext:value-type="float">
            <text:p>9.15549</text:p>
          </table:table-cell>
          <table:table-cell table:formula="of:=[.C745]+[.A746]" office:value-type="float" office:value="84.94149051" calcext:value-type="float">
            <text:p>84.94149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746]+[.A747]" office:value-type="float" office:value="85.05135547" calcext:value-type="float">
            <text:p>85.051355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4806" calcext:value-type="float">
            <text:p>0.11004806</text:p>
          </table:table-cell>
          <table:table-cell office:value-type="float" office:value="9.086939" calcext:value-type="float">
            <text:p>9.086939</text:p>
          </table:table-cell>
          <table:table-cell table:formula="of:=[.C747]+[.A748]" office:value-type="float" office:value="85.1614035299999" calcext:value-type="float">
            <text:p>85.16140352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2763" calcext:value-type="float">
            <text:p>0.10972763</text:p>
          </table:table-cell>
          <table:table-cell office:value-type="float" office:value="9.113475" calcext:value-type="float">
            <text:p>9.113475</text:p>
          </table:table-cell>
          <table:table-cell table:formula="of:=[.C748]+[.A749]" office:value-type="float" office:value="85.2711311599999" calcext:value-type="float">
            <text:p>85.27113115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66659" calcext:value-type="float">
            <text:p>0.10966659</text:p>
          </table:table-cell>
          <table:table-cell office:value-type="float" office:value="9.1185465" calcext:value-type="float">
            <text:p>9.1185465</text:p>
          </table:table-cell>
          <table:table-cell table:formula="of:=[.C749]+[.A750]" office:value-type="float" office:value="85.3807977499999" calcext:value-type="float">
            <text:p>85.38079774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81918" calcext:value-type="float">
            <text:p>0.10981918</text:p>
          </table:table-cell>
          <table:table-cell office:value-type="float" office:value="9.105877" calcext:value-type="float">
            <text:p>9.105877</text:p>
          </table:table-cell>
          <table:table-cell table:formula="of:=[.C750]+[.A751]" office:value-type="float" office:value="85.49061693" calcext:value-type="float">
            <text:p>85.490616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8497" calcext:value-type="float">
            <text:p>0.1098497</text:p>
          </table:table-cell>
          <table:table-cell office:value-type="float" office:value="9.103348" calcext:value-type="float">
            <text:p>9.103348</text:p>
          </table:table-cell>
          <table:table-cell table:formula="of:=[.C751]+[.A752]" office:value-type="float" office:value="85.6004666299999" calcext:value-type="float">
            <text:p>85.60046662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752]+[.A753]" office:value-type="float" office:value="85.7104841759999" calcext:value-type="float">
            <text:p>85.71048417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8703" calcext:value-type="float">
            <text:p>0.10998703</text:p>
          </table:table-cell>
          <table:table-cell office:value-type="float" office:value="9.091981" calcext:value-type="float">
            <text:p>9.091981</text:p>
          </table:table-cell>
          <table:table-cell table:formula="of:=[.C753]+[.A754]" office:value-type="float" office:value="85.8204712059999" calcext:value-type="float">
            <text:p>85.82047120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754]+[.A755]" office:value-type="float" office:value="85.9300462359999" calcext:value-type="float">
            <text:p>85.93004623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755]+[.A756]" office:value-type="float" office:value="86.0395754959999" calcext:value-type="float">
            <text:p>86.03957549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10734" calcext:value-type="float">
            <text:p>0.109910734</text:p>
          </table:table-cell>
          <table:table-cell office:value-type="float" office:value="9.098292" calcext:value-type="float">
            <text:p>9.098292</text:p>
          </table:table-cell>
          <table:table-cell table:formula="of:=[.C756]+[.A757]" office:value-type="float" office:value="86.1494862299999" calcext:value-type="float">
            <text:p>86.14948622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757]+[.A758]" office:value-type="float" office:value="86.2597784399999" calcext:value-type="float">
            <text:p>86.25977843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62791" calcext:value-type="float">
            <text:p>0.11062791</text:p>
          </table:table-cell>
          <table:table-cell office:value-type="float" office:value="9.03931" calcext:value-type="float">
            <text:p>9.03931</text:p>
          </table:table-cell>
          <table:table-cell table:formula="of:=[.C758]+[.A759]" office:value-type="float" office:value="86.3704063499999" calcext:value-type="float">
            <text:p>86.37040634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05516" calcext:value-type="float">
            <text:p>0.11105516</text:p>
          </table:table-cell>
          <table:table-cell office:value-type="float" office:value="9.004535" calcext:value-type="float">
            <text:p>9.004535</text:p>
          </table:table-cell>
          <table:table-cell table:formula="of:=[.C759]+[.A760]" office:value-type="float" office:value="86.48146151" calcext:value-type="float">
            <text:p>86.48146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8241" calcext:value-type="float">
            <text:p>0.11148241</text:p>
          </table:table-cell>
          <table:table-cell office:value-type="float" office:value="8.970025" calcext:value-type="float">
            <text:p>8.970025</text:p>
          </table:table-cell>
          <table:table-cell table:formula="of:=[.C760]+[.A761]" office:value-type="float" office:value="86.5929439199999" calcext:value-type="float">
            <text:p>86.59294391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031735" calcext:value-type="float">
            <text:p>0.112031735</text:p>
          </table:table-cell>
          <table:table-cell office:value-type="float" office:value="8.926042" calcext:value-type="float">
            <text:p>8.926042</text:p>
          </table:table-cell>
          <table:table-cell table:formula="of:=[.C761]+[.A762]" office:value-type="float" office:value="86.7049756549999" calcext:value-type="float">
            <text:p>86.70497565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5899" calcext:value-type="float">
            <text:p>0.11245899</text:p>
          </table:table-cell>
          <table:table-cell office:value-type="float" office:value="8.892131" calcext:value-type="float">
            <text:p>8.892131</text:p>
          </table:table-cell>
          <table:table-cell table:formula="of:=[.C762]+[.A763]" office:value-type="float" office:value="86.8174346449999" calcext:value-type="float">
            <text:p>86.81743464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80995" calcext:value-type="float">
            <text:p>0.11280995</text:p>
          </table:table-cell>
          <table:table-cell office:value-type="float" office:value="8.864467" calcext:value-type="float">
            <text:p>8.864467</text:p>
          </table:table-cell>
          <table:table-cell table:formula="of:=[.C763]+[.A764]" office:value-type="float" office:value="86.9302445949999" calcext:value-type="float">
            <text:p>86.93024459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9987" calcext:value-type="float">
            <text:p>0.11309987</text:p>
          </table:table-cell>
          <table:table-cell office:value-type="float" office:value="8.8417425" calcext:value-type="float">
            <text:p>8.8417425</text:p>
          </table:table-cell>
          <table:table-cell table:formula="of:=[.C764]+[.A765]" office:value-type="float" office:value="87.0433444649999" calcext:value-type="float">
            <text:p>87.04334446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38979" calcext:value-type="float">
            <text:p>0.11338979</text:p>
          </table:table-cell>
          <table:table-cell office:value-type="float" office:value="8.819137" calcext:value-type="float">
            <text:p>8.819137</text:p>
          </table:table-cell>
          <table:table-cell table:formula="of:=[.C765]+[.A766]" office:value-type="float" office:value="87.1567342549999" calcext:value-type="float">
            <text:p>87.15673425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766]+[.A767]" office:value-type="float" office:value="87.2707344049999" calcext:value-type="float">
            <text:p>87.27073440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4948" calcext:value-type="float">
            <text:p>0.11454948</text:p>
          </table:table-cell>
          <table:table-cell office:value-type="float" office:value="8.729852" calcext:value-type="float">
            <text:p>8.729852</text:p>
          </table:table-cell>
          <table:table-cell table:formula="of:=[.C767]+[.A768]" office:value-type="float" office:value="87.3852838849999" calcext:value-type="float">
            <text:p>87.38528388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00725" calcext:value-type="float">
            <text:p>0.11500725</text:p>
          </table:table-cell>
          <table:table-cell office:value-type="float" office:value="8.695104" calcext:value-type="float">
            <text:p>8.695104</text:p>
          </table:table-cell>
          <table:table-cell table:formula="of:=[.C768]+[.A769]" office:value-type="float" office:value="87.5002911349999" calcext:value-type="float">
            <text:p>87.50029113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40398" calcext:value-type="float">
            <text:p>0.11540398</text:p>
          </table:table-cell>
          <table:table-cell office:value-type="float" office:value="8.665213" calcext:value-type="float">
            <text:p>8.665213</text:p>
          </table:table-cell>
          <table:table-cell table:formula="of:=[.C769]+[.A770]" office:value-type="float" office:value="87.6156951149999" calcext:value-type="float">
            <text:p>87.61569511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52606" calcext:value-type="float">
            <text:p>0.11552606</text:p>
          </table:table-cell>
          <table:table-cell office:value-type="float" office:value="8.656055" calcext:value-type="float">
            <text:p>8.656055</text:p>
          </table:table-cell>
          <table:table-cell table:formula="of:=[.C770]+[.A771]" office:value-type="float" office:value="87.7312211749999" calcext:value-type="float">
            <text:p>87.73122117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54132" calcext:value-type="float">
            <text:p>0.11554132</text:p>
          </table:table-cell>
          <table:table-cell office:value-type="float" office:value="8.654912" calcext:value-type="float">
            <text:p>8.654912</text:p>
          </table:table-cell>
          <table:table-cell table:formula="of:=[.C771]+[.A772]" office:value-type="float" office:value="87.8467624949999" calcext:value-type="float">
            <text:p>87.84676249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64813" calcext:value-type="float">
            <text:p>0.11564813</text:p>
          </table:table-cell>
          <table:table-cell office:value-type="float" office:value="8.646919" calcext:value-type="float">
            <text:p>8.646919</text:p>
          </table:table-cell>
          <table:table-cell table:formula="of:=[.C772]+[.A773]" office:value-type="float" office:value="87.9624106249999" calcext:value-type="float">
            <text:p>87.96241062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73968" calcext:value-type="float">
            <text:p>0.11573968</text:p>
          </table:table-cell>
          <table:table-cell office:value-type="float" office:value="8.640079" calcext:value-type="float">
            <text:p>8.640079</text:p>
          </table:table-cell>
          <table:table-cell table:formula="of:=[.C773]+[.A774]" office:value-type="float" office:value="88.0781503049999" calcext:value-type="float">
            <text:p>88.07815030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465015" calcext:value-type="float">
            <text:p>0.115465015</text:p>
          </table:table-cell>
          <table:table-cell office:value-type="float" office:value="8.660632" calcext:value-type="float">
            <text:p>8.660632</text:p>
          </table:table-cell>
          <table:table-cell table:formula="of:=[.C774]+[.A775]" office:value-type="float" office:value="88.1936153199999" calcext:value-type="float">
            <text:p>88.19361531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02251" calcext:value-type="float">
            <text:p>0.11502251</text:p>
          </table:table-cell>
          <table:table-cell office:value-type="float" office:value="8.693951" calcext:value-type="float">
            <text:p>8.693951</text:p>
          </table:table-cell>
          <table:table-cell table:formula="of:=[.C775]+[.A776]" office:value-type="float" office:value="88.3086378299999" calcext:value-type="float">
            <text:p>88.30863782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06829" calcext:value-type="float">
            <text:p>0.11506829</text:p>
          </table:table-cell>
          <table:table-cell office:value-type="float" office:value="8.690492" calcext:value-type="float">
            <text:p>8.690492</text:p>
          </table:table-cell>
          <table:table-cell table:formula="of:=[.C776]+[.A777]" office:value-type="float" office:value="88.4237061199999" calcext:value-type="float">
            <text:p>88.42370611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7836" calcext:value-type="float">
            <text:p>0.11477836</text:p>
          </table:table-cell>
          <table:table-cell office:value-type="float" office:value="8.712443" calcext:value-type="float">
            <text:p>8.712443</text:p>
          </table:table-cell>
          <table:table-cell table:formula="of:=[.C777]+[.A778]" office:value-type="float" office:value="88.5384844799999" calcext:value-type="float">
            <text:p>88.53848447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96963" calcext:value-type="float">
            <text:p>0.11396963</text:p>
          </table:table-cell>
          <table:table-cell office:value-type="float" office:value="8.774267" calcext:value-type="float">
            <text:p>8.774267</text:p>
          </table:table-cell>
          <table:table-cell table:formula="of:=[.C778]+[.A779]" office:value-type="float" office:value="88.6524541099999" calcext:value-type="float">
            <text:p>88.65245410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74075" calcext:value-type="float">
            <text:p>0.11374075</text:p>
          </table:table-cell>
          <table:table-cell office:value-type="float" office:value="8.7919235" calcext:value-type="float">
            <text:p>8.7919235</text:p>
          </table:table-cell>
          <table:table-cell table:formula="of:=[.C779]+[.A780]" office:value-type="float" office:value="88.7661948599999" calcext:value-type="float">
            <text:p>88.76619485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780]+[.A781]" office:value-type="float" office:value="88.8803628599999" calcext:value-type="float">
            <text:p>88.88036285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2223" calcext:value-type="float">
            <text:p>0.11412223</text:p>
          </table:table-cell>
          <table:table-cell office:value-type="float" office:value="8.762534" calcext:value-type="float">
            <text:p>8.762534</text:p>
          </table:table-cell>
          <table:table-cell table:formula="of:=[.C781]+[.A782]" office:value-type="float" office:value="88.9944850899999" calcext:value-type="float">
            <text:p>88.99448508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977795" calcext:value-type="float">
            <text:p>0.112977795</text:p>
          </table:table-cell>
          <table:table-cell office:value-type="float" office:value="8.851297" calcext:value-type="float">
            <text:p>8.851297</text:p>
          </table:table-cell>
          <table:table-cell table:formula="of:=[.C782]+[.A783]" office:value-type="float" office:value="89.107462885" calcext:value-type="float">
            <text:p>89.1074628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2166" calcext:value-type="float">
            <text:p>0.11232166</text:p>
          </table:table-cell>
          <table:table-cell office:value-type="float" office:value="8.903003" calcext:value-type="float">
            <text:p>8.903003</text:p>
          </table:table-cell>
          <table:table-cell table:formula="of:=[.C783]+[.A784]" office:value-type="float" office:value="89.219784545" calcext:value-type="float">
            <text:p>89.219784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855725" calcext:value-type="float">
            <text:p>0.112855725</text:p>
          </table:table-cell>
          <table:table-cell office:value-type="float" office:value="8.860871" calcext:value-type="float">
            <text:p>8.860871</text:p>
          </table:table-cell>
          <table:table-cell table:formula="of:=[.C784]+[.A785]" office:value-type="float" office:value="89.33264027" calcext:value-type="float">
            <text:p>89.33264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37453" calcext:value-type="float">
            <text:p>0.11337453</text:p>
          </table:table-cell>
          <table:table-cell office:value-type="float" office:value="8.820323" calcext:value-type="float">
            <text:p>8.820323</text:p>
          </table:table-cell>
          <table:table-cell table:formula="of:=[.C785]+[.A786]" office:value-type="float" office:value="89.4460148" calcext:value-type="float">
            <text:p>89.44601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6744" calcext:value-type="float">
            <text:p>0.11236744</text:p>
          </table:table-cell>
          <table:table-cell office:value-type="float" office:value="8.899376" calcext:value-type="float">
            <text:p>8.899376</text:p>
          </table:table-cell>
          <table:table-cell table:formula="of:=[.C786]+[.A787]" office:value-type="float" office:value="89.55838224" calcext:value-type="float">
            <text:p>89.55838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64317" calcext:value-type="float">
            <text:p>0.11064317</text:p>
          </table:table-cell>
          <table:table-cell office:value-type="float" office:value="9.038064" calcext:value-type="float">
            <text:p>9.038064</text:p>
          </table:table-cell>
          <table:table-cell table:formula="of:=[.C787]+[.A788]" office:value-type="float" office:value="89.66902541" calcext:value-type="float">
            <text:p>89.669025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05834" calcext:value-type="float">
            <text:p>0.110505834</text:p>
          </table:table-cell>
          <table:table-cell office:value-type="float" office:value="9.049295" calcext:value-type="float">
            <text:p>9.049295</text:p>
          </table:table-cell>
          <table:table-cell table:formula="of:=[.C788]+[.A789]" office:value-type="float" office:value="89.779531244" calcext:value-type="float">
            <text:p>89.779531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77236" calcext:value-type="float">
            <text:p>0.111177236</text:p>
          </table:table-cell>
          <table:table-cell office:value-type="float" office:value="8.994647" calcext:value-type="float">
            <text:p>8.994647</text:p>
          </table:table-cell>
          <table:table-cell table:formula="of:=[.C789]+[.A790]" office:value-type="float" office:value="89.89070848" calcext:value-type="float">
            <text:p>89.890708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92495" calcext:value-type="float">
            <text:p>0.111192495</text:p>
          </table:table-cell>
          <table:table-cell office:value-type="float" office:value="8.993413" calcext:value-type="float">
            <text:p>8.993413</text:p>
          </table:table-cell>
          <table:table-cell table:formula="of:=[.C790]+[.A791]" office:value-type="float" office:value="90.001900975" calcext:value-type="float">
            <text:p>90.0019009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791]+[.A792]" office:value-type="float" office:value="90.112101635" calcext:value-type="float">
            <text:p>90.1121016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792]+[.A793]" office:value-type="float" office:value="90.221676665" calcext:value-type="float">
            <text:p>90.2216766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793]+[.A794]" office:value-type="float" office:value="90.331541625" calcext:value-type="float">
            <text:p>90.3315416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794]+[.A795]" office:value-type="float" office:value="90.441635465" calcext:value-type="float">
            <text:p>90.4416354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795]+[.A796]" office:value-type="float" office:value="90.551241015" calcext:value-type="float">
            <text:p>90.551241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796]+[.A797]" office:value-type="float" office:value="90.66066346" calcext:value-type="float">
            <text:p>90.66066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8866" calcext:value-type="float">
            <text:p>0.10978866</text:p>
          </table:table-cell>
          <table:table-cell office:value-type="float" office:value="9.108408" calcext:value-type="float">
            <text:p>9.108408</text:p>
          </table:table-cell>
          <table:table-cell table:formula="of:=[.C797]+[.A798]" office:value-type="float" office:value="90.77045212" calcext:value-type="float">
            <text:p>90.77045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798]+[.A799]" office:value-type="float" office:value="90.880607" calcext:value-type="float">
            <text:p>90.8806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3472" calcext:value-type="float">
            <text:p>0.11073472</text:p>
          </table:table-cell>
          <table:table-cell office:value-type="float" office:value="9.030591" calcext:value-type="float">
            <text:p>9.030591</text:p>
          </table:table-cell>
          <table:table-cell table:formula="of:=[.C799]+[.A800]" office:value-type="float" office:value="90.99134172" calcext:value-type="float">
            <text:p>90.99134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0612" calcext:value-type="float">
            <text:p>0.11140612</text:p>
          </table:table-cell>
          <table:table-cell office:value-type="float" office:value="8.976168" calcext:value-type="float">
            <text:p>8.976168</text:p>
          </table:table-cell>
          <table:table-cell table:formula="of:=[.C800]+[.A801]" office:value-type="float" office:value="91.10274784" calcext:value-type="float">
            <text:p>91.102747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8433" calcext:value-type="float">
            <text:p>0.11218433</text:p>
          </table:table-cell>
          <table:table-cell office:value-type="float" office:value="8.913901" calcext:value-type="float">
            <text:p>8.913901</text:p>
          </table:table-cell>
          <table:table-cell table:formula="of:=[.C801]+[.A802]" office:value-type="float" office:value="91.21493217" calcext:value-type="float">
            <text:p>91.214932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93202" calcext:value-type="float">
            <text:p>0.11293202</text:p>
          </table:table-cell>
          <table:table-cell office:value-type="float" office:value="8.854885" calcext:value-type="float">
            <text:p>8.854885</text:p>
          </table:table-cell>
          <table:table-cell table:formula="of:=[.C802]+[.A803]" office:value-type="float" office:value="91.32786419" calcext:value-type="float">
            <text:p>91.327864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557644" calcext:value-type="float">
            <text:p>0.113557644</text:p>
          </table:table-cell>
          <table:table-cell office:value-type="float" office:value="8.8061" calcext:value-type="float">
            <text:p>8.8061</text:p>
          </table:table-cell>
          <table:table-cell table:formula="of:=[.C803]+[.A804]" office:value-type="float" office:value="91.441421834" calcext:value-type="float">
            <text:p>91.4414218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1378" calcext:value-type="float">
            <text:p>0.11421378</text:p>
          </table:table-cell>
          <table:table-cell office:value-type="float" office:value="8.75551" calcext:value-type="float">
            <text:p>8.75551</text:p>
          </table:table-cell>
          <table:table-cell table:formula="of:=[.C804]+[.A805]" office:value-type="float" office:value="91.555635614" calcext:value-type="float">
            <text:p>91.5556356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6147" calcext:value-type="float">
            <text:p>0.11496147</text:p>
          </table:table-cell>
          <table:table-cell office:value-type="float" office:value="8.698567" calcext:value-type="float">
            <text:p>8.698567</text:p>
          </table:table-cell>
          <table:table-cell table:formula="of:=[.C805]+[.A806]" office:value-type="float" office:value="91.670597084" calcext:value-type="float">
            <text:p>91.6705970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28191" calcext:value-type="float">
            <text:p>0.11528191</text:p>
          </table:table-cell>
          <table:table-cell office:value-type="float" office:value="8.674388" calcext:value-type="float">
            <text:p>8.674388</text:p>
          </table:table-cell>
          <table:table-cell table:formula="of:=[.C806]+[.A807]" office:value-type="float" office:value="91.785878994" calcext:value-type="float">
            <text:p>91.7858789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5984" calcext:value-type="float">
            <text:p>0.11515984</text:p>
          </table:table-cell>
          <table:table-cell office:value-type="float" office:value="8.683583" calcext:value-type="float">
            <text:p>8.683583</text:p>
          </table:table-cell>
          <table:table-cell table:formula="of:=[.C807]+[.A808]" office:value-type="float" office:value="91.901038834" calcext:value-type="float">
            <text:p>91.9010388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3095" calcext:value-type="float">
            <text:p>0.11493095</text:p>
          </table:table-cell>
          <table:table-cell office:value-type="float" office:value="8.700876" calcext:value-type="float">
            <text:p>8.700876</text:p>
          </table:table-cell>
          <table:table-cell table:formula="of:=[.C808]+[.A809]" office:value-type="float" office:value="92.015969784" calcext:value-type="float">
            <text:p>92.0159697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854656" calcext:value-type="float">
            <text:p>0.114854656</text:p>
          </table:table-cell>
          <table:table-cell office:value-type="float" office:value="8.706656" calcext:value-type="float">
            <text:p>8.706656</text:p>
          </table:table-cell>
          <table:table-cell table:formula="of:=[.C809]+[.A810]" office:value-type="float" office:value="92.13082444" calcext:value-type="float">
            <text:p>92.130824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625774" calcext:value-type="float">
            <text:p>0.114625774</text:p>
          </table:table-cell>
          <table:table-cell office:value-type="float" office:value="8.724042" calcext:value-type="float">
            <text:p>8.724042</text:p>
          </table:table-cell>
          <table:table-cell table:formula="of:=[.C810]+[.A811]" office:value-type="float" office:value="92.245450214" calcext:value-type="float">
            <text:p>92.2454502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52744" calcext:value-type="float">
            <text:p>0.114152744</text:p>
          </table:table-cell>
          <table:table-cell office:value-type="float" office:value="8.760192" calcext:value-type="float">
            <text:p>8.760192</text:p>
          </table:table-cell>
          <table:table-cell table:formula="of:=[.C811]+[.A812]" office:value-type="float" office:value="92.359602958" calcext:value-type="float">
            <text:p>92.359602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812]+[.A813]" office:value-type="float" office:value="92.472855418" calcext:value-type="float">
            <text:p>92.4728554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2847" calcext:value-type="float">
            <text:p>0.11242847</text:p>
          </table:table-cell>
          <table:table-cell office:value-type="float" office:value="8.894545" calcext:value-type="float">
            <text:p>8.894545</text:p>
          </table:table-cell>
          <table:table-cell table:formula="of:=[.C813]+[.A814]" office:value-type="float" office:value="92.585283888" calcext:value-type="float">
            <text:p>92.5852838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5899" calcext:value-type="float">
            <text:p>0.11245899</text:p>
          </table:table-cell>
          <table:table-cell office:value-type="float" office:value="8.892131" calcext:value-type="float">
            <text:p>8.892131</text:p>
          </table:table-cell>
          <table:table-cell table:formula="of:=[.C814]+[.A815]" office:value-type="float" office:value="92.697742878" calcext:value-type="float">
            <text:p>92.6977428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031735" calcext:value-type="float">
            <text:p>0.112031735</text:p>
          </table:table-cell>
          <table:table-cell office:value-type="float" office:value="8.926042" calcext:value-type="float">
            <text:p>8.926042</text:p>
          </table:table-cell>
          <table:table-cell table:formula="of:=[.C815]+[.A816]" office:value-type="float" office:value="92.809774613" calcext:value-type="float">
            <text:p>92.8097746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8213" calcext:value-type="float">
            <text:p>0.11058213</text:p>
          </table:table-cell>
          <table:table-cell office:value-type="float" office:value="9.043052" calcext:value-type="float">
            <text:p>9.043052</text:p>
          </table:table-cell>
          <table:table-cell table:formula="of:=[.C816]+[.A817]" office:value-type="float" office:value="92.920356743" calcext:value-type="float">
            <text:p>92.9203567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651335" calcext:value-type="float">
            <text:p>0.109651335</text:p>
          </table:table-cell>
          <table:table-cell office:value-type="float" office:value="9.119816" calcext:value-type="float">
            <text:p>9.119816</text:p>
          </table:table-cell>
          <table:table-cell table:formula="of:=[.C817]+[.A818]" office:value-type="float" office:value="93.030008078" calcext:value-type="float">
            <text:p>93.030008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10734" calcext:value-type="float">
            <text:p>0.109910734</text:p>
          </table:table-cell>
          <table:table-cell office:value-type="float" office:value="9.098292" calcext:value-type="float">
            <text:p>9.098292</text:p>
          </table:table-cell>
          <table:table-cell table:formula="of:=[.C818]+[.A819]" office:value-type="float" office:value="93.1399188119999" calcext:value-type="float">
            <text:p>93.139918811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819]+[.A820]" office:value-type="float" office:value="93.250195762" calcext:value-type="float">
            <text:p>93.2501957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81918" calcext:value-type="float">
            <text:p>0.10981918</text:p>
          </table:table-cell>
          <table:table-cell office:value-type="float" office:value="9.105877" calcext:value-type="float">
            <text:p>9.105877</text:p>
          </table:table-cell>
          <table:table-cell table:formula="of:=[.C820]+[.A821]" office:value-type="float" office:value="93.3600149419999" calcext:value-type="float">
            <text:p>93.360014941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821]+[.A822]" office:value-type="float" office:value="93.469635762" calcext:value-type="float">
            <text:p>93.4696357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822]+[.A823]" office:value-type="float" office:value="93.579638052" calcext:value-type="float">
            <text:p>93.5796380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823]+[.A824]" office:value-type="float" office:value="93.690189662" calcext:value-type="float">
            <text:p>93.6901896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8731" calcext:value-type="float">
            <text:p>0.11088731</text:p>
          </table:table-cell>
          <table:table-cell office:value-type="float" office:value="9.018165" calcext:value-type="float">
            <text:p>9.018165</text:p>
          </table:table-cell>
          <table:table-cell table:formula="of:=[.C824]+[.A825]" office:value-type="float" office:value="93.8010769719999" calcext:value-type="float">
            <text:p>93.801076971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39086" calcext:value-type="float">
            <text:p>0.11139086</text:p>
          </table:table-cell>
          <table:table-cell office:value-type="float" office:value="8.977397" calcext:value-type="float">
            <text:p>8.977397</text:p>
          </table:table-cell>
          <table:table-cell table:formula="of:=[.C825]+[.A826]" office:value-type="float" office:value="93.9124678319999" calcext:value-type="float">
            <text:p>93.912467831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00122" calcext:value-type="float">
            <text:p>0.11200122</text:p>
          </table:table-cell>
          <table:table-cell office:value-type="float" office:value="8.928474" calcext:value-type="float">
            <text:p>8.928474</text:p>
          </table:table-cell>
          <table:table-cell table:formula="of:=[.C826]+[.A827]" office:value-type="float" office:value="94.0244690519999" calcext:value-type="float">
            <text:p>94.024469051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5899" calcext:value-type="float">
            <text:p>0.11245899</text:p>
          </table:table-cell>
          <table:table-cell office:value-type="float" office:value="8.892131" calcext:value-type="float">
            <text:p>8.892131</text:p>
          </table:table-cell>
          <table:table-cell table:formula="of:=[.C827]+[.A828]" office:value-type="float" office:value="94.1369280419999" calcext:value-type="float">
            <text:p>94.136928041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70314" calcext:value-type="float">
            <text:p>0.11270314</text:p>
          </table:table-cell>
          <table:table-cell office:value-type="float" office:value="8.872868" calcext:value-type="float">
            <text:p>8.872868</text:p>
          </table:table-cell>
          <table:table-cell table:formula="of:=[.C828]+[.A829]" office:value-type="float" office:value="94.2496311819999" calcext:value-type="float">
            <text:p>94.249631181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13039" calcext:value-type="float">
            <text:p>0.11313039</text:p>
          </table:table-cell>
          <table:table-cell office:value-type="float" office:value="8.839357" calcext:value-type="float">
            <text:p>8.839357</text:p>
          </table:table-cell>
          <table:table-cell table:formula="of:=[.C829]+[.A830]" office:value-type="float" office:value="94.3627615719999" calcext:value-type="float">
            <text:p>94.362761571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15415" calcext:value-type="float">
            <text:p>0.114015415</text:p>
          </table:table-cell>
          <table:table-cell office:value-type="float" office:value="8.770743" calcext:value-type="float">
            <text:p>8.770743</text:p>
          </table:table-cell>
          <table:table-cell table:formula="of:=[.C830]+[.A831]" office:value-type="float" office:value="94.4767769869999" calcext:value-type="float">
            <text:p>94.476776986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854656" calcext:value-type="float">
            <text:p>0.114854656</text:p>
          </table:table-cell>
          <table:table-cell office:value-type="float" office:value="8.706656" calcext:value-type="float">
            <text:p>8.706656</text:p>
          </table:table-cell>
          <table:table-cell table:formula="of:=[.C831]+[.A832]" office:value-type="float" office:value="94.5916316429999" calcext:value-type="float">
            <text:p>94.591631642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4458" calcext:value-type="float">
            <text:p>0.11514458</text:p>
          </table:table-cell>
          <table:table-cell office:value-type="float" office:value="8.684733" calcext:value-type="float">
            <text:p>8.684733</text:p>
          </table:table-cell>
          <table:table-cell table:formula="of:=[.C832]+[.A833]" office:value-type="float" office:value="94.7067762229999" calcext:value-type="float">
            <text:p>94.706776222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1406" calcext:value-type="float">
            <text:p>0.11511406</text:p>
          </table:table-cell>
          <table:table-cell office:value-type="float" office:value="8.687036" calcext:value-type="float">
            <text:p>8.687036</text:p>
          </table:table-cell>
          <table:table-cell table:formula="of:=[.C833]+[.A834]" office:value-type="float" office:value="94.8218902829999" calcext:value-type="float">
            <text:p>94.821890282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9036" calcext:value-type="float">
            <text:p>0.11519036</text:p>
          </table:table-cell>
          <table:table-cell office:value-type="float" office:value="8.681282" calcext:value-type="float">
            <text:p>8.681282</text:p>
          </table:table-cell>
          <table:table-cell table:formula="of:=[.C834]+[.A835]" office:value-type="float" office:value="94.9370806429999" calcext:value-type="float">
            <text:p>94.937080642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38872" calcext:value-type="float">
            <text:p>0.11538872</text:p>
          </table:table-cell>
          <table:table-cell office:value-type="float" office:value="8.666358" calcext:value-type="float">
            <text:p>8.666358</text:p>
          </table:table-cell>
          <table:table-cell table:formula="of:=[.C835]+[.A836]" office:value-type="float" office:value="95.0524693629999" calcext:value-type="float">
            <text:p>95.052469362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96147" calcext:value-type="float">
            <text:p>0.11496147</text:p>
          </table:table-cell>
          <table:table-cell office:value-type="float" office:value="8.698567" calcext:value-type="float">
            <text:p>8.698567</text:p>
          </table:table-cell>
          <table:table-cell table:formula="of:=[.C836]+[.A837]" office:value-type="float" office:value="95.1674308329999" calcext:value-type="float">
            <text:p>95.167430832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443" calcext:value-type="float">
            <text:p>0.1142443</text:p>
          </table:table-cell>
          <table:table-cell office:value-type="float" office:value="8.753172" calcext:value-type="float">
            <text:p>8.753172</text:p>
          </table:table-cell>
          <table:table-cell table:formula="of:=[.C837]+[.A838]" office:value-type="float" office:value="95.2816751329999" calcext:value-type="float">
            <text:p>95.281675132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443" calcext:value-type="float">
            <text:p>0.1142443</text:p>
          </table:table-cell>
          <table:table-cell office:value-type="float" office:value="8.753172" calcext:value-type="float">
            <text:p>8.753172</text:p>
          </table:table-cell>
          <table:table-cell table:formula="of:=[.C838]+[.A839]" office:value-type="float" office:value="95.3959194329999" calcext:value-type="float">
            <text:p>95.395919432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59556" calcext:value-type="float">
            <text:p>0.114259556</text:p>
          </table:table-cell>
          <table:table-cell office:value-type="float" office:value="8.752003" calcext:value-type="float">
            <text:p>8.752003</text:p>
          </table:table-cell>
          <table:table-cell table:formula="of:=[.C839]+[.A840]" office:value-type="float" office:value="95.5101789889999" calcext:value-type="float">
            <text:p>95.510178988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50825" calcext:value-type="float">
            <text:p>0.113450825</text:p>
          </table:table-cell>
          <table:table-cell office:value-type="float" office:value="8.814391" calcext:value-type="float">
            <text:p>8.814391</text:p>
          </table:table-cell>
          <table:table-cell table:formula="of:=[.C840]+[.A841]" office:value-type="float" office:value="95.6236298139999" calcext:value-type="float">
            <text:p>95.62362981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91676" calcext:value-type="float">
            <text:p>0.11291676</text:p>
          </table:table-cell>
          <table:table-cell office:value-type="float" office:value="8.856081" calcext:value-type="float">
            <text:p>8.856081</text:p>
          </table:table-cell>
          <table:table-cell table:formula="of:=[.C841]+[.A842]" office:value-type="float" office:value="95.7365465739999" calcext:value-type="float">
            <text:p>95.73654657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35927" calcext:value-type="float">
            <text:p>0.11335927</text:p>
          </table:table-cell>
          <table:table-cell office:value-type="float" office:value="8.82151" calcext:value-type="float">
            <text:p>8.82151</text:p>
          </table:table-cell>
          <table:table-cell table:formula="of:=[.C842]+[.A843]" office:value-type="float" office:value="95.8499058439999" calcext:value-type="float">
            <text:p>95.84990584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71023" calcext:value-type="float">
            <text:p>0.11371023</text:p>
          </table:table-cell>
          <table:table-cell office:value-type="float" office:value="8.794283" calcext:value-type="float">
            <text:p>8.794283</text:p>
          </table:table-cell>
          <table:table-cell table:formula="of:=[.C843]+[.A844]" office:value-type="float" office:value="95.9636160739999" calcext:value-type="float">
            <text:p>95.96361607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541" calcext:value-type="float">
            <text:p>0.1130541</text:p>
          </table:table-cell>
          <table:table-cell office:value-type="float" office:value="8.845323" calcext:value-type="float">
            <text:p>8.845323</text:p>
          </table:table-cell>
          <table:table-cell table:formula="of:=[.C844]+[.A845]" office:value-type="float" office:value="96.0766701739999" calcext:value-type="float">
            <text:p>96.07667017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23296" calcext:value-type="float">
            <text:p>0.112123296</text:p>
          </table:table-cell>
          <table:table-cell office:value-type="float" office:value="8.918754" calcext:value-type="float">
            <text:p>8.918754</text:p>
          </table:table-cell>
          <table:table-cell table:formula="of:=[.C845]+[.A846]" office:value-type="float" office:value="96.1887934699999" calcext:value-type="float">
            <text:p>96.18879346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1321" calcext:value-type="float">
            <text:p>0.11241321</text:p>
          </table:table-cell>
          <table:table-cell office:value-type="float" office:value="8.895752" calcext:value-type="float">
            <text:p>8.895752</text:p>
          </table:table-cell>
          <table:table-cell table:formula="of:=[.C846]+[.A847]" office:value-type="float" office:value="96.3012066799999" calcext:value-type="float">
            <text:p>96.30120667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16091" calcext:value-type="float">
            <text:p>0.11316091</text:p>
          </table:table-cell>
          <table:table-cell office:value-type="float" office:value="8.836974" calcext:value-type="float">
            <text:p>8.836974</text:p>
          </table:table-cell>
          <table:table-cell table:formula="of:=[.C847]+[.A848]" office:value-type="float" office:value="96.4143675899999" calcext:value-type="float">
            <text:p>96.41436758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3884" calcext:value-type="float">
            <text:p>0.11303884</text:p>
          </table:table-cell>
          <table:table-cell office:value-type="float" office:value="8.846517" calcext:value-type="float">
            <text:p>8.846517</text:p>
          </table:table-cell>
          <table:table-cell table:formula="of:=[.C848]+[.A849]" office:value-type="float" office:value="96.5274064299999" calcext:value-type="float">
            <text:p>96.52740642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61975" calcext:value-type="float">
            <text:p>0.11161975</text:p>
          </table:table-cell>
          <table:table-cell office:value-type="float" office:value="8.958988" calcext:value-type="float">
            <text:p>8.958988</text:p>
          </table:table-cell>
          <table:table-cell table:formula="of:=[.C849]+[.A850]" office:value-type="float" office:value="96.6390261799999" calcext:value-type="float">
            <text:p>96.63902617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04206" calcext:value-type="float">
            <text:p>0.110704206</text:p>
          </table:table-cell>
          <table:table-cell office:value-type="float" office:value="9.033081" calcext:value-type="float">
            <text:p>9.033081</text:p>
          </table:table-cell>
          <table:table-cell table:formula="of:=[.C850]+[.A851]" office:value-type="float" office:value="96.7497303859999" calcext:value-type="float">
            <text:p>96.74973038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41535" calcext:value-type="float">
            <text:p>0.110841535</text:p>
          </table:table-cell>
          <table:table-cell office:value-type="float" office:value="9.021889" calcext:value-type="float">
            <text:p>9.021889</text:p>
          </table:table-cell>
          <table:table-cell table:formula="of:=[.C851]+[.A852]" office:value-type="float" office:value="96.8605719209999" calcext:value-type="float">
            <text:p>96.86057192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63605" calcext:value-type="float">
            <text:p>0.110963605</text:p>
          </table:table-cell>
          <table:table-cell office:value-type="float" office:value="9.011964" calcext:value-type="float">
            <text:p>9.011964</text:p>
          </table:table-cell>
          <table:table-cell table:formula="of:=[.C852]+[.A853]" office:value-type="float" office:value="96.9715355259999" calcext:value-type="float">
            <text:p>96.97153552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853]+[.A854]" office:value-type="float" office:value="97.0820108459999" calcext:value-type="float">
            <text:p>97.08201084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4125" calcext:value-type="float">
            <text:p>0.10994125</text:p>
          </table:table-cell>
          <table:table-cell office:value-type="float" office:value="9.095767" calcext:value-type="float">
            <text:p>9.095767</text:p>
          </table:table-cell>
          <table:table-cell table:formula="of:=[.C854]+[.A855]" office:value-type="float" office:value="97.1919520959999" calcext:value-type="float">
            <text:p>97.19195209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855]+[.A856]" office:value-type="float" office:value="97.3019543859999" calcext:value-type="float">
            <text:p>97.30195438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8703" calcext:value-type="float">
            <text:p>0.10998703</text:p>
          </table:table-cell>
          <table:table-cell office:value-type="float" office:value="9.091981" calcext:value-type="float">
            <text:p>9.091981</text:p>
          </table:table-cell>
          <table:table-cell table:formula="of:=[.C856]+[.A857]" office:value-type="float" office:value="97.4119414159999" calcext:value-type="float">
            <text:p>97.41194141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857]+[.A858]" office:value-type="float" office:value="97.5215011899999" calcext:value-type="float">
            <text:p>97.52150118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636076" calcext:value-type="float">
            <text:p>0.109636076</text:p>
          </table:table-cell>
          <table:table-cell office:value-type="float" office:value="9.121085" calcext:value-type="float">
            <text:p>9.121085</text:p>
          </table:table-cell>
          <table:table-cell table:formula="of:=[.C858]+[.A859]" office:value-type="float" office:value="97.6311372659999" calcext:value-type="float">
            <text:p>97.63113726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859]+[.A860]" office:value-type="float" office:value="97.7413226659999" calcext:value-type="float">
            <text:p>97.74132266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64317" calcext:value-type="float">
            <text:p>0.11064317</text:p>
          </table:table-cell>
          <table:table-cell office:value-type="float" office:value="9.038064" calcext:value-type="float">
            <text:p>9.038064</text:p>
          </table:table-cell>
          <table:table-cell table:formula="of:=[.C860]+[.A861]" office:value-type="float" office:value="97.8519658359999" calcext:value-type="float">
            <text:p>97.85196583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6198" calcext:value-type="float">
            <text:p>0.11116198</text:p>
          </table:table-cell>
          <table:table-cell office:value-type="float" office:value="8.995882" calcext:value-type="float">
            <text:p>8.995882</text:p>
          </table:table-cell>
          <table:table-cell table:formula="of:=[.C861]+[.A862]" office:value-type="float" office:value="97.9631278159999" calcext:value-type="float">
            <text:p>97.96312781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4182" calcext:value-type="float">
            <text:p>0.11174182</text:p>
          </table:table-cell>
          <table:table-cell office:value-type="float" office:value="8.949201" calcext:value-type="float">
            <text:p>8.949201</text:p>
          </table:table-cell>
          <table:table-cell table:formula="of:=[.C862]+[.A863]" office:value-type="float" office:value="98.074869636" calcext:value-type="float">
            <text:p>98.0748696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29114" calcext:value-type="float">
            <text:p>0.11229114</text:p>
          </table:table-cell>
          <table:table-cell office:value-type="float" office:value="8.905422" calcext:value-type="float">
            <text:p>8.905422</text:p>
          </table:table-cell>
          <table:table-cell table:formula="of:=[.C863]+[.A864]" office:value-type="float" office:value="98.1871607759999" calcext:value-type="float">
            <text:p>98.18716077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733655" calcext:value-type="float">
            <text:p>0.112733655</text:p>
          </table:table-cell>
          <table:table-cell office:value-type="float" office:value="8.870465" calcext:value-type="float">
            <text:p>8.870465</text:p>
          </table:table-cell>
          <table:table-cell table:formula="of:=[.C864]+[.A865]" office:value-type="float" office:value="98.2998944309999" calcext:value-type="float">
            <text:p>98.29989443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8298" calcext:value-type="float">
            <text:p>0.11328298</text:p>
          </table:table-cell>
          <table:table-cell office:value-type="float" office:value="8.827452" calcext:value-type="float">
            <text:p>8.827452</text:p>
          </table:table-cell>
          <table:table-cell table:formula="of:=[.C865]+[.A866]" office:value-type="float" office:value="98.4131774109999" calcext:value-type="float">
            <text:p>98.41317741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8323" calcext:value-type="float">
            <text:p>0.1138323</text:p>
          </table:table-cell>
          <table:table-cell office:value-type="float" office:value="8.784852" calcext:value-type="float">
            <text:p>8.784852</text:p>
          </table:table-cell>
          <table:table-cell table:formula="of:=[.C866]+[.A867]" office:value-type="float" office:value="98.5270097109999" calcext:value-type="float">
            <text:p>98.52700971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8326" calcext:value-type="float">
            <text:p>0.11418326</text:p>
          </table:table-cell>
          <table:table-cell office:value-type="float" office:value="8.757851" calcext:value-type="float">
            <text:p>8.757851</text:p>
          </table:table-cell>
          <table:table-cell table:formula="of:=[.C867]+[.A868]" office:value-type="float" office:value="98.6411929709999" calcext:value-type="float">
            <text:p>98.64119297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9362" calcext:value-type="float">
            <text:p>0.11479362</text:p>
          </table:table-cell>
          <table:table-cell office:value-type="float" office:value="8.711286" calcext:value-type="float">
            <text:p>8.711286</text:p>
          </table:table-cell>
          <table:table-cell table:formula="of:=[.C868]+[.A869]" office:value-type="float" office:value="98.7559865909999" calcext:value-type="float">
            <text:p>98.75598659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26665" calcext:value-type="float">
            <text:p>0.11526665</text:p>
          </table:table-cell>
          <table:table-cell office:value-type="float" office:value="8.675536" calcext:value-type="float">
            <text:p>8.675536</text:p>
          </table:table-cell>
          <table:table-cell table:formula="of:=[.C869]+[.A870]" office:value-type="float" office:value="98.8712532409999" calcext:value-type="float">
            <text:p>98.87125324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098804" calcext:value-type="float">
            <text:p>0.115098804</text:p>
          </table:table-cell>
          <table:table-cell office:value-type="float" office:value="8.688188" calcext:value-type="float">
            <text:p>8.688188</text:p>
          </table:table-cell>
          <table:table-cell table:formula="of:=[.C870]+[.A871]" office:value-type="float" office:value="98.9863520449999" calcext:value-type="float">
            <text:p>98.98635204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44266" calcext:value-type="float">
            <text:p>0.11444266</text:p>
          </table:table-cell>
          <table:table-cell office:value-type="float" office:value="8.738" calcext:value-type="float">
            <text:p>8.738</text:p>
          </table:table-cell>
          <table:table-cell table:formula="of:=[.C871]+[.A872]" office:value-type="float" office:value="99.1007947049999" calcext:value-type="float">
            <text:p>99.10079470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4593" calcext:value-type="float">
            <text:p>0.11404593</text:p>
          </table:table-cell>
          <table:table-cell office:value-type="float" office:value="8.768396" calcext:value-type="float">
            <text:p>8.768396</text:p>
          </table:table-cell>
          <table:table-cell table:formula="of:=[.C872]+[.A873]" office:value-type="float" office:value="99.2148406349999" calcext:value-type="float">
            <text:p>99.21484063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0533" calcext:value-type="float">
            <text:p>0.11430533</text:p>
          </table:table-cell>
          <table:table-cell office:value-type="float" office:value="8.748498" calcext:value-type="float">
            <text:p>8.748498</text:p>
          </table:table-cell>
          <table:table-cell table:formula="of:=[.C873]+[.A874]" office:value-type="float" office:value="99.3291459649999" calcext:value-type="float">
            <text:p>99.32914596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786526" calcext:value-type="float">
            <text:p>0.113786526</text:p>
          </table:table-cell>
          <table:table-cell office:value-type="float" office:value="8.788386" calcext:value-type="float">
            <text:p>8.788386</text:p>
          </table:table-cell>
          <table:table-cell table:formula="of:=[.C874]+[.A875]" office:value-type="float" office:value="99.4429324909999" calcext:value-type="float">
            <text:p>99.44293249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046994" calcext:value-type="float">
            <text:p>0.112046994</text:p>
          </table:table-cell>
          <table:table-cell office:value-type="float" office:value="8.924827" calcext:value-type="float">
            <text:p>8.924827</text:p>
          </table:table-cell>
          <table:table-cell table:formula="of:=[.C875]+[.A876]" office:value-type="float" office:value="99.5549794849999" calcext:value-type="float">
            <text:p>99.55497948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9412" calcext:value-type="float">
            <text:p>0.11099412</text:p>
          </table:table-cell>
          <table:table-cell office:value-type="float" office:value="9.009486" calcext:value-type="float">
            <text:p>9.009486</text:p>
          </table:table-cell>
          <table:table-cell table:formula="of:=[.C876]+[.A877]" office:value-type="float" office:value="99.6659736049999" calcext:value-type="float">
            <text:p>99.66597360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9412" calcext:value-type="float">
            <text:p>0.11099412</text:p>
          </table:table-cell>
          <table:table-cell office:value-type="float" office:value="9.009486" calcext:value-type="float">
            <text:p>9.009486</text:p>
          </table:table-cell>
          <table:table-cell table:formula="of:=[.C877]+[.A878]" office:value-type="float" office:value="99.7769677249999" calcext:value-type="float">
            <text:p>99.77696772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3472" calcext:value-type="float">
            <text:p>0.11073472</text:p>
          </table:table-cell>
          <table:table-cell office:value-type="float" office:value="9.030591" calcext:value-type="float">
            <text:p>9.030591</text:p>
          </table:table-cell>
          <table:table-cell table:formula="of:=[.C878]+[.A879]" office:value-type="float" office:value="99.8877024449999" calcext:value-type="float">
            <text:p>99.88770244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58146" calcext:value-type="float">
            <text:p>0.109758146</text:p>
          </table:table-cell>
          <table:table-cell office:value-type="float" office:value="9.110941" calcext:value-type="float">
            <text:p>9.110941</text:p>
          </table:table-cell>
          <table:table-cell table:formula="of:=[.C879]+[.A880]" office:value-type="float" office:value="99.9974605909999" calcext:value-type="float">
            <text:p>99.99746059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880]+[.A881]" office:value-type="float" office:value="100.107203481" calcext:value-type="float">
            <text:p>100.1072034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35325" calcext:value-type="float">
            <text:p>0.11035325</text:p>
          </table:table-cell>
          <table:table-cell office:value-type="float" office:value="9.061809" calcext:value-type="float">
            <text:p>9.061809</text:p>
          </table:table-cell>
          <table:table-cell table:formula="of:=[.C881]+[.A882]" office:value-type="float" office:value="100.217556731" calcext:value-type="float">
            <text:p>100.2175567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882]+[.A883]" office:value-type="float" office:value="100.328474561" calcext:value-type="float">
            <text:p>100.3284745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2138" calcext:value-type="float">
            <text:p>0.11142138</text:p>
          </table:table-cell>
          <table:table-cell office:value-type="float" office:value="8.974938" calcext:value-type="float">
            <text:p>8.974938</text:p>
          </table:table-cell>
          <table:table-cell table:formula="of:=[.C883]+[.A884]" office:value-type="float" office:value="100.439895941" calcext:value-type="float">
            <text:p>100.4398959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09278" calcext:value-type="float">
            <text:p>0.11209278</text:p>
          </table:table-cell>
          <table:table-cell office:value-type="float" office:value="8.921182" calcext:value-type="float">
            <text:p>8.921182</text:p>
          </table:table-cell>
          <table:table-cell table:formula="of:=[.C884]+[.A885]" office:value-type="float" office:value="100.551988721" calcext:value-type="float">
            <text:p>100.5519887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79469" calcext:value-type="float">
            <text:p>0.11279469</text:p>
          </table:table-cell>
          <table:table-cell office:value-type="float" office:value="8.865665" calcext:value-type="float">
            <text:p>8.865665</text:p>
          </table:table-cell>
          <table:table-cell table:formula="of:=[.C885]+[.A886]" office:value-type="float" office:value="100.664783411" calcext:value-type="float">
            <text:p>100.6647834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52713" calcext:value-type="float">
            <text:p>0.11352713</text:p>
          </table:table-cell>
          <table:table-cell office:value-type="float" office:value="8.808467" calcext:value-type="float">
            <text:p>8.808467</text:p>
          </table:table-cell>
          <table:table-cell table:formula="of:=[.C886]+[.A887]" office:value-type="float" office:value="100.778310541" calcext:value-type="float">
            <text:p>100.7783105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5111" calcext:value-type="float">
            <text:p>0.11435111</text:p>
          </table:table-cell>
          <table:table-cell office:value-type="float" office:value="8.744996" calcext:value-type="float">
            <text:p>8.744996</text:p>
          </table:table-cell>
          <table:table-cell table:formula="of:=[.C887]+[.A888]" office:value-type="float" office:value="100.892661651" calcext:value-type="float">
            <text:p>100.8926616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00725" calcext:value-type="float">
            <text:p>0.11500725</text:p>
          </table:table-cell>
          <table:table-cell office:value-type="float" office:value="8.695104" calcext:value-type="float">
            <text:p>8.695104</text:p>
          </table:table-cell>
          <table:table-cell table:formula="of:=[.C888]+[.A889]" office:value-type="float" office:value="101.007668901" calcext:value-type="float">
            <text:p>101.0076689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381626" calcext:value-type="float">
            <text:p>0.114381626</text:p>
          </table:table-cell>
          <table:table-cell office:value-type="float" office:value="8.742662" calcext:value-type="float">
            <text:p>8.742662</text:p>
          </table:table-cell>
          <table:table-cell table:formula="of:=[.C889]+[.A890]" office:value-type="float" office:value="101.122050527" calcext:value-type="float">
            <text:p>101.1220505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855725" calcext:value-type="float">
            <text:p>0.112855725</text:p>
          </table:table-cell>
          <table:table-cell office:value-type="float" office:value="8.860871" calcext:value-type="float">
            <text:p>8.860871</text:p>
          </table:table-cell>
          <table:table-cell table:formula="of:=[.C890]+[.A891]" office:value-type="float" office:value="101.234906252" calcext:value-type="float">
            <text:p>101.2349062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6421" calcext:value-type="float">
            <text:p>0.1126421</text:p>
          </table:table-cell>
          <table:table-cell office:value-type="float" office:value="8.877675" calcext:value-type="float">
            <text:p>8.877675</text:p>
          </table:table-cell>
          <table:table-cell table:formula="of:=[.C891]+[.A892]" office:value-type="float" office:value="101.347548352" calcext:value-type="float">
            <text:p>101.3475483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06685" calcext:value-type="float">
            <text:p>0.113206685</text:p>
          </table:table-cell>
          <table:table-cell office:value-type="float" office:value="8.833401" calcext:value-type="float">
            <text:p>8.833401</text:p>
          </table:table-cell>
          <table:table-cell table:formula="of:=[.C892]+[.A893]" office:value-type="float" office:value="101.460755037" calcext:value-type="float">
            <text:p>101.460755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893]+[.A894]" office:value-type="float" office:value="101.573305587" calcext:value-type="float">
            <text:p>101.5733055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894]+[.A895]" office:value-type="float" office:value="101.683552022" calcext:value-type="float">
            <text:p>101.6835520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6595" calcext:value-type="float">
            <text:p>0.1086595</text:p>
          </table:table-cell>
          <table:table-cell office:value-type="float" office:value="9.203061" calcext:value-type="float">
            <text:p>9.203061</text:p>
          </table:table-cell>
          <table:table-cell table:formula="of:=[.C895]+[.A896]" office:value-type="float" office:value="101.792211522" calcext:value-type="float">
            <text:p>101.7922115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62897" calcext:value-type="float">
            <text:p>0.10862897</text:p>
          </table:table-cell>
          <table:table-cell office:value-type="float" office:value="9.205647" calcext:value-type="float">
            <text:p>9.205647</text:p>
          </table:table-cell>
          <table:table-cell table:formula="of:=[.C896]+[.A897]" office:value-type="float" office:value="101.900840492" calcext:value-type="float">
            <text:p>101.9008404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39193" calcext:value-type="float">
            <text:p>0.10939193</text:p>
          </table:table-cell>
          <table:table-cell office:value-type="float" office:value="9.141442" calcext:value-type="float">
            <text:p>9.141442</text:p>
          </table:table-cell>
          <table:table-cell table:formula="of:=[.C897]+[.A898]" office:value-type="float" office:value="102.010232422" calcext:value-type="float">
            <text:p>102.0102324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39902" calcext:value-type="float">
            <text:p>0.11039902</text:p>
          </table:table-cell>
          <table:table-cell office:value-type="float" office:value="9.058051" calcext:value-type="float">
            <text:p>9.058051</text:p>
          </table:table-cell>
          <table:table-cell table:formula="of:=[.C898]+[.A899]" office:value-type="float" office:value="102.120631442" calcext:value-type="float">
            <text:p>102.120631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25353" calcext:value-type="float">
            <text:p>0.11125353</text:p>
          </table:table-cell>
          <table:table-cell office:value-type="float" office:value="8.988479" calcext:value-type="float">
            <text:p>8.988479</text:p>
          </table:table-cell>
          <table:table-cell table:formula="of:=[.C899]+[.A900]" office:value-type="float" office:value="102.231884972" calcext:value-type="float">
            <text:p>102.231884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38554" calcext:value-type="float">
            <text:p>0.112138554</text:p>
          </table:table-cell>
          <table:table-cell office:value-type="float" office:value="8.91754" calcext:value-type="float">
            <text:p>8.91754</text:p>
          </table:table-cell>
          <table:table-cell table:formula="of:=[.C900]+[.A901]" office:value-type="float" office:value="102.344023526" calcext:value-type="float">
            <text:p>102.3440235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2194" calcext:value-type="float">
            <text:p>0.11322194</text:p>
          </table:table-cell>
          <table:table-cell office:value-type="float" office:value="8.832211" calcext:value-type="float">
            <text:p>8.832211</text:p>
          </table:table-cell>
          <table:table-cell table:formula="of:=[.C901]+[.A902]" office:value-type="float" office:value="102.457245466" calcext:value-type="float">
            <text:p>102.4572454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37486" calcext:value-type="float">
            <text:p>0.114137486</text:p>
          </table:table-cell>
          <table:table-cell office:value-type="float" office:value="8.761363" calcext:value-type="float">
            <text:p>8.761363</text:p>
          </table:table-cell>
          <table:table-cell table:formula="of:=[.C902]+[.A903]" office:value-type="float" office:value="102.571382952" calcext:value-type="float">
            <text:p>102.5713829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03704" calcext:value-type="float">
            <text:p>0.114503704</text:p>
          </table:table-cell>
          <table:table-cell office:value-type="float" office:value="8.733342" calcext:value-type="float">
            <text:p>8.733342</text:p>
          </table:table-cell>
          <table:table-cell table:formula="of:=[.C903]+[.A904]" office:value-type="float" office:value="102.685886656" calcext:value-type="float">
            <text:p>102.6858866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904]+[.A905]" office:value-type="float" office:value="102.800054656" calcext:value-type="float">
            <text:p>102.8000546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52713" calcext:value-type="float">
            <text:p>0.11352713</text:p>
          </table:table-cell>
          <table:table-cell office:value-type="float" office:value="8.808467" calcext:value-type="float">
            <text:p>8.808467</text:p>
          </table:table-cell>
          <table:table-cell table:formula="of:=[.C905]+[.A906]" office:value-type="float" office:value="102.913581786" calcext:value-type="float">
            <text:p>102.9135817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906]+[.A907]" office:value-type="float" office:value="103.026834246" calcext:value-type="float">
            <text:p>103.026834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6421" calcext:value-type="float">
            <text:p>0.1126421</text:p>
          </table:table-cell>
          <table:table-cell office:value-type="float" office:value="8.877675" calcext:value-type="float">
            <text:p>8.877675</text:p>
          </table:table-cell>
          <table:table-cell table:formula="of:=[.C907]+[.A908]" office:value-type="float" office:value="103.139476346" calcext:value-type="float">
            <text:p>103.139476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6715" calcext:value-type="float">
            <text:p>0.11146715</text:p>
          </table:table-cell>
          <table:table-cell office:value-type="float" office:value="8.971252" calcext:value-type="float">
            <text:p>8.971252</text:p>
          </table:table-cell>
          <table:table-cell table:formula="of:=[.C908]+[.A909]" office:value-type="float" office:value="103.250943496" calcext:value-type="float">
            <text:p>103.2509434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56794" calcext:value-type="float">
            <text:p>0.110856794</text:p>
          </table:table-cell>
          <table:table-cell office:value-type="float" office:value="9.020647" calcext:value-type="float">
            <text:p>9.020647</text:p>
          </table:table-cell>
          <table:table-cell table:formula="of:=[.C909]+[.A910]" office:value-type="float" office:value="103.36180029" calcext:value-type="float">
            <text:p>103.361800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910]+[.A911]" office:value-type="float" office:value="103.47271812" calcext:value-type="float">
            <text:p>103.472718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05834" calcext:value-type="float">
            <text:p>0.110505834</text:p>
          </table:table-cell>
          <table:table-cell office:value-type="float" office:value="9.049295" calcext:value-type="float">
            <text:p>9.049295</text:p>
          </table:table-cell>
          <table:table-cell table:formula="of:=[.C911]+[.A912]" office:value-type="float" office:value="103.583223954" calcext:value-type="float">
            <text:p>103.5832239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69711" calcext:value-type="float">
            <text:p>0.10969711</text:p>
          </table:table-cell>
          <table:table-cell office:value-type="float" office:value="9.11601" calcext:value-type="float">
            <text:p>9.11601</text:p>
          </table:table-cell>
          <table:table-cell table:formula="of:=[.C912]+[.A913]" office:value-type="float" office:value="103.692921064" calcext:value-type="float">
            <text:p>103.6929210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66659" calcext:value-type="float">
            <text:p>0.10966659</text:p>
          </table:table-cell>
          <table:table-cell office:value-type="float" office:value="9.1185465" calcext:value-type="float">
            <text:p>9.1185465</text:p>
          </table:table-cell>
          <table:table-cell table:formula="of:=[.C913]+[.A914]" office:value-type="float" office:value="103.802587654" calcext:value-type="float">
            <text:p>103.8025876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914]+[.A915]" office:value-type="float" office:value="103.912788314" calcext:value-type="float">
            <text:p>103.9127883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8731" calcext:value-type="float">
            <text:p>0.11088731</text:p>
          </table:table-cell>
          <table:table-cell office:value-type="float" office:value="9.018165" calcext:value-type="float">
            <text:p>9.018165</text:p>
          </table:table-cell>
          <table:table-cell table:formula="of:=[.C915]+[.A916]" office:value-type="float" office:value="104.023675624" calcext:value-type="float">
            <text:p>104.0236756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54345" calcext:value-type="float">
            <text:p>0.11154345</text:p>
          </table:table-cell>
          <table:table-cell office:value-type="float" office:value="8.9651165" calcext:value-type="float">
            <text:p>8.9651165</text:p>
          </table:table-cell>
          <table:table-cell table:formula="of:=[.C916]+[.A917]" office:value-type="float" office:value="104.135219074" calcext:value-type="float">
            <text:p>104.1352190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245366" calcext:value-type="float">
            <text:p>0.112245366</text:p>
          </table:table-cell>
          <table:table-cell office:value-type="float" office:value="8.909054" calcext:value-type="float">
            <text:p>8.909054</text:p>
          </table:table-cell>
          <table:table-cell table:formula="of:=[.C917]+[.A918]" office:value-type="float" office:value="104.24746444" calcext:value-type="float">
            <text:p>104.247464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870984" calcext:value-type="float">
            <text:p>0.112870984</text:p>
          </table:table-cell>
          <table:table-cell office:value-type="float" office:value="8.8596735" calcext:value-type="float">
            <text:p>8.8596735</text:p>
          </table:table-cell>
          <table:table-cell table:formula="of:=[.C918]+[.A919]" office:value-type="float" office:value="104.360335424" calcext:value-type="float">
            <text:p>104.3603354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919]+[.A920]" office:value-type="float" office:value="104.473740474" calcext:value-type="float">
            <text:p>104.4737404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920]+[.A921]" office:value-type="float" office:value="104.587740624" calcext:value-type="float">
            <text:p>104.5877406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64103" calcext:value-type="float">
            <text:p>0.11464103</text:p>
          </table:table-cell>
          <table:table-cell office:value-type="float" office:value="8.72288" calcext:value-type="float">
            <text:p>8.72288</text:p>
          </table:table-cell>
          <table:table-cell table:formula="of:=[.C921]+[.A922]" office:value-type="float" office:value="104.702381654" calcext:value-type="float">
            <text:p>104.7023816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4458" calcext:value-type="float">
            <text:p>0.11514458</text:p>
          </table:table-cell>
          <table:table-cell office:value-type="float" office:value="8.684733" calcext:value-type="float">
            <text:p>8.684733</text:p>
          </table:table-cell>
          <table:table-cell table:formula="of:=[.C922]+[.A923]" office:value-type="float" office:value="104.817526234" calcext:value-type="float">
            <text:p>104.8175262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2932" calcext:value-type="float">
            <text:p>0.11512932</text:p>
          </table:table-cell>
          <table:table-cell office:value-type="float" office:value="8.685884" calcext:value-type="float">
            <text:p>8.685884</text:p>
          </table:table-cell>
          <table:table-cell table:formula="of:=[.C923]+[.A924]" office:value-type="float" office:value="104.932655554" calcext:value-type="float">
            <text:p>104.9326555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6474" calcext:value-type="float">
            <text:p>0.11456474</text:p>
          </table:table-cell>
          <table:table-cell office:value-type="float" office:value="8.728689" calcext:value-type="float">
            <text:p>8.728689</text:p>
          </table:table-cell>
          <table:table-cell table:formula="of:=[.C924]+[.A925]" office:value-type="float" office:value="105.047220294" calcext:value-type="float">
            <text:p>105.047220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1378" calcext:value-type="float">
            <text:p>0.11421378</text:p>
          </table:table-cell>
          <table:table-cell office:value-type="float" office:value="8.75551" calcext:value-type="float">
            <text:p>8.75551</text:p>
          </table:table-cell>
          <table:table-cell table:formula="of:=[.C925]+[.A926]" office:value-type="float" office:value="105.161434074" calcext:value-type="float">
            <text:p>105.1614340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7645" calcext:value-type="float">
            <text:p>0.11407645</text:p>
          </table:table-cell>
          <table:table-cell office:value-type="float" office:value="8.76605" calcext:value-type="float">
            <text:p>8.76605</text:p>
          </table:table-cell>
          <table:table-cell table:formula="of:=[.C926]+[.A927]" office:value-type="float" office:value="105.275510524" calcext:value-type="float">
            <text:p>105.2755105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84614" calcext:value-type="float">
            <text:p>0.113084614</text:p>
          </table:table-cell>
          <table:table-cell office:value-type="float" office:value="8.842936" calcext:value-type="float">
            <text:p>8.842936</text:p>
          </table:table-cell>
          <table:table-cell table:formula="of:=[.C927]+[.A928]" office:value-type="float" office:value="105.388595138" calcext:value-type="float">
            <text:p>105.388595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52819" calcext:value-type="float">
            <text:p>0.11152819</text:p>
          </table:table-cell>
          <table:table-cell office:value-type="float" office:value="8.966343" calcext:value-type="float">
            <text:p>8.966343</text:p>
          </table:table-cell>
          <table:table-cell table:formula="of:=[.C928]+[.A929]" office:value-type="float" office:value="105.500123328" calcext:value-type="float">
            <text:p>105.500123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63605" calcext:value-type="float">
            <text:p>0.110963605</text:p>
          </table:table-cell>
          <table:table-cell office:value-type="float" office:value="9.011964" calcext:value-type="float">
            <text:p>9.011964</text:p>
          </table:table-cell>
          <table:table-cell table:formula="of:=[.C929]+[.A930]" office:value-type="float" office:value="105.611086933" calcext:value-type="float">
            <text:p>105.6110869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3472" calcext:value-type="float">
            <text:p>0.11073472</text:p>
          </table:table-cell>
          <table:table-cell office:value-type="float" office:value="9.030591" calcext:value-type="float">
            <text:p>9.030591</text:p>
          </table:table-cell>
          <table:table-cell table:formula="of:=[.C930]+[.A931]" office:value-type="float" office:value="105.721821653" calcext:value-type="float">
            <text:p>105.7218216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931]+[.A932]" office:value-type="float" office:value="105.832007053" calcext:value-type="float">
            <text:p>105.8320070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17014" calcext:value-type="float">
            <text:p>0.11017014</text:p>
          </table:table-cell>
          <table:table-cell office:value-type="float" office:value="9.076869" calcext:value-type="float">
            <text:p>9.076869</text:p>
          </table:table-cell>
          <table:table-cell table:formula="of:=[.C932]+[.A933]" office:value-type="float" office:value="105.942177193" calcext:value-type="float">
            <text:p>105.942177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64317" calcext:value-type="float">
            <text:p>0.11064317</text:p>
          </table:table-cell>
          <table:table-cell office:value-type="float" office:value="9.038064" calcext:value-type="float">
            <text:p>9.038064</text:p>
          </table:table-cell>
          <table:table-cell table:formula="of:=[.C933]+[.A934]" office:value-type="float" office:value="106.052820363" calcext:value-type="float">
            <text:p>106.0528203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08568" calcext:value-type="float">
            <text:p>0.11108568</text:p>
          </table:table-cell>
          <table:table-cell office:value-type="float" office:value="9.00206" calcext:value-type="float">
            <text:p>9.00206</text:p>
          </table:table-cell>
          <table:table-cell table:formula="of:=[.C934]+[.A935]" office:value-type="float" office:value="106.163906043" calcext:value-type="float">
            <text:p>106.1639060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61975" calcext:value-type="float">
            <text:p>0.11161975</text:p>
          </table:table-cell>
          <table:table-cell office:value-type="float" office:value="8.958988" calcext:value-type="float">
            <text:p>8.958988</text:p>
          </table:table-cell>
          <table:table-cell table:formula="of:=[.C935]+[.A936]" office:value-type="float" office:value="106.275525793" calcext:value-type="float">
            <text:p>106.2755257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5899" calcext:value-type="float">
            <text:p>0.11245899</text:p>
          </table:table-cell>
          <table:table-cell office:value-type="float" office:value="8.892131" calcext:value-type="float">
            <text:p>8.892131</text:p>
          </table:table-cell>
          <table:table-cell table:formula="of:=[.C936]+[.A937]" office:value-type="float" office:value="106.387984783" calcext:value-type="float">
            <text:p>106.3879847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8298" calcext:value-type="float">
            <text:p>0.11328298</text:p>
          </table:table-cell>
          <table:table-cell office:value-type="float" office:value="8.827452" calcext:value-type="float">
            <text:p>8.827452</text:p>
          </table:table-cell>
          <table:table-cell table:formula="of:=[.C937]+[.A938]" office:value-type="float" office:value="106.501267763" calcext:value-type="float">
            <text:p>106.5012677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98489" calcext:value-type="float">
            <text:p>0.11398489</text:p>
          </table:table-cell>
          <table:table-cell office:value-type="float" office:value="8.773092" calcext:value-type="float">
            <text:p>8.773092</text:p>
          </table:table-cell>
          <table:table-cell table:formula="of:=[.C938]+[.A939]" office:value-type="float" office:value="106.615252653" calcext:value-type="float">
            <text:p>106.6152526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1733" calcext:value-type="float">
            <text:p>0.11471733</text:p>
          </table:table-cell>
          <table:table-cell office:value-type="float" office:value="8.717079" calcext:value-type="float">
            <text:p>8.717079</text:p>
          </table:table-cell>
          <table:table-cell table:formula="of:=[.C939]+[.A940]" office:value-type="float" office:value="106.729969983" calcext:value-type="float">
            <text:p>106.729969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12932" calcext:value-type="float">
            <text:p>0.11512932</text:p>
          </table:table-cell>
          <table:table-cell office:value-type="float" office:value="8.685884" calcext:value-type="float">
            <text:p>8.685884</text:p>
          </table:table-cell>
          <table:table-cell table:formula="of:=[.C940]+[.A941]" office:value-type="float" office:value="106.845099303" calcext:value-type="float">
            <text:p>106.8450993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54948" calcext:value-type="float">
            <text:p>0.11454948</text:p>
          </table:table-cell>
          <table:table-cell office:value-type="float" office:value="8.729852" calcext:value-type="float">
            <text:p>8.729852</text:p>
          </table:table-cell>
          <table:table-cell table:formula="of:=[.C941]+[.A942]" office:value-type="float" office:value="106.959648783" calcext:value-type="float">
            <text:p>106.9596487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9987" calcext:value-type="float">
            <text:p>0.11309987</text:p>
          </table:table-cell>
          <table:table-cell office:value-type="float" office:value="8.8417425" calcext:value-type="float">
            <text:p>8.8417425</text:p>
          </table:table-cell>
          <table:table-cell table:formula="of:=[.C942]+[.A943]" office:value-type="float" office:value="107.072748653" calcext:value-type="float">
            <text:p>107.0727486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943]+[.A944]" office:value-type="float" office:value="107.185299203" calcext:value-type="float">
            <text:p>107.185299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79469" calcext:value-type="float">
            <text:p>0.11279469</text:p>
          </table:table-cell>
          <table:table-cell office:value-type="float" office:value="8.865665" calcext:value-type="float">
            <text:p>8.865665</text:p>
          </table:table-cell>
          <table:table-cell table:formula="of:=[.C944]+[.A945]" office:value-type="float" office:value="107.298093893" calcext:value-type="float">
            <text:p>107.2980938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611584" calcext:value-type="float">
            <text:p>0.112611584</text:p>
          </table:table-cell>
          <table:table-cell office:value-type="float" office:value="8.880081" calcext:value-type="float">
            <text:p>8.880081</text:p>
          </table:table-cell>
          <table:table-cell table:formula="of:=[.C945]+[.A946]" office:value-type="float" office:value="107.410705477" calcext:value-type="float">
            <text:p>107.4107054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10094" calcext:value-type="float">
            <text:p>0.11110094</text:p>
          </table:table-cell>
          <table:table-cell office:value-type="float" office:value="9.000824" calcext:value-type="float">
            <text:p>9.000824</text:p>
          </table:table-cell>
          <table:table-cell table:formula="of:=[.C946]+[.A947]" office:value-type="float" office:value="107.521806417" calcext:value-type="float">
            <text:p>107.5218064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947]+[.A948]" office:value-type="float" office:value="107.631778187" calcext:value-type="float">
            <text:p>107.6317781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7858" calcext:value-type="float">
            <text:p>0.11007858</text:p>
          </table:table-cell>
          <table:table-cell office:value-type="float" office:value="9.084419" calcext:value-type="float">
            <text:p>9.084419</text:p>
          </table:table-cell>
          <table:table-cell table:formula="of:=[.C948]+[.A949]" office:value-type="float" office:value="107.741856767" calcext:value-type="float">
            <text:p>107.7418567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39902" calcext:value-type="float">
            <text:p>0.11039902</text:p>
          </table:table-cell>
          <table:table-cell office:value-type="float" office:value="9.058051" calcext:value-type="float">
            <text:p>9.058051</text:p>
          </table:table-cell>
          <table:table-cell table:formula="of:=[.C949]+[.A950]" office:value-type="float" office:value="107.852255787" calcext:value-type="float">
            <text:p>107.8522557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5651" calcext:value-type="float">
            <text:p>0.10995651</text:p>
          </table:table-cell>
          <table:table-cell office:value-type="float" office:value="9.094504" calcext:value-type="float">
            <text:p>9.094504</text:p>
          </table:table-cell>
          <table:table-cell table:formula="of:=[.C950]+[.A951]" office:value-type="float" office:value="107.962212297" calcext:value-type="float">
            <text:p>107.9622122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951]+[.A952]" office:value-type="float" office:value="108.071955187" calcext:value-type="float">
            <text:p>108.0719551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41428" calcext:value-type="float">
            <text:p>0.11041428</text:p>
          </table:table-cell>
          <table:table-cell office:value-type="float" office:value="9.056799" calcext:value-type="float">
            <text:p>9.056799</text:p>
          </table:table-cell>
          <table:table-cell table:formula="of:=[.C952]+[.A953]" office:value-type="float" office:value="108.182369467" calcext:value-type="float">
            <text:p>108.1823694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36034" calcext:value-type="float">
            <text:p>0.11136034</text:p>
          </table:table-cell>
          <table:table-cell office:value-type="float" office:value="8.979857" calcext:value-type="float">
            <text:p>8.979857</text:p>
          </table:table-cell>
          <table:table-cell table:formula="of:=[.C953]+[.A954]" office:value-type="float" office:value="108.293729807" calcext:value-type="float">
            <text:p>108.2937298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21485" calcext:value-type="float">
            <text:p>0.11221485</text:p>
          </table:table-cell>
          <table:table-cell office:value-type="float" office:value="8.911477" calcext:value-type="float">
            <text:p>8.911477</text:p>
          </table:table-cell>
          <table:table-cell table:formula="of:=[.C954]+[.A955]" office:value-type="float" office:value="108.405944657" calcext:value-type="float">
            <text:p>108.4059446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2357" calcext:value-type="float">
            <text:p>0.11302357</text:p>
          </table:table-cell>
          <table:table-cell office:value-type="float" office:value="8.8477125" calcext:value-type="float">
            <text:p>8.8477125</text:p>
          </table:table-cell>
          <table:table-cell table:formula="of:=[.C955]+[.A956]" office:value-type="float" office:value="108.518968227" calcext:value-type="float">
            <text:p>108.518968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81704" calcext:value-type="float">
            <text:p>0.11381704</text:p>
          </table:table-cell>
          <table:table-cell office:value-type="float" office:value="8.78603" calcext:value-type="float">
            <text:p>8.78603</text:p>
          </table:table-cell>
          <table:table-cell table:formula="of:=[.C956]+[.A957]" office:value-type="float" office:value="108.632785267" calcext:value-type="float">
            <text:p>108.6327852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67155" calcext:value-type="float">
            <text:p>0.11467155</text:p>
          </table:table-cell>
          <table:table-cell office:value-type="float" office:value="8.720559" calcext:value-type="float">
            <text:p>8.720559</text:p>
          </table:table-cell>
          <table:table-cell table:formula="of:=[.C957]+[.A958]" office:value-type="float" office:value="108.747456817" calcext:value-type="float">
            <text:p>108.747456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083545" calcext:value-type="float">
            <text:p>0.115083545</text:p>
          </table:table-cell>
          <table:table-cell office:value-type="float" office:value="8.68934" calcext:value-type="float">
            <text:p>8.68934</text:p>
          </table:table-cell>
          <table:table-cell table:formula="of:=[.C958]+[.A959]" office:value-type="float" office:value="108.862540362" calcext:value-type="float">
            <text:p>108.8625403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0207" calcext:value-type="float">
            <text:p>0.11470207</text:p>
          </table:table-cell>
          <table:table-cell office:value-type="float" office:value="8.718239" calcext:value-type="float">
            <text:p>8.718239</text:p>
          </table:table-cell>
          <table:table-cell table:formula="of:=[.C959]+[.A960]" office:value-type="float" office:value="108.977242432" calcext:value-type="float">
            <text:p>108.977242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443" calcext:value-type="float">
            <text:p>0.1142443</text:p>
          </table:table-cell>
          <table:table-cell office:value-type="float" office:value="8.753172" calcext:value-type="float">
            <text:p>8.753172</text:p>
          </table:table-cell>
          <table:table-cell table:formula="of:=[.C960]+[.A961]" office:value-type="float" office:value="109.091486732" calcext:value-type="float">
            <text:p>109.0914867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22904" calcext:value-type="float">
            <text:p>0.11422904</text:p>
          </table:table-cell>
          <table:table-cell office:value-type="float" office:value="8.754341" calcext:value-type="float">
            <text:p>8.754341</text:p>
          </table:table-cell>
          <table:table-cell table:formula="of:=[.C961]+[.A962]" office:value-type="float" office:value="109.205715772" calcext:value-type="float">
            <text:p>109.2057157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89334" calcext:value-type="float">
            <text:p>0.11389334</text:p>
          </table:table-cell>
          <table:table-cell office:value-type="float" office:value="8.780145" calcext:value-type="float">
            <text:p>8.780145</text:p>
          </table:table-cell>
          <table:table-cell table:formula="of:=[.C962]+[.A963]" office:value-type="float" office:value="109.319609112" calcext:value-type="float">
            <text:p>109.319609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44373" calcext:value-type="float">
            <text:p>0.11244373</text:p>
          </table:table-cell>
          <table:table-cell office:value-type="float" office:value="8.893337" calcext:value-type="float">
            <text:p>8.893337</text:p>
          </table:table-cell>
          <table:table-cell table:formula="of:=[.C963]+[.A964]" office:value-type="float" office:value="109.432052842" calcext:value-type="float">
            <text:p>109.4320528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314565" calcext:value-type="float">
            <text:p>0.111314565</text:p>
          </table:table-cell>
          <table:table-cell office:value-type="float" office:value="8.98355" calcext:value-type="float">
            <text:p>8.98355</text:p>
          </table:table-cell>
          <table:table-cell table:formula="of:=[.C964]+[.A965]" office:value-type="float" office:value="109.543367407" calcext:value-type="float">
            <text:p>109.5433674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25353" calcext:value-type="float">
            <text:p>0.11125353</text:p>
          </table:table-cell>
          <table:table-cell office:value-type="float" office:value="8.988479" calcext:value-type="float">
            <text:p>8.988479</text:p>
          </table:table-cell>
          <table:table-cell table:formula="of:=[.C965]+[.A966]" office:value-type="float" office:value="109.654620937" calcext:value-type="float">
            <text:p>109.6546209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966]+[.A967]" office:value-type="float" office:value="109.765538767" calcext:value-type="float">
            <text:p>109.7655387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967]+[.A968]" office:value-type="float" office:value="109.875403727" calcext:value-type="float">
            <text:p>109.8754037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968]+[.A969]" office:value-type="float" office:value="109.984917727" calcext:value-type="float">
            <text:p>109.9849177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969]+[.A970]" office:value-type="float" office:value="110.094950531" calcext:value-type="float">
            <text:p>110.094950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56794" calcext:value-type="float">
            <text:p>0.110856794</text:p>
          </table:table-cell>
          <table:table-cell office:value-type="float" office:value="9.020647" calcext:value-type="float">
            <text:p>9.020647</text:p>
          </table:table-cell>
          <table:table-cell table:formula="of:=[.C970]+[.A971]" office:value-type="float" office:value="110.205807325" calcext:value-type="float">
            <text:p>110.2058073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2656" calcext:value-type="float">
            <text:p>0.11172656</text:p>
          </table:table-cell>
          <table:table-cell office:value-type="float" office:value="8.950423" calcext:value-type="float">
            <text:p>8.950423</text:p>
          </table:table-cell>
          <table:table-cell table:formula="of:=[.C971]+[.A972]" office:value-type="float" office:value="110.317533885" calcext:value-type="float">
            <text:p>110.3175338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596326" calcext:value-type="float">
            <text:p>0.112596326</text:p>
          </table:table-cell>
          <table:table-cell office:value-type="float" office:value="8.881285" calcext:value-type="float">
            <text:p>8.881285</text:p>
          </table:table-cell>
          <table:table-cell table:formula="of:=[.C972]+[.A973]" office:value-type="float" office:value="110.430130211" calcext:value-type="float">
            <text:p>110.430130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557644" calcext:value-type="float">
            <text:p>0.113557644</text:p>
          </table:table-cell>
          <table:table-cell office:value-type="float" office:value="8.8061" calcext:value-type="float">
            <text:p>8.8061</text:p>
          </table:table-cell>
          <table:table-cell table:formula="of:=[.C973]+[.A974]" office:value-type="float" office:value="110.543687855" calcext:value-type="float">
            <text:p>110.5436878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412144" calcext:value-type="float">
            <text:p>0.114412144</text:p>
          </table:table-cell>
          <table:table-cell office:value-type="float" office:value="8.740331" calcext:value-type="float">
            <text:p>8.740331</text:p>
          </table:table-cell>
          <table:table-cell table:formula="of:=[.C974]+[.A975]" office:value-type="float" office:value="110.658099999" calcext:value-type="float">
            <text:p>110.6580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732586" calcext:value-type="float">
            <text:p>0.114732586</text:p>
          </table:table-cell>
          <table:table-cell office:value-type="float" office:value="8.7159195" calcext:value-type="float">
            <text:p>8.7159195</text:p>
          </table:table-cell>
          <table:table-cell table:formula="of:=[.C975]+[.A976]" office:value-type="float" office:value="110.772832585" calcext:value-type="float">
            <text:p>110.7728325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409171" calcext:value-type="float">
            <text:p>0.11409171</text:p>
          </table:table-cell>
          <table:table-cell office:value-type="float" office:value="8.764878" calcext:value-type="float">
            <text:p>8.764878</text:p>
          </table:table-cell>
          <table:table-cell table:formula="of:=[.C976]+[.A977]" office:value-type="float" office:value="110.886924295" calcext:value-type="float">
            <text:p>110.8869242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11513" calcext:value-type="float">
            <text:p>0.11311513</text:p>
          </table:table-cell>
          <table:table-cell office:value-type="float" office:value="8.84055" calcext:value-type="float">
            <text:p>8.84055</text:p>
          </table:table-cell>
          <table:table-cell table:formula="of:=[.C977]+[.A978]" office:value-type="float" office:value="111.000039425" calcext:value-type="float">
            <text:p>111.0000394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06685" calcext:value-type="float">
            <text:p>0.113206685</text:p>
          </table:table-cell>
          <table:table-cell office:value-type="float" office:value="8.833401" calcext:value-type="float">
            <text:p>8.833401</text:p>
          </table:table-cell>
          <table:table-cell table:formula="of:=[.C978]+[.A979]" office:value-type="float" office:value="111.11324611" calcext:value-type="float">
            <text:p>111.113246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542385" calcext:value-type="float">
            <text:p>0.113542385</text:p>
          </table:table-cell>
          <table:table-cell office:value-type="float" office:value="8.807283" calcext:value-type="float">
            <text:p>8.807283</text:p>
          </table:table-cell>
          <table:table-cell table:formula="of:=[.C979]+[.A980]" office:value-type="float" office:value="111.226788495" calcext:value-type="float">
            <text:p>111.2267884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980]+[.A981]" office:value-type="float" office:value="111.339094895" calcext:value-type="float">
            <text:p>111.3390948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981]+[.A982]" office:value-type="float" office:value="111.44934133" calcext:value-type="float">
            <text:p>111.44934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982]+[.A983]" office:value-type="float" office:value="111.559358876" calcext:value-type="float">
            <text:p>111.5593588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983]+[.A984]" office:value-type="float" office:value="111.670154636" calcext:value-type="float">
            <text:p>111.6701546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314565" calcext:value-type="float">
            <text:p>0.111314565</text:p>
          </table:table-cell>
          <table:table-cell office:value-type="float" office:value="8.98355" calcext:value-type="float">
            <text:p>8.98355</text:p>
          </table:table-cell>
          <table:table-cell table:formula="of:=[.C984]+[.A985]" office:value-type="float" office:value="111.781469201" calcext:value-type="float">
            <text:p>111.781469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985]+[.A986]" office:value-type="float" office:value="111.892295477" calcext:value-type="float">
            <text:p>111.8922954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986]+[.A987]" office:value-type="float" office:value="112.002419841" calcext:value-type="float">
            <text:p>112.0024198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4125" calcext:value-type="float">
            <text:p>0.10994125</text:p>
          </table:table-cell>
          <table:table-cell office:value-type="float" office:value="9.095767" calcext:value-type="float">
            <text:p>9.095767</text:p>
          </table:table-cell>
          <table:table-cell table:formula="of:=[.C987]+[.A988]" office:value-type="float" office:value="112.112361091" calcext:value-type="float">
            <text:p>112.1123610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988]+[.A989]" office:value-type="float" office:value="112.222363381" calcext:value-type="float">
            <text:p>112.2223633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58146" calcext:value-type="float">
            <text:p>0.109758146</text:p>
          </table:table-cell>
          <table:table-cell office:value-type="float" office:value="9.110941" calcext:value-type="float">
            <text:p>9.110941</text:p>
          </table:table-cell>
          <table:table-cell table:formula="of:=[.C989]+[.A990]" office:value-type="float" office:value="112.332121527" calcext:value-type="float">
            <text:p>112.3321215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990]+[.A991]" office:value-type="float" office:value="112.441635527" calcext:value-type="float">
            <text:p>112.4416355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58146" calcext:value-type="float">
            <text:p>0.109758146</text:p>
          </table:table-cell>
          <table:table-cell office:value-type="float" office:value="9.110941" calcext:value-type="float">
            <text:p>9.110941</text:p>
          </table:table-cell>
          <table:table-cell table:formula="of:=[.C991]+[.A992]" office:value-type="float" office:value="112.551393673" calcext:value-type="float">
            <text:p>112.5513936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992]+[.A993]" office:value-type="float" office:value="112.661365443" calcext:value-type="float">
            <text:p>112.661365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993]+[.A994]" office:value-type="float" office:value="112.771550843" calcext:value-type="float">
            <text:p>112.7715508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31176" calcext:value-type="float">
            <text:p>0.110231176</text:p>
          </table:table-cell>
          <table:table-cell office:value-type="float" office:value="9.071843" calcext:value-type="float">
            <text:p>9.071843</text:p>
          </table:table-cell>
          <table:table-cell table:formula="of:=[.C994]+[.A995]" office:value-type="float" office:value="112.881782019" calcext:value-type="float">
            <text:p>112.881782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05834" calcext:value-type="float">
            <text:p>0.110505834</text:p>
          </table:table-cell>
          <table:table-cell office:value-type="float" office:value="9.049295" calcext:value-type="float">
            <text:p>9.049295</text:p>
          </table:table-cell>
          <table:table-cell table:formula="of:=[.C995]+[.A996]" office:value-type="float" office:value="112.992287853" calcext:value-type="float">
            <text:p>112.9922878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996]+[.A997]" office:value-type="float" office:value="113.103083613" calcext:value-type="float">
            <text:p>113.1030836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53635" calcext:value-type="float">
            <text:p>0.11053635</text:p>
          </table:table-cell>
          <table:table-cell office:value-type="float" office:value="9.046797" calcext:value-type="float">
            <text:p>9.046797</text:p>
          </table:table-cell>
          <table:table-cell table:formula="of:=[.C997]+[.A998]" office:value-type="float" office:value="113.213619963" calcext:value-type="float">
            <text:p>113.213619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998]+[.A999]" office:value-type="float" office:value="113.323896913" calcext:value-type="float">
            <text:p>113.3238969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64317" calcext:value-type="float">
            <text:p>0.11064317</text:p>
          </table:table-cell>
          <table:table-cell office:value-type="float" office:value="9.038064" calcext:value-type="float">
            <text:p>9.038064</text:p>
          </table:table-cell>
          <table:table-cell table:formula="of:=[.C999]+[.A1000]" office:value-type="float" office:value="113.434540083" calcext:value-type="float">
            <text:p>113.434540083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6:38:31.431971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9T17:40:04.035315485</dc:date>
    <meta:editing-duration>PT11M38S</meta:editing-duration>
    <meta:editing-cycles>2</meta:editing-cycles>
    <meta:generator>LibreOffice/6.3.1.2$Linux_X86_64 LibreOffice_project/30$Build-2</meta:generator>
    <meta:document-statistic meta:table-count="1" meta:cell-count="400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2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586cm" xlink:href=".." xlink:type="simple" chart:class="chart:scatter" chart:column-mapping="1" chart:style-name="ch1">
        <chart:title svg:x="5.91cm" svg:y="0.307cm" chart:style-name="ch2">
          <text:p>PD Control Loop</text:p>
        </chart:title>
        <chart:plot-area chart:style-name="ch3" table:cell-range-address="data.C1:data.D1000 data.B1:data.B100" svg:x="1.315cm" svg:y="1.257cm" svg:width="13.622cm" svg:height="6.177cm">
          <chartooo:coordinate-region svg:x="1.751cm" svg:y="1.456cm" svg:width="12.814cm" svg:height="5.331cm"/>
          <chart:axis chart:dimension="x" chart:name="primary-x" chart:style-name="ch4">
            <chart:title svg:x="6.957cm" svg:y="7.605cm" chart:style-name="ch5">
              <text:p>Time (seconds)</text:p>
            </chart:title>
          </chart:axis>
          <chart:axis chart:dimension="y" chart:name="primary-y" chart:style-name="ch6">
            <chart:title svg:x="0.451cm" svg:y="6.664cm" chart:style-name="ch7">
              <text:p>Speed (revolutions per second)</text:p>
            </chart:title>
            <chart:grid chart:style-name="ch8" chart:class="major"/>
          </chart:axis>
          <chart:series chart:style-name="ch9" chart:values-cell-range-address="data.B1:data.B100" chart:class="chart:scatter">
            <chart:domain table:cell-range-address="data.C1:data.C1000"/>
            <chart:data-point chart:repeated="1000"/>
          </chart:series>
          <chart:series chart:style-name="ch10" chart:values-cell-range-address="data.D1:data.D1000" chart:class="chart:scatte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7593106">
                <text:p>-0.7593106</text:p>
                <draw:g>
                  <svg:desc>data.C1:data.C1000</svg:desc>
                </draw:g>
              </table:table-cell>
              <table:table-cell office:value-type="float" office:value="0.4906894">
                <text:p>0.4906894</text:p>
                <draw:g>
                  <svg:desc>data.B1:data.B100</svg:desc>
                </draw:g>
              </table:table-cell>
              <table:table-cell office:value-type="float" office:value="10">
                <text:p>10</text:p>
                <draw:g>
                  <svg:desc>data.D1:data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99">
                <text:p>0.02099</text:p>
              </table:table-cell>
              <table:table-cell office:value-type="float" office:value="1.2815573">
                <text:p>1.28155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5245">
                <text:p>0.315245</text:p>
              </table:table-cell>
              <table:table-cell office:value-type="float" office:value="3.3984132">
                <text:p>3.3984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656262">
                <text:p>0.50656262</text:p>
              </table:table-cell>
              <table:table-cell office:value-type="float" office:value="5.22691">
                <text:p>5.226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237783">
                <text:p>0.65237783</text:p>
              </table:table-cell>
              <table:table-cell office:value-type="float" office:value="6.857995">
                <text:p>6.857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5273995">
                <text:p>0.775273995</text:p>
              </table:table-cell>
              <table:table-cell office:value-type="float" office:value="8.1369505">
                <text:p>8.1369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1547741">
                <text:p>0.891547741</text:p>
              </table:table-cell>
              <table:table-cell office:value-type="float" office:value="8.600394">
                <text:p>8.6003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9454201">
                <text:p>1.009454201</text:p>
              </table:table-cell>
              <table:table-cell office:value-type="float" office:value="8.481299">
                <text:p>8.4812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9161227">
                <text:p>1.129161227</text:p>
              </table:table-cell>
              <table:table-cell office:value-type="float" office:value="8.353728">
                <text:p>8.353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50607787">
                <text:p>1.250607787</text:p>
              </table:table-cell>
              <table:table-cell office:value-type="float" office:value="8.234075">
                <text:p>8.2340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3870163">
                <text:p>1.373870163</text:p>
              </table:table-cell>
              <table:table-cell office:value-type="float" office:value="8.112776">
                <text:p>8.1127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98795773">
                <text:p>1.498795773</text:p>
              </table:table-cell>
              <table:table-cell office:value-type="float" office:value="8.004764">
                <text:p>8.00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24713223">
                <text:p>1.624713223</text:p>
              </table:table-cell>
              <table:table-cell office:value-type="float" office:value="7.941711">
                <text:p>7.9417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49364173">
                <text:p>1.749364173</text:p>
              </table:table-cell>
              <table:table-cell office:value-type="float" office:value="8.022402">
                <text:p>8.0224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69391643">
                <text:p>1.869391643</text:p>
              </table:table-cell>
              <table:table-cell office:value-type="float" office:value="8.331427">
                <text:p>8.3314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83468093">
                <text:p>1.983468093</text:p>
              </table:table-cell>
              <table:table-cell office:value-type="float" office:value="8.76605">
                <text:p>8.76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4904728">
                <text:p>2.094904728</text:p>
              </table:table-cell>
              <table:table-cell office:value-type="float" office:value="8.973709">
                <text:p>8.9737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06387138">
                <text:p>2.206387138</text:p>
              </table:table-cell>
              <table:table-cell office:value-type="float" office:value="8.970025">
                <text:p>8.9700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18632504">
                <text:p>2.318632504</text:p>
              </table:table-cell>
              <table:table-cell office:value-type="float" office:value="8.909054">
                <text:p>8.9090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31381414">
                <text:p>2.431381414</text:p>
              </table:table-cell>
              <table:table-cell office:value-type="float" office:value="8.869266">
                <text:p>8.869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43642039">
                <text:p>2.543642039</text:p>
              </table:table-cell>
              <table:table-cell office:value-type="float" office:value="8.907844">
                <text:p>8.9078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55185489">
                <text:p>2.655185489</text:p>
              </table:table-cell>
              <table:table-cell office:value-type="float" office:value="8.9651165">
                <text:p>8.9651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66927309">
                <text:p>2.766927309</text:p>
              </table:table-cell>
              <table:table-cell office:value-type="float" office:value="8.949201">
                <text:p>8.9492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8806459">
                <text:p>2.878806459</text:p>
              </table:table-cell>
              <table:table-cell office:value-type="float" office:value="8.938216">
                <text:p>8.938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90304129">
                <text:p>2.990304129</text:p>
              </table:table-cell>
              <table:table-cell office:value-type="float" office:value="8.968798">
                <text:p>8.9687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01344029">
                <text:p>3.101344029</text:p>
              </table:table-cell>
              <table:table-cell office:value-type="float" office:value="9.005772">
                <text:p>9.0057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12155049">
                <text:p>3.212155049</text:p>
              </table:table-cell>
              <table:table-cell office:value-type="float" office:value="9.024374">
                <text:p>9.024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23027099">
                <text:p>3.323027099</text:p>
              </table:table-cell>
              <table:table-cell office:value-type="float" office:value="9.019405">
                <text:p>9.019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33807599">
                <text:p>3.433807599</text:p>
              </table:table-cell>
              <table:table-cell office:value-type="float" office:value="9.026859">
                <text:p>9.0268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44374469">
                <text:p>3.544374469</text:p>
              </table:table-cell>
              <table:table-cell office:value-type="float" office:value="9.0443">
                <text:p>9.0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55048159">
                <text:p>3.655048159</text:p>
              </table:table-cell>
              <table:table-cell office:value-type="float" office:value="9.035571">
                <text:p>9.0355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65859179">
                <text:p>3.765859179</text:p>
              </table:table-cell>
              <table:table-cell office:value-type="float" office:value="9.024374">
                <text:p>9.024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76670199">
                <text:p>3.876670199</text:p>
              </table:table-cell>
              <table:table-cell office:value-type="float" office:value="9.024374">
                <text:p>9.024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87038704">
                <text:p>3.987038704</text:p>
              </table:table-cell>
              <table:table-cell office:value-type="float" office:value="9.060555">
                <text:p>9.0605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97086764">
                <text:p>4.097086764</text:p>
              </table:table-cell>
              <table:table-cell office:value-type="float" office:value="9.086939">
                <text:p>9.0869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07226384">
                <text:p>4.207226384</text:p>
              </table:table-cell>
              <table:table-cell office:value-type="float" office:value="9.079384">
                <text:p>9.079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17015044">
                <text:p>4.317015044</text:p>
              </table:table-cell>
              <table:table-cell office:value-type="float" office:value="9.108408">
                <text:p>9.1084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26498524">
                <text:p>4.426498524</text:p>
              </table:table-cell>
              <table:table-cell office:value-type="float" office:value="9.133798">
                <text:p>9.1337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36058298">
                <text:p>4.536058298</text:p>
              </table:table-cell>
              <table:table-cell office:value-type="float" office:value="9.127438">
                <text:p>9.1274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45801188">
                <text:p>4.645801188</text:p>
              </table:table-cell>
              <table:table-cell office:value-type="float" office:value="9.112207">
                <text:p>9.112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755620368">
                <text:p>4.755620368</text:p>
              </table:table-cell>
              <table:table-cell office:value-type="float" office:value="9.105877">
                <text:p>9.105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865653172">
                <text:p>4.865653172</text:p>
              </table:table-cell>
              <table:table-cell office:value-type="float" office:value="9.088199">
                <text:p>9.0881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75960642">
                <text:p>4.975960642</text:p>
              </table:table-cell>
              <table:table-cell office:value-type="float" office:value="9.065569">
                <text:p>9.065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086481732">
                <text:p>5.086481732</text:p>
              </table:table-cell>
              <table:table-cell office:value-type="float" office:value="9.048046">
                <text:p>9.0480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197506372">
                <text:p>5.197506372</text:p>
              </table:table-cell>
              <table:table-cell office:value-type="float" office:value="9.0070095">
                <text:p>9.00700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09232932">
                <text:p>5.309232932</text:p>
              </table:table-cell>
              <table:table-cell office:value-type="float" office:value="8.950423">
                <text:p>8.9504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421615627">
                <text:p>5.421615627</text:p>
              </table:table-cell>
              <table:table-cell office:value-type="float" office:value="8.898168">
                <text:p>8.898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34227211">
                <text:p>5.534227211</text:p>
              </table:table-cell>
              <table:table-cell office:value-type="float" office:value="8.880081">
                <text:p>8.880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646609906">
                <text:p>5.646609906</text:p>
              </table:table-cell>
              <table:table-cell office:value-type="float" office:value="8.898168">
                <text:p>8.898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59160456">
                <text:p>5.759160456</text:p>
              </table:table-cell>
              <table:table-cell office:value-type="float" office:value="8.884897">
                <text:p>8.8848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872275586">
                <text:p>5.872275586</text:p>
              </table:table-cell>
              <table:table-cell office:value-type="float" office:value="8.84055">
                <text:p>8.840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985695896">
                <text:p>5.985695896</text:p>
              </table:table-cell>
              <table:table-cell office:value-type="float" office:value="8.816763">
                <text:p>8.816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098948356">
                <text:p>6.098948356</text:p>
              </table:table-cell>
              <table:table-cell office:value-type="float" office:value="8.82983">
                <text:p>8.829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12109266">
                <text:p>6.212109266</text:p>
              </table:table-cell>
              <table:table-cell office:value-type="float" office:value="8.836974">
                <text:p>8.8369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325560091">
                <text:p>6.325560091</text:p>
              </table:table-cell>
              <table:table-cell office:value-type="float" office:value="8.814391">
                <text:p>8.814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438965141">
                <text:p>6.438965141</text:p>
              </table:table-cell>
              <table:table-cell office:value-type="float" office:value="8.817949">
                <text:p>8.8179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551271541">
                <text:p>6.551271541</text:p>
              </table:table-cell>
              <table:table-cell office:value-type="float" office:value="8.904212">
                <text:p>8.904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662631881">
                <text:p>6.662631881</text:p>
              </table:table-cell>
              <table:table-cell office:value-type="float" office:value="8.979857">
                <text:p>8.9798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774175331">
                <text:p>6.774175331</text:p>
              </table:table-cell>
              <table:table-cell office:value-type="float" office:value="8.9651165">
                <text:p>8.9651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886268111">
                <text:p>6.886268111</text:p>
              </table:table-cell>
              <table:table-cell office:value-type="float" office:value="8.921182">
                <text:p>8.9211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97597935">
                <text:p>6.997597935</text:p>
              </table:table-cell>
              <table:table-cell office:value-type="float" office:value="8.982319">
                <text:p>8.9823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07157709">
                <text:p>7.107157709</text:p>
              </table:table-cell>
              <table:table-cell office:value-type="float" office:value="9.127438">
                <text:p>9.1274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16503859">
                <text:p>7.216503859</text:p>
              </table:table-cell>
              <table:table-cell office:value-type="float" office:value="9.145269">
                <text:p>9.1452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26353559">
                <text:p>7.326353559</text:p>
              </table:table-cell>
              <table:table-cell office:value-type="float" office:value="9.103348">
                <text:p>9.1033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36538959">
                <text:p>7.436538959</text:p>
              </table:table-cell>
              <table:table-cell office:value-type="float" office:value="9.075612">
                <text:p>9.0756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46861689">
                <text:p>7.546861689</text:p>
              </table:table-cell>
              <table:table-cell office:value-type="float" office:value="9.064315">
                <text:p>9.0643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657413299">
                <text:p>7.657413299</text:p>
              </table:table-cell>
              <table:table-cell office:value-type="float" office:value="9.045548">
                <text:p>9.0455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768468459">
                <text:p>7.768468459</text:p>
              </table:table-cell>
              <table:table-cell office:value-type="float" office:value="9.004535">
                <text:p>9.0045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880225539">
                <text:p>7.880225539</text:p>
              </table:table-cell>
              <table:table-cell office:value-type="float" office:value="8.947979">
                <text:p>8.947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992608234">
                <text:p>7.992608234</text:p>
              </table:table-cell>
              <table:table-cell office:value-type="float" office:value="8.898168">
                <text:p>8.898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105540254">
                <text:p>8.105540254</text:p>
              </table:table-cell>
              <table:table-cell office:value-type="float" office:value="8.854885">
                <text:p>8.8548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219143674">
                <text:p>8.219143674</text:p>
              </table:table-cell>
              <table:table-cell office:value-type="float" office:value="8.802551">
                <text:p>8.8025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333311674">
                <text:p>8.333311674</text:p>
              </table:table-cell>
              <table:table-cell office:value-type="float" office:value="8.759021">
                <text:p>8.759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447784854">
                <text:p>8.447784854</text:p>
              </table:table-cell>
              <table:table-cell office:value-type="float" office:value="8.73567">
                <text:p>8.735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562471664">
                <text:p>8.562471664</text:p>
              </table:table-cell>
              <table:table-cell office:value-type="float" office:value="8.7193985">
                <text:p>8.71939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677631504">
                <text:p>8.677631504</text:p>
              </table:table-cell>
              <table:table-cell office:value-type="float" office:value="8.683583">
                <text:p>8.6835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793127044">
                <text:p>8.793127044</text:p>
              </table:table-cell>
              <table:table-cell office:value-type="float" office:value="8.658342">
                <text:p>8.6583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908759914">
                <text:p>8.908759914</text:p>
              </table:table-cell>
              <table:table-cell office:value-type="float" office:value="8.64806">
                <text:p>8.648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024301234">
                <text:p>9.024301234</text:p>
              </table:table-cell>
              <table:table-cell office:value-type="float" office:value="8.654912">
                <text:p>8.6549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139888324">
                <text:p>9.139888324</text:p>
              </table:table-cell>
              <table:table-cell office:value-type="float" office:value="8.6514845">
                <text:p>8.65148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255734814">
                <text:p>9.255734814</text:p>
              </table:table-cell>
              <table:table-cell office:value-type="float" office:value="8.6321125">
                <text:p>8.6321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371627084">
                <text:p>9.371627084</text:p>
              </table:table-cell>
              <table:table-cell office:value-type="float" office:value="8.628703">
                <text:p>8.6287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487320988">
                <text:p>9.487320988</text:p>
              </table:table-cell>
              <table:table-cell office:value-type="float" office:value="8.643497">
                <text:p>8.6434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603106448">
                <text:p>9.603106448</text:p>
              </table:table-cell>
              <table:table-cell office:value-type="float" office:value="8.636663">
                <text:p>8.6366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719044493">
                <text:p>9.719044493</text:p>
              </table:table-cell>
              <table:table-cell office:value-type="float" office:value="8.625297">
                <text:p>8.625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834509508">
                <text:p>9.834509508</text:p>
              </table:table-cell>
              <table:table-cell office:value-type="float" office:value="8.660632">
                <text:p>8.6606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949806678">
                <text:p>9.949806678</text:p>
              </table:table-cell>
              <table:table-cell office:value-type="float" office:value="8.67324">
                <text:p>8.673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065607394">
                <text:p>10.065607394</text:p>
              </table:table-cell>
              <table:table-cell office:value-type="float" office:value="8.635525">
                <text:p>8.635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181621744">
                <text:p>10.181621744</text:p>
              </table:table-cell>
              <table:table-cell office:value-type="float" office:value="8.619624">
                <text:p>8.6196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297040984">
                <text:p>10.297040984</text:p>
              </table:table-cell>
              <table:table-cell office:value-type="float" office:value="8.664067">
                <text:p>8.664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412124529">
                <text:p>10.412124529</text:p>
              </table:table-cell>
              <table:table-cell office:value-type="float" office:value="8.68934">
                <text:p>8.689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527574289">
                <text:p>10.527574289</text:p>
              </table:table-cell>
              <table:table-cell office:value-type="float" office:value="8.661777">
                <text:p>8.6617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643451299">
                <text:p>10.643451299</text:p>
              </table:table-cell>
              <table:table-cell office:value-type="float" office:value="8.629839">
                <text:p>8.629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758656915">
                <text:p>10.758656915</text:p>
              </table:table-cell>
              <table:table-cell office:value-type="float" office:value="8.680133">
                <text:p>8.680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87293173">
                <text:p>10.87293173</text:p>
              </table:table-cell>
              <table:table-cell office:value-type="float" office:value="8.750834">
                <text:p>8.750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98769483">
                <text:p>10.98769483</text:p>
              </table:table-cell>
              <table:table-cell office:value-type="float" office:value="8.713602">
                <text:p>8.7136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10329718">
                <text:p>11.10329718</text:p>
              </table:table-cell>
              <table:table-cell office:value-type="float" office:value="8.650343">
                <text:p>8.650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218640125">
                <text:p>11.218640125</text:p>
              </table:table-cell>
              <table:table-cell office:value-type="float" office:value="8.669798">
                <text:p>8.6697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332487685">
                <text:p>11.332487685</text:p>
              </table:table-cell>
              <table:table-cell office:value-type="float" office:value="8.783675">
                <text:p>8.783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446228435">
                <text:p>11.446228435</text:p>
              </table:table-cell>
              <table:table-cell office:value-type="float" office:value="8.7919235">
                <text:p>8.79192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.560747395">
                <text:p>11.56074739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.675678345">
                <text:p>11.67567834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.789571685">
                <text:p>11.7895716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.901969639">
                <text:p>11.90196963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2.014459149">
                <text:p>12.01445914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2.127650575">
                <text:p>12.12765057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2.240826745">
                <text:p>12.24082674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2.352965299">
                <text:p>12.3529652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2.464844449">
                <text:p>12.46484444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2.577105074">
                <text:p>12.57710507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2.689121554">
                <text:p>12.68912155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2.79994783">
                <text:p>12.7999478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2.91010271">
                <text:p>12.9101027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3.02041018">
                <text:p>13.020410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3.13061084">
                <text:p>13.1306108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3.2408115">
                <text:p>13.24081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3.35148519">
                <text:p>13.351485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3.46258613">
                <text:p>13.462586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3.57420588">
                <text:p>13.5742058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3.68643599">
                <text:p>13.686435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3.79910861">
                <text:p>13.7991086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3.91251366">
                <text:p>13.9125136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4.02669692">
                <text:p>14.0266969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4.14152106">
                <text:p>14.1415210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4.25669616">
                <text:p>14.2566961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4.3721154">
                <text:p>14.372115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4.487671975">
                <text:p>14.48767197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4.603396395">
                <text:p>14.60339639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4.719136075">
                <text:p>14.71913607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4.834845235">
                <text:p>14.83484523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4.950752765">
                <text:p>14.95075276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5.06656874">
                <text:p>15.0665687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5.18223213">
                <text:p>15.182232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5.297910776">
                <text:p>15.29791077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5.413757266">
                <text:p>15.41375726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5.529466426">
                <text:p>15.52946642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5.644992486">
                <text:p>15.64499248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5.760640616">
                <text:p>15.76064061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5.876120896">
                <text:p>15.87612089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5.991036586">
                <text:p>15.99103658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6.105952276">
                <text:p>16.10595227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6.221127376">
                <text:p>16.22112737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6.335951516">
                <text:p>16.33595151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6.449814336">
                <text:p>16.44981433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6.563707676">
                <text:p>16.56370767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6.678226636">
                <text:p>16.67822663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6.79237938">
                <text:p>16.792379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6.90485363">
                <text:p>16.9048536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7.01648864">
                <text:p>17.0164886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7.128413564">
                <text:p>17.12841356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7.240369004">
                <text:p>17.24036900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7.351469944">
                <text:p>17.35146994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7.46217415">
                <text:p>17.462174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7.573000426">
                <text:p>17.57300042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7.683765666">
                <text:p>17.68376566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7.793569586">
                <text:p>17.79356958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7.902808926">
                <text:p>17.90280892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8.012445002">
                <text:p>18.01244500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8.122645662">
                <text:p>18.1226456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8.233120982">
                <text:p>18.23312098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8.343962517">
                <text:p>18.34396251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8.455170267">
                <text:p>18.45517026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8.566942603">
                <text:p>18.56694260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8.678959083">
                <text:p>18.67895908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8.791280743">
                <text:p>18.79128074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8.903907583">
                <text:p>18.90390758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9.016839603">
                <text:p>19.01683960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9.130076803">
                <text:p>19.13007680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9.243527628">
                <text:p>19.24352762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9.357085272">
                <text:p>19.35708527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9.470642916">
                <text:p>19.47064291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9.584017446">
                <text:p>19.5840174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9.69710206">
                <text:p>19.6971020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9.809820456">
                <text:p>19.80982045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9.92234048">
                <text:p>19.9223404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0.03478421">
                <text:p>20.034784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0.146922764">
                <text:p>20.14692276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0.258817174">
                <text:p>20.25881717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0.370803134">
                <text:p>20.37080313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0.482560214">
                <text:p>20.48256021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0.593447524">
                <text:p>20.59344752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0.703693959">
                <text:p>20.70369395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0.814169279">
                <text:p>20.81416927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0.925041329">
                <text:p>20.92504132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1.035760794">
                <text:p>21.03576079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1.146068264">
                <text:p>21.14606826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1.256452028">
                <text:p>21.25645202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1.367095198">
                <text:p>21.36709519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1.477936733">
                <text:p>21.47793673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1.588732493">
                <text:p>21.58873249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1.699604543">
                <text:p>21.69960454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1.810568148">
                <text:p>21.81056814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1.921638568">
                <text:p>21.92163856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2.032800548">
                <text:p>22.03280054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2.144130372">
                <text:p>22.14413037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2.255597522">
                <text:p>22.25559752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2.367156228">
                <text:p>22.36715622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2.478837008">
                <text:p>22.47883700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2.590716158">
                <text:p>22.59071615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2.703007298">
                <text:p>22.70300729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2.815588368">
                <text:p>22.81558836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2.928474608">
                <text:p>22.92847460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3.041681293">
                <text:p>23.04168129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3.155284713">
                <text:p>23.1552847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3.269483233">
                <text:p>23.26948323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3.384322633">
                <text:p>23.38432263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3.499421437">
                <text:p>23.49942143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3.614855937">
                <text:p>23.61485593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3.730397257">
                <text:p>23.73039725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3.845663907">
                <text:p>23.84566390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3.960594857">
                <text:p>23.96059485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4.075586847">
                <text:p>24.07558684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4.190960307">
                <text:p>24.19096030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4.306089627">
                <text:p>24.3060896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4.420394957">
                <text:p>24.42039495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4.535890497">
                <text:p>24.53589049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4.653430747">
                <text:p>24.65343074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4.771672907">
                <text:p>24.77167290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4.888053467">
                <text:p>24.88805346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5.001260152">
                <text:p>25.0012601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5.114131136">
                <text:p>25.11413113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5.228482246">
                <text:p>25.2284822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5.344817026">
                <text:p>25.34481702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5.462311496">
                <text:p>25.46231149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5.578402136">
                <text:p>25.57840213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5.690952686">
                <text:p>25.69095268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5.802648726">
                <text:p>25.80264872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5.915748596">
                <text:p>25.91574859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6.031122056">
                <text:p>26.03112205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6.147929866">
                <text:p>26.14792986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6.263333846">
                <text:p>26.2633338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6.375686026">
                <text:p>26.37568602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6.487427846">
                <text:p>26.4874278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6.600680306">
                <text:p>26.60068030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6.716297916">
                <text:p>26.71629791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6.833532981">
                <text:p>26.83353298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6.949898281">
                <text:p>26.94989828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7.063669551">
                <text:p>27.06366955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7.177074601">
                <text:p>27.17707460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7.292158146">
                <text:p>27.2921581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7.40879811">
                <text:p>27.4087981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7.52441572">
                <text:p>27.5244157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7.637271445">
                <text:p>27.63727144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7.749562585">
                <text:p>27.7495625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7.863730585">
                <text:p>27.8637305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7.979378715">
                <text:p>27.9793787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8.0937756">
                <text:p>28.093775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8.20545638">
                <text:p>28.205456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8.31680146">
                <text:p>28.316801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8.42996237">
                <text:p>28.4299623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8.545778345">
                <text:p>28.54577834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8.662418309">
                <text:p>28.66241830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8.776586309">
                <text:p>28.77658630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8.887504139">
                <text:p>28.88750413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8.996682444">
                <text:p>28.99668244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9.107417164">
                <text:p>29.10741716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9.221325764">
                <text:p>29.22132576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9.336882339">
                <text:p>29.33688233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9.451782769">
                <text:p>29.45178276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9.566530614">
                <text:p>29.56653061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9.684238708">
                <text:p>29.68423870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9.805822598">
                <text:p>29.80582259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9.927925288">
                <text:p>29.92792528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0.048807263">
                <text:p>30.04880726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0.168193853">
                <text:p>30.16819385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0.286374977">
                <text:p>30.28637497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0.406280377">
                <text:p>30.40628037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0.529756383">
                <text:p>30.52975638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0.653751193">
                <text:p>30.65375119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0.776296398">
                <text:p>30.77629639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0.896506968">
                <text:p>30.89650696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1.015206898">
                <text:p>31.01520689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1.133418538">
                <text:p>31.1334185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1.253278148">
                <text:p>31.25327814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1.373336133">
                <text:p>31.37333613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1.492844793">
                <text:p>31.49284479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1.611895683">
                <text:p>31.61189568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1.731480638">
                <text:p>31.7314806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1.851187664">
                <text:p>31.85118766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1.969490859">
                <text:p>31.96949085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2.087137919">
                <text:p>32.0871379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2.205868369">
                <text:p>32.20586836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2.326262055">
                <text:p>32.32626205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2.447159285">
                <text:p>32.4471592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2.566362765">
                <text:p>32.56636276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2.684315005">
                <text:p>32.6843150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2.803930475">
                <text:p>32.80393047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2.926918195">
                <text:p>32.92691819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3.051691221">
                <text:p>33.0516912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3.174434791">
                <text:p>33.17443479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3.293912935">
                <text:p>33.29391293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3.412643385">
                <text:p>33.4126433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3.53459349">
                <text:p>33.5345934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3.66110605">
                <text:p>33.661106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3.78894614">
                <text:p>33.7889461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3.91521454">
                <text:p>33.9152145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4.038949946">
                <text:p>34.0389499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4.162151286">
                <text:p>34.16215128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4.287488886">
                <text:p>34.28748888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4.414459206">
                <text:p>34.41445920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4.540849676">
                <text:p>34.54084967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4.665271742">
                <text:p>34.66527174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4.788915592">
                <text:p>34.78891559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4.913169802">
                <text:p>34.91316980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5.037698682">
                <text:p>35.03769868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5.160259146">
                <text:p>35.1602591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5.282087181">
                <text:p>35.28208718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5.407348481">
                <text:p>35.40734848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5.538865991">
                <text:p>35.53886599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5.673877811">
                <text:p>35.67387781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5.807546841">
                <text:p>35.80754684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5.936729721">
                <text:p>35.9367297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6.059229151">
                <text:p>36.05922915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6.179271881">
                <text:p>36.17927188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6.300352221">
                <text:p>36.3003522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6.425171021">
                <text:p>36.4251710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6.556184981">
                <text:p>36.55618498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6.692554861">
                <text:p>36.69255486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6.831198331">
                <text:p>36.83119833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6.967293541">
                <text:p>36.96729354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7.095911841">
                <text:p>37.09591184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7.216213967">
                <text:p>37.21621396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7.332152012">
                <text:p>37.33215201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7.447266072">
                <text:p>37.44726607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7.565203052">
                <text:p>37.5652030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7.687702482">
                <text:p>37.68770248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7.814565992">
                <text:p>37.81456599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7.942238232">
                <text:p>37.94223823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8.066568742">
                <text:p>38.06656874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8.187069242">
                <text:p>38.18706924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8.308149582">
                <text:p>38.30814958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8.432296982">
                <text:p>38.43229698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8.554109752">
                <text:p>38.5541097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8.663181238">
                <text:p>38.6631812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8.768132788">
                <text:p>38.76813278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8.874274538">
                <text:p>38.8742745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8.981774348">
                <text:p>38.98177434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9.090586438">
                <text:p>39.0905864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9.200771838">
                <text:p>39.2007718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9.312345808">
                <text:p>39.31234580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9.425247308">
                <text:p>39.42524730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9.539369538">
                <text:p>39.5393695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9.654361528">
                <text:p>39.65436152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9.769185668">
                <text:p>39.76918566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9.883567294">
                <text:p>39.88356729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9.998345654">
                <text:p>39.99834565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0.113719114">
                <text:p>40.11371911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0.228939989">
                <text:p>40.22893998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0.343321615">
                <text:p>40.3433216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0.457749015">
                <text:p>40.4577490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0.572557895">
                <text:p>40.57255789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0.686146055">
                <text:p>40.68614605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0.797063885">
                <text:p>40.7970638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0.907020395">
                <text:p>40.90702039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1.017312605">
                <text:p>41.0173126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1.127818439">
                <text:p>41.12781843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1.237607099">
                <text:p>41.2376070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1.347075319">
                <text:p>41.3470753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1.457092865">
                <text:p>41.45709286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1.567690259">
                <text:p>41.56769025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1.678699639">
                <text:p>41.67869963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1.790380419">
                <text:p>41.7903804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1.902778373">
                <text:p>41.90277837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2.016152903">
                <text:p>42.01615290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2.130427718">
                <text:p>42.1304277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2.245221338">
                <text:p>42.2452213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2.359786078">
                <text:p>42.35978607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2.473847268">
                <text:p>42.47384726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2.588228894">
                <text:p>42.58822889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2.702915704">
                <text:p>42.70291570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2.816336014">
                <text:p>42.81633601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2.927925244">
                <text:p>42.92792524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3.039361879">
                <text:p>43.03936187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3.151668279">
                <text:p>43.15166827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3.264417189">
                <text:p>43.26441718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3.376265819">
                <text:p>43.3762658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3.486878469">
                <text:p>43.48687846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3.597491119">
                <text:p>43.5974911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3.708408949">
                <text:p>43.70840894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3.818746939">
                <text:p>43.81874693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3.928093089">
                <text:p>43.92809308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4.037500279">
                <text:p>44.03750027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4.147548339">
                <text:p>44.14754833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4.257855809">
                <text:p>44.25785580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4.368331129">
                <text:p>44.36833112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4.479157405">
                <text:p>44.4791574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4.590517745">
                <text:p>44.59051774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4.702320595">
                <text:p>44.70232059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4.814443891">
                <text:p>44.81444389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4.927009701">
                <text:p>44.92700970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5.040231641">
                <text:p>45.04023164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5.154201271">
                <text:p>45.15420127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5.268842301">
                <text:p>45.26884230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5.384017401">
                <text:p>45.38401740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5.499329831">
                <text:p>45.49932983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5.614672776">
                <text:p>45.61467277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5.729908906">
                <text:p>45.72990890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5.844595716">
                <text:p>45.84459571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5.958717946">
                <text:p>45.9587179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6.072840176">
                <text:p>46.07284017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6.186809806">
                <text:p>46.18680980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6.29980286">
                <text:p>46.2998028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6.412185555">
                <text:p>46.41218555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6.524659805">
                <text:p>46.5246598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6.636676285">
                <text:p>46.6366762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6.746892205">
                <text:p>46.7468922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6.856131545">
                <text:p>46.85613154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6.965523475">
                <text:p>46.96552347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7.075479985">
                <text:p>47.0754799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7.185390719">
                <text:p>47.1853907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7.294981009">
                <text:p>47.29498100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7.404861229">
                <text:p>47.40486122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7.514771963">
                <text:p>47.51477196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7.624301223">
                <text:p>47.62430122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7.733647373">
                <text:p>47.73364737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7.843329223">
                <text:p>47.84332922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7.953056853">
                <text:p>47.95305685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8.062494557">
                <text:p>48.06249455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8.171917002">
                <text:p>48.17191700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8.281537822">
                <text:p>48.28153782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8.391128112">
                <text:p>48.39112811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8.500550557">
                <text:p>48.50055055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8.610125587">
                <text:p>48.61012558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8.720036321">
                <text:p>48.7200363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8.830130161">
                <text:p>48.83013016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8.940422371">
                <text:p>48.94042237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9.051294421">
                <text:p>49.0512944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9.162670021">
                <text:p>49.1626700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9.274564431">
                <text:p>49.27456443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9.386764021">
                <text:p>49.3867640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9.499436641">
                <text:p>49.49943664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9.612719621">
                <text:p>49.6127196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9.726521406">
                <text:p>49.72652140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9.840750446">
                <text:p>49.8407504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9.955498291">
                <text:p>49.95549829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0.070688651">
                <text:p>50.07068865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0.186123151">
                <text:p>50.18612315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0.301649211">
                <text:p>50.30164921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0.417358371">
                <text:p>50.41735837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0.533006501">
                <text:p>50.53300650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0.648379961">
                <text:p>50.64837996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0.763753421">
                <text:p>50.7637534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0.878943781">
                <text:p>50.87894378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0.993035491">
                <text:p>50.99303549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1.106059061">
                <text:p>51.10605906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1.219265746">
                <text:p>51.2192657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1.333052272">
                <text:p>51.33305227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1.445969032">
                <text:p>51.44596903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1.556902122">
                <text:p>51.55690212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1.667377442">
                <text:p>51.66737744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1.778325792">
                <text:p>51.77832579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1.889426732">
                <text:p>51.88942673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1.999429022">
                <text:p>51.99942902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2.108195332">
                <text:p>52.10819533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2.217129492">
                <text:p>52.21712949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2.326872382">
                <text:p>52.32687238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2.437042522">
                <text:p>52.43704252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2.547212662">
                <text:p>52.5472126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2.657443838">
                <text:p>52.6574438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2.767995448">
                <text:p>52.76799544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2.878974312">
                <text:p>52.87897431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2.990288877">
                <text:p>52.99028887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3.101969657">
                <text:p>53.10196965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3.214138727">
                <text:p>53.2141387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3.326918157">
                <text:p>53.32691815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3.440475801">
                <text:p>53.44047580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3.554857427">
                <text:p>53.5548574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3.669803637">
                <text:p>53.66980363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3.784551482">
                <text:p>53.78455148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3.898551632">
                <text:p>53.89855163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4.012551782">
                <text:p>54.01255178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4.126994442">
                <text:p>54.12699444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4.241315032">
                <text:p>54.24131503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4.354552232">
                <text:p>54.35455223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4.467377442">
                <text:p>54.46737744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4.580721452">
                <text:p>54.5807214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4.694721602">
                <text:p>54.69472160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4.808523387">
                <text:p>54.80852338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4.921318077">
                <text:p>54.92131807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5.033792327">
                <text:p>55.0337923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5.146098727">
                <text:p>55.1460987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5.257214927">
                <text:p>55.2572149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5.366805217">
                <text:p>55.36680521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5.476364991">
                <text:p>55.47636499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5.586474097">
                <text:p>55.58647409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5.696934157">
                <text:p>55.69693415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5.807226367">
                <text:p>55.80722636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5.917701687">
                <text:p>55.91770168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6.028451667">
                <text:p>56.02845166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6.139613647">
                <text:p>56.13961364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6.251096057">
                <text:p>56.25109605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6.362883652">
                <text:p>56.3628836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6.475052722">
                <text:p>56.47505272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6.587420162">
                <text:p>56.5874201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6.699970712">
                <text:p>56.69997071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6.812856952">
                <text:p>56.8128569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6.926521408">
                <text:p>56.92652140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7.040933552">
                <text:p>57.0409335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7.155849242">
                <text:p>57.15584924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7.271039602">
                <text:p>57.27103960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7.386428322">
                <text:p>57.38642832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7.501710232">
                <text:p>57.50171023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7.616580147">
                <text:p>57.61658014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7.731144887">
                <text:p>57.73114488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7.845709627">
                <text:p>57.8457096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7.960060737">
                <text:p>57.96006073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8.073526821">
                <text:p>58.0735268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8.186092631">
                <text:p>58.18609263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8.298444811">
                <text:p>58.29844481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8.410674921">
                <text:p>58.4106749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8.521272315">
                <text:p>58.5212723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8.630130175">
                <text:p>58.63013017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8.738804935">
                <text:p>58.73880493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8.848349451">
                <text:p>58.84834945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8.958840026">
                <text:p>58.95884002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9.069986746">
                <text:p>59.0699867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9.18191167">
                <text:p>59.1819116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9.294645325">
                <text:p>59.29464532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9.408141925">
                <text:p>59.40814192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9.522370965">
                <text:p>59.52237096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9.636783109">
                <text:p>59.63678310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9.751286813">
                <text:p>59.7512868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9.866080433">
                <text:p>59.86608043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59.981392863">
                <text:p>59.98139286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0.097010473">
                <text:p>60.09701047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0.212597563">
                <text:p>60.21259756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0.328276209">
                <text:p>60.32827620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0.444122699">
                <text:p>60.4441226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0.559770829">
                <text:p>60.55977082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0.674671259">
                <text:p>60.67467125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0.789159699">
                <text:p>60.7891596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0.903770215">
                <text:p>60.9037702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1.017526225">
                <text:p>61.01752622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1.129329075">
                <text:p>61.12932907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1.240384235">
                <text:p>61.24038423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1.351393615">
                <text:p>61.3513936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1.461853675">
                <text:p>61.46185367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1.57174915">
                <text:p>61.571749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1.681995585">
                <text:p>61.6819955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1.792867635">
                <text:p>61.79286763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1.904319529">
                <text:p>61.90431952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2.016625929">
                <text:p>62.01662592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2.129802099">
                <text:p>62.1298020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2.244000619">
                <text:p>62.2440006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2.358733205">
                <text:p>62.3587332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2.473099575">
                <text:p>62.47309957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2.586565659">
                <text:p>62.58656565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2.699863899">
                <text:p>62.6998638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2.813207909">
                <text:p>62.81320790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2.925682159">
                <text:p>62.92568215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3.037042499">
                <text:p>63.0370424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3.148524909">
                <text:p>63.14852490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3.260724499">
                <text:p>63.2607244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3.373030899">
                <text:p>63.3730308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3.484620129">
                <text:p>63.48462012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3.595949953">
                <text:p>63.59594995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3.707722289">
                <text:p>63.70772228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3.819799809">
                <text:p>63.81979980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3.931282219">
                <text:p>63.9312822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4.042123754">
                <text:p>64.04212375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4.153041584">
                <text:p>64.15304158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4.263806824">
                <text:p>64.26380682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4.373595484">
                <text:p>64.37359548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4.482895859">
                <text:p>64.48289585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4.592608229">
                <text:p>64.59260822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4.702671549">
                <text:p>64.70267154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4.812704353">
                <text:p>64.81270435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4.922935529">
                <text:p>64.92293552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5.033517659">
                <text:p>65.03351765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5.144572819">
                <text:p>65.1445728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5.256070489">
                <text:p>65.25607048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5.368086969">
                <text:p>65.36808696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5.480362849">
                <text:p>65.48036284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5.592577699">
                <text:p>65.5925776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5.704517879">
                <text:p>65.70451787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5.816351249">
                <text:p>65.81635124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5.928352469">
                <text:p>65.92835246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6.040475765">
                <text:p>66.04047576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6.152675355">
                <text:p>66.15267535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6.264829165">
                <text:p>66.26482916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6.377166085">
                <text:p>66.3771660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6.489777669">
                <text:p>66.48977766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6.602679169">
                <text:p>66.60267916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6.715962149">
                <text:p>66.71596214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6.829626605">
                <text:p>66.8296266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6.943687795">
                <text:p>66.94368779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7.058374605">
                <text:p>67.0583746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7.173656515">
                <text:p>67.1736565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7.288831615">
                <text:p>67.2888316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7.403152205">
                <text:p>67.4031522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7.516725105">
                <text:p>67.5167251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7.630221705">
                <text:p>67.6302217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7.743062171">
                <text:p>67.74306217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7.853918965">
                <text:p>67.85391896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7.963402445">
                <text:p>67.96340244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8.072855405">
                <text:p>68.0728554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8.182995025">
                <text:p>68.18299502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8.293577155">
                <text:p>68.29357715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8.404494985">
                <text:p>68.4044949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8.515901105">
                <text:p>68.5159011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8.627780255">
                <text:p>68.62778025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8.740025621">
                <text:p>68.7400256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8.852652461">
                <text:p>68.85265246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8.965706561">
                <text:p>68.96570656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9.079416791">
                <text:p>69.07941679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9.193645831">
                <text:p>69.19364583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9.308531005">
                <text:p>69.3085310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9.423889205">
                <text:p>69.4238892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9.539201635">
                <text:p>69.53920163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9.65442251">
                <text:p>69.6544225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9.76973494">
                <text:p>69.7697349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9.88469641">
                <text:p>69.8846964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69.99900174">
                <text:p>69.9990017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0.11298663">
                <text:p>70.1129866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0.22669686">
                <text:p>70.2266968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0.339689914">
                <text:p>70.33968991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0.452042094">
                <text:p>70.45204209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0.564485824">
                <text:p>70.56448582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0.676746449">
                <text:p>70.67674644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0.787298059">
                <text:p>70.78729805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0.896033849">
                <text:p>70.89603384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1.004723865">
                <text:p>71.00472386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1.114222605">
                <text:p>71.11422260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1.224652145">
                <text:p>71.22465214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1.335814125">
                <text:p>71.33581412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1.44760172">
                <text:p>71.4476017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1.560198046">
                <text:p>71.5601980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1.673603096">
                <text:p>71.67360309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1.787603246">
                <text:p>71.7876032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1.902381606">
                <text:p>71.90238160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2.017663516">
                <text:p>72.01766351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2.132624986">
                <text:p>72.13262498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2.246976096">
                <text:p>72.24697609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2.361205136">
                <text:p>72.36120513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2.475220551">
                <text:p>72.47522055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2.587954206">
                <text:p>72.58795420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2.699497656">
                <text:p>72.69949765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2.810919036">
                <text:p>72.81091903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2.922096272">
                <text:p>72.92209627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3.032190112">
                <text:p>73.03219011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3.141658332">
                <text:p>73.14165833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3.251630102">
                <text:p>73.25163010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3.362319052">
                <text:p>73.3623190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3.473404732">
                <text:p>73.47340473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3.585131292">
                <text:p>73.58513129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3.697666572">
                <text:p>73.69766657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3.811086882">
                <text:p>73.81108688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3.925437992">
                <text:p>73.92543799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4.040033252">
                <text:p>74.0400332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4.154002882">
                <text:p>74.15400288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4.267362152">
                <text:p>74.2673621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4.380858752">
                <text:p>74.3808587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4.494050178">
                <text:p>74.49405017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4.605639408">
                <text:p>74.60563940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4.715962138">
                <text:p>74.7159621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4.826208573">
                <text:p>74.82620857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4.936622853">
                <text:p>74.93662285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5.046701433">
                <text:p>75.04670143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5.156993643">
                <text:p>75.15699364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5.267987763">
                <text:p>75.26798776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5.379714323">
                <text:p>75.37971432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5.492112277">
                <text:p>75.49211227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5.605212147">
                <text:p>75.60521214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5.719212297">
                <text:p>75.71921229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5.833960142">
                <text:p>75.83396014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5.948860572">
                <text:p>75.94886057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6.063410052">
                <text:p>76.0634100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6.177974792">
                <text:p>76.17797479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6.292509012">
                <text:p>76.29250901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6.405761472">
                <text:p>76.40576147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6.517335442">
                <text:p>76.51733544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6.628848372">
                <text:p>76.62884837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6.740513897">
                <text:p>76.74051389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6.851218103">
                <text:p>76.85121810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6.960487963">
                <text:p>76.96048796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7.069864633">
                <text:p>77.06986463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7.179958473">
                <text:p>77.17995847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7.290510083">
                <text:p>77.29051008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7.401305843">
                <text:p>77.40130584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7.512483079">
                <text:p>77.51248307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7.624346969">
                <text:p>77.62434696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7.736790699">
                <text:p>77.7367906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7.849585389">
                <text:p>77.84958538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7.962898885">
                <text:p>77.9628988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8.076792225">
                <text:p>78.07679222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8.191417999">
                <text:p>78.191417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8.306471029">
                <text:p>78.30647102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8.421615609">
                <text:p>78.42161560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8.537050109">
                <text:p>78.53705010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8.652682979">
                <text:p>78.65268297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8.768254813">
                <text:p>78.7682548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8.883170503">
                <text:p>78.88317050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8.997613163">
                <text:p>78.99761316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9.112284713">
                <text:p>79.1122847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9.227002043">
                <text:p>79.22700204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9.340773313">
                <text:p>79.3407733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9.453613779">
                <text:p>79.45361377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9.566698393">
                <text:p>79.56669839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9.680103443">
                <text:p>79.68010344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9.792211483">
                <text:p>79.79221148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9.901588153">
                <text:p>79.90158815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0.010110313">
                <text:p>80.0101103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0.119212313">
                <text:p>80.1192123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0.229199343">
                <text:p>80.22919934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0.339644143">
                <text:p>80.33964414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0.450363608">
                <text:p>80.45036360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0.561510328">
                <text:p>80.56151032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0.673069034">
                <text:p>80.67306903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0.785238104">
                <text:p>80.78523810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0.898139604">
                <text:p>80.89813960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1.011743024">
                <text:p>81.01174302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1.126017839">
                <text:p>81.12601783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1.240994569">
                <text:p>81.24099456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1.356245959">
                <text:p>81.35624595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1.470841219">
                <text:p>81.4708412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1.584749819">
                <text:p>81.5847498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1.698902563">
                <text:p>81.69890256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1.813329963">
                <text:p>81.81332996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1.926368803">
                <text:p>81.92636880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2.037134043">
                <text:p>82.03713404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2.147502548">
                <text:p>82.14750254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2.258466153">
                <text:p>82.25846615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2.369414503">
                <text:p>82.36941450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2.479187908">
                <text:p>82.47918790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2.5880915479999">
                <text:p>82.588091547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2.6973766639999">
                <text:p>82.697376663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2.807424724">
                <text:p>82.80742472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2.9177627139999">
                <text:p>82.917762713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3.0283448439999">
                <text:p>83.028344843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3.139400004">
                <text:p>83.13940000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3.251233374">
                <text:p>83.25123337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3.363875474">
                <text:p>83.36387547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3.4773110439999">
                <text:p>83.477311043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3.5915553439999">
                <text:p>83.591555343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3.70641">
                <text:p>83.7064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3.82111207">
                <text:p>83.8211120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3.93518852">
                <text:p>83.935188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4.049219194">
                <text:p>84.04921919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4.163280384">
                <text:p>84.16328038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4.276303954">
                <text:p>84.27630395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4.387938964">
                <text:p>84.38793896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4.499665524">
                <text:p>84.49966552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4.61178882">
                <text:p>84.6117888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4.7229050199999">
                <text:p>84.72290501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4.83226643">
                <text:p>84.8322664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4.94149051">
                <text:p>84.9414905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5.05135547">
                <text:p>85.0513554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5.1614035299999">
                <text:p>85.16140352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5.2711311599999">
                <text:p>85.27113115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5.3807977499999">
                <text:p>85.38079774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5.49061693">
                <text:p>85.4906169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5.6004666299999">
                <text:p>85.60046662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5.7104841759999">
                <text:p>85.71048417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5.8204712059999">
                <text:p>85.82047120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5.9300462359999">
                <text:p>85.93004623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6.0395754959999">
                <text:p>86.03957549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6.1494862299999">
                <text:p>86.14948622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6.2597784399999">
                <text:p>86.25977843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6.3704063499999">
                <text:p>86.37040634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6.48146151">
                <text:p>86.4814615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6.5929439199999">
                <text:p>86.59294391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6.7049756549999">
                <text:p>86.70497565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6.8174346449999">
                <text:p>86.81743464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6.9302445949999">
                <text:p>86.93024459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7.0433444649999">
                <text:p>87.04334446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7.1567342549999">
                <text:p>87.15673425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7.2707344049999">
                <text:p>87.27073440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7.3852838849999">
                <text:p>87.38528388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7.5002911349999">
                <text:p>87.50029113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7.6156951149999">
                <text:p>87.61569511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7.7312211749999">
                <text:p>87.73122117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7.8467624949999">
                <text:p>87.84676249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7.9624106249999">
                <text:p>87.96241062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8.0781503049999">
                <text:p>88.07815030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8.1936153199999">
                <text:p>88.19361531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8.3086378299999">
                <text:p>88.30863782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8.4237061199999">
                <text:p>88.42370611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8.5384844799999">
                <text:p>88.53848447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8.6524541099999">
                <text:p>88.65245410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8.7661948599999">
                <text:p>88.76619485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8.8803628599999">
                <text:p>88.88036285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8.9944850899999">
                <text:p>88.99448508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9.107462885">
                <text:p>89.1074628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9.219784545">
                <text:p>89.21978454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9.33264027">
                <text:p>89.332640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9.4460148">
                <text:p>89.446014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9.55838224">
                <text:p>89.5583822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9.66902541">
                <text:p>89.6690254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9.779531244">
                <text:p>89.77953124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9.89070848">
                <text:p>89.8907084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0.001900975">
                <text:p>90.00190097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0.112101635">
                <text:p>90.11210163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0.221676665">
                <text:p>90.22167666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0.331541625">
                <text:p>90.33154162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0.441635465">
                <text:p>90.44163546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0.551241015">
                <text:p>90.55124101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0.66066346">
                <text:p>90.660663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0.77045212">
                <text:p>90.7704521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0.880607">
                <text:p>90.88060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0.99134172">
                <text:p>90.9913417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1.10274784">
                <text:p>91.1027478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1.21493217">
                <text:p>91.2149321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1.32786419">
                <text:p>91.327864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1.441421834">
                <text:p>91.44142183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1.555635614">
                <text:p>91.55563561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1.670597084">
                <text:p>91.67059708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1.785878994">
                <text:p>91.78587899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1.901038834">
                <text:p>91.90103883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2.015969784">
                <text:p>92.01596978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2.13082444">
                <text:p>92.1308244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2.245450214">
                <text:p>92.24545021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2.359602958">
                <text:p>92.35960295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2.472855418">
                <text:p>92.4728554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2.585283888">
                <text:p>92.58528388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2.697742878">
                <text:p>92.69774287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2.809774613">
                <text:p>92.8097746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2.920356743">
                <text:p>92.92035674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3.030008078">
                <text:p>93.03000807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3.1399188119999">
                <text:p>93.139918811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3.250195762">
                <text:p>93.2501957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3.3600149419999">
                <text:p>93.360014941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3.469635762">
                <text:p>93.4696357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3.579638052">
                <text:p>93.5796380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3.690189662">
                <text:p>93.6901896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3.8010769719999">
                <text:p>93.801076971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3.9124678319999">
                <text:p>93.912467831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4.0244690519999">
                <text:p>94.024469051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4.1369280419999">
                <text:p>94.136928041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4.2496311819999">
                <text:p>94.249631181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4.3627615719999">
                <text:p>94.362761571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4.4767769869999">
                <text:p>94.476776986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4.5916316429999">
                <text:p>94.591631642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4.7067762229999">
                <text:p>94.706776222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4.8218902829999">
                <text:p>94.821890282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4.9370806429999">
                <text:p>94.937080642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5.0524693629999">
                <text:p>95.052469362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5.1674308329999">
                <text:p>95.167430832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5.2816751329999">
                <text:p>95.281675132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5.3959194329999">
                <text:p>95.395919432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5.5101789889999">
                <text:p>95.510178988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5.6236298139999">
                <text:p>95.623629813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5.7365465739999">
                <text:p>95.736546573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5.8499058439999">
                <text:p>95.849905843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5.9636160739999">
                <text:p>95.963616073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6.0766701739999">
                <text:p>96.076670173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6.1887934699999">
                <text:p>96.18879346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6.3012066799999">
                <text:p>96.30120667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6.4143675899999">
                <text:p>96.41436758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6.5274064299999">
                <text:p>96.52740642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6.6390261799999">
                <text:p>96.63902617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6.7497303859999">
                <text:p>96.74973038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6.8605719209999">
                <text:p>96.860571920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6.9715355259999">
                <text:p>96.97153552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7.0820108459999">
                <text:p>97.08201084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7.1919520959999">
                <text:p>97.19195209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7.3019543859999">
                <text:p>97.30195438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7.4119414159999">
                <text:p>97.41194141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7.5215011899999">
                <text:p>97.52150118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7.6311372659999">
                <text:p>97.63113726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7.7413226659999">
                <text:p>97.74132266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7.8519658359999">
                <text:p>97.85196583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7.9631278159999">
                <text:p>97.96312781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8.074869636">
                <text:p>98.07486963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8.1871607759999">
                <text:p>98.187160775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8.2998944309999">
                <text:p>98.299894430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8.4131774109999">
                <text:p>98.413177410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8.5270097109999">
                <text:p>98.527009710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8.6411929709999">
                <text:p>98.641192970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8.7559865909999">
                <text:p>98.755986590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8.8712532409999">
                <text:p>98.871253240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8.9863520449999">
                <text:p>98.98635204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9.1007947049999">
                <text:p>99.10079470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9.2148406349999">
                <text:p>99.21484063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9.3291459649999">
                <text:p>99.32914596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9.4429324909999">
                <text:p>99.442932490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9.5549794849999">
                <text:p>99.55497948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9.6659736049999">
                <text:p>99.66597360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9.7769677249999">
                <text:p>99.77696772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9.8877024449999">
                <text:p>99.887702444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9.9974605909999">
                <text:p>99.997460590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0.107203481">
                <text:p>100.10720348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0.217556731">
                <text:p>100.21755673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0.328474561">
                <text:p>100.32847456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0.439895941">
                <text:p>100.43989594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0.551988721">
                <text:p>100.5519887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0.664783411">
                <text:p>100.66478341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0.778310541">
                <text:p>100.77831054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0.892661651">
                <text:p>100.89266165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1.007668901">
                <text:p>101.00766890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1.122050527">
                <text:p>101.1220505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1.234906252">
                <text:p>101.2349062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1.347548352">
                <text:p>101.3475483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1.460755037">
                <text:p>101.46075503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1.573305587">
                <text:p>101.57330558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1.683552022">
                <text:p>101.68355202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1.792211522">
                <text:p>101.79221152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1.900840492">
                <text:p>101.90084049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2.010232422">
                <text:p>102.01023242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2.120631442">
                <text:p>102.12063144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2.231884972">
                <text:p>102.23188497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2.344023526">
                <text:p>102.34402352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2.457245466">
                <text:p>102.45724546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2.571382952">
                <text:p>102.57138295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2.685886656">
                <text:p>102.68588665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2.800054656">
                <text:p>102.80005465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2.913581786">
                <text:p>102.91358178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3.026834246">
                <text:p>103.0268342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3.139476346">
                <text:p>103.13947634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3.250943496">
                <text:p>103.25094349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3.36180029">
                <text:p>103.3618002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3.47271812">
                <text:p>103.4727181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3.583223954">
                <text:p>103.58322395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3.692921064">
                <text:p>103.69292106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3.802587654">
                <text:p>103.80258765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3.912788314">
                <text:p>103.91278831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4.023675624">
                <text:p>104.02367562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4.135219074">
                <text:p>104.13521907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4.24746444">
                <text:p>104.2474644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4.360335424">
                <text:p>104.36033542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4.473740474">
                <text:p>104.47374047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4.587740624">
                <text:p>104.58774062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4.702381654">
                <text:p>104.70238165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4.817526234">
                <text:p>104.81752623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4.932655554">
                <text:p>104.93265555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5.047220294">
                <text:p>105.04722029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5.161434074">
                <text:p>105.16143407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5.275510524">
                <text:p>105.27551052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5.388595138">
                <text:p>105.3885951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5.500123328">
                <text:p>105.50012332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5.611086933">
                <text:p>105.61108693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5.721821653">
                <text:p>105.72182165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5.832007053">
                <text:p>105.83200705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5.942177193">
                <text:p>105.94217719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6.052820363">
                <text:p>106.05282036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6.163906043">
                <text:p>106.16390604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6.275525793">
                <text:p>106.27552579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6.387984783">
                <text:p>106.38798478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6.501267763">
                <text:p>106.50126776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6.615252653">
                <text:p>106.61525265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6.729969983">
                <text:p>106.72996998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6.845099303">
                <text:p>106.84509930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6.959648783">
                <text:p>106.95964878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7.072748653">
                <text:p>107.07274865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7.185299203">
                <text:p>107.18529920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7.298093893">
                <text:p>107.29809389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7.410705477">
                <text:p>107.41070547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7.521806417">
                <text:p>107.52180641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7.631778187">
                <text:p>107.63177818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7.741856767">
                <text:p>107.74185676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7.852255787">
                <text:p>107.85225578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7.962212297">
                <text:p>107.96221229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8.071955187">
                <text:p>108.07195518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8.182369467">
                <text:p>108.18236946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8.293729807">
                <text:p>108.29372980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8.405944657">
                <text:p>108.40594465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8.518968227">
                <text:p>108.5189682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8.632785267">
                <text:p>108.63278526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8.747456817">
                <text:p>108.74745681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8.862540362">
                <text:p>108.8625403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8.977242432">
                <text:p>108.97724243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9.091486732">
                <text:p>109.09148673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9.205715772">
                <text:p>109.20571577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9.319609112">
                <text:p>109.31960911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9.432052842">
                <text:p>109.43205284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9.543367407">
                <text:p>109.54336740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9.654620937">
                <text:p>109.65462093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9.765538767">
                <text:p>109.76553876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9.875403727">
                <text:p>109.8754037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09.984917727">
                <text:p>109.9849177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0.094950531">
                <text:p>110.09495053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0.205807325">
                <text:p>110.20580732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0.317533885">
                <text:p>110.3175338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0.430130211">
                <text:p>110.43013021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0.543687855">
                <text:p>110.54368785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0.658099999">
                <text:p>110.65809999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0.772832585">
                <text:p>110.7728325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0.886924295">
                <text:p>110.88692429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1.000039425">
                <text:p>111.00003942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1.11324611">
                <text:p>111.1132461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1.226788495">
                <text:p>111.22678849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1.339094895">
                <text:p>111.33909489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1.44934133">
                <text:p>111.4493413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1.559358876">
                <text:p>111.55935887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1.670154636">
                <text:p>111.67015463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1.781469201">
                <text:p>111.78146920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1.892295477">
                <text:p>111.89229547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2.002419841">
                <text:p>112.00241984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2.112361091">
                <text:p>112.11236109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2.222363381">
                <text:p>112.22236338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2.332121527">
                <text:p>112.3321215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2.441635527">
                <text:p>112.4416355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2.551393673">
                <text:p>112.55139367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2.661365443">
                <text:p>112.66136544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2.771550843">
                <text:p>112.77155084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2.881782019">
                <text:p>112.8817820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2.992287853">
                <text:p>112.99228785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3.103083613">
                <text:p>113.1030836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3.213619963">
                <text:p>113.21361996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3.323896913">
                <text:p>113.3238969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3.434540083">
                <text:p>113.43454008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